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5.125in" table:align="left"/>
    </style:style>
    <style:style style:name="Table2.A" style:family="table-column">
      <style:table-column-properties style:column-width="0.5625in"/>
    </style:style>
    <style:style style:name="Table2.B" style:family="table-column">
      <style:table-column-properties style:column-width="0.6875in"/>
    </style:style>
    <style:style style:name="Table2.C" style:family="table-column">
      <style:table-column-properties style:column-width="1.25in"/>
    </style:style>
    <style:style style:name="Table2.D" style:family="table-column">
      <style:table-column-properties style:column-width="0.9375in"/>
    </style:style>
    <style:style style:name="Table2.E" style:family="table-column">
      <style:table-column-properties style:column-width="1.687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5in" table:align="left"/>
    </style:style>
    <style:style style:name="Table3.A" style:family="table-column">
      <style:table-column-properties style:column-width="0.5625in"/>
    </style:style>
    <style:style style:name="Table3.B" style:family="table-column">
      <style:table-column-properties style:column-width="0.9375in"/>
    </style:style>
    <style:style style:name="Table3.E" style:family="table-column">
      <style:table-column-properties style:column-width="1.625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E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5.4375in" table:align="left"/>
    </style:style>
    <style:style style:name="Table4.A" style:family="table-column">
      <style:table-column-properties style:column-width="1in"/>
    </style:style>
    <style:style style:name="Table4.B" style:family="table-column">
      <style:table-column-properties style:column-width="0.8125in"/>
    </style:style>
    <style:style style:name="Table4.D" style:family="table-column">
      <style:table-column-properties style:column-width="1.125in"/>
    </style:style>
    <style:style style:name="Table4.E" style:family="table-column">
      <style:table-column-properties style:column-width="1.6875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E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3.4625in" style:rel-column-width="32767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3.4625in" style:rel-column-width="32767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3.4625in" style:rel-column-width="32767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3.4625in" style:rel-column-width="32767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B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3.4625in" style:rel-column-width="32767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B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text-properties style:font-name="Arial" fo:font-size="10pt" style:font-name-asian="Arial" style:font-size-asian="10pt" style:font-size-complex="10pt"/>
    </style:style>
    <style:style style:name="P2" style:family="paragraph" style:parent-style-name="Preformatted_20_Text">
      <style:text-properties style:font-name="Arial" fo:font-size="10pt" officeooo:paragraph-rsid="00053cdd" style:font-name-asian="Arial" style:font-size-asian="10pt" style:font-size-complex="10pt"/>
    </style:style>
    <style:style style:name="P3" style:family="paragraph" style:parent-style-name="Preformatted_20_Text">
      <style:text-properties style:font-name="Arial" fo:font-size="10pt" officeooo:paragraph-rsid="0006a502" style:font-name-asian="Arial" style:font-size-asian="10pt" style:font-size-complex="10pt"/>
    </style:style>
    <style:style style:name="P4" style:family="paragraph" style:parent-style-name="Preformatted_20_Text">
      <style:text-properties style:font-name="Arial" fo:font-size="10pt" officeooo:paragraph-rsid="0027be6b" style:font-name-asian="Arial" style:font-size-asian="10pt" style:font-name-complex="Liberation Mono" style:font-size-complex="10pt"/>
    </style:style>
    <style:style style:name="P5" style:family="paragraph" style:parent-style-name="Preformatted_20_Text">
      <style:text-properties style:font-name="Arial" fo:font-size="10pt" officeooo:paragraph-rsid="0027f69f" style:font-name-asian="Arial" style:font-size-asian="10pt" style:font-name-complex="Liberation Mono" style:font-size-complex="10pt"/>
    </style:style>
    <style:style style:name="P6" style:family="paragraph" style:parent-style-name="Preformatted_20_Text">
      <style:text-properties style:font-name="Arial" fo:font-size="10pt" officeooo:rsid="0027f69f" officeooo:paragraph-rsid="0027f69f" style:font-name-asian="Arial" style:font-size-asian="10pt" style:font-name-complex="Liberation Mono" style:font-size-complex="10pt"/>
    </style:style>
    <style:style style:name="P7" style:family="paragraph" style:parent-style-name="Preformatted_20_Text">
      <style:text-properties style:font-name="Arial" fo:font-size="10pt" officeooo:paragraph-rsid="00282811" style:font-name-asian="Arial" style:font-size-asian="10pt" style:font-name-complex="Liberation Mono" style:font-size-complex="10pt"/>
    </style:style>
    <style:style style:name="P8" style:family="paragraph" style:parent-style-name="Preformatted_20_Text">
      <style:text-properties style:font-name="Arial" fo:font-size="10pt" fo:font-weight="bold" officeooo:paragraph-rsid="00282811" style:font-name-asian="Arial" style:font-size-asian="10pt" style:font-weight-asian="bold" style:font-name-complex="Liberation Mono" style:font-size-complex="10pt" style:font-weight-complex="bold"/>
    </style:style>
    <style:style style:name="P9" style:family="paragraph" style:parent-style-name="Preformatted_20_Text">
      <style:paragraph-properties fo:margin-left="0.4925in" fo:margin-right="0in" fo:text-indent="0in" style:auto-text-indent="false"/>
    </style:style>
    <style:style style:name="P10" style:family="paragraph" style:parent-style-name="Preformatted_20_Text">
      <style:paragraph-properties fo:margin-left="0.4925in" fo:margin-right="0in" fo:text-indent="0in" style:auto-text-indent="false"/>
      <style:text-properties style:font-name="Arial" fo:font-size="10pt" style:font-name-asian="Arial" style:font-size-asian="10pt" style:font-size-complex="10pt"/>
    </style:style>
    <style:style style:name="P11" style:family="paragraph" style:parent-style-name="Preformatted_20_Text">
      <style:paragraph-properties fo:margin-left="0.4925in" fo:margin-right="0in" fo:text-indent="0in" style:auto-text-indent="false"/>
      <style:text-properties style:font-name="Arial" fo:font-size="10pt" officeooo:paragraph-rsid="0006a502" style:font-name-asian="Arial" style:font-size-asian="10pt" style:font-size-complex="10pt"/>
    </style:style>
    <style:style style:name="P12" style:family="paragraph" style:parent-style-name="Preformatted_20_Text">
      <style:paragraph-properties fo:margin-left="0.4925in" fo:margin-right="0in" fo:text-indent="0in" style:auto-text-indent="false"/>
      <style:text-properties style:font-name="Arial" fo:font-size="10pt" officeooo:paragraph-rsid="0009bb8f" style:font-name-asian="Arial" style:font-size-asian="10pt" style:font-size-complex="10pt"/>
    </style:style>
    <style:style style:name="P13" style:family="paragraph" style:parent-style-name="Preformatted_20_Text">
      <style:paragraph-properties fo:margin-left="0.4925in" fo:margin-right="0in" fo:text-indent="0in" style:auto-text-indent="false"/>
      <style:text-properties style:font-name="Arial" fo:font-size="10pt" officeooo:paragraph-rsid="00053cdd" style:font-name-asian="Arial" style:font-size-asian="10pt" style:font-size-complex="10pt"/>
    </style:style>
    <style:style style:name="P14" style:family="paragraph" style:parent-style-name="Preformatted_20_Text">
      <style:paragraph-properties fo:margin-left="0.4925in" fo:margin-right="0in" fo:text-indent="0in" style:auto-text-indent="false"/>
      <style:text-properties style:font-name="Arial" fo:font-size="10pt" fo:font-weight="bold" style:font-name-asian="Arial" style:font-size-asian="10pt" style:font-weight-asian="bold" style:font-size-complex="10pt" style:font-weight-complex="bold"/>
    </style:style>
    <style:style style:name="P15" style:family="paragraph" style:parent-style-name="Preformatted_20_Text">
      <style:paragraph-properties fo:margin-left="0.4925in" fo:margin-right="0in" fo:text-indent="0in" style:auto-text-indent="false"/>
      <style:text-properties style:font-name="Arial" fo:font-size="10pt" style:font-size-asian="10pt" style:font-size-complex="10pt"/>
    </style:style>
    <style:style style:name="P16" style:family="paragraph" style:parent-style-name="Text_20_body_20_indent">
      <style:paragraph-properties fo:margin-left="0.4925in" fo:margin-right="0in" fo:text-indent="0in" style:auto-text-indent="false"/>
      <style:text-properties style:font-name="Arial" fo:font-size="10pt" style:font-name-asian="Arial" style:font-size-asian="10pt" style:font-size-complex="10pt"/>
    </style:style>
    <style:style style:name="P17" style:family="paragraph" style:parent-style-name="Text_20_body">
      <style:paragraph-properties fo:margin-left="0.4925in" fo:margin-right="0in" fo:text-indent="0in" style:auto-text-indent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18" style:family="paragraph" style:parent-style-name="Text_20_body">
      <style:paragraph-properties fo:margin-left="0.4925in" fo:margin-right="0in" fo:text-indent="0in" style:auto-text-indent="false"/>
      <style:text-properties style:font-name="Arial" fo:font-size="10pt" style:font-size-asian="10pt" style:font-size-complex="10pt"/>
    </style:style>
    <style:style style:name="P19" style:family="paragraph" style:parent-style-name="Text_20_body">
      <style:paragraph-properties fo:margin-left="0.4925in" fo:margin-right="0in" fo:text-indent="0in" style:auto-text-indent="false"/>
      <style:text-properties style:font-name="Arial" fo:font-size="10pt" officeooo:paragraph-rsid="001d019f" style:font-size-asian="10pt" style:font-size-complex="10pt"/>
    </style:style>
    <style:style style:name="P20" style:family="paragraph" style:parent-style-name="Preformatted_20_Text">
      <style:paragraph-properties fo:margin-left="0in" fo:margin-right="0in" fo:text-indent="0in" style:auto-text-indent="false"/>
      <style:text-properties style:font-name="Arial" fo:font-size="10pt" style:font-name-asian="Arial" style:font-size-asian="10pt" style:font-size-complex="10pt"/>
    </style:style>
    <style:style style:name="P21" style:family="paragraph" style:parent-style-name="Preformatted_20_Text">
      <style:paragraph-properties fo:margin-left="0in" fo:margin-right="0in" fo:text-indent="0in" style:auto-text-indent="false"/>
      <style:text-properties style:font-name="Arial" fo:font-size="10pt" officeooo:paragraph-rsid="00053cdd" style:font-name-asian="Arial" style:font-size-asian="10pt" style:font-size-complex="10pt"/>
    </style:style>
    <style:style style:name="P22" style:family="paragraph" style:parent-style-name="Standard">
      <style:text-properties style:font-name="Arial" fo:font-size="10pt" officeooo:paragraph-rsid="0027f69f" style:font-name-asian="Arial" style:font-size-asian="10pt" style:font-size-complex="10pt"/>
    </style:style>
    <style:style style:name="P23" style:family="paragraph" style:parent-style-name="Table_20_Contents">
      <style:text-properties style:font-name="Arial" fo:font-size="10pt" style:font-name-asian="Arial" style:font-size-asian="10pt" style:font-name-complex="Liberation Mono" style:font-size-complex="10pt"/>
    </style:style>
    <style:style style:name="P24" style:family="paragraph" style:parent-style-name="Table_20_Contents">
      <style:text-properties style:font-name="Arial" fo:font-size="10pt" officeooo:rsid="0027be6b" officeooo:paragraph-rsid="0027be6b" style:font-name-asian="Arial" style:font-size-asian="10pt" style:font-name-complex="Liberation Mono" style:font-size-complex="10pt"/>
    </style:style>
    <style:style style:name="P25" style:family="paragraph" style:parent-style-name="Table_20_Contents">
      <style:text-properties style:font-name="Arial" fo:font-size="10pt" officeooo:rsid="00282811" officeooo:paragraph-rsid="00282811" style:font-name-asian="Arial" style:font-size-asian="10pt" style:font-name-complex="Liberation Mono" style:font-size-complex="10pt"/>
    </style:style>
    <style:style style:name="P26" style:family="paragraph" style:parent-style-name="Table_20_Contents">
      <style:text-properties style:font-name="Arial" fo:font-size="10pt" fo:font-weight="bold" officeooo:rsid="0027f69f" officeooo:paragraph-rsid="0027f69f" style:font-name-asian="Arial" style:font-size-asian="10pt" style:font-weight-asian="bold" style:font-name-complex="Liberation Mono" style:font-size-complex="10pt" style:font-weight-complex="bold"/>
    </style:style>
    <style:style style:name="P27" style:family="paragraph" style:parent-style-name="Text_20_body">
      <style:paragraph-properties fo:margin-left="0.4925in" fo:margin-right="0in" fo:text-indent="0in" style:auto-text-indent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28" style:family="paragraph" style:parent-style-name="Text_20_body">
      <style:paragraph-properties fo:margin-left="0.4925in" fo:margin-right="0in" fo:text-indent="0in" style:auto-text-indent="false"/>
      <style:text-properties style:font-name="Arial" fo:font-size="10pt" fo:font-weight="bold" officeooo:paragraph-rsid="001d019f" style:font-size-asian="10pt" style:font-weight-asian="bold" style:font-size-complex="10pt" style:font-weight-complex="bold"/>
    </style:style>
    <style:style style:name="P29" style:family="paragraph" style:parent-style-name="Heading_20_1">
      <style:text-properties officeooo:paragraph-rsid="0009bb8f"/>
    </style:style>
    <style:style style:name="P30" style:family="paragraph" style:parent-style-name="Preformatted_20_Text">
      <style:paragraph-properties fo:margin-left="0in" fo:margin-right="0in" fo:text-indent="0in" style:auto-text-indent="false"/>
      <style:text-properties style:font-name="Arial" fo:font-size="10pt" fo:font-weight="bold" officeooo:paragraph-rsid="00053cdd" style:font-size-asian="10pt" style:font-weight-asian="bold" style:font-size-complex="10pt" style:font-weight-complex="bold"/>
    </style:style>
    <style:style style:name="P31" style:family="paragraph" style:parent-style-name="Preformatted_20_Text">
      <style:text-properties style:font-name="Arial" fo:font-size="10pt" style:font-name-asian="Arial" style:font-size-asian="10pt" style:font-size-complex="10pt"/>
    </style:style>
    <style:style style:name="P32" style:family="paragraph" style:parent-style-name="Preformatted_20_Text" style:list-style-name="L1">
      <style:text-properties style:font-name="Arial" fo:font-size="10pt" officeooo:paragraph-rsid="0027f69f" style:font-name-asian="Arial" style:font-size-asian="10pt" style:font-size-complex="10pt"/>
    </style:style>
    <style:style style:name="P33" style:family="paragraph" style:parent-style-name="Preformatted_20_Text" style:list-style-name="L2">
      <style:text-properties style:font-name="Arial" fo:font-size="10pt" officeooo:paragraph-rsid="0027f69f" style:font-name-asian="Arial" style:font-size-asian="10pt" style:font-size-complex="10pt"/>
    </style:style>
    <style:style style:name="P34" style:family="paragraph" style:parent-style-name="Preformatted_20_Text">
      <style:text-properties style:font-name="Arial" fo:font-size="10pt" officeooo:paragraph-rsid="002f57bb" style:font-name-asian="Arial" style:font-size-asian="10pt" style:font-size-complex="10pt"/>
    </style:style>
    <style:style style:name="P35" style:family="paragraph" style:parent-style-name="Preformatted_20_Text">
      <style:text-properties style:font-name="Arial" fo:font-size="10pt" officeooo:paragraph-rsid="00282811" style:font-name-asian="Arial" style:font-size-asian="10pt" style:font-name-complex="Liberation Mono" style:font-size-complex="10pt"/>
    </style:style>
    <style:style style:name="P36" style:family="paragraph" style:parent-style-name="Preformatted_20_Text">
      <style:text-properties style:font-name="Arial" fo:font-size="10pt" officeooo:rsid="00298881" officeooo:paragraph-rsid="00298881" style:font-name-asian="Arial" style:font-size-asian="10pt" style:font-name-complex="Liberation Mono" style:font-size-complex="10pt"/>
    </style:style>
    <style:style style:name="P37" style:family="paragraph" style:parent-style-name="Preformatted_20_Text">
      <style:text-properties style:font-name="Arial" fo:font-size="10pt" officeooo:paragraph-rsid="00298881" style:font-name-asian="Arial" style:font-size-asian="10pt" style:font-name-complex="Liberation Mono" style:font-size-complex="10pt"/>
    </style:style>
    <style:style style:name="P38" style:family="paragraph" style:parent-style-name="Preformatted_20_Text">
      <style:text-properties style:font-name="Arial" fo:font-size="10pt" officeooo:paragraph-rsid="002f57bb" style:font-name-asian="Arial" style:font-size-asian="10pt" style:font-name-complex="Liberation Mono" style:font-size-complex="10pt"/>
    </style:style>
    <style:style style:name="P39" style:family="paragraph" style:parent-style-name="Preformatted_20_Text">
      <style:text-properties style:font-name="Arial" fo:font-size="10pt" officeooo:rsid="002f6dd2" officeooo:paragraph-rsid="002f6dd2" style:font-name-asian="Arial" style:font-size-asian="10pt" style:font-name-complex="Liberation Mono" style:font-size-complex="10pt"/>
    </style:style>
    <style:style style:name="P40" style:family="paragraph" style:parent-style-name="Preformatted_20_Text">
      <style:text-properties style:font-name="Arial" fo:font-size="10pt" officeooo:paragraph-rsid="002f6dd2" style:font-name-asian="Arial" style:font-size-asian="10pt" style:font-name-complex="Liberation Mono" style:font-size-complex="10pt"/>
    </style:style>
    <style:style style:name="P41" style:family="paragraph" style:parent-style-name="Preformatted_20_Text">
      <style:text-properties style:font-name="Arial" fo:font-size="10pt" officeooo:paragraph-rsid="00310544" style:font-name-asian="Arial" style:font-size-asian="10pt" style:font-name-complex="Liberation Mono" style:font-size-complex="10pt"/>
    </style:style>
    <style:style style:name="P42" style:family="paragraph" style:parent-style-name="Preformatted_20_Text">
      <style:text-properties style:font-name="Arial" fo:font-size="10pt" fo:font-weight="bold" officeooo:rsid="00298881" officeooo:paragraph-rsid="00298881" style:font-name-asian="Arial" style:font-size-asian="10pt" style:font-weight-asian="bold" style:font-name-complex="Liberation Mono" style:font-size-complex="10pt" style:font-weight-complex="bold"/>
    </style:style>
    <style:style style:name="P43" style:family="paragraph" style:parent-style-name="Preformatted_20_Text" style:list-style-name="L2">
      <style:text-properties officeooo:paragraph-rsid="0027f69f"/>
    </style:style>
    <style:style style:name="P44" style:family="paragraph" style:parent-style-name="Preformatted_20_Text">
      <style:paragraph-properties fo:margin-left="0.4925in" fo:margin-right="0in" fo:text-indent="0in" style:auto-text-indent="false"/>
      <style:text-properties style:font-name="Arial" fo:font-size="10pt" fo:font-weight="bold" style:font-name-asian="Arial" style:font-size-asian="10pt" style:font-weight-asian="bold" style:font-size-complex="10pt" style:font-weight-complex="bold"/>
    </style:style>
    <style:style style:name="P45" style:family="paragraph" style:parent-style-name="Standard">
      <style:text-properties style:font-name="Arial" fo:font-size="10pt" officeooo:paragraph-rsid="00310544" style:font-name-asian="Arial" style:font-size-asian="10pt" style:font-size-complex="10pt"/>
    </style:style>
    <style:style style:name="P46" style:family="paragraph" style:parent-style-name="Standard">
      <style:text-properties style:font-name="Arial" fo:font-size="10pt" officeooo:rsid="00310544" officeooo:paragraph-rsid="00310544" style:font-name-asian="Arial" style:font-size-asian="10pt" style:font-size-complex="10pt"/>
    </style:style>
    <style:style style:name="P47" style:family="paragraph" style:parent-style-name="Table_20_Contents">
      <style:text-properties style:font-name="Arial" fo:font-size="10pt" style:font-name-asian="Arial" style:font-size-asian="10pt" style:font-name-complex="Liberation Mono" style:font-size-complex="10pt"/>
    </style:style>
    <style:style style:name="P48" style:family="paragraph" style:parent-style-name="Table_20_Contents">
      <style:text-properties style:font-name="Arial" fo:font-size="10pt" officeooo:rsid="002f57bb" officeooo:paragraph-rsid="002f57bb" style:font-name-asian="Arial" style:font-size-asian="10pt" style:font-name-complex="Liberation Mono" style:font-size-complex="10pt"/>
    </style:style>
    <style:style style:name="P49" style:family="paragraph" style:parent-style-name="Table_20_Contents">
      <style:text-properties style:font-name="Arial" fo:font-size="10pt" officeooo:rsid="002f6dd2" officeooo:paragraph-rsid="002f6dd2" style:font-name-asian="Arial" style:font-size-asian="10pt" style:font-name-complex="Liberation Mono" style:font-size-complex="10pt"/>
    </style:style>
    <style:style style:name="T1" style:family="text">
      <style:text-properties officeooo:rsid="0004e34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d019f" style:font-name-asian="Arial" style:font-weight-asian="bold" style:font-name-complex="Liberation Mono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font-name="Arial" fo:font-size="10pt" style:font-name-asian="Arial" style:font-size-asian="10pt" style:font-size-complex="10pt"/>
    </style:style>
    <style:style style:name="T6" style:family="text">
      <style:text-properties style:font-name="Arial" fo:font-size="10pt" officeooo:rsid="0027f69f" style:font-name-asian="Arial" style:font-size-asian="10pt" style:font-size-complex="10pt"/>
    </style:style>
    <style:style style:name="T7" style:family="text">
      <style:text-properties officeooo:rsid="000b8ade"/>
    </style:style>
    <style:style style:name="T8" style:family="text">
      <style:text-properties officeooo:rsid="00106e6d"/>
    </style:style>
    <style:style style:name="T9" style:family="text">
      <style:text-properties officeooo:rsid="0010a280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10a280" style:font-weight-asian="normal" style:font-weight-complex="normal"/>
    </style:style>
    <style:style style:name="T12" style:family="text">
      <style:text-properties officeooo:rsid="00122b6d"/>
    </style:style>
    <style:style style:name="T13" style:family="text">
      <style:text-properties style:font-name-asian="Arial"/>
    </style:style>
    <style:style style:name="T14" style:family="text">
      <style:text-properties officeooo:rsid="0010a280" style:font-name-asian="Arial"/>
    </style:style>
    <style:style style:name="T15" style:family="text">
      <style:text-properties officeooo:rsid="0027be6b"/>
    </style:style>
    <style:style style:name="T16" style:family="text">
      <style:text-properties officeooo:rsid="0027f69f"/>
    </style:style>
    <style:style style:name="T17" style:family="text">
      <style:text-properties officeooo:rsid="00282811"/>
    </style:style>
    <style:style style:name="T18" style:family="text">
      <style:text-properties officeooo:rsid="00298881"/>
    </style:style>
    <style:style style:name="T19" style:family="text">
      <style:text-properties officeooo:rsid="002f57bb"/>
    </style:style>
    <style:style style:name="T20" style:family="text">
      <style:text-properties officeooo:rsid="002f6dd2"/>
    </style:style>
    <style:style style:name="T21" style:family="text">
      <style:text-properties style:font-name-complex="Liberation Mono"/>
    </style:style>
    <style:style style:name="T22" style:family="text">
      <style:text-properties officeooo:rsid="00310544"/>
    </style:style>
    <style:style style:name="T23" style:family="text">
      <style:text-properties officeooo:rsid="0032018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Preface </text:h>
      <text:p text:style-name="P1"/>
      <text:p text:style-name="P1">I wrote this book for anyone who needs a reference in logic. <text:s/>The concepts are presented concisely but clearly with all necessary detail. <text:s/>Nevertheless, the information density is higher than would be found in a textbook. </text:p>
      <text:p text:style-name="P1"/>
      <text:p text:style-name="P1">The introduction begins with some preliminary information about logic: <text:s/>Namely a review of some basic though important definitions, a discussion on formal definitions, a short section on the laws of logic finished off by a quick review of some basic set theory. </text:p>
      <text:p text:style-name="P1"/>
      <text:p text:style-name="P1">The first chapter covers propositional logic; the logic of 'not', 'and', 'or' and similar notions. <text:s/>It begins by describing the formal language: <text:s/>the lexemes and the grammar. <text:s/>Next is a study of the language's semantics with formal descriptions of the lexemes and the sentences. <text:s/>The chapter rounds out with an investigation into inference, introducing a modern style calculus based on the logic of Frederick Fitch. </text:p>
      <text:p text:style-name="P1"/>
      <text:p text:style-name="P1">Most of the remaining chapters follow the same pattern of language, semantics, calculus, with some supplementary sections here and there. <text:s/>Each chapter describes a different system within classical logic covering: <text:s/>Predicate Logic, First-Order Quantified Logic (FOL), Identity Logic and FOL=, Function Logic (FL), Russell's Theory of Definite Descriptors, Second-Order Quantification Logic (SOL), and lastly, Mathematical Induction. <text:s/>The book closes with mentions of Axiomatic Deductive Systems, then Formal Theories and their Axioms. </text:p>
      <text:p text:style-name="P1"/>
      <text:p text:style-name="P1">The notation selected for this book may vary slightly from that of other books. <text:s/>However, the symbol set was selected to reflect aesthetic principles. <text:s/>The logical operator symbols consist of well-defined straight lines in symmetrical arrangements to reflect the similarly well-defined rigid logical operations. <text:s/>Parentheses, used for grouping just as in math, can be thought of as representing nested bubbles. <text:s/>Both of these are in stark contrast to the large round or curvy letters used to denote more complex, less well-defined English sentences. </text:p>
      <text:p text:style-name="P1"/>
      <text:p text:style-name="P1">The reader ought to be aware of some conventions used in this book. <text:s/>When a term is defined, it will appear in all capital letters to facilitate searching. <text:s/>A pair of asterisks denote italics. <text:s/>Single quotes will denote a mention, vs. a use, of a symbol. <text:s/>Most of the time, single quotes will be implicit. <text:s/>Strings surrounded by single quotes denote something that is to be taken literally. <text:s/>To avoid confusion this book ignores <text:span text:style-name="T1">t</text:span>he usual English grammar rules for punctuation within quotations when following the rules can lead to confusion. </text:p>
      <text:p text:style-name="P1"/>
      <text:p text:style-name="P1">This book will be updated periodically, and some sections may be removed or developed further based upon reader feedback. <text:s/>Please contribute by reporting an error or omission or submitting other comments by contacting the author here: <text:a xlink:type="simple" xlink:href="mailto:AtomicRetro@outlook.com" text:style-name="Internet_20_link" text:visited-style-name="Visited_20_Internet_20_Link">AtomicRetro@outlook.com</text:a>. </text:p>
      <text:p text:style-name="P1"/>
      <text:h text:style-name="Heading_20_1" text:outline-level="1">Introduction </text:h>
      <text:h text:style-name="Heading_20_2" text:outline-level="2">Preliminary Definitions </text:h>
      <text:p text:style-name="P1"/>
      <text:p text:style-name="P1">A <text:span text:style-name="T2">TRUTH-VALUE</text:span> is any member of the set { true, false }. </text:p>
      <text:p text:style-name="P1"/>
      <text:p text:style-name="P1">A <text:span text:style-name="T2">PROPOSITION</text:span> is the concept that a true or false statement denotes; many different statements can denote the same proposition.</text:p>
      <text:p text:style-name="P1"/>
      <text:p text:style-name="P1">An <text:span text:style-name="T2">ARGUMENT</text:span> is a set of propositions; one of which is intended as a <text:span text:style-name="T2">CONCLUSION</text:span>, a sort of finding; the rest, the <text:span text:style-name="T2">PREMISES</text:span>, are claimed to provide some evidence for the conclusion. </text:p>
      <text:p text:style-name="P1"/>
      <text:p text:style-name="P1"><text:span text:style-name="T2">INFERENCE</text:span> is the reasoning process expressed by an argument. </text:p>
      <text:p text:style-name="P1"/>
      <text:p text:style-name="P1"><text:span text:style-name="T2">FORMAL LOGIC</text:span> is the study of arguments employing symbolic languages and systems of inference that capture structures, patterns, or forms of inference without regard to meaning. </text:p>
      <text:p text:style-name="P1"><text:soft-page-break/><text:s/></text:p>
      <text:p text:style-name="P1">A <text:span text:style-name="T2">DEDUCTIVE ARGUMENT</text:span> is an argument whose conclusion cannot be false when all the premises are true. </text:p>
      <text:p text:style-name="P1"/>
      <text:p text:style-name="P1">A <text:span text:style-name="T2">VALID ARGUMENT</text:span> is a deductive argument which is genuinely deductive in the sense defined above. </text:p>
      <text:p text:style-name="P1"/>
      <text:p text:style-name="P1">An <text:span text:style-name="T2">INVALID ARGUMENT</text:span> is an argument claimed to be deductive but contains reasoning errors, or missing premises, or incorrect applications of inference rules, and so on; any argument that is not really deductive. </text:p>
      <text:p text:style-name="P1"/>
      <text:p text:style-name="P1">A <text:span text:style-name="T2">COUNTEREXAMPLE</text:span> is a clearly invalid argument having the same structure as an argument claimed to be valid. </text:p>
      <text:p text:style-name="P1"/>
      <text:p text:style-name="P1">A <text:s/><text:span text:style-name="T2">DEFINITION</text:span> is a declaration that two strings are identical in meaning and so are interchangeable without changing the meaning of the sentence. </text:p>
      <text:p text:style-name="P1"/>
      <text:h text:style-name="Heading_20_2" text:outline-level="2">Formal Definitions </text:h>
      <text:p text:style-name="P1">A <text:span text:style-name="T2">FORMAL DEFINITION</text:span> is a declaration that two strings, called the <text:span text:style-name="T2">DEFINIENDUM</text:span> and the <text:span text:style-name="T2">DEFINIENS</text:span>, mean the same thing; that they're interchangeable. <text:s/>Express definitions as follows: </text:p>
      <text:p text:style-name="P1"/>
      <text:p text:style-name="P16"><text:span text:style-name="T4">definiendum</text:span> <text:s text:c="2"/>=df <text:s/><text:span text:style-name="T4">definiens</text:span></text:p>
      <text:p text:style-name="P1"/>
      <text:p text:style-name="P1">In formal definitions, the <text:span text:style-name="T4">definiendum</text:span> is usually an abbreviation for the <text:span text:style-name="T4">definiens</text:span>. </text:p>
      <text:p text:style-name="P1"/>
      <text:p text:style-name="P10"><text:span text:style-name="T4">abbreviation</text:span> <text:s/>=df <text:s/><text:span text:style-name="T4">definiens</text:span> </text:p>
      <text:p text:style-name="P1"/>
      <text:p text:style-name="P10">⊥ <text:s/>=df <text:s/>(P ∧ -P) </text:p>
      <text:p text:style-name="P10"/>
      <text:h text:style-name="Heading_20_3" text:outline-level="3">Definition Schemata</text:h>
      <text:p text:style-name="P1">We can introduce a <text:span text:style-name="T2">DEFINITION SCHEMA</text:span>, a "family" of definitions all having the same structure, with the help of place-holders, which we denote using letters towards the end of the alphabet: u,v,w,x,y,z, across which values are substituted uniformly to obtain a definition. </text:p>
      <text:p text:style-name="P1"/>
      <text:p text:style-name="P10">Example: formal definition of the conditional probability operation. </text:p>
      <text:p text:style-name="P1"/>
      <text:p text:style-name="P1"><text:s text:c="22"/>P(X ∧ Y) </text:p>
      <text:p text:style-name="P1"><text:s text:c="9"/>P(X|Y) <text:s/>=df <text:s/>-------- </text:p>
      <text:p text:style-name="P1"><text:s text:c="24"/>P(Y) </text:p>
      <text:p text:style-name="P1"/>
      <text:p text:style-name="P1">Whenever we see an instance of P(X|Y), the definition informs us that it is interchangeable with and so can be replaced by its corresponding right-hand side, replacing values for X, and Y uniformly. <text:s/>The reverse operation is also possible. </text:p>
      <text:p text:style-name="P1"/>
      <text:p text:style-name="P1">So the question, what is the probability that we slip given that it is icy, yields the following definition. </text:p>
      <text:p text:style-name="P1"/>
      <text:p text:style-name="P1"><text:s text:c="22"/>P(S ∧ I) </text:p>
      <text:p text:style-name="P1"><text:s text:c="9"/>P(S|I) <text:s/>=df <text:s/>-------- </text:p>
      <text:p text:style-name="P1"><text:s text:c="24"/>P(I) </text:p>
      <text:p text:style-name="P1"/>
      <text:p text:style-name="P1"><text:span text:style-name="T2">PACKING A DEFINITION</text:span> is when we rewrite a string such that we replace a <text:span text:style-name="T4">definiens</text:span> with its <text:span text:style-name="T4">abbreviation</text:span>. </text:p>
      <text:p text:style-name="P1"/>
      <text:p text:style-name="P1"><text:span text:style-name="T2">UNPACKING A DEFINITION</text:span> is when we rewrite a string expanding an <text:span text:style-name="T4">abbreviation</text:span> into its <text:span text:style-name="T4">definiens</text:span>. <text:s text:c="2"/></text:p>
      <text:p text:style-name="P1"/>
      <text:h text:style-name="Heading_20_2" text:outline-level="2"><text:soft-page-break/>The Laws of Logic </text:h>
      <text:p text:style-name="P2">The simplest logic has just two discrete truth-values: True and False; which are complements: <text:s/>false =df not true. <text:s/>From this binary relation, it is possible to construct the following logical principles. </text:p>
      <text:p text:style-name="P21"/>
      <text:p text:style-name="P17">LAW OF NON-CONTRADICTION (LNC) </text:p>
      <text:p text:style-name="P13">A proposition P is not both True and False. </text:p>
      <text:p text:style-name="P30"/>
      <text:p text:style-name="P17">LAW OF EXCLUDED MIDDLE (LEM) </text:p>
      <text:p text:style-name="P19">A proposition P is either True or False.</text:p>
      <text:p text:style-name="P28">IDENTITY OF INDISCERNIBILITY</text:p>
      <text:p text:style-name="P10">If two things have all of the same properties, then they are the same object. </text:p>
      <text:p text:style-name="P10"/>
      <text:p text:style-name="P17">LAW OF INDISCERNIBILITY OF IDENTICALS (LEIBNIZ'S LAW) </text:p>
      <text:p text:style-name="P10">If two things are the same object, then they have all of the same properties. </text:p>
      <text:p text:style-name="P20"/>
      <text:h text:style-name="Heading_20_3" text:outline-level="3">Set Theory </text:h>
      <text:p text:style-name="P1">A <text:span text:style-name="T2">SET</text:span> is a collection of objects which has no particular order but in which each member object occurs just once. </text:p>
      <text:p text:style-name="P1"/>
      <text:h text:style-name="Heading_20_3" text:outline-level="3">Set Definition </text:h>
      <text:p text:style-name="P1">Sets are defined formally within a pair of braces { and }. <text:s/>The simplest definition of a set is by exhaustive enumeration, listing out all the members. </text:p>
      <text:p text:style-name="P1"/>
      <text:p text:style-name="P10">A = { my phone, empire state building, the number 6, the neighborhood dog that's always barking } </text:p>
      <text:p text:style-name="P1"/>
      <text:p text:style-name="P1">The <text:span text:style-name="T12">empty set called NULL</text:span> has its own symbol. </text:p>
      <text:p text:style-name="P1"/>
      <text:p text:style-name="P10">∅ = { } = null/empty set </text:p>
      <text:p text:style-name="P1"/>
      <text:p text:style-name="P1">Many sets are too large to enumerate, so instead of enumerating their members, their members' properties define them; this is accomplished using a comprehension. <text:s/>A <text:span text:style-name="T2">COMPREHENSION</text:span> is a set defined by properties and includes the use of a '|', which is read as, 'such that.' </text:p>
      <text:p text:style-name="P1"/>
      <text:p text:style-name="P11">M = the set of all mammals </text:p>
      <text:p text:style-name="P11">= { x | x is a mammal } </text:p>
      <text:p text:style-name="P11">= read, "the set of all x such that x is a mammal." </text:p>
      <text:p text:style-name="P1"/>
      <text:p text:style-name="P11">E = { x | x/2 = int(x/2) } </text:p>
      <text:p text:style-name="P11">= "The set of all x such that x divided by 2 equals the integer of x divided by 2." </text:p>
      <text:p text:style-name="P11">= "The set of all numbers evenly divisible by two." </text:p>
      <text:p text:style-name="P1"/>
      <text:p text:style-name="P11">P = { x | (x is an integer) or (x is red) } </text:p>
      <text:p text:style-name="P11">= "The set of all integer<text:span text:style-name="T9">s</text:span> <text:span text:style-name="T9">or</text:span> red things." </text:p>
      <text:p text:style-name="P1"/>
      <text:p text:style-name="P11">Z = { x | x is an integer } </text:p>
      <text:p text:style-name="P11">It is customary to denote this set with a bold capital 'Z'. </text:p>
      <text:p text:style-name="P1"/>
      <text:p text:style-name="P3">&lt;x,y&gt; is an <text:span text:style-name="T2">ORDERED PAIR</text:span>, a value which requires two numbers to be fully expressed, where x,y can be any two real numbers .</text:p>
      <text:p text:style-name="P3"/>
      <text:p text:style-name="P11">F = { &lt;x,y&gt; | (x in Z) and (y=10x) } </text:p>
      <text:p text:style-name="P11">The set of all ordered pairs &lt;x,y&gt; such that x is an integer and y is ten times x. </text:p>
      <text:p text:style-name="P1"><text:soft-page-break/><text:s/></text:p>
      <text:h text:style-name="Heading_20_3" text:outline-level="3">Set-Member Relations </text:h>
      <text:p text:style-name="P1">The things that sets are composed of are called <text:span text:style-name="T2">OBJECTS</text:span>, <text:span text:style-name="T2">ELEMENTS</text:span> , or <text:span text:style-name="T2">MEMBERS</text:span><text:span text:style-name="T10">; </text:span><text:span text:style-name="T11">a set is its membership.</text:span></text:p>
      <text:p text:style-name="P1"/>
      <text:p text:style-name="P18"><text:span text:style-name="T2">MEMBERSHIP</text:span> ( ∊ ) </text:p>
      <text:p text:style-name="P15"><text:span text:style-name="T13">a ∊ P says, "a is a </text:span><text:span text:style-name="T3">MEMBER</text:span><text:span text:style-name="T13"> of P," or, "</text:span><text:span text:style-name="T14">object </text:span><text:span text:style-name="T13">a is in P." </text:span></text:p>
      <text:p text:style-name="P15">Fido ∊ Dog, Fido is a dog. </text:p>
      <text:p text:style-name="P15">2 ∊ Even, 2 is even. </text:p>
      <text:p text:style-name="P18"/>
      <text:p text:style-name="P17">Identity ( = )</text:p>
      <text:p text:style-name="P15">A = B, Sets A and B have the same members. </text:p>
      <text:p text:style-name="P15">x = y, symbols x and y denote the same object. </text:p>
      <text:p text:style-name="P15"/>
      <text:p text:style-name="P18"><text:span text:style-name="T2">PROPER SUBSET</text:span> ( ⊂ ) </text:p>
      <text:p text:style-name="P9">A ⊂ B, set A is composed of some but not all of the objects in set B. </text:p>
      <text:p text:style-name="P9">E ⊂ Z, even-numbered integers are a subset of integers. </text:p>
      <text:p text:style-name="P9"/>
      <text:p text:style-name="P18"><text:span text:style-name="T2">SUBSET</text:span> ( ⊆ ) </text:p>
      <text:p text:style-name="P9">A ⊆ B, A is composed of some or all of the members in set B, but no others. </text:p>
      <text:p text:style-name="P9"/>
      <text:p text:style-name="P18"><text:span text:style-name="T2">PROPER SUPERSET</text:span> &amp; <text:span text:style-name="T2">SUPERSET</text:span> ( ⊃, ⊇ ) </text:p>
      <text:p text:style-name="P9">⊃ and ⊇ work similarly to the subset operators. </text:p>
      <text:p text:style-name="P9"/>
      <text:h text:style-name="Heading_20_3" text:outline-level="3">Set Operations </text:h>
      <text:p text:style-name="P10">Consider, </text:p>
      <text:p text:style-name="P10"/>
      <text:p text:style-name="P10">R = { x | x is red } </text:p>
      <text:p text:style-name="P10">C = { x | x is a car } </text:p>
      <text:p text:style-name="P10"/>
      <text:p text:style-name="P10"><text:span text:style-name="T2">UNION</text:span> ( ∪ ) </text:p>
      <text:p text:style-name="P10">The union of two sets is the set of all things contained in both of those sets. </text:p>
      <text:p text:style-name="P10"/>
      <text:p text:style-name="P10">R ∪ C </text:p>
      <text:p text:style-name="P10">= { x | x is red } ∪ { x | x is a car } </text:p>
      <text:p text:style-name="P10">= { x | (x is red) or (x is a car) } </text:p>
      <text:p text:style-name="P10"/>
      <text:p text:style-name="P10"><text:span text:style-name="T2">INTERSECTION</text:span> ( ∩ ) </text:p>
      <text:p text:style-name="P10">The intersection of two sets is the set of all things common to those two sets. </text:p>
      <text:p text:style-name="P10"/>
      <text:p text:style-name="P10">R ∩ C </text:p>
      <text:p text:style-name="P10">= { x | x is red } ∩ { x | x is a car } </text:p>
      <text:p text:style-name="P10">= { x | (x is red) and (x is a car) } </text:p>
      <text:p text:style-name="P10"/>
      <text:p text:style-name="P10"><text:span text:style-name="T2">DIFFERENCE</text:span> ( - ) </text:p>
      <text:p text:style-name="P10">R - C = { x | (x is red) and (x is not a car) } </text:p>
      <text:p text:style-name="P20"/>
      <text:p text:style-name="P10"><text:span text:style-name="T2">COMPLEMENT</text:span> ( ' ) </text:p>
      <text:p text:style-name="P10">The complement of a set is the set of all things *not* in the set. </text:p>
      <text:p text:style-name="P10"/>
      <text:p text:style-name="P10">C' = { x | x is not a car } </text:p>
      <text:p text:style-name="P10"><text:soft-page-break/>C'' = C </text:p>
      <text:p text:style-name="P10"/>
      <text:p text:style-name="P10"><text:span text:style-name="T2">CARDINALITY</text:span> ( || ) </text:p>
      <text:p text:style-name="P10">The <text:span text:style-name="T2">CARDINALITY</text:span> of a set is how many members it contains. </text:p>
      <text:p text:style-name="P10"/>
      <text:p text:style-name="P10">A = { a, b, c } </text:p>
      <text:p text:style-name="P10">|A| = 3 </text:p>
      <text:p text:style-name="P10">|Z| = infinity </text:p>
      <text:p text:style-name="P10"/>
      <text:h text:style-name="Heading_20_3" text:outline-level="3">Set Properties </text:h>
      <text:p text:style-name="P14">UNIVERSE </text:p>
      <text:p text:style-name="P10">U, <text:span text:style-name="T2">UNIVERSE OF DISCOURSE</text:span> (also <text:span text:style-name="T2">DOMAIN OF DISCOURSE</text:span>) is the set of all objects in our discussion. </text:p>
      <text:p text:style-name="P10"/>
      <text:p text:style-name="P10">The universe and the empty set are complements of each other. </text:p>
      <text:p text:style-name="P10">U' = { } </text:p>
      <text:p text:style-name="P10"/>
      <text:p text:style-name="P14">DECIDABLE SET </text:p>
      <text:p text:style-name="P10">A set is <text:span text:style-name="T2">DECIDABLE</text:span> if and only if there is an effective method for determining whether an object is in the set. </text:p>
      <text:p text:style-name="P10"/>
      <text:p text:style-name="P14">1:1 CORRESPONDENCE </text:p>
      <text:p text:style-name="P10">There is a <text:span text:style-name="T2">1:1 CORRESPONDENCE</text:span> between sets A and B if and only if there is a way to pair off each member of set A with a unique member of set B. <text:s/>Therefore, both sets have the same cardinality; |A| = |B|. <text:s/>Every member of A pairs to exactly one member of B, and vice versa. </text:p>
      <text:p text:style-name="P10"/>
      <text:p text:style-name="P14">DENUMERABLE </text:p>
      <text:p text:style-name="P10">A set is <text:span text:style-name="T2">DENUMERABLE</text:span> if and only if there is a 1:1 correspondence between it and the set of natural numbers. <text:s/>Hence, the cardinality of the set is infinite. </text:p>
      <text:p text:style-name="P12"/>
      <text:h text:style-name="P29" text:outline-level="1">Propositional Logic </text:h>
      <text:p text:style-name="P1">Propositional logic is about the truth-functions, 'and,' 'not' and similar concepts. </text:p>
      <text:p text:style-name="P1"/>
      <text:h text:style-name="Heading_20_2" text:outline-level="2">Language </text:h>
      <text:p text:style-name="P1">A <text:span text:style-name="T2">LANGUAGE</text:span> is defined by the set of all sensical sentences in the language. </text:p>
      <text:p text:style-name="P1"/>
      <text:p text:style-name="P1">A <text:span text:style-name="T2">LEXEME</text:span> is the smallest semantic unit of a language, often called words. </text:p>
      <text:p text:style-name="P1"/>
      <text:p text:style-name="P1">A <text:span text:style-name="T2">FORMAL LANGUAGE</text:span> is the set of all grammatically correct sentences in a language. <text:s/>Formal languages do not consider semantics, so many such sentences may be nonsensical. </text:p>
      <text:p text:style-name="P1"/>
      <text:p text:style-name="P1"><text:span text:style-name="T2">METALOGIC</text:span> is the discipline that studies and proves things about logic. </text:p>
      <text:p text:style-name="P1"/>
      <text:p text:style-name="P1">A <text:span text:style-name="T2">METALANGUAGE</text:span> is the language used to talk about logic. <text:s/>Sentences in the metalanguage mention properties of the logic, arguments, and things they entail. <text:s/>Most of this book is written in the metalanguage. </text:p>
      <text:p text:style-name="P1"/>
      <text:h text:style-name="Heading_20_3" text:outline-level="3">Lexemes 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4">Non-Logical Symbols</text:p>
          </table:table-cell>
          <table:table-cell table:style-name="Table1.B1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23"><text:s text:c="5"/><text:span text:style-name="T15">Propositional Symbols:</text:span></text:p>
          </table:table-cell>
          <table:table-cell table:style-name="Table1.B2" office:value-type="string">
            <text:p text:style-name="P24">A...Z</text:p>
          </table:table-cell>
        </table:table-row>
        <table:table-row>
          <table:table-cell table:style-name="Table1.A2" office:value-type="string">
            <text:p text:style-name="P23"><text:s text:c="5"/><text:span text:style-name="T15">Association Symbols:</text:span></text:p>
          </table:table-cell>
          <table:table-cell table:style-name="Table1.B2" office:value-type="string">
            <text:p text:style-name="P24">(, )</text:p>
          </table:table-cell>
        </table:table-row>
        <text:soft-page-break/>
        <table:table-row>
          <table:table-cell table:style-name="Table1.A2" office:value-type="string">
            <text:p text:style-name="P24">Logical Symbols</text:p>
          </table:table-cell>
          <table:table-cell table:style-name="Table1.B2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23"><text:s text:c="5"/>Truth-Function Symbols:</text:p>
          </table:table-cell>
          <table:table-cell table:style-name="Table1.B2" office:value-type="string">
            <text:p text:style-name="P4">-, ∧, ∨, -&gt;, &lt;-&gt;</text:p>
          </table:table-cell>
        </table:table-row>
      </table:table>
      <text:p text:style-name="P1"/>
      <text:h text:style-name="Heading_20_3" text:outline-level="3">Grammar </text:h>
      <text:p text:style-name="P1">A <text:span text:style-name="T2">FORMAL GRAMMAR</text:span> is the set of rules that selects all and only the grammatically correct strings in a given formal language without regard to meaning. </text:p>
      <text:p text:style-name="P1"/>
      <text:p text:style-name="P1">A grammatically correct sentence in logic is called a <text:span text:style-name="T2">WELL-FORMED FORMULA</text:span> (<text:span text:style-name="T2">WFF</text:span>, or <text:span text:style-name="T2">FORMULA</text:span>). <text:s/>It is conventional to use Greek capital letters to represent arbitrary formulas. <text:s/>A wff in propositional logic is any string constructed by the following clauses (called <text:span text:style-name="T2">FORMATION RULES</text:span>):</text:p>
      <text:p text:style-name="P1"/>
      <text:p text:style-name="P1">An <text:span text:style-name="T2">ATOMIC FORMULA</text:span> is any single proposition symbol. </text:p>
      <text:p text:style-name="P1"/>
      <text:list xml:id="list1421290327" text:style-name="L1">
        <text:list-item>
          <text:p text:style-name="P32">Each atomic formula is a wff;</text:p>
        </text:list-item>
        <text:list-item>
          <text:p text:style-name="P32">if Φ is a wff, then -Φ is a wff;</text:p>
        </text:list-item>
        <text:list-item>
          <text:p text:style-name="P32">if Φ, Ψ are wffs, then (Φ ∧ Ψ),(Φ ∨ Ψ),(Φ -&gt; Ψ),(Φ &lt;-&gt; Ψ) are wffs;</text:p>
        </text:list-item>
        <text:list-item>
          <text:p text:style-name="P32">nothing else is a wff. </text:p>
        </text:list-item>
      </text:list>
      <text:p text:style-name="P1"/>
      <text:p text:style-name="P14">Notes</text:p>
      <text:list xml:id="list3370049551" text:style-name="L2">
        <text:list-item>
          <text:p text:style-name="P33">Notice that the formation rules for wffs are recursive, meaning that wffs can nest within other wffs to any depth. <text:s/>While P ∧ Q is a wff, so is (-(P ∨ Q) -&gt; R).</text:p>
        </text:list-item>
        <text:list-item>
          <text:p text:style-name="P43"><text:span text:style-name="T5">To aid readability, we adopt the convention that if a top-level wff begins with '(', we will drop the </text:span><text:span text:style-name="T6">o</text:span><text:span text:style-name="T5">utermost pair of parentheses, doing so never introduces ambiguity to the formula. </text:span></text:p>
        </text:list-item>
        <text:list-item>
          <text:p text:style-name="P33">In practice, it is common to use PRIME marks ('), or numerical subscripts (we use postscripts) after a proposition symbol to increase the number of available symbols. </text:p>
        </text:list-item>
      </text:list>
      <text:p text:style-name="P1"/>
      <text:h text:style-name="Heading_20_3" text:outline-level="3">Syntax Trees </text:h>
      <text:h text:style-name="Heading_20_4" text:outline-level="4">Truth-Function Anatomy </text:h>
      <text:p text:style-name="P1">Below are the formal, informal, and metalogical names of the operations and operands.</text:p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26">Formal</text:p>
          </table:table-cell>
          <table:table-cell table:style-name="Table2.A1" office:value-type="string">
            <text:p text:style-name="P26">Informal</text:p>
          </table:table-cell>
          <table:table-cell table:style-name="Table2.A1" office:value-type="string">
            <text:p text:style-name="P26">Metalogical</text:p>
          </table:table-cell>
          <table:table-cell table:style-name="Table2.A1" office:value-type="string">
            <text:p text:style-name="P26">Example</text:p>
          </table:table-cell>
          <table:table-cell table:style-name="Table2.E1" office:value-type="string">
            <text:p text:style-name="P26">Operand Names</text:p>
          </table:table-cell>
        </table:table-row>
        <table:table-row>
          <table:table-cell table:style-name="Table2.A2" office:value-type="string">
            <text:p text:style-name="P5">- </text:p>
          </table:table-cell>
          <table:table-cell table:style-name="Table2.A2" office:value-type="string">
            <text:p text:style-name="P5">not</text:p>
          </table:table-cell>
          <table:table-cell table:style-name="Table2.A2" office:value-type="string">
            <text:p text:style-name="P5">NEGATION </text:p>
          </table:table-cell>
          <table:table-cell table:style-name="Table2.A2" office:value-type="string">
            <text:p text:style-name="P5">-P</text:p>
          </table:table-cell>
          <table:table-cell table:style-name="Table2.E2" office:value-type="string">
            <text:p text:style-name="P5">P is a NEGATAND</text:p>
          </table:table-cell>
        </table:table-row>
        <table:table-row>
          <table:table-cell table:style-name="Table2.A2" office:value-type="string">
            <text:p text:style-name="P5">∧</text:p>
          </table:table-cell>
          <table:table-cell table:style-name="Table2.A2" office:value-type="string">
            <text:p text:style-name="P5">and</text:p>
          </table:table-cell>
          <table:table-cell table:style-name="Table2.A2" office:value-type="string">
            <text:p text:style-name="P5">CONJUNCTION</text:p>
          </table:table-cell>
          <table:table-cell table:style-name="Table2.A2" office:value-type="string">
            <text:p text:style-name="P5">P ∧ Q</text:p>
          </table:table-cell>
          <table:table-cell table:style-name="Table2.E2" office:value-type="string">
            <text:p text:style-name="P6">P,Q are CONJUNCTS</text:p>
          </table:table-cell>
        </table:table-row>
        <table:table-row>
          <table:table-cell table:style-name="Table2.A2" office:value-type="string">
            <text:p text:style-name="P5">∨</text:p>
          </table:table-cell>
          <table:table-cell table:style-name="Table2.A2" office:value-type="string">
            <text:p text:style-name="P5">or</text:p>
          </table:table-cell>
          <table:table-cell table:style-name="Table2.A2" office:value-type="string">
            <text:p text:style-name="P5">DISJUNCTION</text:p>
          </table:table-cell>
          <table:table-cell table:style-name="Table2.A2" office:value-type="string">
            <text:p text:style-name="P5">P ∨ Q</text:p>
          </table:table-cell>
          <table:table-cell table:style-name="Table2.E2" office:value-type="string">
            <text:p text:style-name="P5">P,Q are DISJUNCTS</text:p>
          </table:table-cell>
        </table:table-row>
        <table:table-row>
          <table:table-cell table:style-name="Table2.A2" office:value-type="string">
            <text:p text:style-name="P5"><text:s/>-&gt;</text:p>
          </table:table-cell>
          <table:table-cell table:style-name="Table2.A2" office:value-type="string">
            <text:p text:style-name="P5">if/then</text:p>
          </table:table-cell>
          <table:table-cell table:style-name="Table2.A2" office:value-type="string">
            <text:p text:style-name="P5">CONDITIONAL</text:p>
          </table:table-cell>
          <table:table-cell table:style-name="Table2.A2" office:value-type="string">
            <text:p text:style-name="P5">P -&gt; Q</text:p>
          </table:table-cell>
          <table:table-cell table:style-name="Table2.E2" office:value-type="string">
            <text:p text:style-name="P22">P is the ANTECEDENT, </text:p>
            <text:p text:style-name="P5">Q is the CONSEQUENT</text:p>
          </table:table-cell>
        </table:table-row>
        <table:table-row>
          <table:table-cell table:style-name="Table2.A2" office:value-type="string">
            <text:p text:style-name="P5">&lt;-&gt;</text:p>
          </table:table-cell>
          <table:table-cell table:style-name="Table2.A2" office:value-type="string">
            <text:p text:style-name="P5">just if</text:p>
          </table:table-cell>
          <table:table-cell table:style-name="Table2.A2" office:value-type="string">
            <text:p text:style-name="P5">BICONDITIONAL</text:p>
          </table:table-cell>
          <table:table-cell table:style-name="Table2.A2" office:value-type="string">
            <text:p text:style-name="P5">P &lt;-&gt; Q</text:p>
          </table:table-cell>
          <table:table-cell table:style-name="Table2.E2" office:value-type="string">
            <text:p text:style-name="P5">Operands</text:p>
          </table:table-cell>
        </table:table-row>
      </table:table>
      <text:p text:style-name="P1"/>
      <text:p text:style-name="P1"><text:span text:style-name="T2">ARITY</text:span> is the number of subordinates an operation requires. <text:s/>For example, negation has an arity of one because it has one subordinate, while conjunction has two. <text:s/>The table below lists some common arities and some <text:span text:style-name="T16">d</text:span>ifferent names by which they go.</text:p>
      <text:p text:style-name="P1"/>
      <table:table table:name="Table3" table:style-name="Table3">
        <table:table-column table:style-name="Table3.A"/>
        <table:table-column table:style-name="Table3.B" table:number-columns-repeated="3"/>
        <table:table-column table:style-name="Table3.E"/>
        <table:table-row>
          <table:table-cell table:style-name="Table3.A1" office:value-type="string">
            <text:p text:style-name="P8">Arity</text:p>
          </table:table-cell>
          <table:table-cell table:style-name="Table3.A1" office:value-type="string">
            <text:p text:style-name="P8">-ary name</text:p>
          </table:table-cell>
          <table:table-cell table:style-name="Table3.A1" office:value-type="string">
            <text:p text:style-name="P8">-adic name</text:p>
          </table:table-cell>
          <table:table-cell table:style-name="Table3.A1" office:value-type="string">
            <text:p text:style-name="P8">place name</text:p>
          </table:table-cell>
          <table:table-cell table:style-name="Table3.E1" office:value-type="string">
            <text:p text:style-name="P42">Examples</text:p>
          </table:table-cell>
        </table:table-row>
        <table:table-row>
          <table:table-cell table:style-name="Table3.A2" office:value-type="string">
            <text:p text:style-name="P25">0</text:p>
          </table:table-cell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7">0-place</text:p>
          </table:table-cell>
          <table:table-cell table:style-name="Table3.E2" office:value-type="string">
            <text:p text:style-name="P36">P</text:p>
          </table:table-cell>
        </table:table-row>
        <table:table-row>
          <table:table-cell table:style-name="Table3.A2" office:value-type="string">
            <text:p text:style-name="P25">1</text:p>
          </table:table-cell>
          <table:table-cell table:style-name="Table3.A2" office:value-type="string">
            <text:p text:style-name="P7">UNARY</text:p>
          </table:table-cell>
          <table:table-cell table:style-name="Table3.A2" office:value-type="string">
            <text:p text:style-name="P7">MONADIC</text:p>
          </table:table-cell>
          <table:table-cell table:style-name="Table3.A2" office:value-type="string">
            <text:p text:style-name="P7">1-place</text:p>
          </table:table-cell>
          <table:table-cell table:style-name="Table3.E2" office:value-type="string">
            <text:p text:style-name="P7">-<text:span text:style-name="T18">P</text:span></text:p>
          </table:table-cell>
        </table:table-row>
        <table:table-row>
          <table:table-cell table:style-name="Table3.A2" office:value-type="string">
            <text:p text:style-name="P25">2</text:p>
          </table:table-cell>
          <table:table-cell table:style-name="Table3.A2" office:value-type="string">
            <text:p text:style-name="P7">BINARY</text:p>
          </table:table-cell>
          <table:table-cell table:style-name="Table3.A2" office:value-type="string">
            <text:p text:style-name="P7">DIADIC</text:p>
          </table:table-cell>
          <table:table-cell table:style-name="Table3.A2" office:value-type="string">
            <text:p text:style-name="P7">2-place</text:p>
          </table:table-cell>
          <table:table-cell table:style-name="Table3.E2" office:value-type="string">
            <text:p text:style-name="P37">P ∧ Q, P ∨ Q</text:p>
          </table:table-cell>
        </table:table-row>
        <table:table-row>
          <table:table-cell table:style-name="Table3.A2" office:value-type="string">
            <text:p text:style-name="P25">3</text:p>
          </table:table-cell>
          <table:table-cell table:style-name="Table3.A2" office:value-type="string">
            <text:p text:style-name="P7">TRINARY</text:p>
          </table:table-cell>
          <table:table-cell table:style-name="Table3.A2" office:value-type="string">
            <text:p text:style-name="P7">TRIADIC</text:p>
          </table:table-cell>
          <table:table-cell table:style-name="Table3.A2" office:value-type="string">
            <text:p text:style-name="P7">3-place</text:p>
          </table:table-cell>
          <table:table-cell table:style-name="Table3.E2" office:value-type="string">
            <text:p text:style-name="P36">x is between y and z</text:p>
          </table:table-cell>
        </table:table-row>
      </table:table>
      <text:p text:style-name="P1"/>
      <text:h text:style-name="Heading_20_4" text:outline-level="4"><text:soft-page-break/>Tree Graphs </text:h>
      <text:p text:style-name="P1">Below is a tree graph. <text:s/>Tree graphs are useful in organizing some kinds of information. <text:s/>The lines are called <text:span text:style-name="T2">EDGES</text:span>, which connect <text:span text:style-name="T2">NODES</text:span> or <text:span text:style-name="T2">VERTEXES</text:span>. <text:s/>A node that has an edge above it is <text:span text:style-name="T2">CHILD</text:span>, and conversely, <text:s text:c="3"/>a node that has an edge below it is called a <text:span text:style-name="T2">PARENT</text:span>. <text:s/>Tree graphs are inverted from their counterparts in <text:span text:style-name="T17">n</text:span>ature. <text:s/>Thus the <text:span text:style-name="T2">ROOT</text:span> of a tree graph is at the top. <text:s text:c="2"/>The rest of the tree descends from the root—placing the childless <text:span text:style-name="T2">LEAVES</text:span> all at the bottom. <text:s/>Traversing a series of nodes via their joining edges down to a leaf is called a <text:span text:style-name="T2">PATH</text:span> (e.g., parent&amp;child &gt; node &gt; leaf4). <text:s/>As we descend a path children split into <text:span text:style-name="T2">BRANCHES</text:span>.</text:p>
      <text:p text:style-name="P1"/>
      <text:p text:style-name="P1"><text:s text:c="29"/>Root </text:p>
      <text:p text:style-name="P1"><text:s text:c="29"/>/ <text:s/>\ </text:p>
      <text:p text:style-name="P1"><text:s text:c="28"/>/ <text:s text:c="3"/>\ </text:p>
      <text:p text:style-name="P1"><text:s text:c="24"/>leaf1 <text:s text:c="3"/>parent&amp;Child </text:p>
      <text:p text:style-name="P1"><text:s text:c="33"/>/ <text:s text:c="9"/>\ </text:p>
      <text:p text:style-name="P1"><text:s text:c="32"/>/ <text:s text:c="11"/>\ </text:p>
      <text:p text:style-name="P1"><text:s text:c="29"/>child <text:s text:c="10"/>node </text:p>
      <text:p text:style-name="P1"><text:s text:c="29"/>/ <text:s text:c="2"/>\ <text:s text:c="10"/>/ <text:s text:c="2"/>\ </text:p>
      <text:p text:style-name="P1"><text:s text:c="28"/>/ <text:s text:c="4"/>\ <text:s text:c="8"/>/ <text:s text:c="4"/>\ </text:p>
      <text:p text:style-name="P1"><text:s text:c="25"/>leaf2 <text:s text:c="2"/>leaf3 <text:s text:c="2"/>leaf4 <text:s text:c="2"/>leaf5 </text:p>
      <text:p text:style-name="P1"/>
      <text:h text:style-name="Heading_20_4" text:outline-level="4">Syntax Trees</text:h>
      <text:p text:style-name="P34"><text:span text:style-name="T19">Wffs can be diagrammed into a recursive tree structure in which operators are parent nodes and atomic and non-atomic subordinate wffs are the child nodes. <text:s/>The number of children an operator node has is equal to the arity of that operator.</text:span></text:p>
      <text:p text:style-name="P34"/>
      <text:p text:style-name="P1"><text:s text:c="9"/>-(P -&gt; (Q V -R)) </text:p>
      <text:p text:style-name="P1"/>
      <text:p text:style-name="P1"><text:s text:c="31"/>- </text:p>
      <text:p text:style-name="P1"><text:s text:c="31"/>| </text:p>
      <text:p text:style-name="P1"><text:s text:c="31"/>| </text:p>
      <text:p text:style-name="P1"><text:s text:c="31"/>-&gt; </text:p>
      <text:p text:style-name="P1"><text:s text:c="29"/>/ <text:s text:c="3"/>\ </text:p>
      <text:p text:style-name="P1"><text:s text:c="27"/>/ <text:s text:c="7"/>\ </text:p>
      <text:p text:style-name="P1"><text:s text:c="25"/>P <text:s text:c="11"/>∨ </text:p>
      <text:p text:style-name="P1"><text:s text:c="36"/>/ <text:s text:c="2"/>\ </text:p>
      <text:p text:style-name="P1"><text:s text:c="34"/>/ <text:s text:c="6"/>\ </text:p>
      <text:p text:style-name="P1"><text:s text:c="32"/>Q <text:s text:c="10"/>- </text:p>
      <text:p text:style-name="P1"><text:s text:c="44"/>| </text:p>
      <text:p text:style-name="P1"><text:s text:c="44"/>| </text:p>
      <text:p text:style-name="P1"><text:s text:c="44"/>R </text:p>
      <text:p text:style-name="P1"/>
      <text:p text:style-name="P1">The operator at the root of the tree is called the <text:span text:style-name="T2">MAIN OPERATOR</text:span> or <text:span text:style-name="T2">TOP-LEVEL</text:span> Operator. <text:s/>In the example the main operator is negation. </text:p>
      <text:p text:style-name="P1"/>
      <text:h text:style-name="Heading_20_3" text:outline-level="3">Substitution Instance </text:h>
      <text:p text:style-name="P1">A <text:span text:style-name="T2">SUBSTITUTION INSTANCE</text:span> of an <text:span text:style-name="T4">original</text:span> wff has the same structure as the original but where <text:span text:style-name="T4">new</text:span> wffs uniformly replace proposition symbols in the original. <text:s/>'Instance of' relationships do not have to be symmetrical and usually are not. <text:s/>P being an instance of Q, does not imply that Q is an instance of P. </text:p>
      <text:p text:style-name="P1"/>
      <table:table table:name="Table4" table:style-name="Table4">
        <table:table-column table:style-name="Table4.A"/>
        <table:table-column table:style-name="Table4.B" table:number-columns-repeated="2"/>
        <table:table-column table:style-name="Table4.D"/>
        <table:table-column table:style-name="Table4.E"/>
        <table:table-row>
          <table:table-cell table:style-name="Table4.A1" office:value-type="string">
            <text:p text:style-name="P48">Original Form</text:p>
          </table:table-cell>
          <table:table-cell table:style-name="Table4.A1" office:value-type="string">
            <text:p text:style-name="P38">P ∧ Q</text:p>
          </table:table-cell>
          <table:table-cell table:style-name="Table4.A1" office:value-type="string">
            <text:p text:style-name="P38">P ∧ Q</text:p>
          </table:table-cell>
          <table:table-cell table:style-name="Table4.A1" office:value-type="string">
            <text:p text:style-name="P38">P ∧ Q</text:p>
          </table:table-cell>
          <table:table-cell table:style-name="Table4.E1" office:value-type="string">
            <text:p text:style-name="P38">P <text:s/>-&gt; (P <text:s/>∧ Q <text:s text:c="6"/>) </text:p>
          </table:table-cell>
        </table:table-row>
        <table:table-row>
          <table:table-cell table:style-name="Table4.A2" office:value-type="string">
            <text:p text:style-name="P48">Substitutions</text:p>
          </table:table-cell>
          <table:table-cell table:style-name="Table4.A2" office:value-type="string">
            <text:p text:style-name="P48">P=R</text:p>
            <text:p text:style-name="P48">Q=S</text:p>
          </table:table-cell>
          <table:table-cell table:style-name="Table4.A2" office:value-type="string">
            <text:p text:style-name="P48">P=-S</text:p>
            <text:p text:style-name="P48">Q=Z</text:p>
          </table:table-cell>
          <table:table-cell table:style-name="Table4.A2" office:value-type="string">
            <text:p text:style-name="P38">P=(C ∧ D)</text:p>
            <text:p text:style-name="P38">Q=D</text:p>
          </table:table-cell>
          <table:table-cell table:style-name="Table4.E2" office:value-type="string">
            <text:p text:style-name="P38">P=-H</text:p>
            <text:p text:style-name="P38">Q=(-S ∨ M)</text:p>
          </table:table-cell>
        </table:table-row>
        <table:table-row>
          <table:table-cell table:style-name="Table4.A2" office:value-type="string">
            <text:p text:style-name="P48">Instance</text:p>
          </table:table-cell>
          <table:table-cell table:style-name="Table4.A2" office:value-type="string">
            <text:p text:style-name="P38">R ∧ S</text:p>
          </table:table-cell>
          <table:table-cell table:style-name="Table4.A2" office:value-type="string">
            <text:p text:style-name="P38">-S ∧ Z</text:p>
          </table:table-cell>
          <table:table-cell table:style-name="Table4.A2" office:value-type="string">
            <text:p text:style-name="P38">(C ∧ D) ∧ D</text:p>
          </table:table-cell>
          <table:table-cell table:style-name="Table4.E2" office:value-type="string">
            <text:p text:style-name="P38">-H -&gt; (-H ∧ (-S ∨ M))</text:p>
          </table:table-cell>
        </table:table-row>
      </table:table>
      <text:p text:style-name="P1"/>
      <text:h text:style-name="Heading_20_2" text:outline-level="2"><text:soft-page-break/>Semantics </text:h>
      <text:p text:style-name="P1">The semantics of a language are the concepts denoted by the lexemes and </text:p>
      <text:p text:style-name="P1">sentences (propositional logic wffs). </text:p>
      <text:p text:style-name="P1"/>
      <text:h text:style-name="Heading_20_3" text:outline-level="3">Translation Hints</text:h>
      <table:table table:name="Table5" table:style-name="Table5">
        <table:table-column table:style-name="Table5.A" table:number-columns-repeated="2"/>
        <table:table-row>
          <table:table-cell table:style-name="Table5.A1" office:value-type="string">
            <text:p text:style-name="P49">P</text:p>
          </table:table-cell>
          <table:table-cell table:style-name="Table5.B1" office:value-type="string">
            <text:p text:style-name="P23">-<text:span text:style-name="T20">P</text:span></text:p>
          </table:table-cell>
        </table:table-row>
        <table:table-row>
          <table:table-cell table:style-name="Table5.A2" office:value-type="string">
            <text:p text:style-name="P49">P</text:p>
            <text:p text:style-name="P39">it's true that P</text:p>
            <text:p text:style-name="P39">it's the case that P</text:p>
            <text:p text:style-name="P39">P whether or not Q</text:p>
            <text:p text:style-name="P39"><text:s text:c="6"/>literally: <text:s/>(Q ∨ -Q) -&gt; P</text:p>
          </table:table-cell>
          <table:table-cell table:style-name="Table5.B2" office:value-type="string">
            <text:p text:style-name="P40">it's false that P</text:p>
            <text:p text:style-name="P40">it's not true that P</text:p>
            <text:p text:style-name="P40">it's not the case that P</text:p>
            <text:p text:style-name="P40">non-P</text:p>
          </table:table-cell>
        </table:table-row>
      </table:table>
      <text:p text:style-name="P1"/>
      <table:table table:name="Table6" table:style-name="Table6">
        <table:table-column table:style-name="Table6.A" table:number-columns-repeated="2"/>
        <table:table-row>
          <table:table-cell table:style-name="Table6.A1" office:value-type="string">
            <text:p text:style-name="P40">P ∧ Q</text:p>
          </table:table-cell>
          <table:table-cell table:style-name="Table6.B1" office:value-type="string">
            <text:p text:style-name="P40">-(P ∧ Q)</text:p>
          </table:table-cell>
        </table:table-row>
        <table:table-row>
          <table:table-cell table:style-name="Table6.A2" office:value-type="string">
            <text:p text:style-name="P40">both P and Q</text:p>
            <text:p text:style-name="P40">P but Q</text:p>
            <text:p text:style-name="P40">P yet Q</text:p>
            <text:p text:style-name="P40">P still Q</text:p>
            <text:p text:style-name="P40">P also Q</text:p>
            <text:p text:style-name="P40">P additionally Q</text:p>
            <text:p text:style-name="P40">P furthermore Q</text:p>
            <text:p text:style-name="P40">P however Q</text:p>
            <text:p text:style-name="P40">P although Q</text:p>
            <text:p text:style-name="P40">P nevertheless Q</text:p>
            <text:p text:style-name="P40">P moreover Q</text:p>
            <text:p text:style-name="P40">P even if/though Q</text:p>
            <text:p text:style-name="P40">P whereas Q</text:p>
          </table:table-cell>
          <table:table-cell table:style-name="Table6.B2" office:value-type="string">
            <text:p text:style-name="P40">P nand Q (in computing)</text:p>
          </table:table-cell>
        </table:table-row>
      </table:table>
      <text:p text:style-name="P1"/>
      <table:table table:name="Table7" table:style-name="Table7">
        <table:table-column table:style-name="Table7.A" table:number-columns-repeated="2"/>
        <table:table-row>
          <table:table-cell table:style-name="Table7.A1" office:value-type="string">
            <text:p text:style-name="P40">P ∨ Q</text:p>
          </table:table-cell>
          <table:table-cell table:style-name="Table7.B1" office:value-type="string">
            <text:p text:style-name="P40">-(P ∨ Q)</text:p>
          </table:table-cell>
        </table:table-row>
        <table:table-row>
          <table:table-cell table:style-name="Table7.A2" office:value-type="string">
            <text:p text:style-name="P40">either P or Q</text:p>
            <text:p text:style-name="P40">P except if/when Q</text:p>
            <text:p text:style-name="P40">P except on condition that Q</text:p>
            <text:p text:style-name="P40">P unless Q</text:p>
          </table:table-cell>
          <table:table-cell table:style-name="Table7.B2" office:value-type="string">
            <text:p text:style-name="P40">neither P nor Q</text:p>
            <text:p text:style-name="P40">P nor Q (in computing)</text:p>
          </table:table-cell>
        </table:table-row>
      </table:table>
      <text:p text:style-name="P1"/>
      <table:table table:name="Table8" table:style-name="Table8">
        <table:table-column table:style-name="Table8.A" table:number-columns-repeated="2"/>
        <table:table-row>
          <table:table-cell table:style-name="Table8.A1" office:value-type="string">
            <text:p text:style-name="P40">P -&gt; Q</text:p>
          </table:table-cell>
          <table:table-cell table:style-name="Table8.B1" office:value-type="string">
            <text:p text:style-name="P41">-P -&gt; -Q</text:p>
          </table:table-cell>
        </table:table-row>
        <table:table-row>
          <table:table-cell table:style-name="Table8.A2" office:value-type="string">
            <text:p text:style-name="P40">if P then Q</text:p>
            <text:p text:style-name="P40">P implies Q</text:p>
            <text:p text:style-name="P40">P only if Q</text:p>
            <text:p text:style-name="P40">P results in Q</text:p>
            <text:p text:style-name="P40">P brings about Q</text:p>
            <text:p text:style-name="P40">P leads to Q</text:p>
            <text:p text:style-name="P40">P is a sufficient condition for Q</text:p>
            <text:p text:style-name="P40">P is sufficient for Q</text:p>
            <text:p text:style-name="P40">Q assuming that P</text:p>
            <text:p text:style-name="P40">Q on the condition that P</text:p>
            <text:p text:style-name="P40">Q given that P</text:p>
            <text:p text:style-name="P41">Q provided that P</text:p>
            <text:p text:style-name="P41">Q in case P</text:p>
          </table:table-cell>
          <table:table-cell table:style-name="Table8.B2" office:value-type="string">
            <text:p text:style-name="P41">P is a necessary condition for Q</text:p>
            <text:p text:style-name="P41">P is necessary for Q</text:p>
          </table:table-cell>
        </table:table-row>
      </table:table>
      <text:p text:style-name="P1"/>
      <table:table table:name="Table9" table:style-name="Table9">
        <table:table-column table:style-name="Table9.A" table:number-columns-repeated="2"/>
        <table:table-row>
          <table:table-cell table:style-name="Table9.A1" office:value-type="string">
            <text:p text:style-name="P41">P &lt;-&gt; Q</text:p>
          </table:table-cell>
          <table:table-cell table:style-name="Table9.B1" office:value-type="string">
            <text:p text:style-name="P41">P &lt;-&gt; -Q</text:p>
          </table:table-cell>
        </table:table-row>
        <table:table-row>
          <table:table-cell table:style-name="Table9.A2" office:value-type="string">
            <text:p text:style-name="P41">P if and only if (iff) Q</text:p>
            <text:p text:style-name="P41">P just if Q</text:p>
            <text:p text:style-name="P41"><text:soft-page-break/>P just in case Q</text:p>
            <text:p text:style-name="P41">P exactly if/when Q</text:p>
            <text:p text:style-name="P41">P but only if Q</text:p>
            <text:p text:style-name="P45">P is a necessary and sufficient <text:span text:style-name="T22">condition for Q</text:span></text:p>
            <text:p text:style-name="P46">P is necessary and sufficient for Q</text:p>
          </table:table-cell>
          <table:table-cell table:style-name="Table9.B2" office:value-type="string">
            <text:p text:style-name="P41">P xor Q (in computing)</text:p>
            <text:p text:style-name="P41">P (exclusive) or Q</text:p>
            <text:p text:style-name="P41"><text:soft-page-break/>P unless also Q</text:p>
            <text:p text:style-name="P41">P unless Q</text:p>
            <text:p text:style-name="P41">either P or Q</text:p>
          </table:table-cell>
        </table:table-row>
      </table:table>
      <text:p text:style-name="P1"/>
      <text:p text:style-name="P1">Conversational Implicature </text:p>
      <text:p text:style-name="P1">========================== </text:p>
      <text:p text:style-name="P1"/>
      <text:p text:style-name="P1"><text:s text:c="3"/>CONVERSATIONAL IMPLICATURE is what is meant by a speaker's utterance that </text:p>
      <text:p text:style-name="P1"><text:s text:c="3"/>is not part of the literal meaning of what is explicitly said. </text:p>
      <text:p text:style-name="P1"/>
      <text:p text:style-name="P1"><text:s text:c="3"/>'and then' </text:p>
      <text:p text:style-name="P1"/>
      <text:p text:style-name="P1"><text:s text:c="3"/>When 'and' is a shortened form of 'and then,' it cannot be translated </text:p>
      <text:p text:style-name="P1"><text:s text:c="3"/>into a conjunction since the word 'then' here denotes a temporal </text:p>
      <text:p text:style-name="P1"><text:s text:c="3"/>relationship between the clauses it joins and the conjunction operator </text:p>
      <text:p text:style-name="P1"><text:s text:c="3"/>in propositional logic has no notion of time. </text:p>
      <text:p text:style-name="P1"/>
      <text:p text:style-name="P1"><text:s text:c="9"/>Keep up the good work, and you'll go far. </text:p>
      <text:p text:style-name="P1"/>
      <text:p text:style-name="P1"><text:s text:c="9"/>Alice drove home and went to bed. </text:p>
      <text:p text:style-name="P1"/>
      <text:p text:style-name="P1"><text:s text:c="3"/>'if...then' </text:p>
      <text:p text:style-name="P1"/>
      <text:p text:style-name="P1"><text:s text:c="3"/>It can be tempting to rewrite 'and then' as 'if...then,' but it doesn't </text:p>
      <text:p text:style-name="P1"><text:s text:c="3"/>always result in a sentence with the same meaning. </text:p>
      <text:p text:style-name="P1"/>
      <text:p text:style-name="P1"><text:s text:c="9"/>Keep up the good work, and you'll go far. </text:p>
      <text:p text:style-name="P1"><text:s text:c="9"/>If you keep up the good work, then you'll go far. </text:p>
      <text:p text:style-name="P1"/>
      <text:p text:style-name="P1"><text:s text:c="9"/>Alice drove home and went to bed. </text:p>
      <text:p text:style-name="P1"><text:s text:c="9"/>If Alice drove home, then she went to bed. </text:p>
      <text:p text:style-name="P1"/>
      <text:p text:style-name="P1"><text:s text:c="3"/>Again the use of 'then' in 'if/then' denotes a temporal relationship; </text:p>
      <text:p text:style-name="P1"><text:s text:c="3"/>it cannot be translated into a propositional logic conditional. <text:s/>Consider </text:p>
      <text:p text:style-name="P1"><text:s text:c="3"/>what happens by negating the first rewritten example and seeing what </text:p>
      <text:p text:style-name="P1"><text:s text:c="3"/>we derive after applying a few logical equivalences. </text:p>
      <text:p text:style-name="P1"/>
      <text:p text:style-name="P1"><text:s text:c="9"/>K -&gt; F, <text:s text:c="4"/>if you keep up the good work, then you'll go far. </text:p>
      <text:p text:style-name="P1"/>
      <text:p text:style-name="P1"><text:s text:c="9"/>-(K -&gt; F), <text:s/>it's false that if you keep up the work, you'll go far </text:p>
      <text:p text:style-name="P1"><text:s text:c="9"/>-(-K ∨ F) </text:p>
      <text:p text:style-name="P1"><text:s text:c="9"/>K ∧ -F, <text:s text:c="4"/>You keep up the good work, and you don't go far. </text:p>
      <text:p text:style-name="P1"/>
      <text:p text:style-name="P1">Valuation Function </text:p>
      <text:p text:style-name="P1">================== </text:p>
      <text:p text:style-name="P1"/>
      <text:p text:style-name="P1"><text:s text:c="3"/>A TRUTH-FUNCTION operates upon true/false values. <text:s/>The semantics </text:p>
      <text:p text:style-name="P1"><text:s text:c="3"/>of the truth-functions are formally described by a function v called </text:p>
      <text:p text:style-name="P1"><text:s text:c="3"/>a VALUATION FUNCTION, which encapsulates all there is to say about </text:p>
      <text:p text:style-name="P1"><text:s text:c="3"/>the meanings of propositional logic's truth-functional operators. </text:p>
      <text:p text:style-name="P1"/>
      <text:p text:style-name="P1"><text:s text:c="3"/>Here is the valuation function for propositional logic, </text:p>
      <text:p text:style-name="P1"/>
      <text:p text:style-name="P1"><text:s text:c="9"/>v(-Φ) <text:s text:c="5"/>= <text:s/>true if Φ is false; </text:p>
      <text:p text:style-name="P1"><text:s text:c="23"/>false if Φ is true </text:p>
      <text:p text:style-name="P1"><text:s text:c="9"/>v(Φ ∧ Ψ) <text:s text:c="3"/>= true if both Φ and Ψ are true; </text:p>
      <text:p text:style-name="P1"><text:soft-page-break/><text:s text:c="23"/>false if either Φ or Ψ or both are false </text:p>
      <text:p text:style-name="P1"><text:s text:c="9"/>v(Φ ∨ Ψ) <text:s text:c="3"/>= true if either Φ or Ψ or both are true; </text:p>
      <text:p text:style-name="P1"><text:s text:c="23"/>false if both Φ and Ψ are false </text:p>
      <text:p text:style-name="P1"><text:s text:c="9"/>v(Φ -&gt; Ψ) <text:s text:c="2"/>= true if Φ is false or Ψ is true; </text:p>
      <text:p text:style-name="P1"><text:s text:c="23"/>false if Φ is true and Ψ is false </text:p>
      <text:p text:style-name="P1"><text:s text:c="9"/>v(Φ &lt;-&gt; Ψ) <text:s/>= true if both Φ and Ψ are true, or </text:p>
      <text:p text:style-name="P1"><text:s text:c="31"/>both Φ and Ψ are false; </text:p>
      <text:p text:style-name="P1"><text:s text:c="23"/>false if either Φ is true and Ψ is false, or </text:p>
      <text:p text:style-name="P1"><text:s text:c="39"/>Φ is false and Ψ is true. </text:p>
      <text:p text:style-name="P1"/>
      <text:p text:style-name="P1">Sequents </text:p>
      <text:p text:style-name="P1">======== </text:p>
      <text:p text:style-name="P1"/>
      <text:p text:style-name="P1"><text:s text:c="3"/>A SEQUENT is a metalogical notation expressing that a conclusion C </text:p>
      <text:p text:style-name="P1"><text:s text:c="3"/>follows from a set of premises, P1,...,Pn. </text:p>
      <text:p text:style-name="P1"/>
      <text:p text:style-name="P1"><text:s text:c="9"/>P1,...,Pn <text:s/>⊢ <text:s/>C </text:p>
      <text:p text:style-name="P1"/>
      <text:p text:style-name="P1"><text:s text:c="9"/>'⊢' is a TURNSTILE. <text:s/>It's part of the metalanguage, </text:p>
      <text:p text:style-name="P1"><text:s text:c="9"/>not a part of propositional logic. </text:p>
      <text:p text:style-name="P1"/>
      <text:p text:style-name="P1">TRUTH-TABLES </text:p>
      <text:p text:style-name="P1">============ </text:p>
      <text:p text:style-name="P1"/>
      <text:p text:style-name="P1"><text:s text:c="3"/>Truth-tables allow us to visually study the semantic characteristics of </text:p>
      <text:p text:style-name="P1"><text:s text:c="3"/>wffs as defined by the valuation function. <text:s/>Each row of the table is </text:p>
      <text:p text:style-name="P1"><text:s text:c="3"/>equivalent to one VALUATION of the function v upon a formula. </text:p>
      <text:p text:style-name="P1"/>
      <text:p text:style-name="P1">Truth-Table Construction </text:p>
      <text:p text:style-name="P1">------------------------ </text:p>
      <text:p text:style-name="P1"/>
      <text:p text:style-name="P1"><text:s text:c="2"/>Procedure </text:p>
      <text:p text:style-name="P1"><text:s text:c="3"/>1. <text:s/>Construct The table heading starting on the top left with a horizontal </text:p>
      <text:p text:style-name="P1"><text:s text:c="7"/>alphabetical list of all proposition symbols occurring in the formulas </text:p>
      <text:p text:style-name="P1"><text:s text:c="7"/>under study, followed to the right by a second horizontal list of the </text:p>
      <text:p text:style-name="P1"><text:s text:c="7"/>formulas themselves. </text:p>
      <text:p text:style-name="P1"/>
      <text:p text:style-name="P1"><text:s text:c="3"/>2. <text:s/>Under the list of proposition symbols list all possible combinations </text:p>
      <text:p text:style-name="P1"><text:s text:c="7"/>of T and F for those symbols. <text:s/>Usually, we start with a row of all </text:p>
      <text:p text:style-name="P1"><text:s text:c="7"/>F and end with all T, or vice versa, according to preference. </text:p>
      <text:p text:style-name="P1"><text:s text:c="7"/>The values for the intermediate rows are attained as if counting </text:p>
      <text:p text:style-name="P1"><text:s text:c="7"/>in binary. </text:p>
      <text:p text:style-name="P1"/>
      <text:p text:style-name="P1"><text:s text:c="3"/>3. <text:s/>The remainder of the table is populated row-by-row carrying the </text:p>
      <text:p text:style-name="P1"><text:s text:c="7"/>T or F values under each proposition symbol to the right and placing </text:p>
      <text:p text:style-name="P1"><text:s text:c="7"/>them under the corresponding symbol occurring in each wff. </text:p>
      <text:p text:style-name="P1"/>
      <text:p text:style-name="P1"><text:s text:c="3"/>4. <text:s/>In a given row under the first formula, starting from the innermost </text:p>
      <text:p text:style-name="P1"><text:s text:c="7"/>parentheses and working outwards, evaluate each of the expressions </text:p>
      <text:p text:style-name="P1"><text:s text:c="7"/>according to the valuation function, v. <text:s/>Continue until a T or F can </text:p>
      <text:p text:style-name="P1"><text:s text:c="7"/>be placed under the top-level (outermost) operator on every row. </text:p>
      <text:p text:style-name="P1"><text:s text:c="7"/>Repeat this valuation procedure below each wff and each row </text:p>
      <text:p text:style-name="P1"><text:s text:c="7"/>in the table. </text:p>
      <text:p text:style-name="P1"/>
      <text:p text:style-name="P1"><text:s text:c="3"/>The study will only need to consider the columns under each wffs' main </text:p>
      <text:p text:style-name="P1"><text:s text:c="3"/>operator, so it is convenient to highlight the completed column somehow. </text:p>
      <text:p text:style-name="P1"><text:s text:c="3"/>Here we place an '*' at the bottom of those columns. </text:p>
      <text:p text:style-name="P1"/>
      <text:p text:style-name="P1">Truth-Table Study of The Truth-Functions </text:p>
      <text:p text:style-name="P1"><text:soft-page-break/>---------------------------------------- </text:p>
      <text:p text:style-name="P1"/>
      <text:p text:style-name="P1"><text:s text:c="3"/>The valuations for our primitive truth-functions are illustrated in the </text:p>
      <text:p text:style-name="P1"><text:s text:c="3"/>following truth-tables. </text:p>
      <text:p text:style-name="P1"/>
      <text:p text:style-name="P1"><text:s text:c="10"/>P <text:s text:c="2"/>| - P </text:p>
      <text:p text:style-name="P1"><text:s text:c="9"/>=========== </text:p>
      <text:p text:style-name="P1"><text:s text:c="10"/>F <text:s text:c="2"/>| T F </text:p>
      <text:p text:style-name="P1"><text:s text:c="10"/>T <text:s text:c="2"/>| F T </text:p>
      <text:p text:style-name="P1"><text:s text:c="16"/>* </text:p>
      <text:p text:style-name="P1"/>
      <text:p text:style-name="P1"><text:s text:c="10"/>P Q | (P ∧ Q) | (P ∨ Q) | (P -&gt; Q) | (P &lt;-&gt; Q) </text:p>
      <text:p text:style-name="P1"><text:s text:c="9"/>=============================================== </text:p>
      <text:p text:style-name="P1"><text:s text:c="10"/>F F | <text:s/>F F F <text:s/>| <text:s/>F F F <text:s/>| <text:s/>F T <text:s/>F <text:s/>| <text:s/>F <text:s/>T <text:s/>F </text:p>
      <text:p text:style-name="P1"><text:s text:c="10"/>F T | <text:s/>F F T <text:s/>| <text:s/>F T T <text:s/>| <text:s/>F T <text:s/>T <text:s/>| <text:s/>F <text:s/>F <text:s/>T </text:p>
      <text:p text:style-name="P1"><text:s text:c="10"/>T F | <text:s/>T F F <text:s/>| <text:s/>T T F <text:s/>| <text:s/>T F <text:s/>F <text:s/>| <text:s/>T <text:s/>F <text:s/>F </text:p>
      <text:p text:style-name="P1"><text:s text:c="10"/>T T | <text:s/>T T T <text:s/>| <text:s/>T T T <text:s/>| <text:s/>T T <text:s/>T <text:s/>| <text:s/>T <text:s/>T <text:s/>T </text:p>
      <text:p text:style-name="P1"><text:s text:c="19"/>* <text:s text:c="8"/>* <text:s text:c="8"/>* <text:s text:c="10"/>* </text:p>
      <text:p text:style-name="P1"/>
      <text:p text:style-name="P1">Truth-Table Study of A Single WFF </text:p>
      <text:p text:style-name="P1">--------------------------------- </text:p>
      <text:p text:style-name="P1"/>
      <text:p text:style-name="P1"><text:s text:c="3"/>More typical of a truth-table is its construction for a more complex </text:p>
      <text:p text:style-name="P1"><text:s text:c="3"/>formula. <text:s/>Here's an example, </text:p>
      <text:p text:style-name="P1"/>
      <text:p text:style-name="P1"><text:s text:c="10"/>P Q | -(P &lt;-&gt; Q) V P </text:p>
      <text:p text:style-name="P1"><text:s text:c="9"/>====================== </text:p>
      <text:p text:style-name="P1"><text:s text:c="10"/>F F | F F <text:s/>T <text:s/>F <text:s/>F F </text:p>
      <text:p text:style-name="P1"><text:s text:c="10"/>F T | T F <text:s/>F <text:s/>T <text:s/>T F </text:p>
      <text:p text:style-name="P1"><text:s text:c="10"/>T F | T T <text:s/>F <text:s/>F <text:s/>T T </text:p>
      <text:p text:style-name="P1"><text:s text:c="10"/>T T | F T <text:s/>T <text:s/>T <text:s/>T T </text:p>
      <text:p text:style-name="P1"><text:s text:c="27"/>* </text:p>
      <text:p text:style-name="P1"/>
      <text:p text:style-name="P1"><text:s text:c="3"/>Once the truth-table is completed examining the column below the main </text:p>
      <text:p text:style-name="P1"><text:s text:c="3"/>operator can reveal important properties of the formula. </text:p>
      <text:p text:style-name="P1"/>
      <text:p text:style-name="P1"><text:s text:c="3"/>INCONSISTENT WFF </text:p>
      <text:p text:style-name="P1"><text:s text:c="6"/>A formula that has no true valuations; i.e. the column under the main </text:p>
      <text:p text:style-name="P1"><text:s text:c="6"/>operator has all F's. </text:p>
      <text:p text:style-name="P1"/>
      <text:p text:style-name="P1"><text:s text:c="6"/>CONTRADICTION </text:p>
      <text:p text:style-name="P1"><text:s text:c="9"/>A kind of inconsistent formula that's structured as the conjunction </text:p>
      <text:p text:style-name="P1"><text:s text:c="9"/>of a wff with its negation; i.e. any instance of 'Φ ∧ -Φ'. </text:p>
      <text:p text:style-name="P1"/>
      <text:p text:style-name="P1"><text:s text:c="3"/>CONSISTENT WFF </text:p>
      <text:p text:style-name="P1"><text:s text:c="6"/>A wff that is true on at least one valuation (row); i.e. the column </text:p>
      <text:p text:style-name="P1"><text:s text:c="6"/>under the formula's main operator contains at least one T. </text:p>
      <text:p text:style-name="P1"/>
      <text:p text:style-name="P1"><text:s text:c="6"/>CONTINGENT WFF </text:p>
      <text:p text:style-name="P1"><text:s text:c="9"/>A consistent formula that's true on some valuations and false on </text:p>
      <text:p text:style-name="P1"><text:s text:c="9"/>others; i.e. the column under the main operator contains at least </text:p>
      <text:p text:style-name="P1"><text:s text:c="9"/>one T and at least one F. </text:p>
      <text:p text:style-name="P1"/>
      <text:p text:style-name="P1"><text:s text:c="6"/>TAUTOLOGY or VALIDITY </text:p>
      <text:p text:style-name="P1"><text:s text:c="9"/>A consistent formula that's true on all valuations; i.e. the column </text:p>
      <text:p text:style-name="P1"><text:s text:c="9"/>under the main operator contains all T's. </text:p>
      <text:p text:style-name="P1"/>
      <text:p text:style-name="P1"><text:s text:c="3"/>Summary </text:p>
      <text:p text:style-name="P1"/>
      <text:p text:style-name="P1"><text:soft-page-break/><text:s text:c="9"/>======= <text:s/>======= <text:s/>========================== </text:p>
      <text:p text:style-name="P1"><text:s text:c="9"/>Num T's <text:s/>Num F's <text:s/>Assessment </text:p>
      <text:p text:style-name="P1"><text:s text:c="9"/>======= <text:s/>======= <text:s/>========================== </text:p>
      <text:p text:style-name="P1"><text:s text:c="9"/>0 <text:s text:c="7"/>2+ <text:s text:c="6"/>inconsistent/contradiction </text:p>
      <text:p text:style-name="P1"><text:s text:c="9"/>1+ <text:s text:c="6"/>0+ <text:s text:c="6"/>consistent </text:p>
      <text:p text:style-name="P1"><text:s text:c="9"/>1+ <text:s text:c="6"/>1+ <text:s text:c="6"/>contingent </text:p>
      <text:p text:style-name="P1"><text:s text:c="9"/>2+ <text:s text:c="6"/>0 <text:s text:c="7"/>tautology or validity </text:p>
      <text:p text:style-name="P1"><text:s text:c="9"/>======= <text:s/>======= <text:s/>========================== </text:p>
      <text:p text:style-name="P1"/>
      <text:p text:style-name="P1">Truth-Functional Completeness </text:p>
      <text:p text:style-name="P1">----------------------------- </text:p>
      <text:p text:style-name="P1"/>
      <text:p text:style-name="P1"><text:s text:c="3"/>TRUTH-FUNCTIONAL COMPLETENESS describes any set of truth-functional </text:p>
      <text:p text:style-name="P1"><text:s text:c="3"/>operators from which all other truth-functions are definable. </text:p>
      <text:p text:style-name="P1"><text:s text:c="3"/>Propositional logic's set of primitive operators -, ∧, ∨, -&gt; and &lt;-&gt; </text:p>
      <text:p text:style-name="P1"><text:s text:c="3"/>is truth-functionally complete. <text:s/>But so too is negation with any other </text:p>
      <text:p text:style-name="P1"><text:s text:c="3"/>single operator. <text:s/>Some authors have defined new operators that are </text:p>
      <text:p text:style-name="P1"><text:s text:c="3"/>truth-functionally complete by themselves. <text:s/>An example is the </text:p>
      <text:p text:style-name="P1"><text:s text:c="3"/>SHEFFER STROKE symbol '(P|Q)', whose valuation function is equivalent </text:p>
      <text:p text:style-name="P1"><text:s text:c="3"/>to how our valuation function would apply to the form -(P ∧ Q). </text:p>
      <text:p text:style-name="P1"><text:s text:c="3"/>However, any logic constructed upon just one operator is cumbersome </text:p>
      <text:p text:style-name="P1"><text:s text:c="3"/>to use. </text:p>
      <text:p text:style-name="P1"><text:s/></text:p>
      <text:p text:style-name="P1"><text:s text:c="3"/>For example, observe in the two examples that the columns under the </text:p>
      <text:p text:style-name="P1"><text:s text:c="3"/>main operators (highlighted with '*') under each wff have the same </text:p>
      <text:p text:style-name="P1"><text:s text:c="3"/>value in the same valuation. </text:p>
      <text:p text:style-name="P1"/>
      <text:p text:style-name="P1"><text:s text:c="10"/>P Q | (P | Q) | -(P ∧ Q) <text:s text:c="4"/>R S | R -&gt; S | - R ∨ S </text:p>
      <text:p text:style-name="P1"><text:s text:c="9"/>========================== <text:s text:c="3"/>======================== </text:p>
      <text:p text:style-name="P1"><text:s text:c="10"/>F F | <text:s/>F T F <text:s/>| T F F F <text:s text:c="5"/>F F | F T <text:s/>F | T F T F </text:p>
      <text:p text:style-name="P1"><text:s text:c="10"/>F T | <text:s/>F T T <text:s/>| T F F T <text:s text:c="5"/>F T | F T <text:s/>T | T F T T </text:p>
      <text:p text:style-name="P1"><text:s text:c="10"/>T F | <text:s/>T T F <text:s/>| T T F F <text:s text:c="5"/>T F | T F <text:s/>F | F T F F </text:p>
      <text:p text:style-name="P1"><text:s text:c="10"/>T T | <text:s/>T F T <text:s/>| F T T T <text:s text:c="5"/>T T | T T <text:s/>T | F T T T </text:p>
      <text:p text:style-name="P1"><text:s text:c="19"/>* <text:s text:c="5"/>* <text:s text:c="20"/>* <text:s text:c="9"/>* </text:p>
      <text:p text:style-name="P1"/>
      <text:p text:style-name="P1">Truth-Table Study of A Set of WFFs </text:p>
      <text:p text:style-name="P1">---------------------------------- </text:p>
      <text:p text:style-name="P1"/>
      <text:p text:style-name="P1"><text:s text:c="3"/>A truth-table study of a set of wffs can give us insight into the </text:p>
      <text:p text:style-name="P1"><text:s text:c="3"/>relationships between those formulas. </text:p>
      <text:p text:style-name="P1"/>
      <text:p text:style-name="P1"><text:s text:c="3"/>CONSISTENT SET OF FORMULAS </text:p>
      <text:p text:style-name="P1"><text:s text:c="6"/>A set of wffs is CONSISTENT if there is at least one valuation (row) </text:p>
      <text:p text:style-name="P1"><text:s text:c="6"/>of the table on which every formula has T under its main operator. </text:p>
      <text:p text:style-name="P1"/>
      <text:p text:style-name="P1"><text:s text:c="6"/>LOGICALLY EQUIVALENT PAIR OF FORMULAS </text:p>
      <text:p text:style-name="P1"><text:s text:c="9"/>A pair of wffs is LOGICALLY EQUIVALENT if for every valuation (row) </text:p>
      <text:p text:style-name="P1"><text:s text:c="9"/>of the table, both wffs have the same value under their main </text:p>
      <text:p text:style-name="P1"><text:s text:c="9"/>operators. <text:s/>Notice that for the truth table above for the Sheffer </text:p>
      <text:p text:style-name="P1"><text:s text:c="9"/>stroke, we've shown that it's logically equivalent to -(P ∧ Q). </text:p>
      <text:p text:style-name="P1"/>
      <text:p text:style-name="P1"><text:s text:c="3"/>INCONSISTENT SET OF FORMULAS </text:p>
      <text:p text:style-name="P1"><text:s text:c="6"/>A set of wffs is INCONSISTENT if there is no valuation (row) </text:p>
      <text:p text:style-name="P1"><text:s text:c="6"/>on which all formulas have T under their main operators. </text:p>
      <text:p text:style-name="P1"/>
      <text:p text:style-name="P1"><text:s text:c="10"/>R S | R -&gt; S | - R ∨ S </text:p>
      <text:p text:style-name="P1"><text:s text:c="9"/>========================= </text:p>
      <text:p text:style-name="P1"><text:s text:c="10"/>F F | F T <text:s/>F | T F T F </text:p>
      <text:p text:style-name="P1"><text:s text:c="10"/>F T | F T <text:s/>T | T F T T </text:p>
      <text:p text:style-name="P1"><text:soft-page-break/><text:s text:c="10"/>T F | T F <text:s/>F | F T F F </text:p>
      <text:p text:style-name="P1"><text:s text:c="10"/>T T | T T <text:s/>T | F T T T </text:p>
      <text:p text:style-name="P1"><text:s text:c="18"/>* <text:s text:c="9"/>* </text:p>
      <text:p text:style-name="P1"/>
      <text:p text:style-name="P1">Truth-Table Study of A Sequent </text:p>
      <text:p text:style-name="P1">------------------------------ </text:p>
      <text:p text:style-name="P1"/>
      <text:p text:style-name="P1"><text:s text:c="3"/>A truth-table for an argument is constructed simply by treating the set </text:p>
      <text:p text:style-name="P1"><text:s text:c="3"/>of premises and the conclusion as a set of wffs under study. </text:p>
      <text:p text:style-name="P1"/>
      <text:p text:style-name="P1"><text:s text:c="3"/>Evaluation is just a matter of reading the definition of a valid </text:p>
      <text:p text:style-name="P1"><text:s text:c="3"/>deductive argument directly off the table. <text:s/>A deductive argument </text:p>
      <text:p text:style-name="P1"><text:s text:c="3"/>is an argument whose conclusion cannot be F if the premises are all T. </text:p>
      <text:p text:style-name="P1"><text:s text:c="3"/>Notice from the definition that the conclusion is free to hold </text:p>
      <text:p text:style-name="P1"><text:s text:c="3"/>any value on a valuation (row) where the premises are not all true. </text:p>
      <text:p text:style-name="P1"/>
      <text:p text:style-name="P1"><text:s text:c="3"/>Example </text:p>
      <text:p text:style-name="P1"/>
      <text:p text:style-name="P1"><text:s text:c="10"/>P Q | P -&gt; Q , - Q <text:s/>⊢ <text:s/>- P </text:p>
      <text:p text:style-name="P1"><text:s text:c="9"/>============================= </text:p>
      <text:p text:style-name="P1"><text:s text:c="10"/>F F | F T <text:s/>F | T F <text:s/>| <text:s/>T F <text:s/>&lt;== </text:p>
      <text:p text:style-name="P1"><text:s text:c="10"/>F T | F T <text:s/>T | F T <text:s/>| <text:s/>T F </text:p>
      <text:p text:style-name="P1"><text:s text:c="10"/>T F | T F <text:s/>F | T F <text:s/>| <text:s/>F T </text:p>
      <text:p text:style-name="P1"><text:s text:c="10"/>T T | T T <text:s/>T | F T <text:s/>| <text:s/>F T </text:p>
      <text:p text:style-name="P1"><text:s text:c="18"/>* <text:s text:c="5"/>* <text:s text:c="6"/>* </text:p>
      <text:p text:style-name="P1"/>
      <text:p text:style-name="P1"><text:s text:c="3"/>The row indicated with an arrow verifies that this argument is valid. </text:p>
      <text:p text:style-name="P1"/>
      <text:p text:style-name="P1"><text:s text:c="3"/>An invalid argument is an argument that contains at least one valuation </text:p>
      <text:p text:style-name="P1"><text:s text:c="3"/>on which all the premises are T, but the conclusion is F. </text:p>
      <text:p text:style-name="P1"/>
      <text:p text:style-name="P1"><text:s text:c="3"/>Example </text:p>
      <text:p text:style-name="P1"/>
      <text:p text:style-name="P1"><text:s text:c="10"/>P Q | P -&gt; Q , <text:s/>- P <text:s/>⊢ <text:s/>- Q </text:p>
      <text:p text:style-name="P1"><text:s text:c="9"/>============================= </text:p>
      <text:p text:style-name="P1"><text:s text:c="10"/>F F | <text:s text:c="2"/>T <text:s text:c="3"/>| <text:s/>T <text:s text:c="3"/>| <text:s/>T F </text:p>
      <text:p text:style-name="P1"><text:s text:c="10"/>F T | <text:s text:c="2"/>T <text:s text:c="3"/>| <text:s/>T <text:s text:c="3"/>| <text:s/>F T <text:s/>&lt;== </text:p>
      <text:p text:style-name="P1"><text:s text:c="10"/>T F | <text:s text:c="2"/>F <text:s text:c="3"/>| <text:s/>F <text:s text:c="3"/>| <text:s/>T F </text:p>
      <text:p text:style-name="P1"><text:s text:c="10"/>T T | <text:s text:c="2"/>T <text:s text:c="3"/>| <text:s/>F <text:s text:c="3"/>| <text:s/>F T </text:p>
      <text:p text:style-name="P1"><text:s text:c="18"/>* <text:s text:c="6"/>* <text:s text:c="6"/>* </text:p>
      <text:p text:style-name="P1"/>
      <text:p text:style-name="P1"><text:s text:c="3"/>We have discovered a row on which the premises are all T, but the conclusion </text:p>
      <text:p text:style-name="P1"><text:s text:c="3"/>is F, so the argument form is invalid. </text:p>
      <text:p text:style-name="P1"/>
      <text:p text:style-name="P1"><text:s text:c="3"/>The results for an inconsistent set of premises may seem counter-intuitive. </text:p>
      <text:p text:style-name="P1"/>
      <text:p text:style-name="P1"><text:s text:c="10"/>P Q | P , - P ⊢ <text:s/>Q </text:p>
      <text:p text:style-name="P1"><text:s text:c="9"/>==================== </text:p>
      <text:p text:style-name="P1"><text:s text:c="10"/>F F | F | T F | <text:s/>F </text:p>
      <text:p text:style-name="P1"><text:s text:c="10"/>F T | F | T F | <text:s/>T <text:s/>&lt;== </text:p>
      <text:p text:style-name="P1"><text:s text:c="10"/>T F | T | F T | <text:s/>F </text:p>
      <text:p text:style-name="P1"><text:s text:c="10"/>T T | T | F T | <text:s/>T <text:s/>&lt;== </text:p>
      <text:p text:style-name="P1"><text:s text:c="16"/>* <text:s text:c="2"/>* <text:s text:c="5"/>* </text:p>
      <text:p text:style-name="P1"/>
      <text:p text:style-name="P1"><text:s text:c="3"/>This argument is valid. <text:s/>Since there are no rows where the premises </text:p>
      <text:p text:style-name="P1"><text:s text:c="3"/>are all true; any conclusion whatever follows. </text:p>
      <text:p text:style-name="P1"/>
      <text:p text:style-name="P1"><text:s text:c="3"/>A disadvantage of truth-tables is that they grow exponentially. <text:s/>A set </text:p>
      <text:p text:style-name="P1"><text:s text:c="3"/>of wffs with n proposition symbols will have 2^n rows. </text:p>
      <text:p text:style-name="P1"><text:soft-page-break/></text:p>
      <text:p text:style-name="P1">Truth-Tables ("Fast Method") </text:p>
      <text:p text:style-name="P1">============================ </text:p>
      <text:p text:style-name="P1"/>
      <text:p text:style-name="P1"><text:s text:c="3"/>There is a faster way to construct a truth-table, though it is not </text:p>
      <text:p text:style-name="P1"><text:s text:c="3"/>as visually satisfying. Instead, it implements a search algorithm </text:p>
      <text:p text:style-name="P1"><text:s text:c="3"/>to find only those valuations on which a formula is T (or F). <text:s/>It has </text:p>
      <text:p text:style-name="P1"><text:s text:c="3"/>the advantage over a full truth-table in that we do not have the problem </text:p>
      <text:p text:style-name="P1"><text:s text:c="3"/>of potentially huge tables due to a large number of proposition symbols. </text:p>
      <text:p text:style-name="P1"/>
      <text:p text:style-name="P1"><text:s text:c="3"/>Procedure </text:p>
      <text:p text:style-name="P1"><text:s text:c="3"/>1. <text:s/>Write down in a horizontal list the wff, set of wffs, or sequent under </text:p>
      <text:p text:style-name="P1"><text:s text:c="7"/>study. <text:s/>Write T or F (depending on what you are trying to find - see </text:p>
      <text:p text:style-name="P1"><text:s text:c="7"/>Truth-Table Study of Single WFFs above) below the main operator of each </text:p>
      <text:p text:style-name="P1"><text:s text:c="7"/>formula. </text:p>
      <text:p text:style-name="P1"/>
      <text:p text:style-name="P1"><text:s text:c="3"/>2. <text:s/>Now work backward from the outermost operator down to the innermost </text:p>
      <text:p text:style-name="P1"><text:s text:c="7"/>parentheses. <text:s/>Evaluate as many sub-expressions as possible, continuing </text:p>
      <text:p text:style-name="P1"><text:s text:c="7"/>until it is not possible to do anything else - some sub-wffs may </text:p>
      <text:p text:style-name="P1"><text:s text:c="7"/>go undetermined. </text:p>
      <text:p text:style-name="P1"/>
      <text:p text:style-name="P1"><text:s text:c="3"/>3. <text:s/>While performing step 2 if you can find the truth-value of </text:p>
      <text:p text:style-name="P1"><text:s text:c="7"/>a proposition symbol, place that value under all other occurrences </text:p>
      <text:p text:style-name="P1"><text:s text:c="7"/>of that symbol in each of the wffs under study. </text:p>
      <text:p text:style-name="P1"/>
      <text:p text:style-name="P1"><text:s text:c="3"/>4. <text:s/>The search is successful if you encounter a contradiction or if the </text:p>
      <text:p text:style-name="P1"><text:s text:c="7"/>valuation we sought is now readable off the table. <text:s/>This is the set </text:p>
      <text:p text:style-name="P1"><text:s text:c="7"/>of values found for the proposition symbols that makes the main </text:p>
      <text:p text:style-name="P1"><text:s text:c="7"/>operator T (or F). </text:p>
      <text:p text:style-name="P1"/>
      <text:p text:style-name="P1"><text:s text:c="3"/>The study is to find valuations for the proposition symbols on which </text:p>
      <text:p text:style-name="P1"><text:s text:c="3"/>the whole wff is T (or F). <text:s/>So, it is convenient to highlight somehow </text:p>
      <text:p text:style-name="P1"><text:s text:c="3"/>the symbols' values at the end of this process. <text:s/>I will place </text:p>
      <text:p text:style-name="P1"><text:s text:c="3"/>an '*' under them. </text:p>
      <text:p text:style-name="P1"/>
      <text:p text:style-name="P1">Fast truth-table Study of A Single WFF </text:p>
      <text:p text:style-name="P1">-------------------------------------- </text:p>
      <text:p text:style-name="P1"/>
      <text:p text:style-name="P1"><text:s text:c="3"/>To check if a wff has any valuation on which it is T, set its main </text:p>
      <text:p text:style-name="P1"><text:s text:c="3"/>operator to T; and to check if it has a valuation on which it is F, </text:p>
      <text:p text:style-name="P1"><text:s text:c="3"/>set its main operator to F. </text:p>
      <text:p text:style-name="P1"/>
      <text:p text:style-name="P1"><text:s text:c="3"/>Examples </text:p>
      <text:p text:style-name="P1"/>
      <text:p text:style-name="P1"><text:s text:c="9"/>1. <text:s/>P ∧ Q <text:s text:c="4"/>--P ∧ (Q ∨ P) <text:s text:c="4"/>P ∨ -Q <text:s text:c="4"/>P -&gt; (- Q ∨ R) </text:p>
      <text:p text:style-name="P1"><text:s text:c="15"/>T <text:s text:c="10"/>T <text:s text:c="14"/>F <text:s text:c="9"/>F </text:p>
      <text:p text:style-name="P1"/>
      <text:p text:style-name="P1"><text:s text:c="9"/>2. <text:s/>P ∧ Q <text:s text:c="4"/>--P ∧ (Q ∨ P) <text:s text:c="4"/>P ∨ -Q <text:s text:c="4"/>P -&gt; (- Q ∨ R) </text:p>
      <text:p text:style-name="P1"><text:s text:c="13"/>T T T <text:s text:c="4"/>T <text:s text:c="2"/>T <text:s text:c="3"/>T <text:s text:c="7"/>F F F <text:s text:c="5"/>T F <text:s text:c="4"/>F </text:p>
      <text:p text:style-name="P1"><text:s text:c="13"/>* <text:s text:c="2"/>* </text:p>
      <text:p text:style-name="P1"/>
      <text:p text:style-name="P1"><text:s text:c="9"/>3. <text:s text:c="11"/>--P ∧ (Q ∨ P) <text:s text:c="4"/>P ∨ - Q <text:s text:c="3"/>P -&gt; (- Q ∨ R) </text:p>
      <text:p text:style-name="P1"><text:s text:c="23"/>TFT T <text:s text:c="3"/>T T <text:s text:c="5"/>F F F T <text:s text:c="3"/>T F <text:s text:c="2"/>F <text:s text:c="2"/>F F </text:p>
      <text:p text:style-name="P1"><text:s text:c="41"/>* <text:s text:c="4"/>* </text:p>
      <text:p text:style-name="P1"/>
      <text:p text:style-name="P1"><text:s text:c="9"/>4. <text:s text:c="11"/>--P ∧ (Q ∨ P) <text:s text:c="15"/>P -&gt; (- Q ∨ R) </text:p>
      <text:p text:style-name="P1"><text:s text:c="23"/>TFT T <text:s/>? T T <text:s text:c="16"/>T F <text:s text:c="2"/>F T F F </text:p>
      <text:p text:style-name="P1"><text:s text:c="25"/>* <text:s text:c="3"/>* <text:s text:c="2"/>* <text:s text:c="16"/>* <text:s text:c="6"/>* <text:s text:c="2"/>* </text:p>
      <text:p text:style-name="P1"/>
      <text:p text:style-name="P1"><text:soft-page-break/><text:s text:c="3"/>Valuations Discovered </text:p>
      <text:p text:style-name="P1"/>
      <text:p text:style-name="P1"><text:s text:c="13"/>P=T <text:s text:c="6"/>P=T <text:s text:c="16"/>P=F <text:s text:c="8"/>P=T </text:p>
      <text:p text:style-name="P1"><text:s text:c="13"/>Q=F <text:s text:c="6"/>Q=T or F <text:s text:c="11"/>Q=T <text:s text:c="8"/>Q=T </text:p>
      <text:p text:style-name="P1"><text:s text:c="55"/>R=F </text:p>
      <text:p text:style-name="P1"/>
      <text:p text:style-name="P1"><text:s text:c="3"/>Notice in the second example we couldn't find a value for Q. <text:s/>However, </text:p>
      <text:p text:style-name="P1"><text:s text:c="3"/>upon closer examination it should become apparent that's because Q's value </text:p>
      <text:p text:style-name="P1"><text:s text:c="3"/>doesn't matter; both T and F for Q make the formula T. <text:s/>So there are two </text:p>
      <text:p text:style-name="P1"><text:s text:c="3"/>valuations on which the formula is T. <text:s/>In both P is T, but Q is T in one </text:p>
      <text:p text:style-name="P1"><text:s text:c="3"/>and F in the other. </text:p>
      <text:p text:style-name="P1"/>
      <text:p text:style-name="P1"><text:s text:c="3"/>To test if a wff is contingent the process must be performed once with </text:p>
      <text:p text:style-name="P1"><text:s text:c="3"/>T under the main operator, and once with F. <text:s/>The wff is contingent </text:p>
      <text:p text:style-name="P1"><text:s text:c="3"/>if and only if we find at least one valuation of the proposition symbols </text:p>
      <text:p text:style-name="P1"><text:s text:c="3"/>that makes the main operator T, and at least one valuation of the </text:p>
      <text:p text:style-name="P1"><text:s text:c="3"/>proposition symbols that make the main operator F. </text:p>
      <text:p text:style-name="P1"/>
      <text:p text:style-name="P1">Fast Truth-Table Study of A Set of WFFs </text:p>
      <text:p text:style-name="P1">--------------------------------------- </text:p>
      <text:p text:style-name="P1"/>
      <text:p text:style-name="P1"><text:s text:c="3"/>We can use the same method to test a set of wffs for consistency or </text:p>
      <text:p text:style-name="P1"><text:s text:c="3"/>inconsistency by setting the main operators all to T (or all to F). </text:p>
      <text:p text:style-name="P1"><text:s text:c="3"/>The only extra note here is that step 3 now works *across* WFFs. </text:p>
      <text:p text:style-name="P1"><text:s text:c="3"/>That is, upon finding the value of a proposition symbol in one wff </text:p>
      <text:p text:style-name="P1"><text:s text:c="3"/>write that value under all instances of the proposition symbol </text:p>
      <text:p text:style-name="P1"><text:s text:c="3"/>in each wff in the set. </text:p>
      <text:p text:style-name="P1"/>
      <text:p text:style-name="P1"><text:s text:c="3"/>Example <text:s/>Test each pair of wffs for consistency </text:p>
      <text:p text:style-name="P1"/>
      <text:p text:style-name="P1"><text:s text:c="9"/>1. <text:s/>P ∧ Q <text:s text:c="3"/>-(- P ∨ - Q) <text:s text:c="12"/>P ∧ Q <text:s text:c="3"/>-P ∨ -Q </text:p>
      <text:p text:style-name="P1"><text:s text:c="15"/>T <text:s text:c="5"/>T <text:s text:c="25"/>T <text:s text:c="8"/>T </text:p>
      <text:p text:style-name="P1"><text:s text:c="4"/></text:p>
      <text:p text:style-name="P1"><text:s text:c="9"/>2. <text:s/>P ∧ Q <text:s text:c="3"/>-(- P ∨ - Q) <text:s text:c="12"/>P ∧ Q <text:s text:c="3"/>-P ∨ -Q </text:p>
      <text:p text:style-name="P1"><text:s text:c="13"/>T T T <text:s text:c="3"/>T <text:s text:c="4"/>F <text:s text:c="17"/>T T T <text:s text:c="6"/>T <text:s text:c="2"/></text:p>
      <text:p text:style-name="P1"><text:s text:c="4"/></text:p>
      <text:p text:style-name="P1"><text:s text:c="9"/>3. <text:s/>P ∧ Q <text:s text:c="3"/>-(- P ∨ - Q) <text:s text:c="12"/>P ∧ Q <text:s text:c="3"/>- P ∨ - Q </text:p>
      <text:p text:style-name="P1"><text:s text:c="13"/>T T T <text:s text:c="3"/>T F <text:s text:c="2"/>F F <text:s text:c="15"/>T T T <text:s text:c="3"/>F T T F T </text:p>
      <text:p text:style-name="P1"><text:s text:c="47"/>* <text:s text:c="2"/>* </text:p>
      <text:p text:style-name="P1"><text:s text:c="9"/>4. <text:s/>P ∧ Q <text:s text:c="3"/>-(- P ∨ - Q) <text:s text:c="12"/>inconsistent </text:p>
      <text:p text:style-name="P1"><text:s text:c="13"/>T T T <text:s text:c="3"/>T F T F F T </text:p>
      <text:p text:style-name="P1"><text:s text:c="13"/>* <text:s text:c="2"/>* <text:s text:c="7"/>* <text:s text:c="4"/>* </text:p>
      <text:p text:style-name="P1"><text:s text:c="13"/>consistent </text:p>
      <text:p text:style-name="P1"/>
      <text:p text:style-name="P1"><text:s text:c="13"/>P=T </text:p>
      <text:p text:style-name="P1"><text:s text:c="13"/>Q=T </text:p>
      <text:p text:style-name="P1"><text:s text:c="4"/></text:p>
      <text:p text:style-name="P1">Fast Truth-Table Study of A Sequent </text:p>
      <text:p text:style-name="P1">----------------------------------- </text:p>
      <text:p text:style-name="P1"/>
      <text:p text:style-name="P1"><text:s text:c="3"/>To test a sequent, we test if it is invalid by setting each premise's </text:p>
      <text:p text:style-name="P1"><text:s text:c="3"/>main operator to T and the conclusion's to F. <text:s/>Then work backwards exactly </text:p>
      <text:p text:style-name="P1"><text:s text:c="3"/>as for a set of wffs. <text:s/>If no contradiction is obtained, it is indeed </text:p>
      <text:p text:style-name="P1"><text:s text:c="3"/>possible for the premises to be T and the conclusion F, as initially </text:p>
      <text:p text:style-name="P1"><text:s text:c="3"/>assumed; therefore, the argument is invalid. <text:s/>On the other hand, </text:p>
      <text:p text:style-name="P1"><text:s text:c="3"/>if a contradiction is obtained, then the argument is valid. </text:p>
      <text:p text:style-name="P1"><text:s text:c="7"/></text:p>
      <text:p text:style-name="P1"><text:s text:c="3"/>Example <text:s/>Test the sequent for validity </text:p>
      <text:p text:style-name="P1"/>
      <text:p text:style-name="P1"><text:soft-page-break/><text:s text:c="9"/>1. <text:s/>- P -&gt; (Q ∨ R), - Q <text:s/>⊢ <text:s text:c="2"/>R -&gt; P </text:p>
      <text:p text:style-name="P1"><text:s text:c="17"/>T <text:s text:c="10"/>T <text:s text:c="9"/>F </text:p>
      <text:p text:style-name="P1"/>
      <text:p text:style-name="P1"><text:s text:c="9"/>2. <text:s/>- P -&gt; (Q ∨ R), - Q <text:s/>⊢ <text:s text:c="2"/>R -&gt; P </text:p>
      <text:p text:style-name="P1"><text:s text:c="17"/>T <text:s text:c="10"/>T F <text:s text:c="5"/>T F <text:s/>F </text:p>
      <text:p text:style-name="P1"/>
      <text:p text:style-name="P1"><text:s text:c="9"/>3. <text:s/>- P -&gt; (Q ∨ R), - Q <text:s/>⊢ <text:s text:c="2"/>R -&gt; P </text:p>
      <text:p text:style-name="P1"><text:s text:c="15"/>F T <text:s text:c="2"/>F <text:s text:c="2"/>T <text:s text:c="2"/>T F <text:s text:c="5"/>T F <text:s/>F </text:p>
      <text:p text:style-name="P1"/>
      <text:p text:style-name="P1"><text:s text:c="9"/>4. <text:s/>- P -&gt; (Q ∨ R), - Q <text:s/>⊢ <text:s text:c="2"/>R -&gt; P </text:p>
      <text:p text:style-name="P1"><text:s text:c="13"/>T F T <text:s text:c="2"/>F T T <text:s text:c="2"/>T F <text:s text:c="5"/>T F <text:s/>F </text:p>
      <text:p text:style-name="P1"><text:s text:c="17"/>* <text:s text:c="10"/>* <text:s text:c="9"/>* </text:p>
      <text:p text:style-name="P1"/>
      <text:p text:style-name="P1"><text:s text:c="3"/>The search succeeded in finding a set of values that make all the </text:p>
      <text:p text:style-name="P1"><text:s text:c="3"/>premises T and the conclusion F. <text:s/>So the argument is invalid. </text:p>
      <text:p text:style-name="P1"/>
      <text:p text:style-name="P1"><text:s text:c="3"/>Example <text:s/>Test the argument form for validity </text:p>
      <text:p text:style-name="P1"/>
      <text:p text:style-name="P1"><text:s text:c="9"/>1. <text:s/>P -&gt; (Q ∨ R), Q -&gt; S, P <text:s/>⊢ <text:s/>- R -&gt; S </text:p>
      <text:p text:style-name="P1"><text:s text:c="15"/>T <text:s text:c="12"/>T <text:s text:c="4"/>T <text:s text:c="8"/>F </text:p>
      <text:p text:style-name="P1"/>
      <text:p text:style-name="P1"><text:s text:c="9"/>2. <text:s/>P -&gt; (Q ∨ R), Q -&gt; S, P <text:s/>⊢ <text:s/>- R -&gt; S </text:p>
      <text:p text:style-name="P1"><text:s text:c="15"/>T <text:s text:c="12"/>T <text:s text:c="4"/>T <text:s text:c="4"/>T <text:s text:c="2"/>F <text:s/>F </text:p>
      <text:p text:style-name="P1"/>
      <text:p text:style-name="P1"><text:s text:c="9"/>3. <text:s/>P -&gt; (Q ∨ R), Q -&gt; S, P <text:s/>⊢ <text:s/>- R -&gt; S </text:p>
      <text:p text:style-name="P1"><text:s text:c="13"/>T T <text:s text:c="12"/>T <text:s/>F <text:s/>T <text:s text:c="4"/>T F F <text:s/>F </text:p>
      <text:p text:style-name="P1"/>
      <text:p text:style-name="P1"><text:s text:c="9"/>4. <text:s/>P -&gt; (Q ∨ R), Q -&gt; S, P <text:s/>⊢ <text:s/>- R -&gt; S </text:p>
      <text:p text:style-name="P1"><text:s text:c="13"/>T T <text:s text:c="4"/>T F <text:s text:c="2"/>F T <text:s/>F <text:s/>T <text:s text:c="4"/>T F F <text:s/>F </text:p>
      <text:p text:style-name="P1"/>
      <text:p text:style-name="P1"><text:s text:c="9"/>5. <text:s/>P -&gt; (Q ∨ R), Q -&gt; S, P <text:s/>⊢ <text:s/>- R -&gt; S </text:p>
      <text:p text:style-name="P1"><text:s text:c="13"/>T T <text:s text:c="2"/>F T F <text:s text:c="2"/>F T <text:s/>F <text:s/>T <text:s text:c="4"/>T F F <text:s/>F </text:p>
      <text:p text:style-name="P1"><text:s text:c="19"/>* </text:p>
      <text:p text:style-name="P1"/>
      <text:p text:style-name="P1"><text:s text:c="3"/>We've discovered a contradiction. <text:s/>The highlighted disjunction can't be </text:p>
      <text:p text:style-name="P1"><text:s text:c="3"/>T if both Q and R are F. <text:s/>Therefore, the form is valid. </text:p>
      <text:p text:style-name="P1"/>
      <text:p text:style-name="P1">Truth-Trees </text:p>
      <text:p text:style-name="P1">=========== </text:p>
      <text:p text:style-name="P1"/>
      <text:p text:style-name="P1"><text:s text:c="3"/>Decidability </text:p>
      <text:p text:style-name="P1"/>
      <text:p text:style-name="P1"><text:s text:c="3"/>If there is an algorithm for determining whether an argument form </text:p>
      <text:p text:style-name="P1"><text:s text:c="3"/>expressible in a formal system such as propositional logic is valid, then </text:p>
      <text:p text:style-name="P1"><text:s text:c="3"/>that system is DECIDABLE. <text:s/>Truth-tables and fast truth-tables both </text:p>
      <text:p text:style-name="P1"><text:s text:c="3"/>constitute such algorithms. <text:s/>Therefore, the logic is decidable. <text:s/>However, </text:p>
      <text:p text:style-name="P1"><text:s text:c="3"/>those methods can become impractical when the set of proposition symbols </text:p>
      <text:p text:style-name="P1"><text:s text:c="3"/>starts to grow. <text:s/>Truth-trees provide a more efficient algorithm for </text:p>
      <text:p text:style-name="P1"><text:s text:c="3"/>performing the same tasks. </text:p>
      <text:p text:style-name="P1"/>
      <text:p text:style-name="P1"><text:s text:c="3"/>Truth-Trees </text:p>
      <text:p text:style-name="P1"/>
      <text:p text:style-name="P1"><text:s text:c="3"/>Given a set of wffs, a TRUTH-TREE is an exhaustive search for ways </text:p>
      <text:p text:style-name="P1"><text:s text:c="3"/>in which all the wffs can be true. <text:s/>The nodes of our tree will each </text:p>
      <text:p text:style-name="P1"><text:s text:c="3"/>have a list of one or more wffs. <text:s/>A CLOSED PATH is any path that's </text:p>
      <text:p text:style-name="P1"><text:s text:c="3"/>terminated by '⊥'. <text:s/>So, an OPEN PATH is any path that's not closed. </text:p>
      <text:p text:style-name="P1"/>
      <text:p text:style-name="P1"><text:s text:c="3"/>Procedure </text:p>
      <text:p text:style-name="P1"><text:s text:c="3"/>1. <text:s/>Write down a vertical list of the wffs to be tested. <text:s/>This list forms </text:p>
      <text:p text:style-name="P1"><text:soft-page-break/><text:s text:c="7"/>the root of the tree, so place it at the top of the page. </text:p>
      <text:p text:style-name="P1"/>
      <text:p text:style-name="P1"><text:s text:c="3"/>2. <text:s/>Repeatedly apply the following rules in any order. <text:s/>The tree </text:p>
      <text:p text:style-name="P1"><text:s text:c="7"/>is completed when no additional rules can be applied. </text:p>
      <text:p text:style-name="P1"/>
      <text:p text:style-name="P1"><text:s text:c="3"/>Note that while the order rules are applied does not matter, to keep the </text:p>
      <text:p text:style-name="P1"><text:s text:c="3"/>tree smaller, at each step, always apply all non-branching rules before </text:p>
      <text:p text:style-name="P1"><text:s text:c="3"/>applying branching rules. </text:p>
      <text:p text:style-name="P1"/>
      <text:p text:style-name="P1"><text:s text:c="3"/>A STAR next to a wff indicates it is no longer available to apply rules. </text:p>
      <text:p text:style-name="P1"/>
      <text:p text:style-name="P1"><text:s text:c="3"/>==== <text:s/>===================================================================== </text:p>
      <text:p text:style-name="P1"><text:s text:c="3"/>Name <text:s/>Rule </text:p>
      <text:p text:style-name="P1"><text:s text:c="3"/>==== <text:s/>===================================================================== </text:p>
      <text:p text:style-name="P1"><text:s text:c="3"/>- <text:s text:c="4"/>If an open path contains both a formula and its negation, close it </text:p>
      <text:p text:style-name="P1"><text:s text:c="9"/>by placing '⊥' at the bottom of the path. </text:p>
      <text:p text:style-name="P1"/>
      <text:p text:style-name="P1"><text:s text:c="3"/>-- <text:s text:c="3"/>If an open path contains an unstarred instance of --Φ, star it </text:p>
      <text:p text:style-name="P1"><text:s text:c="9"/>and write Φ at the bottom of every open path below it. </text:p>
      <text:p text:style-name="P1"/>
      <text:p text:style-name="P1"><text:s text:c="3"/>∧ <text:s text:c="4"/>If an open path contains an unstarred instance of Φ ∧ Ψ, star it </text:p>
      <text:p text:style-name="P1"><text:s text:c="9"/>and write both Φ and Ψ at the bottom of every open path that contains </text:p>
      <text:p text:style-name="P1"><text:s text:c="9"/>this newly starred wff. </text:p>
      <text:p text:style-name="P1"/>
      <text:p text:style-name="P1"><text:s text:c="3"/>-∧ <text:s text:c="3"/>If an open path contains an unstarred instance of -(Φ ∧ Ψ), star </text:p>
      <text:p text:style-name="P1"><text:s text:c="9"/>it and split the bottom of each open path containing this newly </text:p>
      <text:p text:style-name="P1"><text:s text:c="9"/>starred wff into two branches, at the end of the first branch write </text:p>
      <text:p text:style-name="P1"><text:s text:c="9"/>-Φ and at the end of the second branch write -Ψ. </text:p>
      <text:p text:style-name="P1"/>
      <text:p text:style-name="P1"><text:s text:c="3"/>∨ <text:s text:c="4"/>If an open path contains an unstarred instance of Φ ∨ Ψ, star it </text:p>
      <text:p text:style-name="P1"><text:s text:c="9"/>and split the bottom of each open path containing this newly starred </text:p>
      <text:p text:style-name="P1"><text:s text:c="9"/>wff into two branches, at the end of the first branch write Φ and at </text:p>
      <text:p text:style-name="P1"><text:s text:c="9"/>the end of the second branch write Ψ. </text:p>
      <text:p text:style-name="P1"/>
      <text:p text:style-name="P1"><text:s text:c="3"/>-∨ <text:s text:c="3"/>If an open path contains an unstarred instance of -(Φ ∨ Ψ), star </text:p>
      <text:p text:style-name="P1"><text:s text:c="9"/>it and write both -Φ and -Ψ at the bottom of every open path that </text:p>
      <text:p text:style-name="P1"><text:s text:c="9"/>contains this newly starred wff. </text:p>
      <text:p text:style-name="P1"/>
      <text:p text:style-name="P1"><text:s text:c="3"/>-&gt; <text:s text:c="3"/>If an open path contains an unstarred instance of Φ -&gt; Ψ, star it </text:p>
      <text:p text:style-name="P1"><text:s text:c="9"/>and split the bottom of each open path containing this newly starred </text:p>
      <text:p text:style-name="P1"><text:s text:c="9"/>wff into two branches, at the end of the first branch write -Φ and </text:p>
      <text:p text:style-name="P1"><text:s text:c="9"/>at the end of the second branch write Ψ. </text:p>
      <text:p text:style-name="P1"/>
      <text:p text:style-name="P1"><text:s text:c="3"/>--&gt; <text:s text:c="2"/>If an open path contains an unstarred instance of -(Φ -&gt; Ψ), </text:p>
      <text:p text:style-name="P1"><text:s text:c="9"/>star it and write both Φ and -Ψ at the bottom of every open path </text:p>
      <text:p text:style-name="P1"><text:s text:c="9"/>that contains this newly starred wff. </text:p>
      <text:p text:style-name="P1"/>
      <text:p text:style-name="P1"><text:s text:c="3"/>&lt;-&gt; <text:s text:c="2"/>If an open path contains an unstarred instance of Φ &lt;-&gt; Ψ, star </text:p>
      <text:p text:style-name="P1"><text:s text:c="9"/>it and split the bottom of each open path containing this newly </text:p>
      <text:p text:style-name="P1"><text:s text:c="9"/>starred wff into two branches, at the end of the first write both </text:p>
      <text:p text:style-name="P1"><text:s text:c="9"/>Φ and Ψ, and at the end of the second write both -Φ and -Ψ. </text:p>
      <text:p text:style-name="P1"/>
      <text:p text:style-name="P1"><text:s text:c="3"/>-&lt;-&gt; <text:s/>If an open path contains an unstarred instance of -(Φ &lt;-&gt; Ψ), star </text:p>
      <text:p text:style-name="P1"><text:s text:c="9"/>it and split the bottom of each open path containing this newly </text:p>
      <text:p text:style-name="P1"><text:s text:c="9"/>starred wff into two branches, at the end of the first write both </text:p>
      <text:p text:style-name="P1"><text:s text:c="9"/>Φ and -Ψ, and at the end of the second write both -Φ and Ψ. </text:p>
      <text:p text:style-name="P1"><text:s text:c="3"/>==== <text:s/>===================================================================== </text:p>
      <text:p text:style-name="P1"/>
      <text:p text:style-name="P1"><text:s text:c="3"/>These rules can also be described in diagrams. </text:p>
      <text:p text:style-name="P1"><text:soft-page-break/></text:p>
      <text:p text:style-name="P1"><text:s text:c="11"/>+---------------------------+---------------------------+ <text:s text:c="9"/></text:p>
      <text:p text:style-name="P1"><text:s text:c="11"/>| ========================= | ========================= | </text:p>
      <text:p text:style-name="P1"><text:s text:c="11"/>| <text:s text:c="12"/>- <text:s text:c="12"/>| <text:s text:c="11"/>-- <text:s text:c="12"/>| </text:p>
      <text:p text:style-name="P1"><text:s text:c="11"/>| ========================= | ========================= | </text:p>
      <text:p text:style-name="P1"><text:s text:c="11"/>| <text:s text:c="12"/>Φ <text:s text:c="12"/>| <text:s text:c="9"/>* --Φ <text:s text:c="11"/>| </text:p>
      <text:p text:style-name="P1"><text:s text:c="11"/>| <text:s text:c="11"/>-Φ <text:s text:c="12"/>| <text:s text:c="8"/>-------- <text:s text:c="9"/>| </text:p>
      <text:p text:style-name="P1"><text:s text:c="11"/>| <text:s text:c="9"/>------- <text:s text:c="9"/>| <text:s text:c="12"/>Φ <text:s text:c="12"/>| </text:p>
      <text:p text:style-name="P1"><text:s text:c="11"/>| <text:s text:c="12"/>⊥ <text:s text:c="12"/>| <text:s text:c="26"/>| </text:p>
      <text:p text:style-name="P1"><text:s text:c="11"/>| <text:s text:c="26"/>| <text:s text:c="26"/>| </text:p>
      <text:p text:style-name="P1"><text:s text:c="11"/>| ========================= | ========================= | <text:s text:c="11"/></text:p>
      <text:p text:style-name="P1"><text:s text:c="11"/>| <text:s text:c="12"/>∧ <text:s text:c="12"/>| <text:s text:c="11"/>-∧ <text:s text:c="12"/>| </text:p>
      <text:p text:style-name="P1"><text:s text:c="11"/>| ========================= | ========================= | </text:p>
      <text:p text:style-name="P1"><text:s text:c="11"/>| <text:s text:c="8"/>* Φ ∧ Ψ <text:s text:c="10"/>| <text:s text:c="7"/>* -(Φ ∧ Ψ) <text:s text:c="8"/>| </text:p>
      <text:p text:style-name="P1"><text:s text:c="11"/>| <text:s text:c="9"/>------- <text:s text:c="9"/>| <text:s text:c="7"/>----------- <text:s text:c="7"/>| </text:p>
      <text:p text:style-name="P1"><text:s text:c="11"/>| <text:s text:c="12"/>Φ <text:s text:c="12"/>| <text:s text:c="10"/>/ <text:s text:c="4"/>\ <text:s text:c="8"/>| </text:p>
      <text:p text:style-name="P1"><text:s text:c="11"/>| <text:s text:c="12"/>Ψ <text:s text:c="12"/>| <text:s text:c="8"/>-Φ <text:s text:c="6"/>-Ψ <text:s text:c="6"/>| </text:p>
      <text:p text:style-name="P1"><text:s text:c="11"/>| <text:s text:c="26"/>| <text:s text:c="26"/>| </text:p>
      <text:p text:style-name="P1"><text:s text:c="11"/>| ========================= | ========================= | </text:p>
      <text:p text:style-name="P1"><text:s text:c="11"/>| <text:s text:c="12"/>∨ <text:s text:c="12"/>| <text:s text:c="11"/>-∨ <text:s text:c="12"/>| </text:p>
      <text:p text:style-name="P1"><text:s text:c="11"/>| ========================= | ========================= | </text:p>
      <text:p text:style-name="P1"><text:s text:c="11"/>| <text:s text:c="8"/>* Φ ∨ Ψ <text:s text:c="10"/>| <text:s text:c="7"/>* -(Φ ∨ Ψ) <text:s text:c="8"/>| </text:p>
      <text:p text:style-name="P1"><text:s text:c="11"/>| <text:s text:c="9"/>------- <text:s text:c="9"/>| <text:s text:c="8"/>----------- <text:s text:c="6"/>| </text:p>
      <text:p text:style-name="P1"><text:s text:c="11"/>| <text:s text:c="10"/>/ <text:s text:c="2"/>\ <text:s text:c="10"/>| <text:s text:c="12"/>-Φ <text:s text:c="11"/>| </text:p>
      <text:p text:style-name="P1"><text:s text:c="11"/>| <text:s text:c="9"/>Φ <text:s text:c="4"/>Ψ <text:s text:c="9"/>| <text:s text:c="12"/>-Ψ <text:s text:c="11"/>| </text:p>
      <text:p text:style-name="P1"><text:s text:c="11"/>| <text:s text:c="26"/>| <text:s text:c="26"/>| </text:p>
      <text:p text:style-name="P1"><text:s text:c="11"/>| ========================= | ========================= | </text:p>
      <text:p text:style-name="P1"><text:s text:c="11"/>| <text:s text:c="12"/>-&gt; <text:s text:c="11"/>| <text:s text:c="11"/>--&gt; <text:s text:c="11"/>| </text:p>
      <text:p text:style-name="P1"><text:s text:c="11"/>| ========================= | ========================= | </text:p>
      <text:p text:style-name="P1"><text:s text:c="11"/>| <text:s text:c="8"/>* Φ -&gt; Ψ <text:s text:c="9"/>| <text:s text:c="6"/>* -(Φ -&gt; Ψ) <text:s text:c="8"/>| </text:p>
      <text:p text:style-name="P1"><text:s text:c="11"/>| <text:s text:c="9"/>-------- <text:s text:c="8"/>| <text:s text:c="7"/>------------ <text:s text:c="6"/>| </text:p>
      <text:p text:style-name="P1"><text:s text:c="11"/>| <text:s text:c="10"/>/ <text:s text:c="3"/>\ <text:s text:c="9"/>| <text:s text:c="12"/>Φ <text:s text:c="12"/>| </text:p>
      <text:p text:style-name="P1"><text:s text:c="11"/>| <text:s text:c="8"/>-Φ <text:s text:c="5"/>Ψ <text:s text:c="8"/>| <text:s text:c="11"/>-Ψ <text:s text:c="12"/>| </text:p>
      <text:p text:style-name="P1"><text:s text:c="11"/>| <text:s text:c="26"/>| <text:s text:c="26"/>| </text:p>
      <text:p text:style-name="P1"><text:s text:c="11"/>| ========================= | ========================= | </text:p>
      <text:p text:style-name="P1"><text:s text:c="11"/>| <text:s text:c="11"/>&lt;-&gt; <text:s text:c="11"/>| <text:s text:c="10"/>-&lt;-&gt; <text:s text:c="11"/>| </text:p>
      <text:p text:style-name="P1"><text:s text:c="11"/>| ========================= | ========================= | </text:p>
      <text:p text:style-name="P1"><text:s text:c="11"/>| <text:s text:c="7"/>* Φ &lt;-&gt; Ψ <text:s text:c="9"/>| <text:s text:c="6"/>* -(Φ &lt;-&gt; Ψ) <text:s text:c="7"/>| </text:p>
      <text:p text:style-name="P1"><text:s text:c="11"/>| <text:s text:c="8"/>--------- <text:s text:c="8"/>| <text:s text:c="7"/>------------ <text:s text:c="6"/>| </text:p>
      <text:p text:style-name="P1"><text:s text:c="11"/>| <text:s text:c="9"/>/ <text:s text:c="4"/>\ <text:s text:c="9"/>| <text:s text:c="10"/>/ <text:s text:c="4"/>\ <text:s text:c="8"/>| </text:p>
      <text:p text:style-name="P1"><text:s text:c="11"/>| <text:s text:c="8"/>Φ <text:s text:c="5"/>-Φ <text:s text:c="8"/>| <text:s text:c="9"/>Φ <text:s text:c="6"/>-Φ <text:s text:c="6"/>| </text:p>
      <text:p text:style-name="P1"><text:s text:c="11"/>| <text:s text:c="8"/>Ψ <text:s text:c="5"/>-Ψ <text:s text:c="8"/>| <text:s text:c="8"/>-Ψ <text:s text:c="7"/>Ψ <text:s text:c="6"/>| </text:p>
      <text:p text:style-name="P1"><text:s text:c="11"/>| <text:s text:c="26"/>| <text:s text:c="26"/>| </text:p>
      <text:p text:style-name="P1"><text:s text:c="11"/>+---------------------------+---------------------------+ </text:p>
      <text:p text:style-name="P1"/>
      <text:p text:style-name="P1">Truth-Tree Analysis </text:p>
      <text:p text:style-name="P1">=================== </text:p>
      <text:p text:style-name="P1"/>
      <text:p text:style-name="P1">Truth-Tree Study of A Single WFF </text:p>
      <text:p text:style-name="P1">-------------------------------- </text:p>
      <text:p text:style-name="P1"/>
      <text:p text:style-name="P1"><text:s text:c="3"/>To test a single wff using a truth-tree, treat the wff as the set </text:p>
      <text:p text:style-name="P1"><text:s text:c="3"/>of formulas. <text:s/>Then conduct the search process. </text:p>
      <text:p text:style-name="P1"/>
      <text:p text:style-name="P1"><text:s text:c="3"/>If the completed tree for one wff contains no open paths, then the </text:p>
      <text:p text:style-name="P1"><text:s text:c="3"/>wff is inconsistent. <text:s/>If it contains one or more open paths, the wff </text:p>
      <text:p text:style-name="P1"><text:s text:c="3"/>is consistent. <text:s/>If it contains two or more open paths, then the wff is </text:p>
      <text:p text:style-name="P1"><text:s text:c="3"/>either tautological or contingent. <text:s/>To find out which construct a second </text:p>
      <text:p text:style-name="P1"><text:s text:c="3"/>tree for the negation of the original wff. <text:s/>A wff is tautological if and </text:p>
      <text:p text:style-name="P1"><text:soft-page-break/><text:s text:c="3"/>only if its negation is inconsistent. <text:s/>Otherwise, it is contingent. </text:p>
      <text:p text:style-name="P1"/>
      <text:p text:style-name="P1"><text:s text:c="9"/>============= <text:s text:c="2"/>========================== <text:s text:c="2"/>========== </text:p>
      <text:p text:style-name="P1"><text:s text:c="9"/>Condition <text:s text:c="6"/>wff <text:s text:c="25"/>-wff </text:p>
      <text:p text:style-name="P1"><text:s text:c="9"/>============= <text:s text:c="2"/>========================== <text:s text:c="2"/>========== </text:p>
      <text:p text:style-name="P1"><text:s text:c="9"/>0 <text:s/>open paths <text:s text:c="2"/>inconsistent <text:s text:c="16"/>tautology </text:p>
      <text:p text:style-name="P1"><text:s text:c="9"/>1+ open paths <text:s text:c="2"/>consistent <text:s text:c="18"/>contingent </text:p>
      <text:p text:style-name="P1"><text:s text:c="9"/>2+ open paths <text:s text:c="2"/>tautology or contingency <text:s text:c="4"/>contingent </text:p>
      <text:p text:style-name="P1"><text:s text:c="9"/>============= <text:s text:c="2"/>========================== <text:s text:c="2"/>========== </text:p>
      <text:p text:style-name="P1"/>
      <text:p text:style-name="P1">Truth-Tree Study of A Set of Wffs </text:p>
      <text:p text:style-name="P1">--------------------------------- </text:p>
      <text:p text:style-name="P1"/>
      <text:p text:style-name="P1"><text:s text:c="3"/>To test a set of wffs using a truth-tree, list vertically the wffs forming </text:p>
      <text:p text:style-name="P1"><text:s text:c="3"/>the root. <text:s/>Then conduct the search process by applying the above rules </text:p>
      <text:p text:style-name="P1"><text:s text:c="3"/>in any order. </text:p>
      <text:p text:style-name="P1"/>
      <text:p text:style-name="P1"><text:s text:c="3"/>The set of wffs is truth-functionally consistent if the tree has at least </text:p>
      <text:p text:style-name="P1"><text:s text:c="3"/>one open path. <text:s/>If the tree has no open paths, the set of wffs </text:p>
      <text:p text:style-name="P1"><text:s text:c="3"/>is inconsistent. </text:p>
      <text:p text:style-name="P1"/>
      <text:p text:style-name="P1"><text:s text:c="9"/>============= <text:s text:c="2"/>========================== </text:p>
      <text:p text:style-name="P1"><text:s text:c="9"/>Condition <text:s text:c="6"/>wff Set </text:p>
      <text:p text:style-name="P1"><text:s text:c="9"/>============= <text:s text:c="2"/>========================== </text:p>
      <text:p text:style-name="P1"><text:s text:c="9"/>0 <text:s/>open paths <text:s text:c="2"/>inconsistent </text:p>
      <text:p text:style-name="P1"><text:s text:c="9"/>1+ open paths <text:s text:c="2"/>consistent </text:p>
      <text:p text:style-name="P1"><text:s text:c="9"/>============= <text:s text:c="2"/>========================== </text:p>
      <text:p text:style-name="P1"/>
      <text:p text:style-name="P1">Truth-Tree Study of A Sequent </text:p>
      <text:p text:style-name="P1">----------------------------- </text:p>
      <text:p text:style-name="P1"/>
      <text:p text:style-name="P1"><text:s text:c="3"/>To test an argument form for validity using a truth-tree, we construct </text:p>
      <text:p text:style-name="P1"><text:s text:c="3"/>a list consisting of the argument's premises and negated conclusion. </text:p>
      <text:p text:style-name="P1"><text:s text:c="3"/>Construct the tree as usual. </text:p>
      <text:p text:style-name="P1"/>
      <text:p text:style-name="P1"><text:s text:c="3"/>When the tree is complete, we can assess the results. <text:s/>If all paths </text:p>
      <text:p text:style-name="P1"><text:s text:c="3"/>are closed with a ⊥ then the argument form is valid. </text:p>
      <text:p text:style-name="P1"/>
      <text:p text:style-name="P1"><text:s text:c="3"/>Any open paths of a finished tree for an argument form show all the </text:p>
      <text:p text:style-name="P1"><text:s text:c="3"/>counterexamples to that form. <text:s/>Where a negated proposition symbol </text:p>
      <text:p text:style-name="P1"><text:s text:c="3"/>is F, and an unnegated proposition symbol is T. </text:p>
      <text:p text:style-name="P1"/>
      <text:p text:style-name="P1"><text:s text:c="9"/>============= <text:s text:c="2"/>========================== </text:p>
      <text:p text:style-name="P1"><text:s text:c="9"/>Condition <text:s text:c="6"/>Premises &amp; -Conclusion </text:p>
      <text:p text:style-name="P1"><text:s text:c="9"/>============= <text:s text:c="2"/>========================== </text:p>
      <text:p text:style-name="P1"><text:s text:c="9"/>0 <text:s/>open paths <text:s text:c="2"/>valid </text:p>
      <text:p text:style-name="P1"><text:s text:c="9"/>1+ open paths <text:s text:c="2"/>Invalid w/ counterexamples </text:p>
      <text:p text:style-name="P1"><text:s text:c="9"/>============= <text:s text:c="2"/>========================== </text:p>
      <text:p text:style-name="P1"/>
      <text:p text:style-name="P1"/>
      <text:p text:style-name="P1">------------------------------------ </text:p>
      <text:p text:style-name="P1">Propositional Calculus (Fitch Style) </text:p>
      <text:p text:style-name="P1">------------------------------------ </text:p>
      <text:p text:style-name="P1"/>
      <text:p text:style-name="P1">Formal Proofs </text:p>
      <text:p text:style-name="P1">============= </text:p>
      <text:p text:style-name="P1"/>
      <text:p text:style-name="P1">Direct Proofs </text:p>
      <text:p text:style-name="P1">------------- </text:p>
      <text:p text:style-name="P1"><text:soft-page-break/></text:p>
      <text:p text:style-name="P1"><text:s text:c="3"/>A PROOF is a non-circular, unambiguous, deductive argument. </text:p>
      <text:p text:style-name="P1"/>
      <text:p text:style-name="P1"><text:s text:c="3"/>It is customary (though not necessary) to conclude the proof with the </text:p>
      <text:p text:style-name="P1"><text:s text:c="3"/>letters QED (QUOD ERAT DEMONSTRANDUM; Latin for "what was to be shown"); </text:p>
      <text:p text:style-name="P1"><text:s text:c="3"/>which signals to the reader that the proof has been completed successfully. </text:p>
      <text:p text:style-name="P1"><text:s text:c="3"/>I will also precede the proof with the word 'Proof' so the two surround </text:p>
      <text:p text:style-name="P1"><text:s text:c="3"/>the proof and serve similar roles to a pair of braces or a begin/end pair </text:p>
      <text:p text:style-name="P1"><text:s text:c="3"/>such as in programming. </text:p>
      <text:p text:style-name="P1"/>
      <text:p text:style-name="P1"><text:s text:c="3"/>A CALCULUS (aka FORMAL DEDUCTIVE SYSTEM) is a set of rules that describe </text:p>
      <text:p text:style-name="P1"><text:s text:c="3"/>truth-preserving inferences for a given formal language. </text:p>
      <text:p text:style-name="P1"/>
      <text:p text:style-name="P1"><text:s text:c="3"/>Given a sequent P1, P2, ... <text:s/>⊢ <text:s/>C; a FORMAL DERIVATION is a list </text:p>
      <text:p text:style-name="P1"><text:s text:c="3"/>of the steps inferred from the premises to derive C using the rules </text:p>
      <text:p text:style-name="P1"><text:s text:c="3"/>of a calculus. </text:p>
      <text:p text:style-name="P1"/>
      <text:p text:style-name="P1"><text:s text:c="3"/>A TWO-COLUMN PROOF is a FORMAL PROOF laid out in a list-like fashion in </text:p>
      <text:p text:style-name="P1"><text:s text:c="3"/>two parallel columns such that the first column contains a line number </text:p>
      <text:p text:style-name="P1"><text:s text:c="3"/>(1, 2, 3, ...) followed by a proposition, the second column holds </text:p>
      <text:p text:style-name="P1"><text:s text:c="3"/>a justification for writing that proposition. <text:s/>The justification </text:p>
      <text:p text:style-name="P1"><text:s text:c="3"/>is the name of an inference rule, preceded by citations. <text:s/>The citations </text:p>
      <text:p text:style-name="P1"><text:s text:c="3"/>are a set of any line numbers of the premises to which that rule was </text:p>
      <text:p text:style-name="P1"><text:s text:c="3"/>applied. <text:s/>For our purposes, all propositions will take the form of wffs. </text:p>
      <text:p text:style-name="P1"/>
      <text:p text:style-name="P1"><text:s text:c="12"/>P -&gt; (Q ∧ R), P <text:s/>⊢ <text:s/>Q </text:p>
      <text:p text:style-name="P1"><text:s text:c="12"/>Proof </text:p>
      <text:p text:style-name="P1"><text:s text:c="12"/>01. <text:s text:c="2"/>P -&gt; (Q ∧ R) <text:s text:c="4"/>Assumption </text:p>
      <text:p text:style-name="P1"><text:s text:c="12"/>02. <text:s text:c="2"/>P <text:s text:c="15"/>Assumption </text:p>
      <text:p text:style-name="P1"><text:s text:c="12"/>03. <text:s text:c="2"/>Q ∧ R <text:s text:c="11"/>1,2 Conditional Elimination </text:p>
      <text:p text:style-name="P1"><text:s text:c="12"/>04. <text:s text:c="2"/>Q <text:s text:c="15"/>3 Conjunction Elimination </text:p>
      <text:p text:style-name="P1"><text:s text:c="12"/>QED </text:p>
      <text:p text:style-name="P1"/>
      <text:p text:style-name="P1"><text:s text:c="3"/>In a Fitch style proof, it is customary to begin the proof by listing the </text:p>
      <text:p text:style-name="P1"><text:s text:c="3"/>premises, which is what we do in steps 1 and 2. <text:s/>Notice that the </text:p>
      <text:p text:style-name="P1"><text:s text:c="3"/>justification for those two steps are 'Assumption', which is another word </text:p>
      <text:p text:style-name="P1"><text:s text:c="3"/>for 'premise'. <text:s/>Step 3 makes use of steps 1 and 2, and so the justification </text:p>
      <text:p text:style-name="P1"><text:s text:c="3"/>begins by citing those steps by writing '1,2'. <text:s/>'Conditional Elimination' </text:p>
      <text:p text:style-name="P1"><text:s text:c="3"/>is the name of the inference rule applied to steps 1 and 2 to reach step 3. </text:p>
      <text:p text:style-name="P1"><text:s text:c="3"/>For now, do not worry about what that means; just understand the structure </text:p>
      <text:p text:style-name="P1"><text:s text:c="3"/>of the proof. <text:s/>Step 4 applies a rule called 'Conjunction Elimination' </text:p>
      <text:p text:style-name="P1"><text:s text:c="3"/>to step 3, resulting in the wff 'Q'. <text:s/>Since Q is the conclusion form </text:p>
      <text:p text:style-name="P1"><text:s text:c="3"/>of the sequent, it is the thing we were trying to attain. <text:s/>So the proof </text:p>
      <text:p text:style-name="P1"><text:s text:c="3"/>has completed successfully, which is why the proof is closed with 'QED'. </text:p>
      <text:p text:style-name="P1"/>
      <text:p text:style-name="P1"><text:s text:c="3"/>Usually, people abbreviate the names of the inference rules within a proof. </text:p>
      <text:p text:style-name="P1"><text:s text:c="3"/>Assumptions are abbreviated as 'A'. <text:s/>For each truth-functional operator, </text:p>
      <text:p text:style-name="P1"><text:s text:c="3"/>there are two inference rules: one called an 'introduction' rule, the other </text:p>
      <text:p text:style-name="P1"><text:s text:c="3"/>called an 'elimination' rule; which are abbreviated 'I' and 'E' </text:p>
      <text:p text:style-name="P1"><text:s text:c="3"/>respectively. <text:s/>The Conditional Elimination rule used above in step </text:p>
      <text:p text:style-name="P1"><text:s text:c="3"/>3 is abbreviated '-&gt;E'. <text:s/>Similarly, the Conjunction Elimination rule </text:p>
      <text:p text:style-name="P1"><text:s text:c="3"/>used in step 4 is abbreviated '∧E'. </text:p>
      <text:p text:style-name="P1"/>
      <text:p text:style-name="P1"><text:s text:c="3"/>A DIRECT PROOF is any formal proof that has no indented steps. </text:p>
      <text:p text:style-name="P1"/>
      <text:p text:style-name="P1">Hypothetical Subordinate Proofs </text:p>
      <text:p text:style-name="P1">------------------------------- </text:p>
      <text:p text:style-name="P1"/>
      <text:p text:style-name="P1"><text:s text:c="3"/>A HYPOTHETICAL SUBORDINATE PROOF or SUBPROOF is a proof nested within </text:p>
      <text:p text:style-name="P1"><text:soft-page-break/><text:s text:c="3"/>another proof. <text:s/>It is analogous to nesting blocks of code in a computer </text:p>
      <text:p text:style-name="P1"><text:s text:c="3"/>program, and similarly, we can nest subproofs to any depth. <text:s/>We indent </text:p>
      <text:p text:style-name="P1"><text:s text:c="3"/>subproof from the surrounding proof and draw a vertical line just to the </text:p>
      <text:p text:style-name="P1"><text:s text:c="3"/>right of the wffs to signal that something is a subproof. <text:s/>The first line </text:p>
      <text:p text:style-name="P1"><text:s text:c="3"/>of a subproof is the proposition called the HYPOTHESIS. </text:p>
      <text:p text:style-name="P1"><text:s text:c="3"/>It is a proposition we plan to test in the subproof. </text:p>
      <text:p text:style-name="P1"/>
      <text:p text:style-name="P1"><text:s text:c="12"/>P -&gt; Q, -Q <text:s/>⊢ <text:s/>-P </text:p>
      <text:p text:style-name="P1"><text:s text:c="12"/>Proof </text:p>
      <text:p text:style-name="P1"><text:s text:c="12"/>01. <text:s text:c="2"/>P -&gt; Q <text:s text:c="7"/>A <text:s text:c="11"/>Begin by listing the premises </text:p>
      <text:p text:style-name="P1"><text:s text:c="12"/>02. <text:s text:c="2"/>-Q <text:s text:c="11"/>A </text:p>
      <text:p text:style-name="P1"><text:s text:c="12"/>03. <text:s text:c="2"/>| <text:s text:c="2"/>P <text:s text:c="8"/>H (for -I) <text:s text:c="2"/>Try to prove -P using -I. </text:p>
      <text:p text:style-name="P1"><text:s text:c="12"/>04. <text:s text:c="2"/>| <text:s text:c="2"/>Q <text:s text:c="8"/>1,3 -&gt;E <text:s text:c="5"/>Use steps 1 &amp; 3 to perform -&gt;E. </text:p>
      <text:p text:style-name="P1"><text:s text:c="12"/>05. <text:s text:c="2"/>| <text:s text:c="2"/>Q ∧ -Q <text:s text:c="3"/>2,4 ∧I <text:s text:c="6"/>Use steps 2 &amp; 4 to perform ∧I. </text:p>
      <text:p text:style-name="P1"><text:s text:c="12"/>06. <text:s text:c="2"/>-P <text:s text:c="11"/>3-5 -I <text:s text:c="6"/>use steps 3 to 5 to perform -I. </text:p>
      <text:p text:style-name="P1"><text:s text:c="12"/>QED </text:p>
      <text:p text:style-name="P1"/>
      <text:p text:style-name="P1"><text:s text:c="3"/>In this example, the A's in the second column of steps 1 and 2 signal </text:p>
      <text:p text:style-name="P1"><text:s text:c="3"/>that those wffs are assumptions. <text:s/>Line 3 begins a subproof with the </text:p>
      <text:p text:style-name="P1"><text:s text:c="3"/>hypothesis (H). <text:s/>The content of the parentheses communicates to the </text:p>
      <text:p text:style-name="P1"><text:s text:c="3"/>reader that the goal of this hypothetical proof is to reach a point where </text:p>
      <text:p text:style-name="P1"><text:s text:c="3"/>eventually -I (Negation Introduction) can operate on the hypothesis. </text:p>
      <text:p text:style-name="P1"><text:s text:c="3"/>Line 4 applies -&gt;E (Conditional Elimination) to steps 1 and 3, resulting </text:p>
      <text:p text:style-name="P1"><text:s text:c="3"/>in 'Q'. <text:s/>On line 5, ∧I operates upon steps 2 and 4 producing Q ∧ -Q. <text:s/>Line </text:p>
      <text:p text:style-name="P1"><text:s text:c="3"/>5 ends the subproof, and line 6 returns our attention to the enclosing </text:p>
      <text:p text:style-name="P1"><text:s text:c="3"/>proof, the main proof. <text:s/>Recall that the goal of the hypothetical subproof </text:p>
      <text:p text:style-name="P1"><text:s text:c="3"/>was to perform -I; which is now performed on line 6. <text:s/>Notice the citation </text:p>
      <text:p text:style-name="P1"><text:s text:c="3"/>is a range of steps '3-5', which is the entire subproof. <text:s/>Which says that </text:p>
      <text:p text:style-name="P1"><text:s text:c="3"/>the subproof justifies applying the -I rule to obtain -P, which is the </text:p>
      <text:p text:style-name="P1"><text:s text:c="3"/>conclusion form of the sequent, so the proof completed successfully </text:p>
      <text:p text:style-name="P1"><text:s text:c="3"/>hence the 'QED'. </text:p>
      <text:p text:style-name="P1"/>
      <text:p text:style-name="P1"><text:s text:c="3"/>Note to be able to write QED, we must not only successfully derive </text:p>
      <text:p text:style-name="P1"><text:s text:c="3"/>the sequent's conclusion form, but also it must occur within the main </text:p>
      <text:p text:style-name="P1"><text:s text:c="3"/>proof's sequence, not within a subproof. <text:s/>That is, all subproofs must </text:p>
      <text:p text:style-name="P1"><text:s text:c="3"/>be closed. </text:p>
      <text:p text:style-name="P1"/>
      <text:p text:style-name="P1">Regarding Notation </text:p>
      <text:p text:style-name="P1">================== </text:p>
      <text:p text:style-name="P1"/>
      <text:p text:style-name="P1"><text:s text:c="3"/>A capital Greek letter (Φ, Ψ, Θ, Δ, etc.) denotes any arbitrary formula. </text:p>
      <text:p text:style-name="P1"/>
      <text:p text:style-name="P1"><text:s text:c="3"/>Φ(Ψ) denotes a wff Φ contains one or more occurrences of a sub-wff Ψ. </text:p>
      <text:p text:style-name="P1"/>
      <text:p text:style-name="P1"><text:s text:c="3"/>Φ(Θ/Ψ) denotes the result of replacing one or more occurrences of Ψ in Φ </text:p>
      <text:p text:style-name="P1"><text:s text:c="3"/>with Θ. <text:s/>Θ/Ψ is read, "Θ replaced one or more occurrences of Ψ". </text:p>
      <text:p text:style-name="P1"/>
      <text:p text:style-name="P1"><text:s text:c="3"/>Φ (Θ//Ψ) like above but indicates replacing all occurrences of Ψ in Φ with </text:p>
      <text:p text:style-name="P1"><text:s text:c="3"/>Θ. <text:s/>Θ//Ψ is read, "Θ replaced all occurrences of Ψ" </text:p>
      <text:p text:style-name="P1"/>
      <text:p text:style-name="P1"><text:s text:c="3"/>( Φ ⊢ Ψ ), denotes a subproof with hypothesis Φ concluding with Ψ. </text:p>
      <text:p text:style-name="P1"/>
      <text:p text:style-name="P1"><text:s text:c="3"/>[ ... ] denotes that the enclosed must exist, be defined or proved </text:p>
      <text:p text:style-name="P1"><text:s text:c="3"/>elsewhere (external to the proof). </text:p>
      <text:p text:style-name="P1"/>
      <text:p text:style-name="P1">Primitive Inference Rules </text:p>
      <text:p text:style-name="P1">========================= </text:p>
      <text:p text:style-name="P1"/>
      <text:p text:style-name="P1"><text:s text:c="3"/>Here are the basic inference rules. <text:s/>Some of them have multiple names, </text:p>
      <text:p text:style-name="P1"><text:soft-page-break/><text:s text:c="3"/>and the abbreviation for each name is in parentheses. <text:s/>Use any name </text:p>
      <text:p text:style-name="P1"><text:s text:c="3"/>according to preference. <text:s/>To maintain a Fitch-style, use the 'introduction' </text:p>
      <text:p text:style-name="P1"><text:s text:c="3"/>and 'elimination' names when available. </text:p>
      <text:p text:style-name="P1"/>
      <text:p text:style-name="P1"><text:s text:c="3"/>================================ <text:s/>========================================= </text:p>
      <text:p text:style-name="P1"><text:s text:c="3"/>Name (Abbreviation) <text:s text:c="14"/>Rule </text:p>
      <text:p text:style-name="P1"><text:s text:c="3"/>================================ <text:s/>========================================= </text:p>
      <text:p text:style-name="P1"><text:s text:c="3"/>Assumption (A) <text:s text:c="19"/>Introduce a premise at any step. </text:p>
      <text:p text:style-name="P1"/>
      <text:p text:style-name="P1"><text:s text:c="3"/>Hypothesis (H) <text:s text:c="19"/>Introduce a hypothesis at any step </text:p>
      <text:p text:style-name="P1"><text:s text:c="37"/>provided it begins a new subproof. </text:p>
      <text:p text:style-name="P1"/>
      <text:p text:style-name="P1"><text:s text:c="3"/>Axiom (Ax) <text:s text:c="23"/>Introduce an axiom at any step. </text:p>
      <text:p text:style-name="P1"/>
      <text:p text:style-name="P1"><text:s text:c="3"/>Negation Elimination (-E) <text:s text:c="8"/>From --Φ, infer Φ. </text:p>
      <text:p text:style-name="P1"/>
      <text:p text:style-name="P1"><text:s text:c="3"/>Negation Introduction (-I) <text:s text:c="7"/>From a subproof with hypothesis Φ </text:p>
      <text:p text:style-name="P1"><text:s text:c="6"/>Reductio ad absurdum (RAA) <text:s text:c="4"/>ending in (Ψ ∧ -Ψ), close the subproof, </text:p>
      <text:p text:style-name="P1"><text:s text:c="6"/>Proof by Contradiction (PBC) <text:s text:c="2"/>and infer -Φ. </text:p>
      <text:p text:style-name="P1"><text:s text:c="6"/>Indirect Proof (IP) </text:p>
      <text:p text:style-name="P1"/>
      <text:p text:style-name="P1"><text:s text:c="3"/>Conjunction Elimination (∧E) <text:s text:c="5"/>From Φ ∧ Ψ, infer Φ, or infer Ψ. </text:p>
      <text:p text:style-name="P1"><text:s text:c="6"/>Simplification (Simp) </text:p>
      <text:p text:style-name="P1"/>
      <text:p text:style-name="P1"><text:s text:c="3"/>Conjunction (∧I) <text:s text:c="17"/>From Φ and Ψ, infer Φ ∧ Ψ, </text:p>
      <text:p text:style-name="P1"><text:s text:c="37"/>or infer Ψ ∧ Φ. </text:p>
      <text:p text:style-name="P1"/>
      <text:p text:style-name="P1"><text:s text:c="3"/>Disjunction Elimination (∨E) <text:s text:c="5"/>From Φ ∨ Ψ, Φ -&gt; Θ and Ψ -&gt; Θ, infer Θ. </text:p>
      <text:p text:style-name="P1"><text:s text:c="6"/>Proof by Cases (PBC) </text:p>
      <text:p text:style-name="P1"/>
      <text:p text:style-name="P1"><text:s text:c="3"/>Disjunction Introduction (∨I) <text:s text:c="4"/>From Φ, infer Φ ∨ Ψ, or infer Ψ ∨ Φ. </text:p>
      <text:p text:style-name="P1"><text:s text:c="6"/>Addition (Add) </text:p>
      <text:p text:style-name="P1"/>
      <text:p text:style-name="P1"><text:s text:c="3"/>Conditional Elimination (-&gt;E) <text:s text:c="4"/>From Φ -&gt; Ψ and Φ, infer Ψ. </text:p>
      <text:p text:style-name="P1"><text:s text:c="6"/>Modus Ponens (MP) </text:p>
      <text:p text:style-name="P1"/>
      <text:p text:style-name="P1"><text:s text:c="3"/>Conditional Introduction (-&gt;I) <text:s text:c="3"/>From a subproof with hypothesis Φ </text:p>
      <text:p text:style-name="P1"><text:s text:c="6"/>Conditional Proof (CP) <text:s text:c="8"/>and ending Ψ, close the subproof, </text:p>
      <text:p text:style-name="P1"><text:s text:c="37"/>and infer Ψ -&gt; Φ. </text:p>
      <text:p text:style-name="P1"/>
      <text:p text:style-name="P1"><text:s text:c="3"/>Biconditional Elimination (&lt;-&gt;E) <text:s/>From Φ &lt;-&gt; Ψ, infer Φ -&gt; Ψ, </text:p>
      <text:p text:style-name="P1"><text:s text:c="37"/>or infer Ψ -&gt; Φ. </text:p>
      <text:p text:style-name="P1"/>
      <text:p text:style-name="P1"><text:s text:c="3"/>Biconditional Introduction (&lt;-&gt;I) From Φ -&gt; Ψ and Ψ -&gt; Φ, infer Φ &lt;-&gt; Ψ </text:p>
      <text:p text:style-name="P1"/>
      <text:p text:style-name="P1"><text:s text:c="3"/>Equivalence Substitution (EQ) <text:s text:c="4"/>From [ Φ &lt;-&gt; Ψ ], and Θ(Φ), infer Θ(Ψ/Φ); </text:p>
      <text:p text:style-name="P1"><text:s text:c="37"/>or from [ Φ &lt;-&gt; Ψ ] and Θ(Ψ), </text:p>
      <text:p text:style-name="P1"><text:s text:c="37"/>infer Θ(Φ/Ψ). </text:p>
      <text:p text:style-name="P1"><text:s text:c="3"/>================================ <text:s/>========================================= </text:p>
      <text:p text:style-name="P1"/>
      <text:p text:style-name="P1"><text:s text:c="3"/>Diagrams are another way to describe these rules. <text:s/>The horizontal line </text:p>
      <text:p text:style-name="P1"><text:s text:c="3"/>denotes 'infer', and the vertical line denotes a subproof. <text:s/>Some rules </text:p>
      <text:p text:style-name="P1"><text:s text:c="3"/>have multiple forms. </text:p>
      <text:p text:style-name="P1"/>
      <text:p text:style-name="P1"><text:s text:c="6"/>+-------------------------------+-------------------------------+ </text:p>
      <text:p text:style-name="P1"><text:s text:c="6"/>| ============================= | ============================= | </text:p>
      <text:p text:style-name="P1"><text:s text:c="6"/>| <text:s/>A <text:s text:c="27"/>| <text:s/>H <text:s text:c="27"/>| </text:p>
      <text:p text:style-name="P1"><text:s text:c="6"/>| ============================= | ============================= | </text:p>
      <text:p text:style-name="P1"><text:s text:c="6"/>| <text:s text:c="30"/>| <text:s text:c="30"/>| </text:p>
      <text:p text:style-name="P1"><text:soft-page-break/><text:s text:c="6"/>| <text:s/>--- <text:s text:c="25"/>| <text:s/>------- <text:s text:c="21"/>| </text:p>
      <text:p text:style-name="P1"><text:s text:c="6"/>| <text:s text:c="2"/>Φ <text:s text:c="2"/>(Φ is a premise) <text:s text:c="7"/>| <text:s text:c="2"/>| <text:s text:c="2"/>Φ <text:s text:c="2"/>(Φ is a hypothesis) | </text:p>
      <text:p text:style-name="P1"><text:s text:c="6"/>| <text:s text:c="30"/>| <text:s text:c="30"/>| </text:p>
      <text:p text:style-name="P1"><text:s text:c="6"/>| ============================= | ============================= | </text:p>
      <text:p text:style-name="P1"><text:s text:c="6"/>| <text:s/>-E <text:s text:c="26"/>| <text:s/>-I <text:s text:c="26"/>| </text:p>
      <text:p text:style-name="P1"><text:s text:c="6"/>| ============================= | ============================= | </text:p>
      <text:p text:style-name="P1"><text:s text:c="6"/>| <text:s text:c="2"/>--Φ <text:s text:c="24"/>| <text:s text:c="2"/>| <text:s text:c="2"/>Φ <text:s text:c="22"/>| </text:p>
      <text:p text:style-name="P1"><text:s text:c="6"/>| <text:s/>------- <text:s text:c="21"/>| <text:s text:c="2"/>| <text:s text:c="2"/>... <text:s text:c="20"/>| </text:p>
      <text:p text:style-name="P1"><text:s text:c="6"/>| <text:s text:c="2"/>Φ <text:s text:c="26"/>| <text:s text:c="2"/>| <text:s text:c="2"/>Ψ ∧ -Ψ <text:s text:c="17"/>| </text:p>
      <text:p text:style-name="P1"><text:s text:c="6"/>| <text:s text:c="30"/>| <text:s/>-------------- <text:s text:c="14"/>| </text:p>
      <text:p text:style-name="P1"><text:s text:c="6"/>| <text:s text:c="30"/>| <text:s text:c="2"/>-Φ <text:s text:c="25"/>| </text:p>
      <text:p text:style-name="P1"><text:s text:c="6"/>| <text:s text:c="30"/>| <text:s text:c="30"/>| </text:p>
      <text:p text:style-name="P1"><text:s text:c="6"/>| ============================= | ============================= | </text:p>
      <text:p text:style-name="P1"><text:s text:c="6"/>| <text:s/>∧E <text:s text:c="26"/>| <text:s/>∧I <text:s text:c="26"/>| </text:p>
      <text:p text:style-name="P1"><text:s text:c="6"/>| ============================= | ============================= | </text:p>
      <text:p text:style-name="P1"><text:s text:c="6"/>| <text:s text:c="2"/>Φ ∧ Ψ <text:s text:c="3"/>Φ ∧ Ψ <text:s text:c="13"/>| <text:s text:c="2"/>Φ <text:s text:c="7"/>Φ <text:s text:c="17"/>| </text:p>
      <text:p text:style-name="P1"><text:s text:c="6"/>| <text:s/>------- <text:s/>------- <text:s text:c="12"/>| <text:s text:c="2"/>Ψ <text:s text:c="7"/>Ψ <text:s text:c="17"/>| </text:p>
      <text:p text:style-name="P1"><text:s text:c="6"/>| <text:s text:c="2"/>Φ <text:s text:c="7"/>Ψ <text:s text:c="17"/>| <text:s/>------- <text:s/>------- <text:s text:c="12"/>| </text:p>
      <text:p text:style-name="P1"><text:s text:c="6"/>| <text:s text:c="30"/>| <text:s text:c="2"/>Φ ∧ Ψ <text:s text:c="3"/>Ψ ∧ Φ <text:s text:c="13"/>| </text:p>
      <text:p text:style-name="P1"><text:s text:c="6"/>| <text:s text:c="30"/>| <text:s text:c="30"/>| </text:p>
      <text:p text:style-name="P1"><text:s text:c="6"/>| ============================= | ============================= | </text:p>
      <text:p text:style-name="P1"><text:s text:c="6"/>| <text:s/>∨E <text:s text:c="26"/>| <text:s/>∨I <text:s text:c="26"/>| </text:p>
      <text:p text:style-name="P1"><text:s text:c="6"/>| ============================= | ============================= | </text:p>
      <text:p text:style-name="P1"><text:s text:c="6"/>| <text:s text:c="2"/>Φ ∨ Ψ <text:s text:c="22"/>| <text:s text:c="2"/>Φ <text:s text:c="7"/>Φ <text:s text:c="17"/>| </text:p>
      <text:p text:style-name="P1"><text:s text:c="6"/>| <text:s text:c="2"/>Φ -&gt; Θ <text:s text:c="21"/>| <text:s/>------- <text:s/>------- <text:s text:c="12"/>| </text:p>
      <text:p text:style-name="P1"><text:s text:c="6"/>| <text:s text:c="2"/>Ψ -&gt; Θ <text:s text:c="21"/>| <text:s text:c="2"/>Φ ∨ Ψ <text:s text:c="3"/>Ψ ∨ Φ <text:s text:c="13"/>| </text:p>
      <text:p text:style-name="P1"><text:s text:c="6"/>| <text:s/>-------- <text:s text:c="20"/>| <text:s text:c="30"/>| </text:p>
      <text:p text:style-name="P1"><text:s text:c="6"/>| <text:s text:c="2"/>Θ <text:s text:c="26"/>| <text:s text:c="3"/>(Ψ is any wff whatever) <text:s text:c="3"/>| </text:p>
      <text:p text:style-name="P1"><text:s text:c="6"/>| <text:s text:c="30"/>| <text:s text:c="30"/>| </text:p>
      <text:p text:style-name="P1"><text:s text:c="6"/>| ============================= | ============================= | </text:p>
      <text:p text:style-name="P1"><text:s text:c="6"/>| <text:s/>-&gt;E <text:s text:c="25"/>| <text:s/>-&gt;I <text:s text:c="25"/>| </text:p>
      <text:p text:style-name="P1"><text:s text:c="6"/>| ============================= | ============================= | </text:p>
      <text:p text:style-name="P1"><text:s text:c="6"/>| <text:s text:c="2"/>Φ -&gt; Ψ <text:s text:c="21"/>| <text:s text:c="2"/>| <text:s text:c="2"/>Φ <text:s text:c="22"/>| </text:p>
      <text:p text:style-name="P1"><text:s text:c="6"/>| <text:s text:c="2"/>Φ <text:s text:c="26"/>| <text:s text:c="2"/>| <text:s text:c="2"/>... <text:s text:c="20"/>| </text:p>
      <text:p text:style-name="P1"><text:s text:c="6"/>| <text:s/>--------- <text:s text:c="19"/>| <text:s text:c="2"/>| <text:s text:c="2"/>Ψ <text:s text:c="22"/>| </text:p>
      <text:p text:style-name="P1"><text:s text:c="6"/>| <text:s text:c="2"/>Ψ <text:s text:c="26"/>| <text:s/>--------- <text:s text:c="19"/>| </text:p>
      <text:p text:style-name="P1"><text:s text:c="6"/>| <text:s text:c="30"/>| <text:s text:c="2"/>Φ -&gt; Ψ <text:s text:c="21"/>| </text:p>
      <text:p text:style-name="P1"><text:s text:c="6"/>| <text:s text:c="30"/>| <text:s text:c="30"/>| </text:p>
      <text:p text:style-name="P1"><text:s text:c="6"/>| ============================= | ============================= | </text:p>
      <text:p text:style-name="P1"><text:s text:c="6"/>| <text:s/>&lt;-&gt;E <text:s text:c="24"/>| <text:s/>&lt;-&gt;I <text:s text:c="24"/>| </text:p>
      <text:p text:style-name="P1"><text:s text:c="6"/>| ============================= | ============================= | </text:p>
      <text:p text:style-name="P1"><text:s text:c="6"/>| <text:s text:c="2"/>Φ &lt;-&gt; Ψ <text:s text:c="3"/>Φ &lt;-&gt; Ψ <text:s text:c="9"/>| <text:s text:c="2"/>Φ -&gt; Ψ <text:s text:c="4"/>Φ -&gt; Ψ <text:s text:c="10"/>| </text:p>
      <text:p text:style-name="P1"><text:s text:c="6"/>| <text:s/>--------- <text:s/>--------- <text:s text:c="8"/>| <text:s text:c="2"/>Ψ -&gt; Φ <text:s text:c="4"/>Ψ -&gt; Φ <text:s text:c="10"/>| </text:p>
      <text:p text:style-name="P1"><text:s text:c="6"/>| <text:s text:c="2"/>Φ -&gt; Ψ <text:s text:c="4"/>Ψ -&gt; Φ <text:s text:c="10"/>| <text:s/>--------- <text:s/>--------- <text:s text:c="8"/>| </text:p>
      <text:p text:style-name="P1"><text:s text:c="6"/>| <text:s text:c="30"/>| <text:s text:c="2"/>Φ &lt;-&gt; Ψ <text:s text:c="3"/>Ψ &lt;-&gt; Φ <text:s text:c="9"/>| </text:p>
      <text:p text:style-name="P1"><text:s text:c="6"/>| <text:s text:c="30"/>| <text:s text:c="30"/>| </text:p>
      <text:p text:style-name="P1"><text:s text:c="6"/>| ============================= | ============================= | </text:p>
      <text:p text:style-name="P1"><text:s text:c="6"/>| <text:s/>EQ (Equiv. Substitution) <text:s text:c="4"/>| <text:s/>Ax (Axiom) <text:s text:c="18"/>| </text:p>
      <text:p text:style-name="P1"><text:s text:c="6"/>| ============================= | ============================= | </text:p>
      <text:p text:style-name="P1"><text:s text:c="6"/>| <text:s text:c="2"/>[ Φ &lt;-&gt; Ψ ] <text:s text:c="3"/>[ Φ &lt;-&gt; Ψ ] <text:s/>| <text:s text:c="30"/>| </text:p>
      <text:p text:style-name="P1"><text:s text:c="6"/>| <text:s text:c="2"/>Θ(Φ) <text:s text:c="10"/>Θ(Ψ) <text:s text:c="8"/>| <text:s/>--- <text:s text:c="25"/>| </text:p>
      <text:p text:style-name="P1"><text:s text:c="6"/>| <text:s/>------------- <text:s/>------------- | <text:s text:c="2"/>Φ <text:s text:c="2"/>(Φ is an axiom) <text:s text:c="8"/>| </text:p>
      <text:p text:style-name="P1"><text:s text:c="6"/>| <text:s text:c="2"/>Θ(Ψ/Φ) <text:s text:c="8"/>Θ(Φ/Ψ) <text:s text:c="6"/>| <text:s text:c="30"/>| </text:p>
      <text:p text:style-name="P1"><text:s text:c="6"/>| <text:s text:c="30"/>| <text:s text:c="30"/>| </text:p>
      <text:p text:style-name="P1"><text:s text:c="6"/>+-------------------------------+-------------------------------+ </text:p>
      <text:p text:style-name="P1"/>
      <text:p text:style-name="P1">Other Justifications </text:p>
      <text:p text:style-name="P1">==================== </text:p>
      <text:p text:style-name="P1"/>
      <text:p text:style-name="P1"><text:soft-page-break/><text:s text:c="3"/>The following aren't inference rules but do appear in proofs as </text:p>
      <text:p text:style-name="P1"><text:s text:c="3"/>justification for deriving a wff. </text:p>
      <text:p text:style-name="P1"/>
      <text:p text:style-name="P1"><text:s text:c="3"/>================================ <text:s/>========================================= </text:p>
      <text:p text:style-name="P1"><text:s text:c="3"/>Name (Abbreviation) <text:s text:c="14"/>Rule </text:p>
      <text:p text:style-name="P1"><text:s text:c="3"/>================================ <text:s/>========================================= </text:p>
      <text:p text:style-name="P1"><text:s text:c="3"/>Definition Substitution (DEF) <text:s text:c="4"/>From [ Φ =df Ψ ], Θ(Φ), infer Θ(Ψ/Φ); </text:p>
      <text:p text:style-name="P1"><text:s text:c="37"/>and from [ Φ =df Ψ ], Θ(Ψ), infer Θ(Φ/Ψ). </text:p>
      <text:p text:style-name="P1"><text:s text:c="3"/>================================ <text:s/>========================================= </text:p>
      <text:p text:style-name="P1"/>
      <text:p text:style-name="P1"><text:s text:c="3"/>Notice that in the rules the definition is in brackets '[' and ']'. </text:p>
      <text:p text:style-name="P1"><text:s text:c="3"/>Brackets indicate that the definition needs to exist but doesn't need </text:p>
      <text:p text:style-name="P1"><text:s text:c="3"/>to appear in the proof to be applied. </text:p>
      <text:p text:style-name="P1"/>
      <text:p text:style-name="P1">Derived Inference Rules </text:p>
      <text:p text:style-name="P1">======================= </text:p>
      <text:p text:style-name="P1"/>
      <text:p text:style-name="P1"><text:s text:c="3"/>Use any proved sequent as a new inference rule. <text:s/>If a sequent is proved </text:p>
      <text:p text:style-name="P1"><text:s text:c="3"/>valid, then all instances of the sequent are also valid. <text:s/>The following </text:p>
      <text:p text:style-name="P1"><text:s text:c="3"/>are traditionally important rules derivable in our system. </text:p>
      <text:p text:style-name="P1"/>
      <text:p text:style-name="P1"><text:s text:c="3"/>================================ <text:s/>========================================= </text:p>
      <text:p text:style-name="P1"><text:s text:c="3"/>Name (Abbreviation) <text:s text:c="14"/>Sequent </text:p>
      <text:p text:style-name="P1"><text:s text:c="3"/>================================ <text:s/>========================================= </text:p>
      <text:p text:style-name="P1"><text:s text:c="3"/>Reiterate (RE) <text:s text:c="19"/>P <text:s/>⊢ <text:s/>P </text:p>
      <text:p text:style-name="P1"><text:s text:c="3"/>Ex Falso Quodlibet (EFQ) <text:s text:c="9"/>P, -P <text:s/>⊢ <text:s/>Q <text:s text:c="3"/>(Q is any wff whatever) </text:p>
      <text:p text:style-name="P1"><text:s text:c="3"/>Modus Tollens (MT) <text:s text:c="15"/>P -&gt; Q, -Q <text:s/>⊢ <text:s/>-P </text:p>
      <text:p text:style-name="P1"><text:s text:c="3"/>Hypothetical Syllogism (HS) <text:s text:c="6"/>P -&gt; Q, Q -&gt; R <text:s/>⊢ <text:s/>P -&gt; R </text:p>
      <text:p text:style-name="P1"><text:s text:c="3"/>Absorption (Abs) <text:s text:c="17"/>P -&gt; Q <text:s/>⊢ <text:s/>P -&gt; (P ∧ Q) </text:p>
      <text:p text:style-name="P1"><text:s text:c="3"/>Constructive Dilemma (CD) <text:s text:c="8"/>P ∨ Q, P -&gt; R, Q -&gt; S <text:s/>⊢ <text:s/>R ∨ S </text:p>
      <text:p text:style-name="P1"><text:s text:c="3"/>Destructive Dilemma (DD) <text:s text:c="9"/>P -&gt; Q, R -&gt; S, -Q ∨ -S <text:s/>⊢ <text:s/>-P ∨ -Q </text:p>
      <text:p text:style-name="P1"><text:s text:c="3"/>Disjunctive Syllogism (DS) <text:s text:c="7"/>P ∨ Q, -P <text:s/>⊢ <text:s/>Q </text:p>
      <text:p text:style-name="P1"><text:s text:c="3"/>Disjunctive Syllogism (DS) <text:s text:c="7"/>P ∨ Q, -Q <text:s/>⊢ <text:s/>P </text:p>
      <text:p text:style-name="P1"><text:s text:c="3"/>Theorem (THM) <text:s text:c="20"/>[ ⊢ P ] <text:s/>⊢ <text:s/>P </text:p>
      <text:p text:style-name="P1"><text:s text:c="3"/>================================ <text:s/>========================================= </text:p>
      <text:p text:style-name="P1"/>
      <text:p text:style-name="P1">Theorems </text:p>
      <text:p text:style-name="P1">======== </text:p>
      <text:p text:style-name="P1"/>
      <text:p text:style-name="P1"><text:s text:c="3"/>A theorem of propositional calculus is a derived rule which has no premises </text:p>
      <text:p text:style-name="P1"><text:s text:c="3"/>or undischarged hypotheses. <text:s/>Theorems are the tautologies of propositional </text:p>
      <text:p text:style-name="P1"><text:s text:c="3"/>logic. <text:s/>A sequent for a theorem Φ has the form below. <text:s/>A theorem of our </text:p>
      <text:p text:style-name="P1"><text:s text:c="3"/>calculus is provable by starting its proof with a hypothesis or with </text:p>
      <text:p text:style-name="P1"><text:s text:c="3"/>a previously proved theorem. </text:p>
      <text:p text:style-name="P1"/>
      <text:p text:style-name="P1"><text:s text:c="9"/>⊢ Φ </text:p>
      <text:p text:style-name="P1"/>
      <text:p text:style-name="P1">Equivalences </text:p>
      <text:p text:style-name="P1">============ </text:p>
      <text:p text:style-name="P1"/>
      <text:p text:style-name="P1"><text:s text:c="3"/>An equivalence is a theorem whose main operator is a biconditional. </text:p>
      <text:p text:style-name="P1"><text:s text:c="3"/>The following are traditionally important equivalences derivable </text:p>
      <text:p text:style-name="P1"><text:s text:c="3"/>in our system. </text:p>
      <text:p text:style-name="P1"/>
      <text:p text:style-name="P1"><text:s text:c="9"/>⊢ Φ &lt;-&gt; Ψ </text:p>
      <text:p text:style-name="P1"/>
      <text:p text:style-name="P1"><text:s text:c="3"/>================================ <text:s/>========================================= </text:p>
      <text:p text:style-name="P1"><text:s text:c="3"/>Name (Abbreviation) <text:s text:c="14"/>Sequent </text:p>
      <text:p text:style-name="P1"><text:s text:c="3"/>================================ <text:s/>========================================= </text:p>
      <text:p text:style-name="P1"><text:soft-page-break/><text:s text:c="3"/>Double Negation (DN) <text:s text:c="13"/>⊢ <text:s/>P &lt;-&gt; --P </text:p>
      <text:p text:style-name="P1"><text:s text:c="3"/>Tautology (TAUT) <text:s text:c="17"/>⊢ <text:s/>P &lt;-&gt; (P ∧ P) </text:p>
      <text:p text:style-name="P1"><text:s text:c="3"/>Tautology (TAUT) <text:s text:c="17"/>⊢ <text:s/>P &lt;-&gt; (P ∨ P) </text:p>
      <text:p text:style-name="P1"><text:s text:c="3"/>Transposition (TRANS) <text:s text:c="12"/>⊢ <text:s/>(P -&gt; Q) &lt;-&gt; (-Q -&gt; -P) </text:p>
      <text:p text:style-name="P1"><text:s text:c="3"/>Material Implication (MI) <text:s text:c="8"/>⊢ <text:s/>(P -&gt; Q) &lt;-&gt; (-P ∨ Q) </text:p>
      <text:p text:style-name="P1"><text:s text:c="3"/>Association (ASSOC) <text:s text:c="14"/>⊢ <text:s/>(P ∧ (Q ∧ R)) &lt;-&gt; ((P ∧ Q) ∧ R) </text:p>
      <text:p text:style-name="P1"><text:s text:c="3"/>Association (ASSOC) <text:s text:c="14"/>⊢ <text:s/>(P ∨ (Q ∨ R)) &lt;-&gt; ((P ∨ Q) ∨ R) </text:p>
      <text:p text:style-name="P1"><text:s text:c="3"/>Commutation (COM) <text:s text:c="16"/>⊢ <text:s/>(P ∧ Q) &lt;-&gt; (Q ∧ P) </text:p>
      <text:p text:style-name="P1"><text:s text:c="3"/>Commutation (COM) <text:s text:c="16"/>⊢ <text:s/>(P ∨ Q) &lt;-&gt; (Q ∨ P) </text:p>
      <text:p text:style-name="P1"><text:s text:c="3"/>Exportation (EXP) <text:s text:c="16"/>⊢ <text:s/>((P ∧ Q) -&gt; R) &lt;-&gt; (P -&gt; (Q -&gt; R)) </text:p>
      <text:p text:style-name="P1"><text:s text:c="3"/>Distribution (DIST) <text:s text:c="14"/>⊢ <text:s/>(P ∧ (Q ∨ R)) &lt;-&gt; ((P ∧ Q) ∨ (P ∧ R)) </text:p>
      <text:p text:style-name="P1"><text:s text:c="3"/>Distribution (DIST) <text:s text:c="14"/>⊢ <text:s/>(P ∨ (Q ∧ R)) &lt;-&gt; ((P ∨ Q) ∧ (P ∨ R)) </text:p>
      <text:p text:style-name="P1"><text:s text:c="3"/>DeMorgan's law (DM) <text:s text:c="14"/>⊢ <text:s/>-(P ∧ Q) &lt;-&gt; (-P ∨ -Q) </text:p>
      <text:p text:style-name="P1"><text:s text:c="3"/>DeMorgan's law (DM) <text:s text:c="14"/>⊢ <text:s/>-(P ∨ Q) &lt;-&gt; (-P ∧ -Q) </text:p>
      <text:p text:style-name="P1"><text:s text:c="3"/>Material Equivalence (ME) <text:s text:c="8"/>⊢ <text:s/>(P &lt;-&gt; Q) &lt;-&gt; ((P -&gt; Q) ∧ (Q -&gt; P)) </text:p>
      <text:p text:style-name="P1"><text:s text:c="3"/>Material Equivalence (ME) <text:s text:c="8"/>⊢ <text:s/>(P &lt;-&gt; Q) &lt;-&gt; ((P ∧ Q) ∨ (-P ∧ -Q)) </text:p>
      <text:p text:style-name="P1"><text:s text:c="3"/>================================ <text:s/>========================================= </text:p>
      <text:p text:style-name="P1"/>
      <text:p text:style-name="P1"><text:s text:c="3"/>Appendix C contains the proof of all the derived forms, theorems and </text:p>
      <text:p text:style-name="P1"><text:s text:c="3"/>equivalence theorems. </text:p>
      <text:p text:style-name="P1"/>
      <text:p text:style-name="P1">Consequence and Non-Consequence </text:p>
      <text:p text:style-name="P1">=============================== </text:p>
      <text:p text:style-name="P1"/>
      <text:p text:style-name="P1"><text:s text:c="3"/>A PROOF OF CONSEQUENCE is any proof that demonstrates that some wff </text:p>
      <text:p text:style-name="P1"><text:s text:c="3"/>C is derivable by applying a series of inference rules. <text:s/>It is the kind </text:p>
      <text:p text:style-name="P1"><text:s text:c="3"/>of proof we have been discussing all along. <text:s/>The example proofs presented </text:p>
      <text:p text:style-name="P1"><text:s text:c="3"/>so far are all proofs of consequence. </text:p>
      <text:p text:style-name="P1"/>
      <text:p text:style-name="P1"><text:s text:c="3"/>A PROOF OF NON-CONSEQUENCE (also known as a REFUTATION PROOF) </text:p>
      <text:p text:style-name="P1"><text:s text:c="3"/>is a demonstration that some wff C is *not* derivable, by any number </text:p>
      <text:p text:style-name="P1"><text:s text:c="3"/>of applications of inference rules. <text:s/>The completed proof lists </text:p>
      <text:p text:style-name="P1"><text:s text:c="3"/>the counterexamples. </text:p>
      <text:p text:style-name="P1"/>
      <text:p text:style-name="P1"><text:s text:c="3"/>Construct a proof of non-consequence by first listing the premises, </text:p>
      <text:p text:style-name="P1"><text:s text:c="3"/>then begin a subproof by hypothesizing the negation of the conclusion. </text:p>
      <text:p text:style-name="P1"><text:s text:c="3"/>Proceed by attempting to reduce everything to atomic and negated atomic </text:p>
      <text:p text:style-name="P1"><text:s text:c="3"/>formulas. <text:s/>Proceed until no additional rules can be applied. <text:s/>Since </text:p>
      <text:p text:style-name="P1"><text:s text:c="3"/>we never reach the conclusion the proof is uncompleted, so we do not </text:p>
      <text:p text:style-name="P1"><text:s text:c="3"/>write QED at the bottom. </text:p>
      <text:p text:style-name="P1"/>
      <text:p text:style-name="P1"><text:s text:c="9"/>Example </text:p>
      <text:p text:style-name="P1"/>
      <text:p text:style-name="P1"><text:s text:c="12"/>P -&gt; Q, -P <text:s/>⊢ <text:s/>-Q </text:p>
      <text:p text:style-name="P1"><text:s text:c="9"/>Proof </text:p>
      <text:p text:style-name="P1"><text:s text:c="9"/>01. <text:s text:c="2"/>P -&gt; Q <text:s text:c="7"/>A </text:p>
      <text:p text:style-name="P1"><text:s text:c="9"/>02. <text:s text:c="2"/>-P <text:s text:c="11"/>A </text:p>
      <text:p text:style-name="P1"><text:s text:c="9"/>03. <text:s text:c="2"/>| <text:s text:c="2"/>Q <text:s text:c="8"/>H (for -I) </text:p>
      <text:p text:style-name="P1"/>
      <text:p text:style-name="P1"><text:s text:c="3"/>Once finished, the valuations are readable directly off the proof. </text:p>
      <text:p text:style-name="P1"><text:s text:c="3"/>The above proof tells us that the counterexamples are where P is false </text:p>
      <text:p text:style-name="P1"><text:s text:c="3"/>(due to occurring negated in step 2), and Q is true (due to occurring </text:p>
      <text:p text:style-name="P1"><text:s text:c="3"/>unnegated in step 3). <text:s/>We can verify this with a truth-table. </text:p>
      <text:p text:style-name="P1"><text:s text:c="3"/>If a proposition symbol doesn't appear negated or unnegated, then </text:p>
      <text:p text:style-name="P1"><text:s text:c="3"/>it is truth-value does not matter </text:p>
      <text:p text:style-name="P1"/>
      <text:p text:style-name="P1"><text:s text:c="10"/>P Q | P -&gt; Q , - P <text:s/>⊢ <text:s/>- Q </text:p>
      <text:p text:style-name="P1"><text:s text:c="9"/>============================= </text:p>
      <text:p text:style-name="P1"><text:s text:c="10"/>F F | F T <text:s/>F | T F <text:s/>| <text:s text:c="2"/>T F </text:p>
      <text:p text:style-name="P1"><text:soft-page-break/><text:s text:c="10"/>F T | F T <text:s/>T | T F <text:s/>| <text:s text:c="2"/>F T <text:s/>&lt;== </text:p>
      <text:p text:style-name="P1"><text:s text:c="10"/>T F | T F <text:s/>F | F T <text:s/>| <text:s text:c="2"/>T F </text:p>
      <text:p text:style-name="P1"><text:s text:c="10"/>T T | T T <text:s/>T | F T <text:s/>| <text:s text:c="2"/>F T </text:p>
      <text:p text:style-name="P1"><text:s text:c="18"/>* <text:s text:c="5"/>* <text:s text:c="7"/>* </text:p>
      <text:p text:style-name="P1"/>
      <text:p text:style-name="P1"><text:s text:c="3"/>The highlighted row is our counterexample (all true premises but </text:p>
      <text:p text:style-name="P1"><text:s text:c="3"/>false conclusion). <text:s/>On that row P and Q have the same truth-values as </text:p>
      <text:p text:style-name="P1"><text:s text:c="3"/>our proof determined. </text:p>
      <text:p text:style-name="P1"/>
      <text:p text:style-name="P1"/>
      <text:p text:style-name="P1">Defining ⊥ Into Propositional Logic/Calculus </text:p>
      <text:p text:style-name="P1">============================================ </text:p>
      <text:p text:style-name="P1"/>
      <text:p text:style-name="P1"/>
      <text:p text:style-name="P1"><text:s text:c="3"/>Some Fitch implementations use ⊥ (the contradiction symbol) to remove </text:p>
      <text:p text:style-name="P1"><text:s text:c="3"/>tedium and improve the readability of proofs. <text:s/>Applications of -I are </text:p>
      <text:p text:style-name="P1"><text:s text:c="3"/>often preceded by ∧I, but the resulting conjunction can be quite long. </text:p>
      <text:p text:style-name="P1"><text:s text:c="3"/>Since EFQ infers any wff from two contradictory propositions; we can </text:p>
      <text:p text:style-name="P1"><text:s text:c="3"/>always infer 'P ∧ -P' instead of a long conjunction. <text:s/>But the following </text:p>
      <text:p text:style-name="P1"><text:s text:c="3"/>definition is even briefer. </text:p>
      <text:p text:style-name="P1"/>
      <text:p text:style-name="P1"><text:s text:c="9"/>⊥ <text:s/>=df <text:s/>P ∧ -P </text:p>
      <text:p text:style-name="P1"><text:s/></text:p>
      <text:p text:style-name="P1"><text:s text:c="3"/>From which we derive new inference rules. </text:p>
      <text:p text:style-name="P1"><text:s text:c="3"/></text:p>
      <text:p text:style-name="P1"><text:s text:c="3"/>================================ <text:s/>========================================= </text:p>
      <text:p text:style-name="P1"><text:s text:c="3"/>Name (Abbreviation) <text:s text:c="14"/>Sequent </text:p>
      <text:p text:style-name="P1"><text:s text:c="3"/>================================ <text:s/>========================================= </text:p>
      <text:p text:style-name="P1"><text:s text:c="3"/>⊥ Introduction (⊥ I) <text:s text:c="13"/>P, -P <text:s/>⊢ <text:s/>⊥ </text:p>
      <text:p text:style-name="P1"><text:s text:c="3"/>⊥ Elimination (⊥ E) <text:s text:c="14"/>(P ⊢ ⊥) <text:s/>⊢ <text:s/>-P </text:p>
      <text:p text:style-name="P1"><text:s text:c="3"/>================================ <text:s/>========================================= </text:p>
      <text:p text:style-name="P1"/>
      <text:p text:style-name="P1">Derivation Strategies </text:p>
      <text:p text:style-name="P1">===================== </text:p>
      <text:p text:style-name="P1"/>
      <text:p text:style-name="P1"><text:s text:c="3"/>Below is an outline of a proof strategy. <text:s/>It's a recursive procedure </text:p>
      <text:p text:style-name="P1"><text:s text:c="3"/>driven chiefly by the conclusion form. </text:p>
      <text:p text:style-name="P1"/>
      <text:p text:style-name="P1"><text:s text:c="3"/>Begin the main proof by listing the premises one per line. <text:s/>Then </text:p>
      <text:p text:style-name="P1"><text:s text:c="3"/>hypothesize the unnegated or negated conclusion form, use direct proof </text:p>
      <text:p text:style-name="P1"><text:s text:c="3"/>to attempt to reduce everything to atomic and negated atomic formulas. </text:p>
      <text:p text:style-name="P1"><text:s text:c="3"/>If you encounter a contradiction use ⊥ I (or ∧I) to derive the </text:p>
      <text:p text:style-name="P1"><text:s text:c="3"/>contradiction, then use ⊥ E (or -I), and finally if necessary use </text:p>
      <text:p text:style-name="P1"><text:s text:c="3"/>-E to remove extra pairs of negations out front. <text:s/>If you can't derive </text:p>
      <text:p text:style-name="P1"><text:s text:c="3"/>a contradiction you probably have a counterexample. <text:s/>Prove your work </text:p>
      <text:p text:style-name="P1"><text:s text:c="3"/>by testing the counterexample truth-values in the original sequent. </text:p>
      <text:p text:style-name="P1"/>
      <text:p text:style-name="P1"><text:s text:c="3"/>Intermediately apply the following procedure recursively </text:p>
      <text:p text:style-name="P1"><text:s text:c="3"/>for each subproof, </text:p>
      <text:p text:style-name="P1"/>
      <text:p text:style-name="P1"><text:s text:c="3"/>Procedure, </text:p>
      <text:p text:style-name="P1"><text:s text:c="3"/>1. <text:s/>(Conclusion) If the conclusion has one of these forms, </text:p>
      <text:p text:style-name="P1"/>
      <text:p text:style-name="P1"><text:s text:c="9"/>Φ ∧ Ψ <text:s text:c="6"/>Derive each conjunct, apply ∧I. </text:p>
      <text:p text:style-name="P1"/>
      <text:p text:style-name="P1"><text:s text:c="9"/>Φ ∨ Ψ <text:s text:c="6"/>Derive one disjunct, apply ∨I. </text:p>
      <text:p text:style-name="P1"/>
      <text:p text:style-name="P1"><text:s text:c="9"/>Φ -&gt; Ψ <text:s text:c="5"/>Hypothesize Φ derive Ψ, close the subproof, apply -&gt;I. </text:p>
      <text:p text:style-name="P1"/>
      <text:p text:style-name="P1"><text:soft-page-break/><text:s text:c="9"/>Φ &lt;-&gt; Ψ <text:s text:c="4"/>Derive Φ -&gt; Ψ, derive Ψ -&gt; Φ, apply &lt;-&gt;I. </text:p>
      <text:p text:style-name="P1"/>
      <text:p text:style-name="P1"><text:s text:c="3"/>2. <text:s/>(Premise) If a premise has the following form </text:p>
      <text:p text:style-name="P1"/>
      <text:p text:style-name="P1"><text:s text:c="9"/>Φ ∨ Ψ <text:s text:c="6"/>Derive two conditionals Φ -&gt; Θ and Ψ -&gt; Θ to obtain the </text:p>
      <text:p text:style-name="P1"><text:s text:c="21"/>needed conclusion Θ. </text:p>
      <text:p text:style-name="P1"/>
      <text:p text:style-name="P1"><text:s text:c="3"/>3. <text:s/>(Reductio) Next try one of these taking WFF as the desired conclusion, </text:p>
      <text:p text:style-name="P1"/>
      <text:p text:style-name="P1"><text:s text:c="9"/>- WFF <text:s text:c="6"/>Hypothesize WFF (unnegated), derive ⊥ or derive </text:p>
      <text:p text:style-name="P1"><text:s text:c="21"/>a contradiction, lastly perform -I or ⊥ E. </text:p>
      <text:p text:style-name="P1"/>
      <text:p text:style-name="P1"><text:s text:c="9"/>WFF <text:s text:c="8"/>Hypothesize -WFF, derive ⊥ or contradiction, then </text:p>
      <text:p text:style-name="P1"><text:s text:c="21"/>perform -I and finally -E. </text:p>
      <text:p text:style-name="P1"/>
      <text:p text:style-name="P1"/>
      <text:p text:style-name="P1">-------- </text:p>
      <text:p text:style-name="P1">Concerns </text:p>
      <text:p text:style-name="P1">-------- </text:p>
      <text:p text:style-name="P1"/>
      <text:p text:style-name="P1">Semantic Soundness &amp; Completeness of Propositional Calculus </text:p>
      <text:p text:style-name="P1">=========================================================== </text:p>
      <text:p text:style-name="P1"><text:s/></text:p>
      <text:p text:style-name="P1"><text:s text:c="3"/>A calculus is SEMANTICALLY SOUND if and only if for any consistent set </text:p>
      <text:p text:style-name="P1"><text:s text:c="3"/>of premises, there is no sequence of inference rule applications that can </text:p>
      <text:p text:style-name="P1"><text:s text:c="3"/>derive a wff that's not a logical consequence of those premises. </text:p>
      <text:p text:style-name="P1"/>
      <text:p text:style-name="P1"><text:s text:c="3"/>A calculus is SEMANTICALLY COMPLETE if and only if a given conclusion Φ </text:p>
      <text:p text:style-name="P1"><text:s text:c="3"/>logically follows from a set of premises, and there exists at least one </text:p>
      <text:p text:style-name="P1"><text:s text:c="3"/>proof of Φ that has a finite number of steps. </text:p>
      <text:p text:style-name="P1"/>
      <text:p text:style-name="P1"><text:s text:c="3"/>Propositional calculus is semantically sound and semantically complete. </text:p>
      <text:p text:style-name="P1"><text:s text:c="3"/>We do not prove these theorems here, but it is handy to know of them. </text:p>
      <text:p text:style-name="P1"><text:s text:c="3"/>The calculus derives all and only valid conclusions from any given set </text:p>
      <text:p text:style-name="P1"><text:s text:c="3"/>of premises. </text:p>
      <text:p text:style-name="P1"/>
      <text:p text:style-name="P1">The Unnatural Conditional </text:p>
      <text:p text:style-name="P1">========================= </text:p>
      <text:p text:style-name="P1"/>
      <text:p text:style-name="P1"><text:s text:c="3"/>A serious concern with the propositional logic conditional is that </text:p>
      <text:p text:style-name="P1"><text:s text:c="3"/>it only denotes a small part of what English if/then statements can </text:p>
      <text:p text:style-name="P1"><text:s text:c="3"/>express. <text:s/>Hence -&gt; is quite controversial, with many doubting that the </text:p>
      <text:p text:style-name="P1"><text:s text:c="3"/>full power of the if/then statement can ever be captured in a formal </text:p>
      <text:p text:style-name="P1"><text:s text:c="3"/>logical system. <text:s/>Moreover, the propositional logic conditional can </text:p>
      <text:p text:style-name="P1"><text:s text:c="3"/>produce some surprising results. <text:s/>Let us revisit a previous example. </text:p>
      <text:p text:style-name="P1"/>
      <text:p text:style-name="P1"><text:s text:c="9"/>K -&gt; F <text:s text:c="7"/>if you keep up the good work then you'll go far. </text:p>
      <text:p text:style-name="P1"/>
      <text:p text:style-name="P1"><text:s text:c="3"/>Now lets consider what happens if we take it's negation. </text:p>
      <text:p text:style-name="P1"/>
      <text:p text:style-name="P1"><text:s text:c="9"/>-(K -&gt; F) <text:s text:c="4"/>it's false that if you keep up the work you'll go far </text:p>
      <text:p text:style-name="P1"><text:s text:c="9"/>-(-K ∨ F) <text:s text:c="4"/>Material Implication </text:p>
      <text:p text:style-name="P1"><text:s text:c="9"/>K ∧ -F <text:s text:c="7"/>DeMorgan's </text:p>
      <text:p text:style-name="P1"/>
      <text:p text:style-name="P1"><text:s text:c="3"/>Studying the conclusion, we determine that it says, "you keep up the good </text:p>
      <text:p text:style-name="P1"><text:s text:c="3"/>work and you don't go far." <text:s/>Does this sound like the negation of the </text:p>
      <text:p text:style-name="P1"><text:s text:c="3"/>original unnegated conditional wff? <text:s/>Many say it does not. </text:p>
      <text:p text:style-name="P1"/>
      <text:p text:style-name="P1">Relevance </text:p>
      <text:p text:style-name="P1"><text:soft-page-break/>========= </text:p>
      <text:p text:style-name="P1"/>
      <text:p text:style-name="P1"><text:s text:c="3"/>Some people have concerns over the inference rules and namely ∨I, </text:p>
      <text:p text:style-name="P1"><text:s text:c="3"/>and H because they provide a way for an arguer to introduce any statement </text:p>
      <text:p text:style-name="P1"><text:s text:c="3"/>whatever into the proof relevant or not. <text:s text:c="2"/>Their particular concern </text:p>
      <text:p text:style-name="P1"><text:s text:c="3"/>is that this exposes a severe problem of the calculus. <text:s/>Some have </text:p>
      <text:p text:style-name="P1"><text:s text:c="3"/>gone so far as to introduce new systems of logic in attempts to remove </text:p>
      <text:p text:style-name="P1"><text:s text:c="3"/>such rules. </text:p>
      <text:p text:style-name="P1"/>
      <text:p text:style-name="P1"><text:s text:c="3"/>The classical perspective is that these issues do not matter because the </text:p>
      <text:p text:style-name="P1"><text:s text:c="3"/>conclusions found by FOC= always do conform to the definition of a valid </text:p>
      <text:p text:style-name="P1"><text:s text:c="3"/>deductive argument. <text:s/>If one asserts that Φ is true, then referring back </text:p>
      <text:p text:style-name="P1"><text:s text:c="3"/>to the valuation function v for disjunction shows that no matter what value </text:p>
      <text:p text:style-name="P1"><text:s text:c="3"/>of Ψ we introduce, Φ ∨ Ψ will still be true simply because Φ is true. </text:p>
      <text:p text:style-name="P1"><text:s text:c="3"/>While for H, it does not matter what we hypothesize. <text:s/>If some hypothesis </text:p>
      <text:p text:style-name="P1"><text:s text:c="3"/>Θ is inconsistent with the premises Θ will be negated after the subproof </text:p>
      <text:p text:style-name="P1"><text:s text:c="3"/>is closed. <text:s/>However, if Θ is not inconsistent with the premises, then by </text:p>
      <text:p text:style-name="P1"><text:s text:c="3"/>definition, it is consistent relevant or not, and who is to say what </text:p>
      <text:p text:style-name="P1"><text:s text:c="3"/>is and is not relevant. <text:s/>Classical logic regards these as arguments </text:p>
      <text:p text:style-name="P1"><text:s text:c="3"/>adequate to justify the inclusion and current formulation of these rules. </text:p>
      <text:p text:style-name="P1"/>
      <text:p text:style-name="P1">Refuting Dilemmas </text:p>
      <text:p text:style-name="P1">================= </text:p>
      <text:p text:style-name="P1"/>
      <text:p text:style-name="P1"><text:s text:c="3"/>A dilemma is a disjunctive premise that states precisely two options. </text:p>
      <text:p text:style-name="P1"><text:s text:c="3"/>Being IN A DILEMMA or IMPALED BY THE HORNS OF A DILEMMA means that </text:p>
      <text:p text:style-name="P1"><text:s text:c="3"/>the person presented with the dilemma is confronted with a choice between </text:p>
      <text:p text:style-name="P1"><text:s text:c="3"/>two undesirable options. <text:s/>GRASPING THE BULL BY THE HORNS is proving one </text:p>
      <text:p text:style-name="P1"><text:s text:c="3"/>of the disjuncts true. <text:s/>ESCAPING BETWEEN THE HORNS is to prove the </text:p>
      <text:p text:style-name="P1"><text:s text:c="3"/>disjunction false by proving a third option or proving that both disjuncts </text:p>
      <text:p text:style-name="P1"><text:s text:c="3"/>are false. </text:p>
      <text:p text:style-name="P1"/>
      <text:p text:style-name="P1"/>
      <text:p text:style-name="P1">==================== </text:p>
      <text:p text:style-name="P1">Predicate Logic </text:p>
      <text:p text:style-name="P1">==================== </text:p>
      <text:p text:style-name="P1"/>
      <text:p text:style-name="P1">Predicate logic introduces a way to analyze proposition symbols down into </text:p>
      <text:p text:style-name="P1">more basic components. </text:p>
      <text:p text:style-name="P1"/>
      <text:p text:style-name="P1"/>
      <text:p text:style-name="P1">-------- </text:p>
      <text:p text:style-name="P1">Language </text:p>
      <text:p text:style-name="P1">-------- </text:p>
      <text:p text:style-name="P1"/>
      <text:p text:style-name="P1">Lexemes </text:p>
      <text:p text:style-name="P1">======= </text:p>
      <text:p text:style-name="P1"/>
      <text:p text:style-name="P1"><text:s text:c="3"/>Non-Logical Symbols </text:p>
      <text:p text:style-name="P1"/>
      <text:p text:style-name="P1"><text:s text:c="6"/>Object Symbols </text:p>
      <text:p text:style-name="P1"><text:s text:c="9"/>Constants: <text:s text:c="12"/>a...t </text:p>
      <text:p text:style-name="P1"><text:s text:c="6"/>Predicate Symbols: <text:s text:c="7"/>A...Z </text:p>
      <text:p text:style-name="P1"><text:s text:c="6"/>Association Symbols: <text:s text:c="5"/>(, ) </text:p>
      <text:p text:style-name="P1"/>
      <text:p text:style-name="P1"><text:s text:c="3"/>Logical Symbols </text:p>
      <text:p text:style-name="P1"/>
      <text:p text:style-name="P1"><text:s text:c="6"/>Truth-Function Symbols: <text:s text:c="2"/>-, ∧, ∨, -&gt;, &lt;-&gt; </text:p>
      <text:p text:style-name="P1"/>
      <text:p text:style-name="P1"><text:soft-page-break/>Grammar </text:p>
      <text:p text:style-name="P1">======= </text:p>
      <text:p text:style-name="P1"/>
      <text:p text:style-name="P1"><text:s text:c="3"/>It's conventional to use capital Greek letters to stand for arbitrary </text:p>
      <text:p text:style-name="P1"><text:s text:c="3"/>wffs, and lower-case Greek letters to stand for arbitrary constant </text:p>
      <text:p text:style-name="P1"><text:s text:c="3"/>object symbols. </text:p>
      <text:p text:style-name="P1"/>
      <text:p text:style-name="P1"><text:s text:c="3"/>An ATOMIC FORMULA consists of a Predicate symbol followed by zero </text:p>
      <text:p text:style-name="P1"><text:s text:c="3"/>or more constant object Symbols. </text:p>
      <text:p text:style-name="P1"/>
      <text:p text:style-name="P1"><text:s text:c="3"/>Formation Rules for wffs </text:p>
      <text:p text:style-name="P1"><text:s text:c="3"/>1. <text:s/>Every atomic formula is a wff; </text:p>
      <text:p text:style-name="P1"><text:s text:c="3"/>2. <text:s/>if Φ is a wff, then so is -Φ; </text:p>
      <text:p text:style-name="P1"><text:s text:c="3"/>3. <text:s/>if Φ, Ψ are wffs, then so are (Φ ∧ Ψ), (Φ ∨ Ψ), (Φ -&gt; Ψ), (Φ &lt;-&gt; Ψ); </text:p>
      <text:p text:style-name="P1"><text:s text:c="3"/>4. <text:s/>Nothing else is a wff. </text:p>
      <text:p text:style-name="P1"/>
      <text:p text:style-name="P1"/>
      <text:p text:style-name="P1">--------- </text:p>
      <text:p text:style-name="P1">Semantics </text:p>
      <text:p text:style-name="P1">--------- </text:p>
      <text:p text:style-name="P1"/>
      <text:p text:style-name="P1">Model </text:p>
      <text:p text:style-name="P1">===== </text:p>
      <text:p text:style-name="P1"/>
      <text:p text:style-name="P1"><text:s text:c="3"/>Roughly, a MODEL is a limited representation of some state of affairs </text:p>
      <text:p text:style-name="P1"><text:s text:c="3"/>expressed using set theory. <text:s/>Since a set theory model can be a mathematical </text:p>
      <text:p text:style-name="P1"><text:s text:c="3"/>representation of something about the actual world, we can for our current </text:p>
      <text:p text:style-name="P1"><text:s text:c="3"/>purposes, informally regard the actual world as our model. </text:p>
      <text:p text:style-name="P1"><text:s text:c="3"/></text:p>
      <text:p text:style-name="P1">The Dictionary </text:p>
      <text:p text:style-name="P1">============== </text:p>
      <text:p text:style-name="P1"/>
      <text:p text:style-name="P1"><text:s text:c="3"/>It is helpful to create a dictionary before constructing an atomic formula. </text:p>
      <text:p text:style-name="P1"><text:s text:c="3"/>When we investigate a new situation with logic, we want to clarify </text:p>
      <text:p text:style-name="P1"><text:s text:c="3"/>the meanings of the atomic formulas and the meanings of their components. </text:p>
      <text:p text:style-name="P1"><text:s text:c="3"/>A dictionary lists the symbols and what they denote in the current universe </text:p>
      <text:p text:style-name="P1"><text:s text:c="3"/>of discourse. <text:s/>By convention, letters towards the end of the alphabet </text:p>
      <text:p text:style-name="P1"><text:s text:c="3"/>(u,v,w,x,y,z) may serve as placeholders, allowing us to define </text:p>
      <text:p text:style-name="P1"><text:s text:c="3"/>a predicate's meaning more clearly. </text:p>
      <text:p text:style-name="P1"/>
      <text:p text:style-name="P1">Properties </text:p>
      <text:p text:style-name="P1">---------- </text:p>
      <text:p text:style-name="P1"/>
      <text:p text:style-name="P1"><text:s text:c="3"/>A property asserts that some object is a member of some particular </text:p>
      <text:p text:style-name="P1"><text:s text:c="3"/>set which when combined denotes a characteristic of the object. </text:p>
      <text:p text:style-name="P1"/>
      <text:p text:style-name="P1"><text:s text:c="9"/>Dictionary </text:p>
      <text:p text:style-name="P1"><text:s text:c="9"/>---------------- </text:p>
      <text:p text:style-name="P1"><text:s text:c="9"/>Object Symbols <text:s text:c="7"/>1-Place Predicates </text:p>
      <text:p text:style-name="P1"><text:s text:c="9"/>a, <text:s text:c="2"/>Alice <text:s text:c="11"/>Bx, <text:s text:c="2"/>x is blond </text:p>
      <text:p text:style-name="P1"><text:s text:c="9"/>b, <text:s text:c="2"/>Bob <text:s text:c="13"/>Kx, <text:s text:c="2"/>x is brunette </text:p>
      <text:p text:style-name="P1"><text:s text:c="9"/>c, <text:s text:c="2"/>Charlie <text:s text:c="9"/>Sx, <text:s text:c="2"/>x is scaled </text:p>
      <text:p text:style-name="P1"/>
      <text:p text:style-name="P1"><text:s text:c="3"/>By substituting one of the object symbols in place of a place-holder </text:p>
      <text:p text:style-name="P1"><text:s text:c="3"/>in a predicate definition, we construct an atomic formula. </text:p>
      <text:p text:style-name="P1"/>
      <text:p text:style-name="P1"><text:s text:c="9"/>Ba, <text:s/>Alice is blond. </text:p>
      <text:p text:style-name="P1"><text:s text:c="9"/>Kb, <text:s/>Bob is brunette. </text:p>
      <text:p text:style-name="P1"><text:s text:c="9"/>Sc, <text:s/>Charlie is scaled. </text:p>
      <text:p text:style-name="P1"><text:soft-page-break/></text:p>
      <text:p text:style-name="P1"><text:s text:c="9"/>Sc -&gt; -(Bc ∨ Kc) </text:p>
      <text:p text:style-name="P1"><text:s text:c="9"/>If Charlie is scaled then Charlie is neither blond nor brunette. </text:p>
      <text:p text:style-name="P1"/>
      <text:p text:style-name="P1"><text:s text:c="3"/>Properties always have just one place-holder in the dictionary. </text:p>
      <text:p text:style-name="P1"><text:s text:c="3"/>Any property Pc means, c ∊ P (i.e., c is in set P), or c has property P. </text:p>
      <text:p text:style-name="P1"/>
      <text:p text:style-name="P1">Relations </text:p>
      <text:p text:style-name="P1">--------- </text:p>
      <text:p text:style-name="P1"/>
      <text:p text:style-name="P1"><text:s text:c="3"/>Much as it sounds, a relation denotes a relationship between two or more </text:p>
      <text:p text:style-name="P1"><text:s text:c="3"/>objects. <text:s/>Let us expand the dictionary: </text:p>
      <text:p text:style-name="P1"/>
      <text:p text:style-name="P1"><text:s text:c="9"/>2-Place Predicates </text:p>
      <text:p text:style-name="P1"><text:s text:c="9"/>Txy, <text:s/>x is taller than y. </text:p>
      <text:p text:style-name="P1"/>
      <text:p text:style-name="P1"><text:s text:c="3"/>'Tall', while a property, would not be a suitable predicate for logic </text:p>
      <text:p text:style-name="P1"><text:s text:c="3"/>because 'tall' is vague. <text:s/>E.g., a tall building and a tall glass of water </text:p>
      <text:p text:style-name="P1"><text:s text:c="3"/>do not mean the same thing. <text:s/>However, 'taller' is objective, making </text:p>
      <text:p text:style-name="P1"><text:s text:c="3"/>it ideal for logical reasoning. </text:p>
      <text:p text:style-name="P1"/>
      <text:p text:style-name="P1"><text:s text:c="9"/>(Tab ∧ Tbc) -&gt; Tac </text:p>
      <text:p text:style-name="P1"><text:s text:c="9"/>If Alice is taller than Bob and Bob is taller than Charlie, </text:p>
      <text:p text:style-name="P1"><text:s text:c="12"/>then Alice is taller than Charlie. </text:p>
      <text:p text:style-name="P1"/>
      <text:p text:style-name="P1"><text:s text:c="3"/>Any predicate with more than 1-place expresses a relation. </text:p>
      <text:p text:style-name="P1"/>
      <text:p text:style-name="P1"><text:s text:c="9"/>3-Place Predicates </text:p>
      <text:p text:style-name="P1"><text:s text:c="9"/>Bxyz, <text:s text:c="4"/>x is between y and z </text:p>
      <text:p text:style-name="P1"/>
      <text:p text:style-name="P1"><text:s text:c="9"/>Bbac, <text:s text:c="4"/>Bob is between Alice and Charlie </text:p>
      <text:p text:style-name="P1"/>
      <text:p text:style-name="P1"><text:s text:c="9"/>Bbac -&gt; (-Babc ∧ -Bcab) </text:p>
      <text:p text:style-name="P1"><text:s text:c="9"/>If Bob is between Alice and Charlie then, Alice isn't between Bob </text:p>
      <text:p text:style-name="P1"><text:s text:c="9"/>and Charlie and Charlie isn't between Alice and Bob. </text:p>
      <text:p text:style-name="P1"/>
      <text:p text:style-name="P1"><text:s text:c="3"/>Any number of places is acceptable, including 0. <text:s/>0-place predicates are </text:p>
      <text:p text:style-name="P1"><text:s text:c="3"/>just proposition symbols. </text:p>
      <text:p text:style-name="P1"/>
      <text:p text:style-name="P1"><text:s text:c="9"/>0-Place Predicates </text:p>
      <text:p text:style-name="P1"><text:s text:c="9"/>R, <text:s text:c="7"/>it's raining </text:p>
      <text:p text:style-name="P1"><text:s text:c="9"/>W, <text:s text:c="7"/>the ground is wet </text:p>
      <text:p text:style-name="P1"/>
      <text:p text:style-name="P1"><text:s text:c="9"/>R -&gt; W </text:p>
      <text:p text:style-name="P1"><text:s text:c="9"/>If it's raining then the ground is wet. </text:p>
      <text:p text:style-name="P1"/>
      <text:p text:style-name="P1">Translation Hints </text:p>
      <text:p text:style-name="P1">================= </text:p>
      <text:p text:style-name="P1"/>
      <text:p text:style-name="P1"><text:s text:c="14"/>+-----------------------------------------------+ <text:s text:c="13"/></text:p>
      <text:p text:style-name="P1"><text:s text:c="14"/>| ============================================= | </text:p>
      <text:p text:style-name="P1"><text:s text:c="14"/>| 0-Place Predicate (Proposition Symbols) <text:s text:c="6"/>| </text:p>
      <text:p text:style-name="P1"><text:s text:c="14"/>| ============================================= | </text:p>
      <text:p text:style-name="P1"><text:s text:c="14"/>| S, <text:s text:c="3"/>Zelda is at the store. <text:s text:c="17"/>| </text:p>
      <text:p text:style-name="P1"><text:s text:c="14"/>| C, <text:s text:c="3"/>cake is delicious. <text:s text:c="21"/>| </text:p>
      <text:p text:style-name="P1"><text:s text:c="14"/>| R, <text:s text:c="3"/>It's raining. <text:s text:c="26"/>| </text:p>
      <text:p text:style-name="P1"><text:s text:c="14"/>| <text:s text:c="46"/>| </text:p>
      <text:p text:style-name="P1"><text:s text:c="14"/>| ============================================= | </text:p>
      <text:p text:style-name="P1"><text:s text:c="14"/>| 1-Place (Monadic) Predicates (Properties) <text:s text:c="4"/>| </text:p>
      <text:p text:style-name="P1"><text:soft-page-break/><text:s text:c="14"/>| ============================================= | </text:p>
      <text:p text:style-name="P1"><text:s text:c="14"/>| Px, <text:s text:c="2"/>x is P, x in set P <text:s text:c="21"/>| </text:p>
      <text:p text:style-name="P1"><text:s text:c="14"/>| <text:s text:c="46"/>| </text:p>
      <text:p text:style-name="P1"><text:s text:c="14"/>| Ms, <text:s text:c="2"/>Susy is a mammal. <text:s text:c="22"/>| </text:p>
      <text:p text:style-name="P1"><text:s text:c="14"/>| Dr, <text:s text:c="2"/>Rex is a dog. <text:s text:c="26"/>| </text:p>
      <text:p text:style-name="P1"><text:s text:c="14"/>| Qp, <text:s text:c="2"/>Palmer is quiet. <text:s text:c="23"/>| </text:p>
      <text:p text:style-name="P1"><text:s text:c="14"/>| En, <text:s text:c="2"/>n is an even number. <text:s text:c="19"/>| </text:p>
      <text:p text:style-name="P1"><text:s text:c="14"/>| <text:s text:c="46"/>| </text:p>
      <text:p text:style-name="P1"><text:s text:c="14"/>| ============================================= | </text:p>
      <text:p text:style-name="P1"><text:s text:c="14"/>| 2-Place (Diadic) Predicates (Relations) <text:s text:c="6"/>| </text:p>
      <text:p text:style-name="P1"><text:s text:c="14"/>| ============================================= | </text:p>
      <text:p text:style-name="P1"><text:s text:c="14"/>| Pxy, <text:s/>x,y are related through P <text:s text:c="14"/>| </text:p>
      <text:p text:style-name="P1"><text:s text:c="14"/>| <text:s text:c="46"/>| </text:p>
      <text:p text:style-name="P1"><text:s text:c="14"/>| Sta, <text:s/>Tom sees Agatha. <text:s text:c="23"/>| </text:p>
      <text:p text:style-name="P1"><text:s text:c="14"/>| Tab, <text:s/>Alice is taller than Bob. <text:s text:c="14"/>| </text:p>
      <text:p text:style-name="P1"><text:s text:c="14"/>| Pac, <text:s/>lines a and c are perpendicular. <text:s text:c="7"/>| </text:p>
      <text:p text:style-name="P1"><text:s text:c="14"/>| Los, <text:s/>one is less than six. <text:s text:c="18"/>| </text:p>
      <text:p text:style-name="P1"><text:s text:c="14"/>| <text:s text:c="46"/>| </text:p>
      <text:p text:style-name="P1"><text:s text:c="14"/>| ============================================= | </text:p>
      <text:p text:style-name="P1"><text:s text:c="14"/>| 3-Place (Triadic) Predicates (Relations) <text:s text:c="5"/>| </text:p>
      <text:p text:style-name="P1"><text:s text:c="14"/>| ============================================= | </text:p>
      <text:p text:style-name="P1"><text:s text:c="14"/>| Pxyz, <text:s/>x,y,z are related through P <text:s text:c="11"/>| </text:p>
      <text:p text:style-name="P1"><text:s text:c="14"/>| <text:s text:c="46"/>| </text:p>
      <text:p text:style-name="P1"><text:s text:c="14"/>| Bxyz, <text:s/>x is between y and z <text:s text:c="18"/>| </text:p>
      <text:p text:style-name="P1"><text:s text:c="14"/>| Pxyz, <text:s/>x purchased y from z <text:s text:c="18"/>| </text:p>
      <text:p text:style-name="P1"><text:s text:c="14"/>| Stsb, <text:s/>Tom saw Sally steal from Barbara. <text:s text:c="5"/>| </text:p>
      <text:p text:style-name="P1"><text:s text:c="14"/>| <text:s text:c="46"/>| </text:p>
      <text:p text:style-name="P1"><text:s text:c="14"/>+-----------------------------------------------+ </text:p>
      <text:p text:style-name="P1"/>
      <text:p text:style-name="P1">Truth-Tables </text:p>
      <text:p text:style-name="P1">============ </text:p>
      <text:p text:style-name="P1"/>
      <text:p text:style-name="P1"><text:s text:c="3"/>Technically, truth-tables can be constructed for predicate logic. </text:p>
      <text:p text:style-name="P1"><text:s text:c="3"/>However, the number of atomic formulas gets very large very fast </text:p>
      <text:p text:style-name="P1"><text:s text:c="3"/>which makes tables impractical. </text:p>
      <text:p text:style-name="P1"/>
      <text:p text:style-name="P1">Truth-Trees </text:p>
      <text:p text:style-name="P1">=========== </text:p>
      <text:p text:style-name="P1"/>
      <text:p text:style-name="P1"><text:s text:c="3"/>Truth trees for predicate logic are constructed according to the same </text:p>
      <text:p text:style-name="P1"><text:s text:c="3"/>rules as trees for propositional logic. </text:p>
      <text:p text:style-name="P1"/>
      <text:p text:style-name="P1"/>
      <text:p text:style-name="P1">------------------ </text:p>
      <text:p text:style-name="P1">Predicate Calculus </text:p>
      <text:p text:style-name="P1">------------------ </text:p>
      <text:p text:style-name="P1"/>
      <text:p text:style-name="P1"><text:s text:c="3"/>The calculus for constructing proofs in predicate logic is largely </text:p>
      <text:p text:style-name="P1"><text:s text:c="3"/>unmodified and from propositional calculus. <text:s/>The primary difference </text:p>
      <text:p text:style-name="P1"><text:s text:c="3"/>is in the definition of an atomic formula. </text:p>
      <text:p text:style-name="P1"/>
      <text:p text:style-name="P1"><text:s text:c="9"/>Dictionary </text:p>
      <text:p text:style-name="P1"><text:s text:c="9"/>---------- </text:p>
      <text:p text:style-name="P1"><text:s text:c="9"/>Constants <text:s text:c="11"/>Predicates </text:p>
      <text:p text:style-name="P1"><text:s text:c="9"/>m, <text:s text:c="3"/>Merlin <text:s text:c="8"/>Axy, <text:s text:c="2"/>x abandons y </text:p>
      <text:p text:style-name="P1"><text:s text:c="9"/>a, <text:s text:c="3"/>Arthur </text:p>
      <text:p text:style-name="P1"><text:s text:c="9"/>g, <text:s text:c="3"/>Guinevere </text:p>
      <text:p text:style-name="P1"/>
      <text:p text:style-name="P1"><text:s text:c="9"/>Ama -&gt; Amg, -Amg <text:s/>⊢ <text:s/>-Ama </text:p>
      <text:p text:style-name="P1"><text:soft-page-break/></text:p>
      <text:p text:style-name="P1"><text:s text:c="3"/>Here 'Ama' and 'Amg' are separate atomic formulas. </text:p>
      <text:p text:style-name="P1"/>
      <text:p text:style-name="P1"/>
      <text:p text:style-name="P1">=========================== </text:p>
      <text:p text:style-name="P1">First-Order Predicate Logic </text:p>
      <text:p text:style-name="P1">=========================== </text:p>
      <text:p text:style-name="P1"/>
      <text:p text:style-name="P1"><text:s text:c="3"/>FOL introduces new concepts which build upon predicate logic enabling </text:p>
      <text:p text:style-name="P1"><text:s text:c="3"/>the expression of, among other things, the Aristotelian proposition </text:p>
      <text:p text:style-name="P1"><text:s text:c="3"/>forms which denote relations among sets. </text:p>
      <text:p text:style-name="P1"/>
      <text:p text:style-name="P1"><text:s text:c="9"/>A: <text:s/>All P is Q. </text:p>
      <text:p text:style-name="P1"><text:s text:c="9"/>E: <text:s/>No P is Q. </text:p>
      <text:p text:style-name="P1"><text:s text:c="9"/>I: <text:s/>Some P is Q. </text:p>
      <text:p text:style-name="P1"><text:s text:c="9"/>O: <text:s/>Some P is not Q. </text:p>
      <text:p text:style-name="P1"/>
      <text:p text:style-name="P1"><text:s text:c="3"/>FOL brings in quantifiers, which denote quantities, and variable object </text:p>
      <text:p text:style-name="P1"><text:s text:c="3"/>symbols which denote arbitrary objects. </text:p>
      <text:p text:style-name="P1"/>
      <text:p text:style-name="P1"/>
      <text:p text:style-name="P1">------------------ </text:p>
      <text:p text:style-name="P1">Regarding Notation </text:p>
      <text:p text:style-name="P1">------------------ </text:p>
      <text:p text:style-name="P1"/>
      <text:p text:style-name="P1"><text:s text:c="3"/>In the current chapter there are some notations that you should </text:p>
      <text:p text:style-name="P1"><text:s text:c="3"/>be aware of. </text:p>
      <text:p text:style-name="P1"/>
      <text:p text:style-name="P1"><text:s text:c="3"/>A capital Greek letter (Φ, Ψ, Θ, Δ, etc.) denotes any arbitrary formula, </text:p>
      <text:p text:style-name="P1"><text:s text:c="3"/>and a lower case Greek letter (α, β, δ, etc.) denotes any arbitrary </text:p>
      <text:p text:style-name="P1"><text:s text:c="3"/>object symbol. </text:p>
      <text:p text:style-name="P1"/>
      <text:p text:style-name="P1"><text:s text:c="3"/>Φ(Ψ) denotes a wff Φ contains one or more occurrences of a sub-wff Ψ. </text:p>
      <text:p text:style-name="P1"/>
      <text:p text:style-name="P1"><text:s text:c="3"/>Φ(Θ/Ψ) denotes the result of replacing one or more occurrences of Ψ in Φ </text:p>
      <text:p text:style-name="P1"><text:s text:c="3"/>with Θ. <text:s/>Θ/Ψ is read, "Θ replaced one or more occurrences of Ψ". </text:p>
      <text:p text:style-name="P1"/>
      <text:p text:style-name="P1"><text:s text:c="3"/>Φ (Θ//Ψ) like above but indicates replacing all occurrences of Ψ in Φ with </text:p>
      <text:p text:style-name="P1"><text:s text:c="3"/>Θ. <text:s/>Θ//Ψ is read, "Θ replaced all occurrences of Ψ" </text:p>
      <text:p text:style-name="P1"/>
      <text:p text:style-name="P1"><text:s text:c="3"/>Φ(β),Φ(α/β),Φ(α//β), similar to the above but α and β are object symbols. </text:p>
      <text:p text:style-name="P1"/>
      <text:p text:style-name="P1"><text:s text:c="3"/>( Φ ⊢ Ψ ), denotes a subproof with hypothesis Φ concluding with Ψ. </text:p>
      <text:p text:style-name="P1"/>
      <text:p text:style-name="P1"><text:s text:c="3"/>[ ... ] denotes that the enclosed must exist, be defined or proved </text:p>
      <text:p text:style-name="P1"><text:s text:c="3"/>elsewhere (external to the proof). </text:p>
      <text:p text:style-name="P1"/>
      <text:p text:style-name="P1"/>
      <text:p text:style-name="P1">-------- </text:p>
      <text:p text:style-name="P1">Language </text:p>
      <text:p text:style-name="P1">-------- </text:p>
      <text:p text:style-name="P1"/>
      <text:p text:style-name="P1">Lexemes </text:p>
      <text:p text:style-name="P1">======= </text:p>
      <text:p text:style-name="P1"/>
      <text:p text:style-name="P1"><text:s text:c="3"/>Non-Logical Symbols </text:p>
      <text:p text:style-name="P1"><text:s text:c="6"/>Object symbols </text:p>
      <text:p text:style-name="P1"><text:s text:c="9"/>constants: <text:s text:c="11"/>a...t </text:p>
      <text:p text:style-name="P1"><text:s text:c="9"/>variables: <text:s text:c="11"/>u...z </text:p>
      <text:p text:style-name="P1"><text:soft-page-break/><text:s text:c="6"/>Predicate Symbols: <text:s text:c="6"/>A...Z </text:p>
      <text:p text:style-name="P1"><text:s text:c="6"/>Association Symbols: <text:s text:c="4"/>(, ) </text:p>
      <text:p text:style-name="P1"/>
      <text:p text:style-name="P1"><text:s text:c="3"/>Logical Symbols </text:p>
      <text:p text:style-name="P1"><text:s text:c="6"/>Truth-Function Symbols: <text:s/>-, ∧, ∨, -&gt;, &lt;-&gt; </text:p>
      <text:p text:style-name="P1"><text:s text:c="6"/>Quantifiers </text:p>
      <text:p text:style-name="P1"><text:s text:c="9"/>universal: <text:s text:c="11"/>∀ </text:p>
      <text:p text:style-name="P1"><text:s text:c="9"/>existential: <text:s text:c="9"/>∃ </text:p>
      <text:p text:style-name="P1"/>
      <text:p text:style-name="P1">Grammar </text:p>
      <text:p text:style-name="P1">======= </text:p>
      <text:p text:style-name="P1"/>
      <text:p text:style-name="P1"><text:s text:c="3"/>An ATOMIC FORMULA is a predicate symbol followed by zero or more </text:p>
      <text:p text:style-name="P1"><text:s text:c="3"/>constants. </text:p>
      <text:p text:style-name="P1"/>
      <text:p text:style-name="P1"><text:s text:c="3"/>1. <text:s/>Every atomic formula is a wff; </text:p>
      <text:p text:style-name="P1"><text:s text:c="3"/>2. <text:s/>if Φ is a wff, then so is -Φ; </text:p>
      <text:p text:style-name="P1"><text:s text:c="3"/>3. <text:s/>if Φ,Ψ are wffs, then so are (Φ ∧ Ψ), (Φ ∨ Ψ), (Φ -&gt; Ψ), (Φ &lt;-&gt; Ψ); </text:p>
      <text:p text:style-name="P1"><text:s text:c="3"/>4. <text:s/>if Φ(α) (α is a constant object in a wff Ψ) is a wff, </text:p>
      <text:p text:style-name="P1"><text:s text:c="7"/>then ∀xΦ(x/α) and ∃xΦ(x/α) are wffs (where x is some new </text:p>
      <text:p text:style-name="P1"><text:s text:c="7"/>variable in Φ); </text:p>
      <text:p text:style-name="P1"><text:s text:c="3"/>5. <text:s/>Nothing else is a wff. </text:p>
      <text:p text:style-name="P1"><text:s/></text:p>
      <text:p text:style-name="P1"/>
      <text:p text:style-name="P1">--------- </text:p>
      <text:p text:style-name="P1">Semantics </text:p>
      <text:p text:style-name="P1">--------- </text:p>
      <text:p text:style-name="P1"/>
      <text:p text:style-name="P1">Predicates &amp; Constants </text:p>
      <text:p text:style-name="P1">====================== </text:p>
      <text:p text:style-name="P1"/>
      <text:p text:style-name="P1"><text:s text:c="3"/>Truth-functions, predicates, and constants continue to work as presented. </text:p>
      <text:p text:style-name="P1"><text:s text:c="3"/>The one note, in consistency with predicate logic, is that use of letters </text:p>
      <text:p text:style-name="P1"><text:s text:c="3"/>such as x,y,z within a dictionary are not variables but placeholders. </text:p>
      <text:p text:style-name="P1"/>
      <text:p text:style-name="P1"><text:s text:c="9"/>Dictionary (where x,y,z are placeholders) </text:p>
      <text:p text:style-name="P1"><text:s text:c="9"/>----------------------------------- </text:p>
      <text:p text:style-name="P1"><text:s text:c="9"/>Px, <text:s text:c="3"/>x has some property P, x in set P, x is P. </text:p>
      <text:p text:style-name="P1"><text:s text:c="9"/>Pxy, <text:s text:c="2"/>x has some relation P to y </text:p>
      <text:p text:style-name="P1"><text:s text:c="9"/>Bxyz, <text:s/>x has some relation P to y and z. </text:p>
      <text:p text:style-name="P1"/>
      <text:p text:style-name="P1"><text:s text:c="9"/>Proof (where x,y,z are variables) </text:p>
      <text:p text:style-name="P1"><text:s text:c="9"/>01. <text:s text:c="2"/>∀x(Mx -&gt; Vx) <text:s text:c="6"/>A </text:p>
      <text:p text:style-name="P1"><text:s text:c="9"/>02. <text:s text:c="2"/>Ma <text:s text:c="16"/>A </text:p>
      <text:p text:style-name="P1"><text:s text:c="9"/>03. <text:s text:c="2"/>Ma -&gt; Va <text:s text:c="10"/>2 ∀ E (a/x) </text:p>
      <text:p text:style-name="P1"><text:s text:c="9"/>04. <text:s text:c="2"/>Va <text:s text:c="16"/>3,4 -&gt;E </text:p>
      <text:p text:style-name="P1"><text:s text:c="9"/>QED </text:p>
      <text:p text:style-name="P1"/>
      <text:p text:style-name="P1">Quantifiers &amp; Variables </text:p>
      <text:p text:style-name="P1">======================= </text:p>
      <text:p text:style-name="P1"/>
      <text:p text:style-name="P1"><text:s text:c="3"/>A quantifier expression is a quantifier followed by a variable symbol </text:p>
      <text:p text:style-name="P1"><text:s text:c="3"/>and then a sub-wff. <text:s/>The quantifier is said to BIND the variable, or the </text:p>
      <text:p text:style-name="P1"><text:s text:c="3"/>variable is BOUND to the quantifier. </text:p>
      <text:p text:style-name="P1"/>
      <text:p text:style-name="P1"><text:s text:c="9"/>∀xΦ <text:s text:c="6"/>For every object x in our universe of discourse, </text:p>
      <text:p text:style-name="P1"><text:s text:c="19"/>Φ holds. </text:p>
      <text:p text:style-name="P1"/>
      <text:p text:style-name="P1"><text:s text:c="9"/>∃xΦ <text:s text:c="6"/>There exists at least one object x in our universe </text:p>
      <text:p text:style-name="P1"><text:soft-page-break/><text:s text:c="19"/>of discourse such that, Φ holds. </text:p>
      <text:p text:style-name="P1"/>
      <text:p text:style-name="P1"><text:s text:c="3"/>Once the variable is bound, it can be used within the wff. <text:s/>In our FOL </text:p>
      <text:p text:style-name="P1"><text:s text:c="3"/>implementation a variable in a wff is always bound provided formation </text:p>
      <text:p text:style-name="P1"><text:s text:c="3"/>rules are applied correctly. </text:p>
      <text:p text:style-name="P1"/>
      <text:p text:style-name="P1"><text:s text:c="9"/>Dictionary </text:p>
      <text:p text:style-name="P1"><text:s text:c="9"/>--------------------- </text:p>
      <text:p text:style-name="P1"><text:s text:c="9"/>Predicates </text:p>
      <text:p text:style-name="P1"><text:s text:c="9"/>Cx, <text:s text:c="2"/>x is a cat </text:p>
      <text:p text:style-name="P1"><text:s text:c="9"/>Dx, <text:s text:c="2"/>x is a dog </text:p>
      <text:p text:style-name="P1"><text:s text:c="9"/>Mx, <text:s text:c="2"/>x is a mammal </text:p>
      <text:p text:style-name="P1"><text:s text:c="9"/>Sx, <text:s text:c="2"/>x likes to swim </text:p>
      <text:p text:style-name="P1"><text:s text:c="9"/>Lxy, <text:s/>x loves y </text:p>
      <text:p text:style-name="P1"/>
      <text:p text:style-name="P1"><text:s text:c="9"/>∀xCx, <text:s text:c="4"/>For each x in our universe, x is a cat. </text:p>
      <text:p text:style-name="P1"><text:s text:c="19"/>= Everything is a cat. </text:p>
      <text:p text:style-name="P1"/>
      <text:p text:style-name="P1"><text:s text:c="9"/>∃xDx, <text:s text:c="4"/>There exists x in our universe such that, x is a dog. </text:p>
      <text:p text:style-name="P1"><text:s text:c="19"/>= Some (one or more) dogs exist. </text:p>
      <text:p text:style-name="P1"/>
      <text:p text:style-name="P1">Existential Import </text:p>
      <text:p text:style-name="P1">------------------ </text:p>
      <text:p text:style-name="P1"/>
      <text:p text:style-name="P1"><text:s text:c="3"/>∃xΦ has existential import. <text:s/>It asserts that at least one thing exists </text:p>
      <text:p text:style-name="P1"><text:s text:c="3"/>in the universe of discourse. </text:p>
      <text:p text:style-name="P1"/>
      <text:p text:style-name="P1"><text:s text:c="9"/>∃xSx <text:s text:c="5"/>There exists some object in our universe that </text:p>
      <text:p text:style-name="P1"><text:s text:c="19"/>it likes to swim. </text:p>
      <text:p text:style-name="P1"/>
      <text:p text:style-name="P1"><text:s text:c="3"/>∀x lacks existential import. <text:s/>It makes no claim that something actually </text:p>
      <text:p text:style-name="P1"><text:s text:c="3"/>exists in the universe of discourse. </text:p>
      <text:p text:style-name="P1"/>
      <text:p text:style-name="P1"><text:s text:c="9"/>∀xSx <text:s text:c="5"/>Everything in our universe (if anything exists </text:p>
      <text:p text:style-name="P1"><text:s text:c="19"/>at all) likes to swim. </text:p>
      <text:p text:style-name="P1"/>
      <text:p text:style-name="P1">Scope </text:p>
      <text:p text:style-name="P1">----- </text:p>
      <text:p text:style-name="P1"/>
      <text:p text:style-name="P1"><text:s text:c="3"/>SCOPE refers to the substring in a quantified wff over which the </text:p>
      <text:p text:style-name="P1"><text:s text:c="3"/>quantifier-variable binding holds. <text:s/>In FOL, this substring </text:p>
      <text:p text:style-name="P1"><text:s text:c="3"/>is the complete wff which follows the quantifier; if the expression </text:p>
      <text:p text:style-name="P1"><text:s text:c="3"/>that follows is in parentheses then the scope ranges from the opening </text:p>
      <text:p text:style-name="P1"><text:s text:c="3"/>to the matching closing parenthesis. </text:p>
      <text:p text:style-name="P1"/>
      <text:p text:style-name="P1"><text:s text:c="9"/>∀x(Dx -&gt; Mx) ∧ ∃xRx </text:p>
      <text:p text:style-name="P1"/>
      <text:p text:style-name="P1"><text:s text:c="3"/>In this expression, the x bound by ∀ is in scope between the pair </text:p>
      <text:p text:style-name="P1"><text:s text:c="3"/>of parentheses. <text:s/>The x used with the expression Rx is a different </text:p>
      <text:p text:style-name="P1"><text:s text:c="3"/>x, which is bound by ∃ and whose scope is only the expression 'Rx'. </text:p>
      <text:p text:style-name="P1"/>
      <text:p text:style-name="P1">Free Variables </text:p>
      <text:p text:style-name="P1">-------------- </text:p>
      <text:p text:style-name="P1"/>
      <text:p text:style-name="P1"><text:s text:c="3"/>A FREE VARIABLE is a variable that appears within a wff but is not </text:p>
      <text:p text:style-name="P1"><text:s text:c="3"/>bound by a quantifier. <text:s/>Our implementation of FOL does not allow </text:p>
      <text:p text:style-name="P1"><text:s text:c="3"/>free variables provided the formation rules are applied correctly. </text:p>
      <text:p text:style-name="P1"><text:s text:c="3"/>However, some implementations do allow free variables. <text:s/>Be aware that </text:p>
      <text:p text:style-name="P1"><text:s text:c="3"/>a free variable does not denote anything; while a variable bound </text:p>
      <text:p text:style-name="P1"><text:soft-page-break/><text:s text:c="3"/>by ∀ denotes *any* arbitrary object in our universe, and a variable </text:p>
      <text:p text:style-name="P1"><text:s text:c="3"/>bound by ∃ denotes at least one object in our universe though </text:p>
      <text:p text:style-name="P1"><text:s text:c="3"/>we may not know which. </text:p>
      <text:p text:style-name="P1"/>
      <text:p text:style-name="P1">Single Quantifiers </text:p>
      <text:p text:style-name="P1">================== </text:p>
      <text:p text:style-name="P1"/>
      <text:p text:style-name="P1"><text:s text:c="3"/>A universal quantifier is nearly always paired with the conditional. </text:p>
      <text:p text:style-name="P1"/>
      <text:p text:style-name="P1"><text:s text:c="9"/>∀x(Cx -&gt; Mx), <text:s text:c="2"/>For each object x in our universe, </text:p>
      <text:p text:style-name="P1"><text:s text:c="27"/>if x is a cat then x is a mammal. </text:p>
      <text:p text:style-name="P1"><text:s text:c="25"/>= all cats are mammals. </text:p>
      <text:p text:style-name="P1"/>
      <text:p text:style-name="P1"><text:s text:c="9"/>∀x(Cx -&gt; -Sx), <text:s/>For each object x in our universe, </text:p>
      <text:p text:style-name="P1"><text:s text:c="27"/>if x is a cat then x doesn't like to swim. </text:p>
      <text:p text:style-name="P1"><text:s text:c="25"/>= no cats like to swim. </text:p>
      <text:p text:style-name="P1"/>
      <text:p text:style-name="P1"><text:s text:c="3"/>An existential quantifier is nearly always paired with conjunction. </text:p>
      <text:p text:style-name="P1"/>
      <text:p text:style-name="P1"><text:s text:c="9"/>∃x(Dx ∧ Mx), <text:s text:c="3"/>There's at least one object x in our universe </text:p>
      <text:p text:style-name="P1"><text:s text:c="27"/>such that, x is a dog and x is a mammal. </text:p>
      <text:p text:style-name="P1"><text:s text:c="25"/>= Some dogs are mammals. </text:p>
      <text:p text:style-name="P1"><text:s/></text:p>
      <text:p text:style-name="P1"><text:s text:c="9"/>∃x(Dx ∧ Sx), <text:s text:c="3"/>There's at least one object x in our universe </text:p>
      <text:p text:style-name="P1"><text:s text:c="27"/>such that, x is a dog and x likes to swim. </text:p>
      <text:p text:style-name="P1"><text:s text:c="25"/>= Some dogs like to swim. </text:p>
      <text:p text:style-name="P1"/>
      <text:p text:style-name="P1"><text:s text:c="3"/>However, this notion of ∀ with -&gt;, and ∃ with ∧, isn't arbitrary. </text:p>
      <text:p text:style-name="P1"><text:s text:c="3"/>They are complementary forms. </text:p>
      <text:p text:style-name="P1"/>
      <text:p text:style-name="P1"><text:s text:c="9"/>-∀x(Cx -&gt; -Sx) <text:s/>It's false that all cats don't like to swim. </text:p>
      <text:p text:style-name="P1"/>
      <text:p text:style-name="P1"><text:s text:c="3"/>Applying some equivalences to this wff we should get a new formula </text:p>
      <text:p text:style-name="P1"><text:s text:c="3"/>that means the same thing. </text:p>
      <text:p text:style-name="P1"/>
      <text:p text:style-name="P1"><text:s text:c="9"/>∃x-(Cx -&gt; -Sx) <text:s/>-∀ is equivalent to ∃- </text:p>
      <text:p text:style-name="P1"><text:s text:c="9"/>∃x-(-Cx ∨ -Sx) <text:s/>By material implication </text:p>
      <text:p text:style-name="P1"><text:s text:c="9"/>∃x(--Cx ∧ --Sx) DeMorgan’s </text:p>
      <text:p text:style-name="P1"><text:s text:c="9"/>∃x(Cx ∧ Sx) <text:s text:c="4"/>Double Negation </text:p>
      <text:p text:style-name="P1"/>
      <text:p text:style-name="P1"><text:s text:c="3"/>So the conclusion reads, some cats like to swim. <text:s/>Notice that we </text:p>
      <text:p text:style-name="P1"><text:s text:c="3"/>started with ∀ and -&gt;, and just by applying equivalences ended with </text:p>
      <text:p text:style-name="P1"><text:s text:c="3"/>∃ and ∧. <text:s/>So ∃ with ∧ follows naturally from the occurrence of ∀ with </text:p>
      <text:p text:style-name="P1"><text:s text:c="3"/>-&gt;; they are complementary forms. </text:p>
      <text:p text:style-name="P1"/>
      <text:p text:style-name="P1">Multiple Quantifiers </text:p>
      <text:p text:style-name="P1">==================== </text:p>
      <text:p text:style-name="P1"/>
      <text:p text:style-name="P1"><text:s text:c="3"/>Just as with many other features of FOL, quantifiers can be recursively </text:p>
      <text:p text:style-name="P1"><text:s text:c="3"/>combined. <text:s/>When the same quantifier is repeated, the order of the </text:p>
      <text:p text:style-name="P1"><text:s text:c="3"/>quantifiers doesn't change the meaning of the wff. </text:p>
      <text:p text:style-name="P1"/>
      <text:p text:style-name="P1"><text:s text:c="9"/>∀x∀yLxy <text:s text:c="8"/>Everyone loves everyone including themselves. </text:p>
      <text:p text:style-name="P1"><text:s text:c="9"/>∀y∀xLxy <text:s text:c="8"/>Everyone loves everyone including themselves. </text:p>
      <text:p text:style-name="P1"/>
      <text:p text:style-name="P1"><text:s text:c="9"/>∃x∃yLxy <text:s text:c="8"/>Someone loves someone (perhaps themselves). </text:p>
      <text:p text:style-name="P1"><text:s text:c="9"/>∃y∃xLxy <text:s text:c="8"/>Someone loves someone (perhaps themselves). </text:p>
      <text:p text:style-name="P1"/>
      <text:p text:style-name="P1"><text:s text:c="3"/>In the first form, ∀x has scope over the following formula which </text:p>
      <text:p text:style-name="P1"><text:soft-page-break/><text:s text:c="3"/>is ∀yLxy. <text:s/>It's similarly the case with the remaining forms. <text:s/>However, </text:p>
      <text:p text:style-name="P1"><text:s text:c="3"/>if the quantifiers are mixed, the meaning changes depending upon order. </text:p>
      <text:p text:style-name="P1"/>
      <text:p text:style-name="P1"><text:s text:c="9"/>∃x∀yLxy <text:s text:c="8"/>Someone loves everyone (including themselves). </text:p>
      <text:p text:style-name="P1"><text:s text:c="9"/>∀x∃yLxy <text:s text:c="8"/>Everyone loves someone (perhaps themselves). </text:p>
      <text:p text:style-name="P1"/>
      <text:p text:style-name="P1">Translation Hints </text:p>
      <text:p text:style-name="P1">================= </text:p>
      <text:p text:style-name="P1"/>
      <text:p text:style-name="P1">The Aristotelian Forms </text:p>
      <text:p text:style-name="P1">---------------------- </text:p>
      <text:p text:style-name="P1"/>
      <text:p text:style-name="P1"><text:s text:c="3"/>Any interpretation of the Aristotelian forms can be represented in FOL. </text:p>
      <text:p text:style-name="P1"/>
      <text:p text:style-name="P1"><text:s text:c="3"/>The TRADITIONAL INTERPRETATION assigns existential import to all forms. </text:p>
      <text:p text:style-name="P1"><text:s text:c="3"/>The singular forms always denote particular objects in the universe </text:p>
      <text:p text:style-name="P1"><text:s text:c="3"/>so always have existential import. </text:p>
      <text:p text:style-name="P1"/>
      <text:p text:style-name="P1"><text:s text:c="36"/>Quality <text:s text:c="2"/></text:p>
      <text:p text:style-name="P1"><text:s text:c="21"/>+----------------------+------------------------+ </text:p>
      <text:p text:style-name="P1"><text:s text:c="21"/>| Affirmatives <text:s text:c="8"/>| Negatives <text:s text:c="13"/>| </text:p>
      <text:p text:style-name="P1"><text:s text:c="6"/>Q +------------+----------------------+------------------------+ </text:p>
      <text:p text:style-name="P1"><text:s text:c="6"/>u | Universal <text:s/>| ∀x(Sx -&gt; Px) ∧ ∃xSx <text:s/>| ∀x(Sx -&gt; -Px) ∧ ∃xSx <text:s text:c="2"/>| &lt; EI </text:p>
      <text:p text:style-name="P1"><text:s text:c="6"/>a | <text:s text:c="11"/>| <text:s text:c="21"/>| <text:s text:c="23"/>| </text:p>
      <text:p text:style-name="P1"><text:s text:c="6"/>n | Particular | ∃x(Sx ∧ Px) <text:s text:c="9"/>| ∃x(Sx ∧ -Px) <text:s text:c="10"/>| &lt; EI </text:p>
      <text:p text:style-name="P1"><text:s text:c="6"/>t +------------+----------------------+------------------------+ </text:p>
      <text:p text:style-name="P1"><text:s text:c="6"/>i | Singular <text:s text:c="2"/>| Sa <text:s text:c="18"/>| -Sa <text:s text:c="19"/>| &lt; EI </text:p>
      <text:p text:style-name="P1"><text:s text:c="6"/>t | <text:s text:c="11"/>| c=e <text:s text:c="17"/>| -c=e <text:s text:c="18"/>| &lt; EI </text:p>
      <text:p text:style-name="P1"><text:s text:c="6"/>y +------------+----------------------+------------------------+ </text:p>
      <text:p text:style-name="P1"/>
      <text:p text:style-name="P1"><text:s text:c="3"/>The MODERN INTERPRETATION denies existential import to the universals. </text:p>
      <text:p text:style-name="P1"/>
      <text:p text:style-name="P1"><text:s text:c="36"/>Quality <text:s text:c="2"/></text:p>
      <text:p text:style-name="P1"><text:s text:c="21"/>+----------------------+------------------------+ </text:p>
      <text:p text:style-name="P1"><text:s text:c="21"/>| Affirmatives <text:s text:c="8"/>| Negatives <text:s text:c="13"/>| </text:p>
      <text:p text:style-name="P1"><text:s text:c="6"/>Q +------------+----------------------+------------------------+ </text:p>
      <text:p text:style-name="P1"><text:s text:c="6"/>u | Universal <text:s/>| ∀x(Sx -&gt; Px) <text:s text:c="8"/>| ∀x(Sx -&gt; -Px) <text:s text:c="9"/>| </text:p>
      <text:p text:style-name="P1"><text:s text:c="6"/>a | <text:s text:c="11"/>| <text:s text:c="21"/>| <text:s text:c="23"/>| </text:p>
      <text:p text:style-name="P1"><text:s text:c="6"/>n | Particular | ∃x(Sx ∧ Px) <text:s text:c="9"/>| ∃x(Sx ∧ -Px) <text:s text:c="10"/>| &lt; EI </text:p>
      <text:p text:style-name="P1"><text:s text:c="6"/>t +------------+----------------------+------------------------+ </text:p>
      <text:p text:style-name="P1"><text:s text:c="6"/>i | Singular <text:s text:c="2"/>| Sa <text:s text:c="18"/>| -Sa <text:s text:c="19"/>| &lt; EI </text:p>
      <text:p text:style-name="P1"><text:s text:c="6"/>t | <text:s text:c="11"/>| c=e <text:s text:c="17"/>| -c=e <text:s text:c="18"/>| &lt; EI </text:p>
      <text:p text:style-name="P1"><text:s text:c="6"/>y +------------+----------------------+------------------------+ </text:p>
      <text:p text:style-name="P1"/>
      <text:p text:style-name="P1"><text:s text:c="3"/>An alternative interpretation might assign EI to the affirmatives. </text:p>
      <text:p text:style-name="P1"/>
      <text:p text:style-name="P1"><text:s text:c="36"/>Quality <text:s text:c="2"/></text:p>
      <text:p text:style-name="P1"><text:s text:c="21"/>+----------------------+------------------------+ </text:p>
      <text:p text:style-name="P1"><text:s text:c="21"/>| Affirmatives <text:s text:c="8"/>| Negatives <text:s text:c="13"/>| </text:p>
      <text:p text:style-name="P1"><text:s text:c="6"/>Q +------------+----------------------+------------------------+ </text:p>
      <text:p text:style-name="P1"><text:s text:c="6"/>u | Universal <text:s/>| ∀x(Sx -&gt; Px) ∧ ExSx <text:s/>| ∀x(Sx -&gt; -Px) <text:s text:c="9"/>| </text:p>
      <text:p text:style-name="P1"><text:s text:c="6"/>a | <text:s text:c="11"/>| <text:s text:c="21"/>| <text:s text:c="23"/>| </text:p>
      <text:p text:style-name="P1"><text:s text:c="6"/>n | Particular | ∃x(Sx ∧ Px) <text:s text:c="9"/>| ∃x(Sx ∧ -Px) <text:s text:c="10"/>| </text:p>
      <text:p text:style-name="P1"><text:s text:c="6"/>t | <text:s text:c="11"/>| <text:s text:c="21"/>| <text:s text:c="3"/>∨ -∃xSx v -∃xPx <text:s text:c="4"/>| </text:p>
      <text:p text:style-name="P1"><text:s text:c="6"/>i +------------+----------------------+------------------------+ </text:p>
      <text:p text:style-name="P1"><text:s text:c="6"/>t | Singular <text:s text:c="2"/>| Sa <text:s text:c="18"/>| -Sa <text:s text:c="19"/>| &lt; EI </text:p>
      <text:p text:style-name="P1"><text:s text:c="6"/>y | <text:s text:c="11"/>| c=e <text:s text:c="17"/>| -c=e <text:s text:c="18"/>| &lt; EI </text:p>
      <text:p text:style-name="P1"><text:s text:c="8"/>+------------+----------------------+------------------------+ </text:p>
      <text:p text:style-name="P1"><text:s text:c="23"/>^^^^ </text:p>
      <text:p text:style-name="P1"><text:soft-page-break/><text:s text:c="24"/>EI </text:p>
      <text:p text:style-name="P1"/>
      <text:p text:style-name="P1"><text:s text:c="3"/>Another interpretation might assign EI to the negatives. </text:p>
      <text:p text:style-name="P1"/>
      <text:p text:style-name="P1"><text:s text:c="36"/>Quality <text:s text:c="2"/></text:p>
      <text:p text:style-name="P1"><text:s text:c="21"/>+----------------------+------------------------+ </text:p>
      <text:p text:style-name="P1"><text:s text:c="21"/>| Affirmatives <text:s text:c="8"/>| Negatives <text:s text:c="13"/>| </text:p>
      <text:p text:style-name="P1"><text:s text:c="6"/>Q +------------+----------------------+------------------------+ </text:p>
      <text:p text:style-name="P1"><text:s text:c="6"/>u | Universal <text:s/>| ∀x(Sx -&gt; Px) <text:s text:c="8"/>| ∀x(Sx -&gt; -Px) ∧ ExSx <text:s text:c="2"/>| </text:p>
      <text:p text:style-name="P1"><text:s text:c="6"/>a | <text:s text:c="11"/>| <text:s text:c="21"/>| <text:s text:c="23"/>| </text:p>
      <text:p text:style-name="P1"><text:s text:c="6"/>n | Particular | ∃x(Sx ∧ Px) <text:s text:c="9"/>| ∃x(Sx ∧ -Px) <text:s text:c="10"/>| </text:p>
      <text:p text:style-name="P1"><text:s text:c="6"/>t | <text:s text:c="11"/>| <text:s text:c="3"/>∨ -∃x(Sx jj^ ∃xPx) <text:s/>| <text:s text:c="23"/>| </text:p>
      <text:p text:style-name="P1"><text:s text:c="6"/>i +------------+----------------------+------------------------+ </text:p>
      <text:p text:style-name="P1"><text:s text:c="6"/>t | Singular <text:s text:c="2"/>| Sa <text:s text:c="18"/>| -Sa <text:s text:c="19"/>| &lt; EI </text:p>
      <text:p text:style-name="P1"><text:s text:c="6"/>y | <text:s text:c="11"/>| c=e <text:s text:c="17"/>| -c=e <text:s text:c="18"/>| &lt; EI </text:p>
      <text:p text:style-name="P1"><text:s text:c="8"/>+------------+----------------------+------------------------+ </text:p>
      <text:p text:style-name="P1"><text:s text:c="46"/>^^^^ </text:p>
      <text:p text:style-name="P1"><text:s text:c="47"/>EI </text:p>
      <text:p text:style-name="P1"/>
      <text:p text:style-name="P1"><text:s text:c="3"/>It's even possible to assign EI to a diagonal pair and deny it to the other </text:p>
      <text:p text:style-name="P1"><text:s text:c="3"/>pair, or deny it to all universals and particulars. </text:p>
      <text:p text:style-name="P1"/>
      <text:p text:style-name="P1">English Quantification </text:p>
      <text:p text:style-name="P1">---------------------- </text:p>
      <text:p text:style-name="P1"/>
      <text:p text:style-name="P1"><text:s text:c="3"/>When translating from English, it's usually best to first paraphrase </text:p>
      <text:p text:style-name="P1"><text:s text:c="3"/>a sentence such that it's closer in structure to a wff. </text:p>
      <text:p text:style-name="P1"/>
      <text:p text:style-name="P1"><text:s text:c="3"/>Quantifier Placement (Default Rule) </text:p>
      <text:p text:style-name="P1"/>
      <text:p text:style-name="P1"><text:s text:c="9"/>Write the quantifiers in the same order as they occur in English. </text:p>
      <text:p text:style-name="P1"><text:s text:c="9"/>Note that this rule has many exceptions. </text:p>
      <text:p text:style-name="P1"/>
      <text:p text:style-name="P1">Any/Anybody/Anyone/Anything/Anywhere </text:p>
      <text:p text:style-name="P1">------------------------------------ </text:p>
      <text:p text:style-name="P1"/>
      <text:p text:style-name="P1"><text:s text:c="3"/>Any has different meanings depending upon how it's used. <text:s/>It can indicate </text:p>
      <text:p text:style-name="P1"><text:s text:c="3"/>either quantifier. <text:s/>Generally, try to rephrase the proposition </text:p>
      <text:p text:style-name="P1"><text:s text:c="3"/>so it doesn't use 'any'. </text:p>
      <text:p text:style-name="P1"/>
      <text:p text:style-name="P1"><text:s text:c="9"/>Not any... <text:s text:c="2"/>-&gt; <text:s text:c="2"/>No... </text:p>
      <text:p text:style-name="P1"><text:s text:c="9"/>If any... <text:s text:c="3"/>-&gt; <text:s text:c="2"/>If some... </text:p>
      <text:p text:style-name="P1"><text:s text:c="9"/>Any ... <text:s text:c="5"/>-&gt; <text:s text:c="2"/>All... </text:p>
      <text:p text:style-name="P1"/>
      <text:p text:style-name="P1"><text:s text:c="3"/>In the remaining cases to translate 'any', put ∀ at the beginning </text:p>
      <text:p text:style-name="P1"><text:s text:c="3"/>of the wff regardless of where 'any' occurs in the sentence. </text:p>
      <text:p text:style-name="P1"/>
      <text:p text:style-name="P1">Validity / Valid Formula </text:p>
      <text:p text:style-name="P1">======================== </text:p>
      <text:p text:style-name="P1"/>
      <text:p text:style-name="P1"><text:s text:c="3"/>A VALIDITY or VALID FORMULA, like a tautology, is true in all cases, </text:p>
      <text:p text:style-name="P1"><text:s text:c="3"/>however the term is more broad. <text:s/>Tautology only refers to something being </text:p>
      <text:p text:style-name="P1"><text:s text:c="3"/>true in all cases in virtue of truth-functions. <text:s/>While 'validity' refers </text:p>
      <text:p text:style-name="P1"><text:s text:c="3"/>to all expressions of this nature. <text:s/>The following is a valid wff in FOL. </text:p>
      <text:p text:style-name="P1"/>
      <text:p text:style-name="P1"><text:s text:c="9"/>∀x-Px <text:s/>&lt;-&gt; <text:s/>-∃xPx, <text:s text:c="3"/>where P is an arbitrary predicate. </text:p>
      <text:p text:style-name="P1"/>
      <text:p text:style-name="P1">Truth-Trees </text:p>
      <text:p text:style-name="P1">=========== </text:p>
      <text:p text:style-name="P1"><text:soft-page-break/></text:p>
      <text:p text:style-name="P1"><text:s text:c="3"/>Construction of Truth-trees in FOL is similar to how they are constructed </text:p>
      <text:p text:style-name="P1"><text:s text:c="3"/>in predicate logic with the addition of a few extra rules for handling </text:p>
      <text:p text:style-name="P1"><text:s text:c="3"/>the quantifiers. </text:p>
      <text:p text:style-name="P1"/>
      <text:p text:style-name="P1"><text:s text:c="3"/>==== <text:s/>===================================================================== <text:s text:c="2"/></text:p>
      <text:p text:style-name="P1"><text:s text:c="3"/>Name <text:s/>Rule </text:p>
      <text:p text:style-name="P1"><text:s text:c="3"/>==== <text:s/>===================================================================== </text:p>
      <text:p text:style-name="P1"><text:s text:c="3"/>∀ <text:s text:c="4"/>If ∀xΦ(x) appears on an open path, and α occurs in some wff on </text:p>
      <text:p text:style-name="P1"><text:s text:c="9"/>that path, write Φ(α//x) (the result of replacing each occurrence </text:p>
      <text:p text:style-name="P1"><text:s text:c="9"/>of x in Φ with α) at the bottom of the path. <text:s/>If no wff containing </text:p>
      <text:p text:style-name="P1"><text:s text:c="9"/>α appears on the path, choose any α . </text:p>
      <text:p text:style-name="P1"/>
      <text:p text:style-name="P1"><text:s text:c="3"/>-∀ <text:s text:c="3"/>If -∀xΦ(x) appears on an open path, star it and write ∃x-Φ(x) </text:p>
      <text:p text:style-name="P1"><text:s text:c="9"/>at the bottom of every open path that contains the newly </text:p>
      <text:p text:style-name="P1"><text:s text:c="9"/>starred wff. </text:p>
      <text:p text:style-name="P1"/>
      <text:p text:style-name="P1"><text:s text:c="3"/>∃ <text:s text:c="4"/>If ∃xΦ(x) appears on an open path, star it. <text:s/>Choose a constant α </text:p>
      <text:p text:style-name="P1"><text:s text:c="9"/>that doesn't appear on that path and write Φ(α//x) (the results of </text:p>
      <text:p text:style-name="P1"><text:s text:c="9"/>replacing each occurrence of x by α in Φ) at the bottom of every </text:p>
      <text:p text:style-name="P1"><text:s text:c="9"/>open path that contains the newly starred wff. </text:p>
      <text:p text:style-name="P1"/>
      <text:p text:style-name="P1"><text:s text:c="3"/>-∃ <text:s text:c="3"/>If -∃xΦ(x) appears on an open path, star it and write ∀x-Φ(x) </text:p>
      <text:p text:style-name="P1"><text:s text:c="9"/>at the bottom of every open path that contains the newly </text:p>
      <text:p text:style-name="P1"><text:s text:c="9"/>starred wff. </text:p>
      <text:p text:style-name="P1"><text:s text:c="3"/>==== <text:s/>===================================================================== </text:p>
      <text:p text:style-name="P1"/>
      <text:p text:style-name="P1"><text:s text:c="3"/>These rules are often described with diagrams instead of words. </text:p>
      <text:p text:style-name="P1"/>
      <text:p text:style-name="P1"><text:s text:c="12"/>+--------------------------+--------------------------+ </text:p>
      <text:p text:style-name="P1"><text:s text:c="12"/>| ======================== | ======================== | </text:p>
      <text:p text:style-name="P1"><text:s text:c="12"/>| <text:s text:c="9"/>∀Rule <text:s text:c="10"/>| <text:s text:c="9"/>-∀Rule <text:s text:c="9"/>| </text:p>
      <text:p text:style-name="P1"><text:s text:c="12"/>| ======================== | ======================== | </text:p>
      <text:p text:style-name="P1"><text:s text:c="12"/>| <text:s text:c="9"/>∀xΦ(x) <text:s text:c="9"/>| <text:s text:c="6"/>* -∀xΦ(x) <text:s text:c="9"/>| </text:p>
      <text:p text:style-name="P1"><text:s text:c="12"/>| <text:s text:c="8"/>-------- <text:s text:c="8"/>| <text:s text:c="7"/>---------- <text:s text:c="7"/>| </text:p>
      <text:p text:style-name="P1"><text:s text:c="12"/>| <text:s text:c="9"/>Φ(c/x) <text:s text:c="9"/>| <text:s text:c="8"/>∃x-Φ(x) <text:s text:c="9"/>| </text:p>
      <text:p text:style-name="P1"><text:s text:c="12"/>| <text:s text:c="25"/>| <text:s text:c="25"/>| </text:p>
      <text:p text:style-name="P1"><text:s text:c="12"/>| if possible c is not new | <text:s text:c="25"/>| </text:p>
      <text:p text:style-name="P1"><text:s text:c="12"/>| <text:s text:c="25"/>| <text:s text:c="25"/>| </text:p>
      <text:p text:style-name="P1"><text:s text:c="12"/>| ======================== | ======================== | </text:p>
      <text:p text:style-name="P1"><text:s text:c="12"/>| <text:s text:c="9"/>∃Rule <text:s text:c="10"/>| <text:s text:c="9"/>-∃Rule <text:s text:c="9"/>| </text:p>
      <text:p text:style-name="P1"><text:s text:c="12"/>| ======================== | ======================== | </text:p>
      <text:p text:style-name="P1"><text:s text:c="12"/>| <text:s text:c="6"/>* ∃xΦ(x) <text:s text:c="10"/>| <text:s text:c="6"/>* -∃xΦ(x) <text:s text:c="9"/>| </text:p>
      <text:p text:style-name="P1"><text:s text:c="12"/>| <text:s text:c="7"/>--------- <text:s text:c="8"/>| <text:s text:c="7"/>----------- <text:s text:c="6"/>| </text:p>
      <text:p text:style-name="P1"><text:s text:c="12"/>| <text:s text:c="8"/>Φ(c//x) <text:s text:c="9"/>| <text:s text:c="8"/>∀x:-Φ(x) <text:s text:c="8"/>| </text:p>
      <text:p text:style-name="P1"><text:s text:c="12"/>| <text:s text:c="25"/>| <text:s text:c="25"/>| </text:p>
      <text:p text:style-name="P1"><text:s text:c="12"/>| <text:s text:c="8"/>c is new <text:s text:c="8"/>| <text:s text:c="25"/>| </text:p>
      <text:p text:style-name="P1"><text:s text:c="12"/>| <text:s text:c="25"/>| <text:s text:c="25"/>| </text:p>
      <text:p text:style-name="P1"><text:s text:c="12"/>+--------------------------+--------------------------+ </text:p>
      <text:p text:style-name="P1"/>
      <text:p text:style-name="P1">Truth-Tree Analysis </text:p>
      <text:p text:style-name="P1">=================== </text:p>
      <text:p text:style-name="P1"/>
      <text:p text:style-name="P1"><text:s text:c="3"/>The rules for assessing completed trees are the same as those for </text:p>
      <text:p text:style-name="P1"><text:s text:c="3"/>propositional logic. </text:p>
      <text:p text:style-name="P1"/>
      <text:p text:style-name="P1">Truth-Tree Assessment of a Single WFF </text:p>
      <text:p text:style-name="P1">------------------------------------- </text:p>
      <text:p text:style-name="P1"/>
      <text:p text:style-name="P1"><text:soft-page-break/><text:s text:c="9"/>============= <text:s text:c="2"/>============================ <text:s text:c="2"/>========== </text:p>
      <text:p text:style-name="P1"><text:s text:c="9"/>condition <text:s text:c="6"/>wff <text:s text:c="27"/>-wff </text:p>
      <text:p text:style-name="P1"><text:s text:c="9"/>============= <text:s text:c="2"/>============================ <text:s text:c="2"/>========== </text:p>
      <text:p text:style-name="P1"><text:s text:c="9"/>0 <text:s text:c="14"/>inconsistent <text:s text:c="18"/>validity </text:p>
      <text:p text:style-name="P1"><text:s text:c="9"/>1+ <text:s text:c="13"/>consistent <text:s text:c="20"/>contingent </text:p>
      <text:p text:style-name="P1"><text:s text:c="9"/>2+ <text:s text:c="13"/>validity or contingency <text:s text:c="7"/>contingent </text:p>
      <text:p text:style-name="P1"><text:s text:c="9"/>============= <text:s text:c="2"/>============================ <text:s text:c="2"/>========== </text:p>
      <text:p text:style-name="P1"/>
      <text:p text:style-name="P1">Truth-Tree Assessment of a set of WFFs </text:p>
      <text:p text:style-name="P1">-------------------------------------- </text:p>
      <text:p text:style-name="P1"/>
      <text:p text:style-name="P1"><text:s text:c="9"/>============= <text:s text:c="2"/>============================ </text:p>
      <text:p text:style-name="P1"><text:s text:c="9"/>condition <text:s text:c="6"/>wff Set </text:p>
      <text:p text:style-name="P1"><text:s text:c="9"/>============= <text:s text:c="2"/>============================ </text:p>
      <text:p text:style-name="P1"><text:s text:c="9"/>0 <text:s text:c="14"/>inconsistent </text:p>
      <text:p text:style-name="P1"><text:s text:c="9"/>1+ <text:s text:c="13"/>consistent </text:p>
      <text:p text:style-name="P1"><text:s text:c="9"/>============= <text:s text:c="2"/>============================ </text:p>
      <text:p text:style-name="P1"/>
      <text:p text:style-name="P1">Truth-Tree Assessment of a Sequent </text:p>
      <text:p text:style-name="P1">---------------------------------- </text:p>
      <text:p text:style-name="P1"/>
      <text:p text:style-name="P1"><text:s text:c="9"/>============= <text:s text:c="2"/>============================ </text:p>
      <text:p text:style-name="P1"><text:s text:c="9"/>Condition <text:s text:c="6"/>Premises &amp; -Conclusion </text:p>
      <text:p text:style-name="P1"><text:s text:c="9"/>============= <text:s text:c="2"/>============================ </text:p>
      <text:p text:style-name="P1"><text:s text:c="9"/>0 <text:s/>open paths <text:s text:c="2"/>valid </text:p>
      <text:p text:style-name="P1"><text:s text:c="9"/>1+ open paths <text:s text:c="2"/>Invalid w/ counterexamples </text:p>
      <text:p text:style-name="P1"><text:s text:c="9"/>============= <text:s text:c="2"/>============================ </text:p>
      <text:p text:style-name="P1"/>
      <text:p text:style-name="P1">-------------------------------------------------- </text:p>
      <text:p text:style-name="P1">First-Order Predicate Calculus (FOC - Fitch Style) </text:p>
      <text:p text:style-name="P1">-------------------------------------------------- </text:p>
      <text:p text:style-name="P1"/>
      <text:p text:style-name="P1">Primitive Inference Rules </text:p>
      <text:p text:style-name="P1">========================= </text:p>
      <text:p text:style-name="P1"/>
      <text:p text:style-name="P1"><text:s text:c="3"/>Let α represent any constant symbol, and x represent any variable. </text:p>
      <text:p text:style-name="P1"><text:s text:c="3"/>A boxed constant [α] introduces a *new* constant into a subproof, which </text:p>
      <text:p text:style-name="P1"><text:s text:c="3"/>subsequently goes out of scope when the subproof closes (just like </text:p>
      <text:p text:style-name="P1"><text:s text:c="3"/>a local variable in a computer program) meaning once the subproof </text:p>
      <text:p text:style-name="P1"><text:s text:c="3"/>is ended that occurrence of α is no longer accessible. </text:p>
      <text:p text:style-name="P1"/>
      <text:p text:style-name="P1"><text:s text:c="3"/>================================ <text:s/>========================================= </text:p>
      <text:p text:style-name="P1"><text:s text:c="3"/>Name/Alternate Names <text:s text:c="13"/>Rule </text:p>
      <text:p text:style-name="P1"><text:s text:c="3"/>================================ <text:s/>========================================= </text:p>
      <text:p text:style-name="P1"><text:s text:c="3"/>Universal Elimination (∀E) <text:s text:c="7"/>From ∀xΦ infer Φ(α//x); </text:p>
      <text:p text:style-name="P1"><text:s text:c="37"/>where α is any constant object. </text:p>
      <text:p text:style-name="P1"/>
      <text:p text:style-name="P1"><text:s text:c="3"/>Universal Introduction (∀I) <text:s text:c="6"/>From a subproof with hypothesis [α] and </text:p>
      <text:p text:style-name="P1"><text:s text:c="37"/>ending Ψ(α), close the subproof and </text:p>
      <text:p text:style-name="P1"><text:s text:c="37"/>infer ∀xΨ(x//α); where α is new. </text:p>
      <text:p text:style-name="P1"><text:s text:c="37"/></text:p>
      <text:p text:style-name="P1"><text:s text:c="3"/>Existential Elimination (∃E) <text:s text:c="5"/>From ∃xΦ(x), and a subproof with </text:p>
      <text:p text:style-name="P1"><text:s text:c="37"/>hypothesis [α] Φ(α//x) and ending Ψ, </text:p>
      <text:p text:style-name="P1"><text:s text:c="37"/>close the subproof and infer Ψ; </text:p>
      <text:p text:style-name="P1"><text:s text:c="37"/>where α is new. <text:s/>Ψ mustn't contain α. </text:p>
      <text:p text:style-name="P1"/>
      <text:p text:style-name="P1"><text:s text:c="3"/>Existential Introduction (∃I) <text:s text:c="4"/>From Φ(α), infer ∃xΦ(x/α) </text:p>
      <text:p text:style-name="P1"><text:s text:c="3"/>================================ <text:s/>========================================= </text:p>
      <text:p text:style-name="P1"/>
      <text:p text:style-name="P1"><text:soft-page-break/><text:s text:c="3"/>These rules can also be described in diagrams. </text:p>
      <text:p text:style-name="P1"/>
      <text:p text:style-name="P1"><text:s text:c="6"/>+-------------------------------+-------------------------------+ </text:p>
      <text:p text:style-name="P1"><text:s text:c="6"/>| ============================= | ============================= | </text:p>
      <text:p text:style-name="P1"><text:s text:c="6"/>| <text:s/>∀E <text:s text:c="26"/>| <text:s/>∀I <text:s text:c="26"/>| </text:p>
      <text:p text:style-name="P1"><text:s text:c="6"/>| ============================= | ============================= | </text:p>
      <text:p text:style-name="P1"><text:s text:c="6"/>| <text:s text:c="2"/>∀xΦ <text:s text:c="24"/>| <text:s text:c="2"/>|[α] <text:s text:c="7"/>(new α) <text:s text:c="8"/>| </text:p>
      <text:p text:style-name="P1"><text:s text:c="6"/>| <text:s/>-------- <text:s text:c="20"/>| <text:s text:c="2"/>| <text:s text:c="2"/>... <text:s text:c="20"/>| </text:p>
      <text:p text:style-name="P1"><text:s text:c="6"/>| <text:s text:c="2"/>Φ(α/x) <text:s/>(any α) <text:s text:c="12"/>| <text:s text:c="2"/>| <text:s text:c="2"/>Ψ(α) <text:s text:c="19"/>| </text:p>
      <text:p text:style-name="P1"><text:s text:c="6"/>| <text:s text:c="30"/>| <text:s/>----------- <text:s text:c="17"/>| </text:p>
      <text:p text:style-name="P1"><text:s text:c="6"/>| <text:s text:c="30"/>| <text:s text:c="2"/>∀xΨ(x//α) <text:s text:c="18"/>| </text:p>
      <text:p text:style-name="P1"><text:s text:c="6"/>| <text:s text:c="30"/>| <text:s text:c="30"/>| </text:p>
      <text:p text:style-name="P1"><text:s text:c="6"/>| ============================= | ============================= | </text:p>
      <text:p text:style-name="P1"><text:s text:c="6"/>| <text:s/>∃E <text:s text:c="26"/>| <text:s/>∃I <text:s text:c="26"/>| </text:p>
      <text:p text:style-name="P1"><text:s text:c="6"/>| ============================= | ============================= | </text:p>
      <text:p text:style-name="P1"><text:s text:c="6"/>| <text:s text:c="2"/>∃xΦ(x) <text:s text:c="21"/>| <text:s text:c="2"/>Φ(α) <text:s text:c="23"/>| </text:p>
      <text:p text:style-name="P1"><text:s text:c="6"/>| <text:s text:c="2"/>|[α] Φ(α//x) <text:s text:c="4"/>(new α) <text:s text:c="3"/>| <text:s/>---------- <text:s text:c="18"/>| </text:p>
      <text:p text:style-name="P1"><text:s text:c="6"/>| <text:s text:c="2"/>| <text:s text:c="2"/>... <text:s text:c="20"/>| <text:s text:c="2"/>∃xΦ(x/α) <text:s text:c="19"/>| </text:p>
      <text:p text:style-name="P1"><text:s text:c="6"/>| <text:s text:c="2"/>| <text:s text:c="2"/>Ψ <text:s text:c="22"/>| <text:s text:c="30"/>| </text:p>
      <text:p text:style-name="P1"><text:s text:c="6"/>| <text:s/>-------------- <text:s text:c="14"/>| <text:s text:c="30"/>| </text:p>
      <text:p text:style-name="P1"><text:s text:c="6"/>| <text:s text:c="2"/>Ψ <text:s text:c="26"/>| <text:s text:c="30"/>| </text:p>
      <text:p text:style-name="P1"><text:s text:c="6"/>| <text:s text:c="30"/>| <text:s text:c="30"/>| </text:p>
      <text:p text:style-name="P1"><text:s text:c="6"/>+-------------------------------+-------------------------------+ </text:p>
      <text:p text:style-name="P1"/>
      <text:p text:style-name="P1">Derived Inference Rules </text:p>
      <text:p text:style-name="P1">======================= </text:p>
      <text:p text:style-name="P1"/>
      <text:p text:style-name="P1"><text:s text:c="3"/>Once a sequent is proved it may be used as a new inference rule. <text:s/>The </text:p>
      <text:p text:style-name="P1"><text:s text:c="3"/>following are important derived rules in FOC: </text:p>
      <text:p text:style-name="P1"/>
      <text:p text:style-name="P1"><text:s text:c="3"/>================================ <text:s/>========================================= </text:p>
      <text:p text:style-name="P1"><text:s text:c="3"/>Name/Alternate Names <text:s text:c="13"/>Sequent </text:p>
      <text:p text:style-name="P1"><text:s text:c="3"/>================================ <text:s/>========================================= </text:p>
      <text:p text:style-name="P1"><text:s text:c="3"/>Dual <text:s text:c="29"/>⊢ <text:s/>-∀xΦ &lt;-&gt; ∃x-Φ </text:p>
      <text:p text:style-name="P1"><text:s text:c="37"/>⊢ <text:s/>-∃xΦ &lt;-&gt; ∀x-Φ </text:p>
      <text:p text:style-name="P1"><text:s text:c="3"/>================================ <text:s/>========================================= </text:p>
      <text:p text:style-name="P1"/>
      <text:p text:style-name="P1">Proofs of Non-Consequence </text:p>
      <text:p text:style-name="P1">========================= </text:p>
      <text:p text:style-name="P1"/>
      <text:p text:style-name="P1"><text:s text:c="3"/>Proofs of non-consequence are relatively unchanged from those </text:p>
      <text:p text:style-name="P1"><text:s text:c="3"/>of propositional logic. </text:p>
      <text:p text:style-name="P1"/>
      <text:p text:style-name="P1"><text:s text:c="3"/>Procedure </text:p>
      <text:p text:style-name="P1"><text:s text:c="3"/>1. <text:s text:c="2"/>Begin the proof by listing each of the assumptions first. <text:s/>Then </text:p>
      <text:p text:style-name="P1"><text:s text:c="8"/>open a subproof by hypothesizing the negated conclusion form. </text:p>
      <text:p text:style-name="P1"/>
      <text:p text:style-name="P1"><text:s text:c="3"/>2. <text:s text:c="2"/>Proceed by applying inference rules in any order attempting to </text:p>
      <text:p text:style-name="P1"><text:s text:c="8"/>break all formulas down into atomic and negated atomic formulas. </text:p>
      <text:p text:style-name="P1"><text:s text:c="8"/>Recall that an atomic formula cannot contain variables. <text:s/>Continue </text:p>
      <text:p text:style-name="P1"><text:s text:c="8"/>in this manner until no further rules can be applied. </text:p>
      <text:p text:style-name="P1"/>
      <text:p text:style-name="P1"><text:s text:c="3"/>3. <text:s text:c="2"/>Read the counterexamples from the proof assigning true to atomic </text:p>
      <text:p text:style-name="P1"><text:s text:c="8"/>formulas and false to negated atomic formulas. </text:p>
      <text:p text:style-name="P1"/>
      <text:p text:style-name="P1"><text:s text:c="9"/>All P is Q </text:p>
      <text:p text:style-name="P1"><text:s text:c="9"/>∴ Some P is Q </text:p>
      <text:p text:style-name="P1"/>
      <text:p text:style-name="P1"><text:s text:c="9"/>∀x(Px -&gt; Qx) <text:s/>⊢ <text:s/>∃x(Px ∧ Qx) </text:p>
      <text:p text:style-name="P1"><text:soft-page-break/><text:s text:c="9"/>Proof </text:p>
      <text:p text:style-name="P1"><text:s text:c="9"/>01. <text:s text:c="2"/>∀x(Px -&gt; Qx) <text:s text:c="12"/>A </text:p>
      <text:p text:style-name="P1"><text:s text:c="9"/>02. <text:s text:c="2"/>| <text:s text:c="2"/>-∃x(Px ∧ Qx) <text:s text:c="8"/>H (for -&gt;I) </text:p>
      <text:p text:style-name="P1"><text:s text:c="9"/>03. <text:s text:c="2"/>| <text:s text:c="2"/>∀x-(Px ∧ Qx) <text:s text:c="8"/>2 Dual </text:p>
      <text:p text:style-name="P1"><text:s text:c="9"/>04. <text:s text:c="2"/>| <text:s text:c="2"/>Pa -&gt; Qa <text:s text:c="12"/>1 ∀E </text:p>
      <text:p text:style-name="P1"><text:s text:c="9"/>05. <text:s text:c="2"/>| <text:s text:c="2"/>-(Pa ∧ Qa) <text:s text:c="10"/>3 ∀E </text:p>
      <text:p text:style-name="P1"><text:s text:c="9"/>06. <text:s text:c="2"/>| <text:s text:c="2"/>-Pa ∨ -Qa <text:s text:c="11"/>5 DM </text:p>
      <text:p text:style-name="P1"><text:s text:c="9"/>07. <text:s text:c="2"/>| <text:s text:c="2"/>-Pa ∨ Qa <text:s text:c="13"/>4 MI </text:p>
      <text:p text:style-name="P1"><text:s text:c="9"/>08. <text:s text:c="2"/>| <text:s text:c="2"/>(-Pa ∨ -Qa) ∧ (-Pa ∨ Qa) 6,7 ∧I </text:p>
      <text:p text:style-name="P1"><text:s text:c="9"/>09. <text:s text:c="2"/>| <text:s text:c="2"/>-Pa ∨ (-Qa ∧ Qa) <text:s text:c="4"/>8 Dist </text:p>
      <text:p text:style-name="P1"><text:s text:c="9"/>10. <text:s text:c="2"/>| <text:s text:c="2"/>Pa -&gt; (-Qa ∧ Qa) <text:s text:c="4"/>9 MI </text:p>
      <text:p text:style-name="P1"><text:s text:c="9"/>11. <text:s text:c="2"/>| <text:s text:c="2"/>Pa -&gt; ⊥ <text:s text:c="13"/>10 Def ⊥ </text:p>
      <text:p text:style-name="P1"><text:s text:c="9"/>12. <text:s text:c="2"/>| <text:s text:c="2"/>| <text:s text:c="2"/>Pa <text:s text:c="14"/>H (for -I) </text:p>
      <text:p text:style-name="P1"><text:s text:c="9"/>13. <text:s text:c="2"/>| <text:s text:c="2"/>| <text:s text:c="2"/>⊥ <text:s text:c="15"/>14 -&gt; E </text:p>
      <text:p text:style-name="P1"><text:s text:c="9"/>15. <text:s text:c="2"/>| <text:s text:c="2"/>-Pa <text:s text:c="17"/>12-13 ⊥ E </text:p>
      <text:p text:style-name="P1"/>
      <text:p text:style-name="P1"><text:s text:c="3"/>So, the counterexample is where Pa is false. </text:p>
      <text:p text:style-name="P1"/>
      <text:p text:style-name="P1"><text:s text:c="7"/>A proof can't be found so the form is invalid. </text:p>
      <text:p text:style-name="P1"/>
      <text:p text:style-name="P1"><text:s text:c="24"/>∀x(Px -&gt; Qx) </text:p>
      <text:p text:style-name="P1"><text:s text:c="21"/>* <text:s/>-∃x(Px ∧ Qx) </text:p>
      <text:p text:style-name="P1"><text:s text:c="24"/>∀x-(Px ∧ Qx) </text:p>
      <text:p text:style-name="P1"><text:s text:c="21"/>* <text:s/>Pa -&gt; Qa </text:p>
      <text:p text:style-name="P1"><text:s text:c="21"/>* <text:s/>-(Pa ∧ Qa) </text:p>
      <text:p text:style-name="P1"><text:s text:c="26"/>/ <text:s text:c="4"/>\ </text:p>
      <text:p text:style-name="P1"><text:s text:c="24"/>/ <text:s text:c="8"/>\ </text:p>
      <text:p text:style-name="P1"><text:s text:c="21"/>-Pa <text:s text:c="12"/>Qa </text:p>
      <text:p text:style-name="P1"><text:s text:c="20"/>/ <text:s text:c="2"/>\ <text:s text:c="9"/>/ <text:s text:c="2"/>\ </text:p>
      <text:p text:style-name="P1"><text:s text:c="18"/>/ <text:s text:c="6"/>\ <text:s text:c="5"/>/ <text:s text:c="6"/>\ </text:p>
      <text:p text:style-name="P1"><text:s text:c="16"/>-Pa <text:s text:c="5"/>-Qa <text:s text:c="2"/>-Pa <text:s text:c="6"/>-Qa </text:p>
      <text:p text:style-name="P1"><text:s text:c="42"/>⊥ <text:s text:c="2"/></text:p>
      <text:p text:style-name="P1"/>
      <text:p text:style-name="P1"><text:s text:c="6"/>In the first open branch we read P=F, Q=?; in the second open branch </text:p>
      <text:p text:style-name="P1"><text:s text:c="6"/>P=F, Q=F; and in the third open branch P=F, Q=T. <text:s/>So there are two </text:p>
      <text:p text:style-name="P1"><text:s text:c="6"/>counterexamples: P=F, Q=F; and P=F, Q=T. <text:s/>Which is consistent with the </text:p>
      <text:p text:style-name="P1"><text:s text:c="6"/>proof of non-consequence. </text:p>
      <text:p text:style-name="P1"/>
      <text:p text:style-name="P1">------------------------------------------ </text:p>
      <text:p text:style-name="P1">Proofs of Some Aristotelian Argument Forms </text:p>
      <text:p text:style-name="P1">------------------------------------------ </text:p>
      <text:p text:style-name="P1"/>
      <text:p text:style-name="P1"><text:s text:c="3"/>All Q is R </text:p>
      <text:p text:style-name="P1"><text:s text:c="3"/>All P is Q </text:p>
      <text:p text:style-name="P1"><text:s text:c="3"/>∴ All P is R </text:p>
      <text:p text:style-name="P1"/>
      <text:p text:style-name="P1"><text:s text:c="3"/>∀x(Qx -&gt; Rx), ∀x(Px -&gt; Qx) <text:s/>⊢ <text:s/>∀x(Px -&gt; Rx) </text:p>
      <text:p text:style-name="P1"><text:s text:c="3"/>Proof </text:p>
      <text:p text:style-name="P1"><text:s text:c="3"/>01. <text:s text:c="2"/>∀x(Qx -&gt; Rx) <text:s text:c="12"/>A </text:p>
      <text:p text:style-name="P1"><text:s text:c="3"/>02. <text:s text:c="2"/>∀x(Px -&gt; Qx) <text:s text:c="12"/>A </text:p>
      <text:p text:style-name="P1"><text:s text:c="3"/>03. <text:s text:c="2"/>|[a] <text:s text:c="20"/>H (for ∀I) </text:p>
      <text:p text:style-name="P1"><text:s text:c="3"/>04. <text:s text:c="2"/>| <text:s text:c="2"/>| <text:s text:c="2"/>Pa <text:s text:c="14"/>H (for -&gt;I) </text:p>
      <text:p text:style-name="P1"><text:s text:c="3"/>05. <text:s text:c="2"/>| <text:s text:c="2"/>| <text:s text:c="2"/>Qa -&gt; Ra <text:s text:c="8"/>1 ∀E (a/x) </text:p>
      <text:p text:style-name="P1"><text:s text:c="3"/>06. <text:s text:c="2"/>| <text:s text:c="2"/>| <text:s text:c="2"/>Pa -&gt; Qa <text:s text:c="8"/>2 ∀E (a/x) </text:p>
      <text:p text:style-name="P1"><text:s text:c="3"/>06. <text:s text:c="2"/>| <text:s text:c="2"/>| <text:s text:c="2"/>Qa <text:s text:c="14"/>4,6 -&gt;E </text:p>
      <text:p text:style-name="P1"><text:s text:c="3"/>07. <text:s text:c="2"/>| <text:s text:c="2"/>| <text:s text:c="2"/>Ra <text:s text:c="14"/>5,7 -&gt;E </text:p>
      <text:p text:style-name="P1"><text:s text:c="3"/>08. <text:s text:c="2"/>| <text:s text:c="2"/>Pa -&gt; Ra <text:s text:c="12"/>4-7 -&gt;I </text:p>
      <text:p text:style-name="P1"><text:s text:c="3"/>09. <text:s text:c="2"/>∀x(Px -&gt; Rx) <text:s text:c="12"/>3-8 AI </text:p>
      <text:p text:style-name="P1"><text:s text:c="3"/>QED </text:p>
      <text:p text:style-name="P1"><text:soft-page-break/></text:p>
      <text:p text:style-name="P1"><text:s text:c="3"/>All P is Q </text:p>
      <text:p text:style-name="P1"><text:s text:c="3"/>some P exist </text:p>
      <text:p text:style-name="P1"><text:s text:c="3"/>∴ Some P is Q </text:p>
      <text:p text:style-name="P1"/>
      <text:p text:style-name="P1"><text:s text:c="3"/>∀x(Px -&gt; Qx), ∃xPx <text:s/>⊢ <text:s/>∃x(Px ∧ Qx) </text:p>
      <text:p text:style-name="P1"><text:s text:c="3"/>Proof </text:p>
      <text:p text:style-name="P1"><text:s text:c="3"/>01. <text:s text:c="2"/>∀x(Px -&gt; Qx) <text:s text:c="12"/>A </text:p>
      <text:p text:style-name="P1"><text:s text:c="3"/>02. <text:s text:c="2"/>∃xPx <text:s text:c="20"/>A </text:p>
      <text:p text:style-name="P1"><text:s text:c="3"/>03. <text:s text:c="2"/>|[a]Pa <text:s text:c="18"/>H (for EE) </text:p>
      <text:p text:style-name="P1"><text:s text:c="3"/>04. <text:s text:c="2"/>| <text:s text:c="2"/>Pa -&gt; Qa <text:s text:c="12"/>1 ∀ E (a/x) </text:p>
      <text:p text:style-name="P1"><text:s text:c="3"/>05. <text:s text:c="2"/>| <text:s text:c="2"/>Qa <text:s text:c="18"/>3,4 -&gt;E </text:p>
      <text:p text:style-name="P1"><text:s text:c="3"/>06. <text:s text:c="2"/>| <text:s text:c="2"/>Pa ∧ Qa <text:s text:c="13"/>3,5 ∧ I </text:p>
      <text:p text:style-name="P1"><text:s text:c="3"/>07. <text:s text:c="2"/>| <text:s text:c="2"/>∃x(Px ∧ Qx) <text:s text:c="9"/>6 ∃ I (x/a) </text:p>
      <text:p text:style-name="P1"><text:s text:c="3"/>08. <text:s text:c="2"/>∃x(Px ∧ Qx) <text:s text:c="13"/>2, 3-7 ∃ E </text:p>
      <text:p text:style-name="P1"><text:s text:c="3"/>QED </text:p>
      <text:p text:style-name="P1"/>
      <text:p text:style-name="P1"/>
      <text:p text:style-name="P1">============================ </text:p>
      <text:p text:style-name="P1">Identity Logic (IL and FOL=) </text:p>
      <text:p text:style-name="P1">============================ </text:p>
      <text:p text:style-name="P1"/>
      <text:p text:style-name="P1"><text:s text:c="3"/>Identity Logic is the logic of the identity predicate '=', which we define </text:p>
      <text:p text:style-name="P1"><text:s text:c="3"/>here in the context of FOL. <text:s/>The combined system is called First-Order </text:p>
      <text:p text:style-name="P1"><text:s text:c="3"/>Predicate Logic with Identity (FOL=). </text:p>
      <text:p text:style-name="P1"/>
      <text:p text:style-name="P1"/>
      <text:p text:style-name="P1">-------- </text:p>
      <text:p text:style-name="P1">Language </text:p>
      <text:p text:style-name="P1">-------- </text:p>
      <text:p text:style-name="P1"/>
      <text:p text:style-name="P1">Lexemes </text:p>
      <text:p text:style-name="P1">======= </text:p>
      <text:p text:style-name="P1"/>
      <text:p text:style-name="P1"><text:s text:c="3"/>Non-Logical Symbols </text:p>
      <text:p text:style-name="P1"><text:s text:c="6"/>Object symbols </text:p>
      <text:p text:style-name="P1"><text:s text:c="9"/>constants: <text:s text:c="11"/>a...t </text:p>
      <text:p text:style-name="P1"><text:s text:c="9"/>variables: <text:s text:c="11"/>u...z </text:p>
      <text:p text:style-name="P1"><text:s text:c="6"/>Predicate Symbols: <text:s text:c="6"/>A...Z, = </text:p>
      <text:p text:style-name="P1"><text:s text:c="6"/>Association Symbols: <text:s text:c="4"/>(, ) </text:p>
      <text:p text:style-name="P1"/>
      <text:p text:style-name="P1"><text:s text:c="3"/>Logical Symbols </text:p>
      <text:p text:style-name="P1"><text:s text:c="6"/>Truth-Function Symbols: <text:s/>-, ∧, ∨, -&gt;, &lt;-&gt; </text:p>
      <text:p text:style-name="P1"><text:s text:c="6"/>Quantifiers </text:p>
      <text:p text:style-name="P1"><text:s text:c="9"/>universal: <text:s text:c="11"/>∀ </text:p>
      <text:p text:style-name="P1"><text:s text:c="9"/>existential: <text:s text:c="9"/>∃ </text:p>
      <text:p text:style-name="P1"/>
      <text:p text:style-name="P1">Grammar </text:p>
      <text:p text:style-name="P1">======= </text:p>
      <text:p text:style-name="P1"/>
      <text:p text:style-name="P1"><text:s text:c="3"/>An ATOMIC FORMULA is a predicate symbol followed by zero or more </text:p>
      <text:p text:style-name="P1"><text:s text:c="3"/>constants; or 'α=β' (where α,β are constants, and can be the same symbol). </text:p>
      <text:p text:style-name="P1"/>
      <text:p text:style-name="P1"><text:s text:c="3"/>1. <text:s/>Every atomic formula is a wff; </text:p>
      <text:p text:style-name="P1"><text:s text:c="3"/>2. <text:s/>if Φ is a wff, then so is -Φ; </text:p>
      <text:p text:style-name="P1"><text:s text:c="3"/>3. <text:s/>if Φ,Ψ are wffs, then so are (Φ ∧ Ψ), (Φ ∨ Ψ), (Φ -&gt; Ψ), (Φ &lt;-&gt; Ψ); </text:p>
      <text:p text:style-name="P1"><text:s text:c="3"/>4. <text:s/>if Φ(α) (α is some constant) is a wff, then ∀xΦ(x/α) and ∃xΦ(x/α) </text:p>
      <text:p text:style-name="P1"><text:s text:c="7"/>are wffs (where x is new to Φ). </text:p>
      <text:p text:style-name="P1"><text:s text:c="3"/>5. <text:s/>Nothing else is a wff. </text:p>
      <text:p text:style-name="P1"><text:soft-page-break/></text:p>
      <text:p text:style-name="P1"/>
      <text:p text:style-name="P1">--------- </text:p>
      <text:p text:style-name="P1">Semantics </text:p>
      <text:p text:style-name="P1">--------- </text:p>
      <text:p text:style-name="P1"/>
      <text:p text:style-name="P1"><text:s text:c="3"/>The identity predicate does just one thing: <text:s/>asserts that two object </text:p>
      <text:p text:style-name="P1"><text:s text:c="3"/>symbols denote the same object; that the two symbols are like synonyms. </text:p>
      <text:p text:style-name="P1"/>
      <text:p text:style-name="P1">Translation Hints </text:p>
      <text:p text:style-name="P1">================= </text:p>
      <text:p text:style-name="P1"/>
      <text:p text:style-name="P1"><text:s text:c="3"/>Numerical Quantification </text:p>
      <text:p text:style-name="P1"/>
      <text:p text:style-name="P1"><text:s text:c="3"/>One of the powers of identity is that it allows us to say things </text:p>
      <text:p text:style-name="P1"><text:s text:c="3"/>about the number of members in a set P without using numbers. <text:s/>Recall </text:p>
      <text:p text:style-name="P1"><text:s text:c="3"/>|P| is the cardinality of a set P, which equals the number of members </text:p>
      <text:p text:style-name="P1"><text:s text:c="3"/>A contains. </text:p>
      <text:p text:style-name="P1"/>
      <text:p text:style-name="P1"><text:s text:c="11"/>======== <text:s/>=============================================== </text:p>
      <text:p text:style-name="P1"><text:s text:c="11"/>Quantity <text:s/>Proposition </text:p>
      <text:p text:style-name="P1"><text:s text:c="11"/>======== <text:s/>=============================================== </text:p>
      <text:p text:style-name="P1"><text:s text:c="11"/>|P| = 0 <text:s text:c="2"/>-∃xPx </text:p>
      <text:p text:style-name="P1"><text:s text:c="11"/>|P| = 1 <text:s text:c="2"/>∃x∀y(Px &lt;-&gt; y=x) </text:p>
      <text:p text:style-name="P1"><text:s text:c="11"/>|P| = 2 <text:s text:c="2"/>∃x∃y(-x=y ∧ ∀z(Pz &lt;-&gt; (z=x ∨ z=y))) </text:p>
      <text:p text:style-name="P1"><text:s text:c="11"/>|P| = 3 <text:s text:c="2"/>∃w∃x∃y(-w=x ∧ -w=y ∧ -x=y ∧ </text:p>
      <text:p text:style-name="P1"><text:s text:c="34"/>∀z(Pz &lt;-&gt; (z=w ∨ z=x ∨ z=y))) </text:p>
      <text:p text:style-name="P1"><text:s text:c="11"/>-------- <text:s/>----------------------------------------------- </text:p>
      <text:p text:style-name="P1"><text:s text:c="11"/>|P| &gt;= 1 <text:s/>∃xPx </text:p>
      <text:p text:style-name="P1"><text:s text:c="11"/>|P| &gt;= 2 <text:s/>∃x∃y(-x=y ∧ Px ∧ Py) </text:p>
      <text:p text:style-name="P1"><text:s text:c="11"/>|P| &gt;= 3 <text:s/>∃x∃y∃z(-x=y ∧ -y=z ∧ -x=z ∧ Px ∧ Py ∧ Pz) </text:p>
      <text:p text:style-name="P1"><text:s text:c="11"/>-------- <text:s/>----------------------------------------------- </text:p>
      <text:p text:style-name="P1"><text:s text:c="11"/>|P| &lt;= 1 <text:s/>∃x∀y(Px -&gt; y=x) </text:p>
      <text:p text:style-name="P1"><text:s text:c="11"/>|P| &lt;= 2 <text:s/>∃x∃y∀z(Pz -&gt; (z=x ∨ z=y)) </text:p>
      <text:p text:style-name="P1"><text:s text:c="11"/>|P| &lt;= 3 <text:s/>∃x∃y∃z∀w(Pw -&gt; (w=x ∨ w=y ∨ x=z)) </text:p>
      <text:p text:style-name="P1"><text:s text:c="11"/>======== <text:s/>=============================================== </text:p>
      <text:p text:style-name="P1"/>
      <text:p text:style-name="P1"/>
      <text:p text:style-name="P1">Properties of Relations </text:p>
      <text:p text:style-name="P1">======================= </text:p>
      <text:p text:style-name="P1"/>
      <text:p text:style-name="P1"><text:s text:c="3"/>The identity predicate enables further discussion of 2-place predicates </text:p>
      <text:p text:style-name="P1"><text:s text:c="3"/>(sometimes called binary relations). <text:s/>Binary relations can have </text:p>
      <text:p text:style-name="P1"><text:s text:c="3"/>interesting properties that can impart logical meaning upon those </text:p>
      <text:p text:style-name="P1"><text:s text:c="3"/>relations. <text:s/>Understanding these relations can go a long way in teaching </text:p>
      <text:p text:style-name="P1"><text:s text:c="3"/>the student of logic how to translate sentences into FOL=. </text:p>
      <text:p text:style-name="P1"/>
      <text:p text:style-name="P1"><text:s text:c="6"/>Let, </text:p>
      <text:p text:style-name="P1"><text:s text:c="9"/>R, <text:s text:c="7"/>be any binary relation </text:p>
      <text:p text:style-name="P1"><text:s text:c="9"/>x,y,z, <text:s text:c="3"/>be any object symbols </text:p>
      <text:p text:style-name="P1"><text:s text:c="9"/>a,b,c, <text:s text:c="3"/>be any constant symbols </text:p>
      <text:p text:style-name="P1"/>
      <text:p text:style-name="P1"><text:s text:c="4"/>================ <text:s/>================================ <text:s/>================= </text:p>
      <text:p text:style-name="P1"><text:s text:c="4"/>Property <text:s text:c="9"/>Characteristics <text:s text:c="18"/>Examples </text:p>
      <text:p text:style-name="P1"><text:s text:c="4"/>================ <text:s/>================================ <text:s/>================= </text:p>
      <text:p text:style-name="P1"><text:s text:c="4"/>Symmetric(R) <text:s text:c="5"/>=df ∀x∀y(Rxy -&gt; Ryx) <text:s text:c="13"/>Sibling(x,y) </text:p>
      <text:p text:style-name="P1"><text:s text:c="56"/>x=y </text:p>
      <text:p text:style-name="P1"/>
      <text:p text:style-name="P1"><text:s text:c="4"/>Transitive(R) <text:s text:c="4"/>=df ∀x∀y∀z((Rxy ∧ Ryz) -&gt; Rxz) <text:s text:c="3"/>x=y </text:p>
      <text:p text:style-name="P1"><text:soft-page-break/><text:s text:c="56"/>a=b ∧ b=c -&gt; a=c </text:p>
      <text:p text:style-name="P1"><text:s text:c="56"/>Descendant(x,y) </text:p>
      <text:p text:style-name="P1"/>
      <text:p text:style-name="P1"><text:s text:c="4"/>Reflexive(R) <text:s text:c="5"/>=df ∀xRxx <text:s text:c="24"/>x=x </text:p>
      <text:p text:style-name="P1"><text:s text:c="56"/>SameHeight(x,y) </text:p>
      <text:p text:style-name="P1"/>
      <text:p text:style-name="P1"><text:s text:c="4"/>Asymmetric(R) <text:s text:c="4"/>=df ∀x∀y(Rxy -&gt; -Ryx) <text:s text:c="12"/>x&lt;y </text:p>
      <text:p text:style-name="P1"><text:s text:c="56"/>Child(x,y) </text:p>
      <text:p text:style-name="P1"/>
      <text:p text:style-name="P1"><text:s text:c="4"/>Antisymmetric(R) <text:s/>=df ∀x∀y((Rxy ∧ Ryx) -&gt; x=y) <text:s text:c="5"/>x&gt;=y </text:p>
      <text:p text:style-name="P1"/>
      <text:p text:style-name="P1"/>
      <text:p text:style-name="P1"><text:s text:c="4"/>Nonsymmetric(R) <text:s text:c="2"/>=df -( Symmetric(R) ∨ <text:s text:c="12"/>Brother(bob,kim) </text:p>
      <text:p text:style-name="P1"><text:s text:c="30"/>Asymmetric(R) ∨ </text:p>
      <text:p text:style-name="P1"><text:s text:c="30"/>Antisymmetric(R) ) </text:p>
      <text:p text:style-name="P1"/>
      <text:p text:style-name="P1"><text:s text:c="4"/>Intransitive(R) <text:s text:c="2"/>=df ∀x∀y∀z((Rxy ∧ Rxz) -&gt; -Rxz) <text:s/>OppositeSide(x,y) </text:p>
      <text:p text:style-name="P1"/>
      <text:p text:style-name="P1"><text:s text:c="4"/>Nontransitive(R) <text:s/>=df -( Transitive(R) ∨ <text:s text:c="10"/>ChildOf(x,y) </text:p>
      <text:p text:style-name="P1"><text:s text:c="30"/>Intransitive(R) ) </text:p>
      <text:p text:style-name="P1"/>
      <text:p text:style-name="P1"><text:s text:c="4"/>Irreflexive(R) <text:s text:c="3"/>=df ∀x-Rxx <text:s text:c="23"/>x&lt;y </text:p>
      <text:p text:style-name="P1"><text:s text:c="56"/>Left(x,y) </text:p>
      <text:p text:style-name="P1"/>
      <text:p text:style-name="P1"><text:s text:c="4"/>nonreflexive(R) <text:s text:c="2"/>=df -( Reflexive(R) ∨ </text:p>
      <text:p text:style-name="P1"><text:s text:c="30"/>Irreflexive(R) ) </text:p>
      <text:p text:style-name="P1"/>
      <text:p text:style-name="P1"><text:s text:c="4"/>Equivalent(R) <text:s text:c="4"/>=df Reflexive(R) ∧ <text:s text:c="15"/>Congruent(x,y) </text:p>
      <text:p text:style-name="P1"><text:s text:c="26"/>Symmetric(R) ∧ </text:p>
      <text:p text:style-name="P1"><text:s text:c="26"/>Transitive(R) </text:p>
      <text:p text:style-name="P1"><text:s text:c="4"/>================ <text:s/>================================ <text:s/>================= </text:p>
      <text:p text:style-name="P1"/>
      <text:p text:style-name="P1">Truth Trees </text:p>
      <text:p text:style-name="P1">=========== </text:p>
      <text:p text:style-name="P1"/>
      <text:p text:style-name="P1"><text:s text:c="3"/>Truth trees in FOL= are nearly identical to those in FOL; identity </text:p>
      <text:p text:style-name="P1"><text:s text:c="3"/>is just a predicate though with some special standing in FOL=. <text:s/>Therefore, </text:p>
      <text:p text:style-name="P1"><text:s text:c="3"/>we introduce two new tree rules. </text:p>
      <text:p text:style-name="P1"/>
      <text:p text:style-name="P1"><text:s text:c="3"/>==== <text:s/>===================================================================== <text:s text:c="2"/></text:p>
      <text:p text:style-name="P1"><text:s text:c="3"/>Name <text:s/>Rule </text:p>
      <text:p text:style-name="P1"><text:s text:c="3"/>==== <text:s/>===================================================================== </text:p>
      <text:p text:style-name="P1"><text:s text:c="3"/>= <text:s text:c="4"/>If α=β appears on an open path along with either Φ(α) or Φ(β) </text:p>
      <text:p text:style-name="P1"><text:s text:c="9"/>unstarred, write at the bottom of the path any wff not already </text:p>
      <text:p text:style-name="P1"><text:s text:c="9"/>on the path which is the result of replacing one of more occurrences </text:p>
      <text:p text:style-name="P1"><text:s text:c="9"/>of either of these name letters by the other in Φ. <text:s/>Do not star </text:p>
      <text:p text:style-name="P1"><text:s text:c="9"/>either α=β or Φ. </text:p>
      <text:p text:style-name="P1"/>
      <text:p text:style-name="P1"><text:s text:c="3"/>-= <text:s text:c="3"/>Close any path on which -α=α occurs by placing ⊥ at the bottom. </text:p>
      <text:p text:style-name="P1"><text:s text:c="3"/>==== <text:s/>===================================================================== </text:p>
      <text:p text:style-name="P1"/>
      <text:p text:style-name="P1"><text:s text:c="3"/>These rules are often described with diagrams instead of words. </text:p>
      <text:p text:style-name="P1"/>
      <text:p text:style-name="P1"><text:s text:c="12"/>+--------------------------+--------------------------+ </text:p>
      <text:p text:style-name="P1"><text:s text:c="12"/>| ======================== | ======================== | </text:p>
      <text:p text:style-name="P1"><text:s text:c="12"/>| <text:s text:c="9"/>=Rule <text:s text:c="10"/>| <text:s text:c="9"/>-=Rule <text:s text:c="9"/>| </text:p>
      <text:p text:style-name="P1"><text:s text:c="12"/>| ======================== | ======================== | </text:p>
      <text:p text:style-name="P1"><text:s text:c="12"/>| <text:s text:c="6"/>α=β <text:s text:c="6"/>α=β <text:s text:c="5"/>| <text:s text:c="10"/>-α=α <text:s text:c="10"/>| </text:p>
      <text:p text:style-name="P1"><text:s text:c="12"/>| <text:s text:c="6"/>Φ(α) <text:s text:c="5"/>Φ(β) <text:s text:c="4"/>| <text:s text:c="9"/>-------- <text:s text:c="7"/>| </text:p>
      <text:p text:style-name="P1"><text:soft-page-break/><text:s text:c="12"/>| <text:s text:c="5"/>-------- <text:s/>-------- <text:s/>| <text:s text:c="10"/>⊥ <text:s text:c="13"/>| </text:p>
      <text:p text:style-name="P1"><text:s text:c="12"/>| <text:s text:c="6"/>Φ(β/α) <text:s text:c="3"/>Φ(α/β) <text:s text:c="2"/>| <text:s text:c="25"/>| </text:p>
      <text:p text:style-name="P1"><text:s text:c="12"/>| <text:s text:c="25"/>| <text:s text:c="25"/>| </text:p>
      <text:p text:style-name="P1"><text:s text:c="12"/>+--------------------------+--------------------------+ </text:p>
      <text:p text:style-name="P1"/>
      <text:p text:style-name="P1"/>
      <text:p text:style-name="P1">------------------------------------ </text:p>
      <text:p text:style-name="P1">Identity Calculus (IC - Fitch Style) </text:p>
      <text:p text:style-name="P1">------------------------------------ </text:p>
      <text:p text:style-name="P1"/>
      <text:p text:style-name="P1"><text:s text:c="3"/>Identity Calculus combined with FOC is called FOC=. </text:p>
      <text:p text:style-name="P1"/>
      <text:p text:style-name="P1">Primitive Inference Rules </text:p>
      <text:p text:style-name="P1">========================= </text:p>
      <text:p text:style-name="P1"/>
      <text:p text:style-name="P1"><text:s text:c="3"/>================================ <text:s/>========================================= </text:p>
      <text:p text:style-name="P1"><text:s text:c="3"/>Name/Alternate Names <text:s text:c="13"/>Sequent </text:p>
      <text:p text:style-name="P1"><text:s text:c="3"/>================================ <text:s/>========================================= </text:p>
      <text:p text:style-name="P1"><text:s text:c="3"/>Identity Elimination (=E) <text:s text:c="8"/>From α=β or β=α, and P(α), infer P(β/α). </text:p>
      <text:p text:style-name="P1"/>
      <text:p text:style-name="P1"><text:s text:c="3"/>Identity Introduction (=I) <text:s text:c="7"/>Introduce α=α (for any constant α) </text:p>
      <text:p text:style-name="P1"><text:s text:c="37"/>as a new line in the proof. </text:p>
      <text:p text:style-name="P1"><text:s text:c="3"/>================================ <text:s/>========================================= </text:p>
      <text:p text:style-name="P1"/>
      <text:p text:style-name="P1"><text:s text:c="3"/>These rules can also be described in diagrams. </text:p>
      <text:p text:style-name="P1"/>
      <text:p text:style-name="P1"><text:s text:c="6"/>+-------------------------------+-------------------------------+ </text:p>
      <text:p text:style-name="P1"><text:s text:c="6"/>| ============================= | ============================= | </text:p>
      <text:p text:style-name="P1"><text:s text:c="6"/>| <text:s/>=E <text:s text:c="26"/>| <text:s/>=I <text:s text:c="26"/>| </text:p>
      <text:p text:style-name="P1"><text:s text:c="6"/>| ============================= | ============================= | </text:p>
      <text:p text:style-name="P1"><text:s text:c="6"/>| <text:s text:c="2"/>α=β <text:s text:c="7"/>β=α <text:s text:c="13"/>| <text:s text:c="30"/>| </text:p>
      <text:p text:style-name="P1"><text:s text:c="6"/>| <text:s text:c="2"/>Φ(α) <text:s text:c="6"/>Φ(α) <text:s text:c="12"/>| <text:s/>----- <text:s text:c="23"/>| </text:p>
      <text:p text:style-name="P1"><text:s text:c="6"/>| <text:s/>-------- <text:s text:c="2"/>-------- <text:s text:c="9"/>| <text:s text:c="2"/>α=α <text:s text:c="4"/>α is any constant <text:s text:c="2"/>| </text:p>
      <text:p text:style-name="P1"><text:s text:c="6"/>| <text:s text:c="2"/>Φ(β/α) <text:s text:c="4"/>Φ(β/α) <text:s text:c="10"/>| <text:s text:c="30"/>| </text:p>
      <text:p text:style-name="P1"><text:s text:c="6"/>| <text:s text:c="30"/>| <text:s text:c="30"/>| </text:p>
      <text:p text:style-name="P1"><text:s text:c="6"/>+-------------------------------+-------------------------------+ </text:p>
      <text:p text:style-name="P1"/>
      <text:p text:style-name="P1"/>
      <text:p text:style-name="P1">-------- </text:p>
      <text:p text:style-name="P1">Concerns </text:p>
      <text:p text:style-name="P1">-------- </text:p>
      <text:p text:style-name="P1"/>
      <text:p text:style-name="P1">Identity Peculiarities </text:p>
      <text:p text:style-name="P1">====================== </text:p>
      <text:p text:style-name="P1"/>
      <text:p text:style-name="P1"><text:s text:c="3"/>We can't be certain that just because SOL classifies a string as </text:p>
      <text:p text:style-name="P1"><text:s text:c="3"/>well-formed that the string is therefore sensical. <text:s/>FOL= classifies </text:p>
      <text:p text:style-name="P1"><text:s text:c="3"/>the following expressions as wffs though they're nonsensical: </text:p>
      <text:p text:style-name="P1"/>
      <text:p text:style-name="P1"><text:s text:c="9"/>∀x-x=α </text:p>
      <text:p text:style-name="P1"><text:s text:c="9"/>-∀xx=x </text:p>
      <text:p text:style-name="P1"/>
      <text:p text:style-name="P1"><text:s text:c="3"/>Their existential duals are just as problematic. </text:p>
      <text:p text:style-name="P1"/>
      <text:p text:style-name="P1"><text:s text:c="9"/>-∃xx=α </text:p>
      <text:p text:style-name="P1"><text:s text:c="9"/>∃x-x=x </text:p>
      <text:p text:style-name="P1"/>
      <text:p text:style-name="P1"/>
      <text:p text:style-name="P1">=================== </text:p>
      <text:p text:style-name="P1"><text:soft-page-break/>Function Logic (FL) </text:p>
      <text:p text:style-name="P1">=================== </text:p>
      <text:p text:style-name="P1"/>
      <text:p text:style-name="P1"><text:s text:c="3"/>Function logic is constructed <text:span text:style-name="T8">in</text:span> FOL=. <text:s/>It provides another way </text:p>
      <text:p text:style-name="P1"><text:s text:c="3"/>to analyze atomic formulas. <text:s/>FL however, doesn't add any new power </text:p>
      <text:p text:style-name="P1"><text:s text:c="3"/>to the logic, it just adds new ways to say things FOL= can already say. </text:p>
      <text:p text:style-name="P1"><text:s text:c="3"/>It assigns valid/invalid to all the same forms. <text:s/>For this reason when </text:p>
      <text:p text:style-name="P1"><text:s text:c="3"/>working with functions we're still in FOL=. </text:p>
      <text:p text:style-name="P1"/>
      <text:p text:style-name="P1"/>
      <text:p text:style-name="P1">-------- </text:p>
      <text:p text:style-name="P1">Language </text:p>
      <text:p text:style-name="P1">-------- </text:p>
      <text:p text:style-name="P1"/>
      <text:p text:style-name="P1">Lexemes </text:p>
      <text:p text:style-name="P1">======= </text:p>
      <text:p text:style-name="P1"/>
      <text:p text:style-name="P1"><text:s text:c="3"/>Non-Logical Symbols </text:p>
      <text:p text:style-name="P1"><text:s text:c="6"/>Object symbols </text:p>
      <text:p text:style-name="P1"><text:s text:c="9"/>constants: <text:s text:c="11"/>a...t </text:p>
      <text:p text:style-name="P1"><text:s text:c="9"/>variables: <text:s text:c="11"/>u...z </text:p>
      <text:p text:style-name="P1"><text:s text:c="9"/>functions: <text:s text:c="11"/>a(x)...z(x) </text:p>
      <text:p text:style-name="P1"><text:s text:c="6"/>Predicate Symbols: <text:s text:c="6"/>A...Z, = </text:p>
      <text:p text:style-name="P1"><text:s text:c="6"/>Association Symbols: <text:s text:c="4"/>(, ) </text:p>
      <text:p text:style-name="P1"/>
      <text:p text:style-name="P1"><text:s text:c="3"/>Logical Symbols </text:p>
      <text:p text:style-name="P1"><text:s text:c="6"/>Truth-Function Symbols: <text:s/>-, ∧, ∨, -&gt;, &lt;-&gt; </text:p>
      <text:p text:style-name="P1"><text:s text:c="6"/>Quantifiers </text:p>
      <text:p text:style-name="P1"><text:s text:c="9"/>universal: <text:s text:c="11"/>∀ </text:p>
      <text:p text:style-name="P1"><text:s text:c="9"/>existential: <text:s text:c="9"/>∃ </text:p>
      <text:p text:style-name="P1"/>
      <text:p text:style-name="P1">Grammar</text:p>
      <text:p text:style-name="P1">========= </text:p>
      <text:p text:style-name="P1"/>
      <text:p text:style-name="P1"><text:s text:c="3"/>An ATOMIC FORMULA is a predicate symbol followed by zero or more constants; </text:p>
      <text:p text:style-name="P1"><text:s text:c="3"/>or 'α=β' (where α,β are any constants; and could be the same constant). </text:p>
      <text:p text:style-name="P1"><text:s text:c="3"/>In addition to a constant object symbol, a function symbol with a </text:p>
      <text:p text:style-name="P1"><text:s text:c="3"/>constant argument is also a constant object symbol since functions are just </text:p>
      <text:p text:style-name="P1"><text:s text:c="3"/>objects. <text:s/>Functions can also be composed (take functions as arguments). </text:p>
      <text:p text:style-name="P1"/>
      <text:p text:style-name="P1"><text:s text:c="3"/>1. <text:s/>Every atomic formula is a wff; </text:p>
      <text:p text:style-name="P1"><text:s text:c="3"/>2. <text:s/>if Φ is a wff, then so is -Φ; </text:p>
      <text:p text:style-name="P1"><text:s text:c="3"/>3. <text:s/>if Φ,Ψ are wffs, then so are (Φ ∧ Ψ), (Φ ∨ Ψ), (Φ -&gt; Ψ), (Φ &lt;-&gt; Ψ); </text:p>
      <text:p text:style-name="P1"><text:s text:c="3"/>4. <text:s/>if Φ(α) (α a is some constant) is a wff, then ∀xΦ(x/α) and ∃xΦ(x/α) </text:p>
      <text:p text:style-name="P1"><text:s text:c="7"/>are wffs (where x is new to Φ). </text:p>
      <text:p text:style-name="P1"><text:s text:c="3"/>5. <text:s/>Nothing else is a wff. </text:p>
      <text:p text:style-name="P1"/>
      <text:p text:style-name="P1"/>
      <text:p text:style-name="P1">--------- </text:p>
      <text:p text:style-name="P1">Semantics </text:p>
      <text:p text:style-name="P1">--------- </text:p>
      <text:p text:style-name="P1"/>
      <text:p text:style-name="P1">Function Symbol Denotation </text:p>
      <text:p text:style-name="P1">========================== </text:p>
      <text:p text:style-name="P1"/>
      <text:p text:style-name="P1"><text:s text:c="3"/>A FUNCTION maps one set of objects (called a DOMAIN SET) onto another set </text:p>
      <text:p text:style-name="P1"><text:s text:c="3"/>of objects (called a RANGE SET); each domain object maps to exactly one </text:p>
      <text:p text:style-name="P1"><text:s text:c="3"/>range set object though multiple domain objects can map to the same range </text:p>
      <text:p text:style-name="P1"><text:s text:c="3"/>object. <text:s/>For any function expression f(x), we read it as "f of x." <text:s/>There </text:p>
      <text:p text:style-name="P1"><text:soft-page-break/><text:s text:c="3"/>are various ways to define function mappings, but for FOL= often, </text:p>
      <text:p text:style-name="P1"><text:s text:c="3"/>it is necessary to exhaustively list all the mappings along with </text:p>
      <text:p text:style-name="P1"><text:s text:c="3"/>the defined predicate and object symbols describing the state of affairs. </text:p>
      <text:p text:style-name="P1"/>
      <text:p text:style-name="P1"><text:s text:c="9"/>Domain Set <text:s text:c="9"/>Range Set </text:p>
      <text:p text:style-name="P1"><text:s text:c="9"/>+---------+ <text:s text:c="8"/>+---------+ </text:p>
      <text:p text:style-name="P1"><text:s text:c="9"/>| <text:s text:c="8"/>| <text:s text:c="3"/>f <text:s text:c="3"/>| <text:s text:c="8"/>| </text:p>
      <text:p text:style-name="P1"><text:s text:c="9"/>| <text:s text:c="3"/>a ---+---------+--&gt; r <text:s text:c="3"/>| </text:p>
      <text:p text:style-name="P1"><text:s text:c="9"/>| <text:s text:c="8"/>| <text:s text:c="8"/>| <text:s text:c="8"/>| </text:p>
      <text:p text:style-name="P1"><text:s text:c="9"/>| <text:s text:c="3"/>b ----------------&gt; s <text:s text:c="3"/>| </text:p>
      <text:p text:style-name="P1"><text:s text:c="9"/>| <text:s text:c="8"/>| <text:s text:c="8"/>| <text:s text:c="8"/>| </text:p>
      <text:p text:style-name="P1"><text:s text:c="9"/>| <text:s text:c="3"/>c ---+---------+--&gt; t <text:s text:c="3"/>| </text:p>
      <text:p text:style-name="P1"><text:s text:c="9"/>| <text:s text:c="8"/>| <text:s text:c="8"/>| <text:s text:c="2"/>/ <text:s text:c="4"/>| </text:p>
      <text:p text:style-name="P1"><text:s text:c="9"/>| <text:s text:c="3"/>d ---+---------+--/ <text:s text:c="5"/>| </text:p>
      <text:p text:style-name="P1"><text:s text:c="9"/>| <text:s text:c="8"/>| <text:s text:c="8"/>| <text:s text:c="8"/>| </text:p>
      <text:p text:style-name="P1"><text:s text:c="9"/>| <text:s text:c="8"/>| <text:s text:c="8"/>| <text:s text:c="3"/>u <text:s text:c="3"/>| <text:s text:c="2"/>(u has no mapping to it) </text:p>
      <text:p text:style-name="P1"><text:s text:c="9"/>| <text:s text:c="8"/>| <text:s text:c="8"/>| <text:s text:c="8"/>| </text:p>
      <text:p text:style-name="P1"><text:s text:c="9"/>+---------+ <text:s text:c="8"/>+---------+ </text:p>
      <text:p text:style-name="P1"/>
      <text:p text:style-name="P1"><text:s text:c="3"/>In the diagram each domain object maps to a range object. <text:s/>However, </text:p>
      <text:p text:style-name="P1"><text:s text:c="3"/>two domain objects c and d map to the same range object. <text:s/>The following </text:p>
      <text:p text:style-name="P1"><text:s text:c="3"/>denotes the state of affairs in the diagram. </text:p>
      <text:p text:style-name="P1"><text:s/></text:p>
      <text:p text:style-name="P1"><text:s text:c="9"/>Dictionary </text:p>
      <text:p text:style-name="P1"><text:s text:c="9"/>---------------------------------------- </text:p>
      <text:p text:style-name="P1"><text:s text:c="9"/>Object Symbols <text:s text:c="4"/>Function Symbols </text:p>
      <text:p text:style-name="P1"><text:s text:c="9"/>a, <text:s text:c="3"/>Alice <text:s text:c="7"/>f(x), the father of x </text:p>
      <text:p text:style-name="P1"><text:s text:c="9"/>b, <text:s text:c="3"/>Bob </text:p>
      <text:p text:style-name="P1"><text:s text:c="9"/>c, <text:s text:c="3"/>Charlie </text:p>
      <text:p text:style-name="P1"><text:s text:c="9"/>d, <text:s text:c="3"/>Donna </text:p>
      <text:p text:style-name="P1"><text:s text:c="9"/>r, <text:s text:c="3"/>Rob </text:p>
      <text:p text:style-name="P1"><text:s text:c="9"/>s, <text:s text:c="3"/>Steve </text:p>
      <text:p text:style-name="P1"><text:s text:c="9"/>t, <text:s text:c="3"/>Tom </text:p>
      <text:p text:style-name="P1"><text:s text:c="9"/>u, <text:s text:c="3"/>Uden </text:p>
      <text:p text:style-name="P1"/>
      <text:p text:style-name="P1"><text:s text:c="9"/>State of Affairs in Universe </text:p>
      <text:p text:style-name="P1"><text:s text:c="9"/>------------------------------------------- </text:p>
      <text:p text:style-name="P1"><text:s text:c="9"/>f(a) = r <text:s text:c="2"/>or <text:s text:c="2"/>f = { &lt;a,r&gt;, </text:p>
      <text:p text:style-name="P1"><text:s text:c="9"/>f(b) = s <text:s text:c="13"/>&lt;b,s&gt;, </text:p>
      <text:p text:style-name="P1"><text:s text:c="9"/>f(c) = t <text:s text:c="13"/>&lt;c,t&gt;, </text:p>
      <text:p text:style-name="P1"><text:s text:c="9"/>f(d) = t <text:s text:c="13"/>&lt;d,t&gt; } </text:p>
      <text:p text:style-name="P1"/>
      <text:p text:style-name="P1"><text:s text:c="3"/>Charlie and Donna have the same father; they're siblings so, </text:p>
      <text:p text:style-name="P1"><text:s text:c="3"/>f(d) = f(c) = r. <text:s/>FOL= functions are general functions as in algebra </text:p>
      <text:p text:style-name="P1"><text:s text:c="3"/>and calculus. <text:s/>They are not required to conform to a more limited </text:p>
      <text:p text:style-name="P1"><text:s text:c="3"/>definition, such as being one-to-one. </text:p>
      <text:p text:style-name="P1"/>
      <text:p text:style-name="P1">Inverse Functions </text:p>
      <text:p text:style-name="P1">================= </text:p>
      <text:p text:style-name="P1"/>
      <text:p text:style-name="P1"><text:s text:c="3"/>An INVERSE FUNCTION is a function that reverses the mapping of another </text:p>
      <text:p text:style-name="P1"><text:s text:c="3"/>function; a function must be bijective to have an inverse. <text:s/>If our </text:p>
      <text:p text:style-name="P1"><text:s text:c="3"/>universe is the set of all integers, the successor s(x) function always </text:p>
      <text:p text:style-name="P1"><text:s text:c="3"/>denotes the integer *after* x and is bijective. <text:s/>So, its inverse </text:p>
      <text:p text:style-name="P1"><text:s text:c="3"/>function is predecessor p(x), which of course denotes the integer </text:p>
      <text:p text:style-name="P1"><text:s text:c="3"/>*before* x. </text:p>
      <text:p text:style-name="P1"/>
      <text:p text:style-name="P1"><text:s text:c="3"/>Our father function f(x) tempts one to define an inverse function </text:p>
      <text:p text:style-name="P1"><text:s text:c="3"/>child c(x). <text:s/>However, this is not possible because some people like Uden </text:p>
      <text:p text:style-name="P1"><text:soft-page-break/><text:s text:c="3"/>don't have any children, while others like Tom have more than one. <text:s/>It </text:p>
      <text:p text:style-name="P1"><text:s text:c="3"/>might also be tempting to challenge this requirement by just having c(x) </text:p>
      <text:p text:style-name="P1"><text:s text:c="3"/>return a set of objects containing the children of the argument x. </text:p>
      <text:p text:style-name="P1"><text:s text:c="3"/>However, the requirement is that a function maps an object to one object. </text:p>
      <text:p text:style-name="P1"><text:s text:c="3"/>So c(x) cannot be a function. <text:s/>Note that is that while functions have these </text:p>
      <text:p text:style-name="P1"><text:s text:c="3"/>restriction, there is nothing preventing anyone from defining a relation </text:p>
      <text:p text:style-name="P1"><text:s text:c="3"/>like Cxy, "x is a child of y", so 'Cct' and 'Cdt' are perfectly good </text:p>
      <text:p text:style-name="P1"><text:s text:c="3"/>predicates. </text:p>
      <text:p text:style-name="P1"/>
      <text:p text:style-name="P1">Variable Function Arguments </text:p>
      <text:p text:style-name="P1">=========================== </text:p>
      <text:p text:style-name="P1"><text:s text:c="4"/></text:p>
      <text:p text:style-name="P1"><text:s text:c="3"/>A function with a constant object argument always denotes the object that </text:p>
      <text:p text:style-name="P1"><text:s text:c="3"/>the function maps the argument to, making the string of symbols denoting </text:p>
      <text:p text:style-name="P1"><text:s text:c="3"/>use of a function itself a constant object symbol. <text:s/>Each of the </text:p>
      <text:p text:style-name="P1"><text:s text:c="3"/>following is a constant object symbol. </text:p>
      <text:p text:style-name="P1"/>
      <text:p text:style-name="P1"><text:s text:c="9"/>f(a), the father of Alice. </text:p>
      <text:p text:style-name="P1"><text:s text:c="9"/>f(b), the father of Bob. <text:s text:c="7"/></text:p>
      <text:p text:style-name="P1"><text:s text:c="9"/>f(c), the father of Charlie. </text:p>
      <text:p text:style-name="P1"><text:s text:c="9"/>f(d), the father of Donna. </text:p>
      <text:p text:style-name="P1"/>
      <text:p text:style-name="P1"><text:s text:c="3"/>However, when a variable is the argument to a function, the function </text:p>
      <text:p text:style-name="P1"><text:s text:c="3"/>doesn't denote an object; not until the variable is replaced with </text:p>
      <text:p text:style-name="P1"><text:s text:c="3"/>a constant object symbol. <text:s/>However, functions with variable arguments </text:p>
      <text:p text:style-name="P1"><text:s text:c="3"/>can still contribute semantically to general assertions. </text:p>
      <text:p text:style-name="P1"/>
      <text:p text:style-name="P1"><text:s text:c="9"/>Dictionary </text:p>
      <text:p text:style-name="P1"><text:s text:c="9"/>------------------------------------------------- </text:p>
      <text:p text:style-name="P1"><text:s text:c="9"/>Predicates <text:s text:c="15"/>Functions </text:p>
      <text:p text:style-name="P1"><text:s text:c="9"/>Px, <text:s text:c="3"/>x is a person. <text:s text:c="4"/>f(x), <text:s/>the father of x. </text:p>
      <text:p text:style-name="P1"/>
      <text:p text:style-name="P1"><text:s text:c="9"/>∀x( Px -&gt; ∃yy=f(x) ) <text:s/>Everyone has a father. </text:p>
      <text:p text:style-name="P1"/>
      <text:p text:style-name="P1">Functions in WFFs </text:p>
      <text:p text:style-name="P1">================= </text:p>
      <text:p text:style-name="P1"/>
      <text:p text:style-name="P1"><text:s text:c="3"/>A function is just another way to denote objects, and so can occur </text:p>
      <text:p text:style-name="P1"><text:s text:c="3"/>anywhere object symbols can occur. <text:s/>All of the following expressions </text:p>
      <text:p text:style-name="P1"><text:s text:c="3"/>are well-formed. </text:p>
      <text:p text:style-name="P1"/>
      <text:p text:style-name="P1"><text:s text:c="9"/>a=c, <text:s text:c="7"/>a and c denote the same object. </text:p>
      <text:p text:style-name="P1"><text:s text:c="9"/>m(s)=g, <text:s text:c="4"/>the mother of Susan is Gloria; Susan's mother is Gloria. </text:p>
      <text:p text:style-name="P1"><text:s text:c="9"/>m=s(n), <text:s text:c="4"/>m is the successor of integer n. </text:p>
      <text:p text:style-name="P1"><text:s text:c="9"/>a(r(i))=v, <text:s/>the address of my residence is v. </text:p>
      <text:p text:style-name="P1"/>
      <text:p text:style-name="P1"><text:s text:c="9"/>Mx, <text:s text:c="8"/>x is a millionaire. </text:p>
      <text:p text:style-name="P1"><text:s text:c="9"/>Mf(k) <text:s text:c="6"/>the father of the king is a millionaire. </text:p>
      <text:p text:style-name="P1"><text:s text:c="9"/>Txy, <text:s text:c="7"/>x is taller than y. </text:p>
      <text:p text:style-name="P1"><text:s text:c="9"/>Tf(y)f(i), <text:s/>your father is taller than my father. </text:p>
      <text:p text:style-name="P1"/>
      <text:p text:style-name="P1"><text:s text:c="9"/>∀x∀y( Txy <text:s text:c="6"/>-&gt; -Tyx <text:s text:c="6"/>) </text:p>
      <text:p text:style-name="P1"><text:s text:c="9"/>∀x∀y( Tf(x)f(y) -&gt; -Tf(y)f(x) ) </text:p>
      <text:p text:style-name="P1"/>
      <text:p text:style-name="P1">Translation Hints </text:p>
      <text:p text:style-name="P1">================= </text:p>
      <text:p text:style-name="P1"/>
      <text:p text:style-name="P1"><text:s text:c="3"/>Simple Functions </text:p>
      <text:p text:style-name="P1"/>
      <text:p text:style-name="P1"><text:soft-page-break/><text:s text:c="9"/>l(x), <text:s text:c="4"/>the length of x. </text:p>
      <text:p text:style-name="P1"><text:s text:c="9"/>l(p), <text:s text:c="4"/>the length of the pool. </text:p>
      <text:p text:style-name="P1"><text:s text:c="9"/>h(x), <text:s text:c="4"/>the home planet of x. </text:p>
      <text:p text:style-name="P1"><text:s text:c="9"/>h(e), <text:s text:c="4"/>the home planet of E.T.. </text:p>
      <text:p text:style-name="P1"/>
      <text:p text:style-name="P1"><text:s text:c="3"/>Composed Functions </text:p>
      <text:p text:style-name="P1"/>
      <text:p text:style-name="P1"><text:s text:c="9"/>m(x), <text:s text:c="4"/>the mother of x. </text:p>
      <text:p text:style-name="P1"><text:s text:c="9"/>m(m(x)), <text:s/>the mother of the mother of x. <text:s/>(x's grandmother) </text:p>
      <text:p text:style-name="P1"/>
      <text:p text:style-name="P1"><text:s text:c="9"/>0, <text:s text:c="7"/>zero </text:p>
      <text:p text:style-name="P1"><text:s text:c="9"/>s(0), <text:s text:c="4"/>1 (the successor of zero). </text:p>
      <text:p text:style-name="P1"><text:s text:c="9"/>s(s(0)), <text:s/>2 </text:p>
      <text:p text:style-name="P1"><text:s text:c="9"/>s(s(n)), <text:s/>n + 2 </text:p>
      <text:p text:style-name="P1"/>
      <text:p text:style-name="P1"><text:s text:c="3"/>Non-Functions </text:p>
      <text:p text:style-name="P1"/>
      <text:p text:style-name="P1"><text:s text:c="9"/>None of the following is a function, because none is guaranteed to </text:p>
      <text:p text:style-name="P1"><text:s text:c="9"/>always map any object to exactly one object. </text:p>
      <text:p text:style-name="P1"/>
      <text:p text:style-name="P1"><text:s text:c="9"/>d(m), <text:s text:c="4"/>the daughters of Mike. </text:p>
      <text:p text:style-name="P1"><text:s text:c="9"/>b(x), <text:s text:c="4"/>the brothers of x. </text:p>
      <text:p text:style-name="P1"><text:s text:c="9"/>s(h), <text:s text:c="4"/>the shingles of my house. </text:p>
      <text:p text:style-name="P1"/>
      <text:p text:style-name="P1"><text:s text:c="9"/>If in the universe of discourse objects do map to unique objects </text:p>
      <text:p text:style-name="P1"><text:s text:c="9"/>then they may be functions within the universe even if they </text:p>
      <text:p text:style-name="P1"><text:s text:c="9"/>aren't functions in the actual world. </text:p>
      <text:p text:style-name="P1"/>
      <text:p text:style-name="P1"/>
      <text:p text:style-name="P1">---------------------- </text:p>
      <text:p text:style-name="P1">Function Calculus (FC) </text:p>
      <text:p text:style-name="P1">---------------------- </text:p>
      <text:p text:style-name="P1"/>
      <text:p text:style-name="P1"><text:s text:c="3"/>All the inference rules of FOC= are valid in Function Logic. <text:s/>Function </text:p>
      <text:p text:style-name="P1"><text:s text:c="3"/>calculus doesn't add any new inference rules, since functions only add </text:p>
      <text:p text:style-name="P1"><text:s text:c="3"/>a new way to name existing objects. <text:s/>Thus, functions do not require the </text:p>
      <text:p text:style-name="P1"><text:s text:c="3"/>addition of new inference rules. <text:s/>However, they do allow us to analyze </text:p>
      <text:p text:style-name="P1"><text:s text:c="3"/>sentences in a new way. <text:s/>In these ways, FL is analogous to predicate logic. </text:p>
      <text:p text:style-name="P1"/>
      <text:p text:style-name="P1">Functions in Proofs </text:p>
      <text:p text:style-name="P1">=================== </text:p>
      <text:p text:style-name="P1"/>
      <text:p text:style-name="P1"><text:s text:c="3"/>Any constant function can be used within the body of a proof anywhere </text:p>
      <text:p text:style-name="P1"><text:s text:c="3"/>that constant object symbols can. <text:s/>For example, such a function can </text:p>
      <text:p text:style-name="P1"><text:s text:c="3"/>be the replacement value for a variable x in applying ∀E. </text:p>
      <text:p text:style-name="P1"/>
      <text:p text:style-name="P1"><text:s text:c="9"/>Dictionary </text:p>
      <text:p text:style-name="P1"><text:s text:c="9"/>-------------------------- </text:p>
      <text:p text:style-name="P1"><text:s text:c="9"/>Predicates </text:p>
      <text:p text:style-name="P1"><text:s text:c="9"/>Mx, <text:s text:c="3"/>x is a mammal </text:p>
      <text:p text:style-name="P1"><text:s text:c="9"/>Vx, <text:s text:c="3"/>x is a vertebrate </text:p>
      <text:p text:style-name="P1"/>
      <text:p text:style-name="P1"><text:s text:c="9"/>Functions </text:p>
      <text:p text:style-name="P1"><text:s text:c="9"/>f(x), <text:s/>the father of x </text:p>
      <text:p text:style-name="P1"/>
      <text:p text:style-name="P1"/>
      <text:p text:style-name="P1"><text:s text:c="9"/>i. <text:s text:c="2"/>∀x(Mx -&gt; Vx) </text:p>
      <text:p text:style-name="P1"><text:s text:c="14"/>... </text:p>
      <text:p text:style-name="P1"><text:s text:c="9"/>j. <text:s text:c="2"/>Mf(e) -&gt; Vf(e) <text:s text:c="7"/>i ∀E (f(e)/x) </text:p>
      <text:p text:style-name="P1"><text:soft-page-break/></text:p>
      <text:p text:style-name="P1"><text:s text:c="3"/>Alternatively, the function might already be in the wff with a </text:p>
      <text:p text:style-name="P1"><text:s text:c="3"/>variable argument. </text:p>
      <text:p text:style-name="P1"/>
      <text:p text:style-name="P1"><text:s text:c="9"/>i. <text:s text:c="2"/>∀x:(Mf(x) -&gt; Vf(x)) </text:p>
      <text:p text:style-name="P1"><text:s text:c="14"/>... </text:p>
      <text:p text:style-name="P1"><text:s text:c="9"/>j. <text:s text:c="2"/>Mf(c) -&gt; Vf(c) <text:s text:c="7"/>i ∀E (c/x) </text:p>
      <text:p text:style-name="P1"/>
      <text:p text:style-name="P1"/>
      <text:p text:style-name="P1">==================== </text:p>
      <text:p text:style-name="P1">Definite Descriptors </text:p>
      <text:p text:style-name="P1">==================== </text:p>
      <text:p text:style-name="P1"/>
      <text:p text:style-name="P1"><text:s text:c="3"/>In his *The Principles of Mathematics* Bertrand Russell introduced a </text:p>
      <text:p text:style-name="P1"><text:s text:c="3"/>concept called a Definite Descriptor. <text:s/>A definite descriptor, is </text:p>
      <text:p text:style-name="P1"><text:s text:c="3"/>any noun phrase of the form "the x such that Px" which he wrote as </text:p>
      <text:p text:style-name="P1"><text:s text:c="3"/>as ℩xPx (℩ is an inverted Greek lower case letter iota). <text:s/>Despite </text:p>
      <text:p text:style-name="P1"><text:s text:c="3"/>looking like a quantified wff, a definite descriptor names a particular </text:p>
      <text:p text:style-name="P1"><text:s text:c="3"/>object in the universe of discourse. <text:s/>Like functions, descriptors don't </text:p>
      <text:p text:style-name="P1"><text:s text:c="3"/>add anything new to FOL=; the FOL= concepts covered so far can already </text:p>
      <text:p text:style-name="P1"><text:s text:c="3"/>express the same ideas. </text:p>
      <text:p text:style-name="P1"/>
      <text:p text:style-name="P1"><text:s text:c="9"/>B(℩xPx) <text:s text:c="3"/>=df <text:s text:c="3"/>∃x(∀y(Py &lt;-&gt; y=x) ∧ Bx) </text:p>
      <text:p text:style-name="P1"><text:s text:c="20"/>=df <text:s text:c="3"/>∃x(Ax ∧ ∀y(Ay -&gt; y=x) ∧ Bx) </text:p>
      <text:p text:style-name="P1"/>
      <text:p text:style-name="P1"><text:s text:c="9"/>B(℩xKx), the king of France is bald. </text:p>
      <text:p text:style-name="P1"><text:s text:c="18"/>the x such that x is the king of France is Bald </text:p>
      <text:p text:style-name="P1"><text:s text:c="9"/>=∃x(Kx ∧ ∀y(Ky -&gt; y=x) ∧ Bx) </text:p>
      <text:p text:style-name="P1"/>
      <text:p text:style-name="P1"/>
      <text:p text:style-name="P1"/>
      <text:p text:style-name="P1">==================================== </text:p>
      <text:p text:style-name="P1">Second-Order Quantified Logic (SOL=) </text:p>
      <text:p text:style-name="P1">==================================== </text:p>
      <text:p text:style-name="P1"/>
      <text:p text:style-name="P1"><text:s text:c="3"/>Second order logic adds new quantifiers and new variables that reign </text:p>
      <text:p text:style-name="P1"><text:s text:c="3"/>over predicates. </text:p>
      <text:p text:style-name="P1"/>
      <text:p text:style-name="P1"><text:s text:c="9"/>∀x∃VVx <text:s text:c="3"/>Every object has some (1 or more) property. </text:p>
      <text:p text:style-name="P1"/>
      <text:p text:style-name="P1"/>
      <text:p text:style-name="P1">-------- </text:p>
      <text:p text:style-name="P1">Language </text:p>
      <text:p text:style-name="P1">-------- </text:p>
      <text:p text:style-name="P1"/>
      <text:p text:style-name="P1">Lexemes </text:p>
      <text:p text:style-name="P1">======= </text:p>
      <text:p text:style-name="P1"/>
      <text:p text:style-name="P1"><text:s text:c="3"/>Non-Logical Symbols </text:p>
      <text:p text:style-name="P1"><text:s text:c="6"/>Object symbols </text:p>
      <text:p text:style-name="P1"><text:s text:c="9"/>constants: <text:s text:c="11"/>a...t </text:p>
      <text:p text:style-name="P1"><text:s text:c="9"/>variables: <text:s text:c="11"/>u...z </text:p>
      <text:p text:style-name="P1"><text:s text:c="9"/>functions: <text:s text:c="11"/>a(x)...z(x) </text:p>
      <text:p text:style-name="P1"><text:s text:c="6"/>Predicate Symbols </text:p>
      <text:p text:style-name="P1"><text:s text:c="9"/>constants: <text:s text:c="11"/>A...T, = </text:p>
      <text:p text:style-name="P1"><text:s text:c="9"/>variables: <text:s text:c="11"/>U...Z </text:p>
      <text:p text:style-name="P1"><text:s text:c="6"/>Association Symbols: <text:s text:c="4"/>(, ) </text:p>
      <text:p text:style-name="P1"/>
      <text:p text:style-name="P1"><text:s text:c="3"/>Logical Symbols </text:p>
      <text:p text:style-name="P1"><text:soft-page-break/><text:s text:c="6"/>Truth-Function Symbols: <text:s/>-, ∧, ∨, -&gt;, &lt;-&gt; </text:p>
      <text:p text:style-name="P1"><text:s text:c="6"/>Quantifiers </text:p>
      <text:p text:style-name="P1"><text:s text:c="9"/>universal: <text:s text:c="11"/>∀ </text:p>
      <text:p text:style-name="P1"><text:s text:c="9"/>existential: <text:s text:c="9"/>∃ </text:p>
      <text:p text:style-name="P1"/>
      <text:p text:style-name="P1">Grammar </text:p>
      <text:p text:style-name="P1">======= </text:p>
      <text:p text:style-name="P1"/>
      <text:p text:style-name="P1"><text:s text:c="3"/>An ATOMIC FORMULA is a constant predicate symbol followed by zero or more </text:p>
      <text:p text:style-name="P1"><text:s text:c="3"/>constant object symbols; or 'α=β' (where α,β are constant object symbols; </text:p>
      <text:p text:style-name="P1"><text:s text:c="3"/>and could be the same symbol). <text:s/>A constant object may also consist of a </text:p>
      <text:p text:style-name="P1"><text:s text:c="3"/>function symbol with some constant object argument since constant functions </text:p>
      <text:p text:style-name="P1"><text:s text:c="3"/>are just constant objects. <text:s/>Functions can also be composed (take functions </text:p>
      <text:p text:style-name="P1"><text:s text:c="3"/>as arguments). </text:p>
      <text:p text:style-name="P1"/>
      <text:p text:style-name="P1"><text:s text:c="3"/>1. <text:s/>Every atomic formula is a wff; </text:p>
      <text:p text:style-name="P1"><text:s text:c="3"/>2. <text:s/>if Φ is a wff, then so is -Φ; </text:p>
      <text:p text:style-name="P1"><text:s text:c="3"/>3. <text:s/>if Φ,Ψ are wffs, then so are (Φ ∧ Ψ), (Φ ∨ Ψ), (Φ -&gt; Ψ), (Φ &lt;-&gt; Ψ); </text:p>
      <text:p text:style-name="P1"><text:s text:c="3"/>4. <text:s/>if Φ(α) (α a is some constant object symbol) is a wff, </text:p>
      <text:p text:style-name="P1"><text:s text:c="7"/>then ∀xΦ(x/α) and ∃xΦ(x/α) are wffs (where x is new to Φ). </text:p>
      <text:p text:style-name="P1"><text:s text:c="3"/>5. <text:s/>if Φ(Ψ) (Φ,Ψ are constant predicates) is a wff, then ∀VΦ(V/Ψ) and </text:p>
      <text:p text:style-name="P1"><text:s text:c="7"/>∃VΦ(V/Ψ) are wffs where V is a variable predicate symbol and </text:p>
      <text:p text:style-name="P1"><text:s text:c="7"/>V is new to Φ. </text:p>
      <text:p text:style-name="P1"><text:s text:c="3"/>6. <text:s/>Nothing else is a wff. </text:p>
      <text:p text:style-name="P1"/>
      <text:p text:style-name="P1"/>
      <text:p text:style-name="P1">--------- </text:p>
      <text:p text:style-name="P1">Semantics </text:p>
      <text:p text:style-name="P1">--------- </text:p>
      <text:p text:style-name="P1"/>
      <text:p text:style-name="P1"><text:s text:c="3"/>The quantifiers of FOL are here OVERLOADED, redefined so that they </text:p>
      <text:p text:style-name="P1"><text:s text:c="3"/>accept other kinds of arguments. <text:s/>In this case, they are overloaded </text:p>
      <text:p text:style-name="P1"><text:s text:c="3"/>to accept variable object symbols as their first argument and they </text:p>
      <text:p text:style-name="P1"><text:s text:c="3"/>accept variable predicate symbols. <text:s/>They are read the same way </text:p>
      <text:p text:style-name="P1"><text:s text:c="3"/>and mean nearly the same as their FOL counterparts. <text:s/>The variable </text:p>
      <text:p text:style-name="P1"><text:s text:c="3"/>predicates are capital letters at the end of the alphabet (U,V,W,X,Y,Z) </text:p>
      <text:p text:style-name="P1"><text:s text:c="3"/>which signals to the reader that the quantifier and variable reign over </text:p>
      <text:p text:style-name="P1"><text:s text:c="3"/>arbitrary predicates as opposed to objects. </text:p>
      <text:p text:style-name="P1"/>
      <text:p text:style-name="P1"><text:s text:c="9"/>∀VVc, <text:s text:c="4"/>c has every property. </text:p>
      <text:p text:style-name="P1"><text:s text:c="9"/>∃VVc, <text:s text:c="4"/>c has at least one property. </text:p>
      <text:p text:style-name="P1"/>
      <text:p text:style-name="P1"><text:s text:c="9"/>∀x∃VVx, <text:s text:c="2"/>Everything has at least one property. </text:p>
      <text:p text:style-name="P1"><text:s text:c="9"/>∃V∀xVx, <text:s text:c="2"/>There are some properties that everything has. </text:p>
      <text:p text:style-name="P1"><text:s text:c="9"/>∀V∃xVx, <text:s text:c="2"/>For all properties there exist some who have them. </text:p>
      <text:p text:style-name="P1"><text:s text:c="9"/>∃x∀VVx, <text:s text:c="2"/>Some have all properties </text:p>
      <text:p text:style-name="P1"/>
      <text:p text:style-name="P1"/>
      <text:p text:style-name="P1">--------------------------- </text:p>
      <text:p text:style-name="P1">Second-Order Calculus (SOC) </text:p>
      <text:p text:style-name="P1">--------------------------- </text:p>
      <text:p text:style-name="P1"/>
      <text:p text:style-name="P1"><text:s text:c="3"/>The four quantifier inference rules from FOL are expanded to these </text:p>
      <text:p text:style-name="P1"><text:s text:c="3"/>two new quantifiers in more-or-less the same way as they are usable </text:p>
      <text:p text:style-name="P1"><text:s text:c="3"/>for variable object symbols. <text:s/>However, variable types must not </text:p>
      <text:p text:style-name="P1"><text:s text:c="3"/>be confused with one another. <text:s/>If a quantifier reigns over a predicate </text:p>
      <text:p text:style-name="P1"><text:s text:c="3"/>variable, it must be replaced only by a predicate constant, and </text:p>
      <text:p text:style-name="P1"><text:s text:c="3"/>if a quantifier reigns over an object it must only be replaced </text:p>
      <text:p text:style-name="P1"><text:s text:c="3"/>by a constant object. </text:p>
      <text:p text:style-name="P1"><text:soft-page-break/></text:p>
      <text:p text:style-name="P1">-------- </text:p>
      <text:p text:style-name="P1">Concerns </text:p>
      <text:p text:style-name="P1">-------- </text:p>
      <text:p text:style-name="P1"/>
      <text:p text:style-name="P1"><text:s text:c="3"/>The most critical concern is that SOC is not semantically complete; </text:p>
      <text:p text:style-name="P1"><text:s text:c="3"/>we are not guaranteed to find a proof for a conclusion form. <text:s/>A conclusion </text:p>
      <text:p text:style-name="P1"><text:s text:c="3"/>may *be* a consequence of some premises, and yet no proof gets us from </text:p>
      <text:p text:style-name="P1"><text:s text:c="3"/>the premises to the conclusion. <text:s/>Nevertheless, SOC is still sound. </text:p>
      <text:p text:style-name="P1"><text:s text:c="3"/>There is no way to derive a proof to a formula that doesn't follow from </text:p>
      <text:p text:style-name="P1"><text:s text:c="3"/>the premises. <text:s/>So, it can still be useful despite not being complete. </text:p>
      <text:p text:style-name="P1"/>
      <text:p text:style-name="P1">====================== </text:p>
      <text:p text:style-name="P1">Mathematical Induction </text:p>
      <text:p text:style-name="P1">====================== </text:p>
      <text:p text:style-name="P1"/>
      <text:p text:style-name="P1"><text:s text:c="3"/>Mathematical induction is a method to prove that all members of an </text:p>
      <text:p text:style-name="P1"><text:s text:c="3"/>denumerable set have some property P. <text:s/>Such an argument has two parts, </text:p>
      <text:p text:style-name="P1"><text:s text:c="3"/>an inductive definition that enumerates all members of the set we're </text:p>
      <text:p text:style-name="P1"><text:s text:c="3"/>reasoning about; and an inductive inference which proves that all members </text:p>
      <text:p text:style-name="P1"><text:s text:c="3"/>have the property P. </text:p>
      <text:p text:style-name="P1"/>
      <text:p text:style-name="P1">Inductive Definitions </text:p>
      <text:p text:style-name="P1">===================== </text:p>
      <text:p text:style-name="P1"/>
      <text:p text:style-name="P1"><text:s text:c="3"/>An INDUCTIVE DEFINITION describes how to enumerate all members of a set. </text:p>
      <text:p text:style-name="P1"><text:s text:c="3"/>They are constructed recursively, consisting of three types of numbered </text:p>
      <text:p text:style-name="P1"><text:s text:c="3"/>clauses. <text:s/>The first clause is the BASE CLAUSE. <text:s/>It identifies the most </text:p>
      <text:p text:style-name="P1"><text:s text:c="3"/>basic elements of the set and is non-recursive. <text:s/>The FINAL CLAUSE states </text:p>
      <text:p text:style-name="P1"><text:s text:c="3"/>that if something is not constructed via the prior clauses then it is not </text:p>
      <text:p text:style-name="P1"><text:s text:c="3"/>a member of the set and is also non-recursive. <text:s/>The INDUCTIVE CLAUSES </text:p>
      <text:p text:style-name="P1"><text:s text:c="3"/>(intermediate clauses) tell us how to *recursively* generate all non-base </text:p>
      <text:p text:style-name="P1"><text:s text:c="3"/>case elements of the set. </text:p>
      <text:p text:style-name="P1"/>
      <text:p text:style-name="P1"><text:s text:c="3"/>The formation rules for all of the classical logics are examples </text:p>
      <text:p text:style-name="P1"><text:s text:c="3"/>of inductive definitions. <text:s/>For illustration, here are the formation rules </text:p>
      <text:p text:style-name="P1"><text:s text:c="3"/>for propositional logic. </text:p>
      <text:p text:style-name="P1"/>
      <text:p text:style-name="P1"><text:s text:c="9"/>1. <text:s text:c="2"/>Every atomic formula is a wff; </text:p>
      <text:p text:style-name="P1"><text:s text:c="9"/>2. <text:s text:c="2"/>If P is a wff, then so is -P; </text:p>
      <text:p text:style-name="P1"><text:s text:c="9"/>3. <text:s text:c="2"/>If P,Q are wffs, then so are </text:p>
      <text:p text:style-name="P1"><text:s text:c="14"/>(P ∧ Q), (P ∨ Q), (P -&gt; Q), (P &lt;-&gt; Q); </text:p>
      <text:p text:style-name="P1"><text:s text:c="9"/>4. <text:s text:c="2"/>Nothing else is a wff. </text:p>
      <text:p text:style-name="P1"/>
      <text:p text:style-name="P1"><text:s text:c="3"/>Clause 1 establishes our base case: any atomic formula is a wff. </text:p>
      <text:p text:style-name="P1"/>
      <text:p text:style-name="P1"><text:s text:c="3"/>Clause 4, our final clause, excludes anything that cannot be constructed </text:p>
      <text:p text:style-name="P1"><text:s text:c="3"/>by these clauses. </text:p>
      <text:p text:style-name="P1"/>
      <text:p text:style-name="P1"><text:s text:c="3"/>Clauses 2 &amp; 3 tell us how to generate all the intermediate members </text:p>
      <text:p text:style-name="P1"><text:s text:c="3"/>of the set. </text:p>
      <text:p text:style-name="P1"/>
      <text:p text:style-name="P1"><text:s text:c="3"/>There are a few sets for which we do not need an inductive definition. </text:p>
      <text:p text:style-name="P1"><text:s text:c="3"/>For example, the inductive proof alone is often all we need to reason </text:p>
      <text:p text:style-name="P1"><text:s text:c="3"/>about integers. </text:p>
      <text:p text:style-name="P1"/>
      <text:p text:style-name="P1">Zero and The Successor Function </text:p>
      <text:p text:style-name="P1">=============================== </text:p>
      <text:p text:style-name="P1"/>
      <text:p text:style-name="P1"><text:soft-page-break/><text:s text:c="3"/>Mathematical induction introduces a new constant object symbol 0, which </text:p>
      <text:p text:style-name="P1"><text:s text:c="3"/>denotes the number zero; it also introduces the SUCCESSOR function s; </text:p>
      <text:p text:style-name="P1"><text:s text:c="3"/>that is the number that comes after its argument. <text:s/>Because the successor </text:p>
      <text:p text:style-name="P1"><text:s text:c="3"/>function is often composed with itself many times it is common to omit </text:p>
      <text:p text:style-name="P1"><text:s text:c="3"/>the parentheses. </text:p>
      <text:p text:style-name="P1"/>
      <text:p text:style-name="P1"><text:s text:c="9"/>s0 <text:s text:c="4"/>= <text:s/>s(0) <text:s text:c="6"/>= the successor of 0 <text:s/>= 1 </text:p>
      <text:p text:style-name="P1"><text:s text:c="9"/>ss0 <text:s text:c="3"/>= <text:s/>s(s(0)) <text:s text:c="3"/>= 2 </text:p>
      <text:p text:style-name="P1"><text:s text:c="9"/>sss0 <text:s text:c="2"/>= <text:s/>s(s(s(0))) = 3 </text:p>
      <text:p text:style-name="P1"><text:s text:c="9"/>... </text:p>
      <text:p text:style-name="P1"/>
      <text:p text:style-name="P1">Inductive Inference </text:p>
      <text:p text:style-name="P1">=================== </text:p>
      <text:p text:style-name="P1"/>
      <text:p text:style-name="P1"><text:s text:c="3"/>Mathematical induction is infers a proof that all members </text:p>
      <text:p text:style-name="P1"><text:s text:c="3"/>of the set enumerated by the inductive definition have some property P. </text:p>
      <text:p text:style-name="P1"><text:s text:c="3"/>Once we have the definition, an INDUCTIVE INFERENCE proceeds in two </text:p>
      <text:p text:style-name="P1"><text:s text:c="3"/>steps: <text:s/>the BASE case and the inductive case. <text:s/>The BASE CASE of the </text:p>
      <text:p text:style-name="P1"><text:s text:c="3"/>proof requires that we prove that the members denoted by the base clause </text:p>
      <text:p text:style-name="P1"><text:s text:c="3"/>of the inductive definition have property P. <text:s/>The INDUCTIVE CASE </text:p>
      <text:p text:style-name="P1"><text:s text:c="3"/>is a hypothetical proof. <text:s/>The method is to prove the conditional that </text:p>
      <text:p text:style-name="P1"><text:s text:c="3"/>for any x in our universe, if x has the property P, then the successor </text:p>
      <text:p text:style-name="P1"><text:s text:c="3"/>of x also has property P. <text:s/>All of these pieces put together are adequate </text:p>
      <text:p text:style-name="P1"><text:s text:c="3"/>to conclude that all members of the set have property P. </text:p>
      <text:p text:style-name="P1"/>
      <text:p text:style-name="P1"><text:s text:c="3"/>The inferential step of Mathematical Induction is expressible over the </text:p>
      <text:p text:style-name="P1"><text:s text:c="3"/>natural numbers as an axiom in second-order logic, an axiom schema in </text:p>
      <text:p text:style-name="P1"><text:s text:c="3"/>first-order logic, or an inference rule in first-order logic. <text:s/>All of the </text:p>
      <text:p text:style-name="P1"><text:s text:c="3"/>following are different ways to express the same thing. </text:p>
      <text:p text:style-name="P1"/>
      <text:p text:style-name="P1"><text:s text:c="9"/>2nd-order axiom <text:s text:c="12"/>∀P((P0 ∧ ∀x(Px -&gt; Psx)) -&gt; ∀xPx) </text:p>
      <text:p text:style-name="P1"/>
      <text:p text:style-name="P1"><text:s text:c="9"/>1st-order axiom schema <text:s text:c="5"/>(P0 ∧ ∀x(Px -&gt; Psx)) -&gt; ∀xPx </text:p>
      <text:p text:style-name="P1"/>
      <text:p text:style-name="P1"><text:s text:c="9"/>1st-order Inference Rule <text:s text:c="3"/>from P0 and ∀x(Px -&gt; Psx), infer ∀xPx </text:p>
      <text:p text:style-name="P1"/>
      <text:p text:style-name="P1"/>
      <text:p text:style-name="P1">=============================== </text:p>
      <text:p text:style-name="P1">Axiomatic and Natural Deduction </text:p>
      <text:p text:style-name="P1">=============================== </text:p>
      <text:p text:style-name="P1"/>
      <text:p text:style-name="P1"><text:s text:c="3"/>The Fitch-style calculi presented thus far are known as NATURAL DEDUCTION </text:p>
      <text:p text:style-name="P1"><text:s text:c="3"/>systems, which consist only of inference rules. <text:s/>These natural </text:p>
      <text:p text:style-name="P1"><text:s text:c="3"/>deduction systems are more intuitive and more closely resemble how one </text:p>
      <text:p text:style-name="P1"><text:s text:c="3"/>reasons informally. <text:s/>An AXIOMATIC DEDUCTION system, in contrast, consists </text:p>
      <text:p text:style-name="P1"><text:s text:c="3"/>of a minimal set of inference rules, often just one, and one or more </text:p>
      <text:p text:style-name="P1"><text:s text:c="3"/>axiom schemata. <text:s/>All instances of the schemata are axioms of the logic. </text:p>
      <text:p text:style-name="P1"><text:s text:c="3"/>Axiomatic deduction systems are usually simpler than Fitch in that they </text:p>
      <text:p text:style-name="P1"><text:s text:c="3"/>have fewer parts, but they are also more complicated and cumbersome to use </text:p>
      <text:p text:style-name="P1"><text:s text:c="3"/>and entirely dissimilar to how one reasons informally. <text:s/>Given all this, the </text:p>
      <text:p text:style-name="P1"><text:s text:c="3"/>one significant similarity is that both kinds of systems count the same </text:p>
      <text:p text:style-name="P1"><text:s text:c="3"/>forms as valid. </text:p>
      <text:p text:style-name="P1"/>
      <text:p text:style-name="P1"><text:s text:c="7"/>+--------------------------------------------------------------+ </text:p>
      <text:p text:style-name="P1"><text:s text:c="7"/>| ============================================================ | </text:p>
      <text:p text:style-name="P1"><text:s text:c="7"/>| Axiomatic Propositional Logic &amp; Calculus <text:s text:c="20"/>| </text:p>
      <text:p text:style-name="P1"><text:s text:c="7"/>| ============================================================ | </text:p>
      <text:p text:style-name="P1"><text:s text:c="7"/>| <text:s text:c="61"/>| </text:p>
      <text:p text:style-name="P1"><text:s text:c="7"/>| Lexemes <text:s text:c="53"/>| </text:p>
      <text:p text:style-name="P1"><text:soft-page-break/><text:s text:c="7"/>| <text:s text:c="3"/>Non-Logical Symbols <text:s text:c="38"/>| </text:p>
      <text:p text:style-name="P1"><text:s text:c="7"/>| <text:s text:c="6"/>Proposition Symbols: <text:s text:c="5"/>A...Z <text:s text:c="23"/>| </text:p>
      <text:p text:style-name="P1"><text:s text:c="7"/>| <text:s text:c="6"/>Association Symbols: <text:s text:c="5"/>(, ) <text:s text:c="24"/>| </text:p>
      <text:p text:style-name="P1"><text:s text:c="7"/>| <text:s text:c="61"/>| </text:p>
      <text:p text:style-name="P1"><text:s text:c="7"/>| <text:s text:c="3"/>Logical Symbols <text:s text:c="42"/>| </text:p>
      <text:p text:style-name="P1"><text:s text:c="7"/>| <text:s text:c="6"/>Truth-Function Symbols: <text:s text:c="2"/>-, -&gt; <text:s text:c="23"/>| </text:p>
      <text:p text:style-name="P1"><text:s text:c="7"/>| <text:s text:c="61"/>| </text:p>
      <text:p text:style-name="P1"><text:s text:c="7"/>| Grammar <text:s text:c="53"/>| </text:p>
      <text:p text:style-name="P1"><text:s text:c="7"/>| <text:s text:c="61"/>| </text:p>
      <text:p text:style-name="P1"><text:s text:c="7"/>| <text:s text:c="3"/>An ATOMIC FORMULA is any single proposition symbol. <text:s text:c="6"/>| </text:p>
      <text:p text:style-name="P1"><text:s text:c="7"/>| <text:s text:c="61"/>| </text:p>
      <text:p text:style-name="P1"><text:s text:c="7"/>| <text:s text:c="3"/>1. <text:s/>Every atomic formula is a wff; <text:s text:c="23"/>| </text:p>
      <text:p text:style-name="P1"><text:s text:c="7"/>| <text:s text:c="3"/>2. <text:s/>if Φ is a wff, then -Φ is a wff; <text:s text:c="21"/>| </text:p>
      <text:p text:style-name="P1"><text:s text:c="7"/>| <text:s text:c="3"/>3. <text:s/>if Φ ,Ψ is wffs, then so is (Φ -&gt; Ψ); <text:s text:c="16"/>| </text:p>
      <text:p text:style-name="P1"><text:s text:c="7"/>| <text:s text:c="3"/>4. <text:s/>nothing else is a wff. <text:s text:c="31"/>| </text:p>
      <text:p text:style-name="P1"><text:s text:c="7"/>| <text:s text:c="61"/>| </text:p>
      <text:p text:style-name="P1"><text:s text:c="7"/>| Definitions <text:s text:c="49"/>| </text:p>
      <text:p text:style-name="P1"><text:s text:c="7"/>| <text:s text:c="61"/>| </text:p>
      <text:p text:style-name="P1"><text:s text:c="7"/>| <text:s text:c="3"/>(P ∧ Q) <text:s text:c="4"/>=df <text:s/>-(P -&gt; -Q) <text:s text:c="30"/>| </text:p>
      <text:p text:style-name="P1"><text:s text:c="7"/>| <text:s text:c="3"/>(P ∨ Q) <text:s text:c="4"/>=df <text:s/>-P -&gt; Q <text:s text:c="33"/>| </text:p>
      <text:p text:style-name="P1"><text:s text:c="7"/>| <text:s text:c="3"/>(P &lt;-&gt; Q) <text:s text:c="2"/>=df <text:s/>((P -&gt; Q) ∧ (Q -&gt; P)) <text:s text:c="19"/>| </text:p>
      <text:p text:style-name="P1"><text:s text:c="7"/>| <text:s text:c="61"/>| </text:p>
      <text:p text:style-name="P1"><text:s text:c="7"/>| Inference Rule <text:s text:c="46"/>| </text:p>
      <text:p text:style-name="P1"><text:s text:c="7"/>| <text:s text:c="61"/>| </text:p>
      <text:p text:style-name="P1"><text:s text:c="7"/>| <text:s text:c="3"/>Given Φ -&gt; Ψ, and Φ infer Ψ. <text:s text:c="29"/>| </text:p>
      <text:p text:style-name="P1"><text:s text:c="7"/>| <text:s text:c="61"/>| </text:p>
      <text:p text:style-name="P1"><text:s text:c="7"/>| Axiom Schemata <text:s text:c="46"/>| </text:p>
      <text:p text:style-name="P1"><text:s text:c="7"/>| <text:s text:c="61"/>| </text:p>
      <text:p text:style-name="P1"><text:s text:c="7"/>| <text:s text:c="3"/>AxS1. <text:s/>P -&gt; (Q -&gt; P) <text:s text:c="37"/>| </text:p>
      <text:p text:style-name="P1"><text:s text:c="7"/>| <text:s text:c="3"/>AxS2. <text:s/>(P -&gt; (Q -&gt; R)) -&gt; ((P -&gt; Q) -&gt; (P -&gt; R)) <text:s text:c="9"/>| </text:p>
      <text:p text:style-name="P1"><text:s text:c="7"/>| <text:s text:c="3"/>AxS3. <text:s/>(-P -&gt; -Q) -&gt; ((-P -&gt; Q) -&gt; P) <text:s text:c="20"/>| </text:p>
      <text:p text:style-name="P1"><text:s text:c="7"/>| <text:s text:c="61"/>| </text:p>
      <text:p text:style-name="P1"><text:s text:c="7"/>| <text:s text:c="3"/>Every instance of these schemata is an axiom <text:s text:c="13"/>| </text:p>
      <text:p text:style-name="P1"><text:s text:c="7"/>| <text:s text:c="3"/>of the calculus. <text:s text:c="41"/>| </text:p>
      <text:p text:style-name="P1"><text:s text:c="7"/>| <text:s text:c="61"/>| </text:p>
      <text:p text:style-name="P1"><text:s text:c="7"/>+--------------------------------------------------------------+ </text:p>
      <text:p text:style-name="P1"/>
      <text:p text:style-name="P1"/>
      <text:p text:style-name="P1">=============== </text:p>
      <text:p text:style-name="P1">Formal Theories </text:p>
      <text:p text:style-name="P1">=============== </text:p>
      <text:p text:style-name="P1"/>
      <text:p text:style-name="P1"><text:s text:c="3"/>A SYSTEM is a set of objects, properties, and relationships, while A MODEL </text:p>
      <text:p text:style-name="P1"><text:s text:c="3"/>is a limited representation of a system. <text:s/>A THEORY is all the true </text:p>
      <text:p text:style-name="P1"><text:s text:c="3"/>propositions that can be said about a model. </text:p>
      <text:p text:style-name="P1"/>
      <text:p text:style-name="P1"><text:s text:c="3"/>Since any interesting theory has a large number (usually infinite number) </text:p>
      <text:p text:style-name="P1"><text:s text:c="3"/>of propositions, it would be impractical to uncover all those truths. </text:p>
      <text:p text:style-name="P1"><text:s text:c="3"/>We attempt to tackle this problem with a set of first principles we </text:p>
      <text:p text:style-name="P1"><text:s text:c="3"/>can reason about to uncover the rest of the theory. <text:s/>In this way the </text:p>
      <text:p text:style-name="P1"><text:s text:c="3"/>first principles combined with logical reasoning we say GENERATES theorems. </text:p>
      <text:p text:style-name="P1"><text:s text:c="3"/>It is easy to construct a theory that OVER GENERATES, proves too many </text:p>
      <text:p text:style-name="P1"><text:s text:c="3"/>things, i.e. theorems that are not true of the model; or UNDER GENERATES, </text:p>
      <text:p text:style-name="P1"><text:s text:c="3"/>does not prove all of the true things that there are to say </text:p>
      <text:p text:style-name="P1"><text:s text:c="3"/>about the model. </text:p>
      <text:p text:style-name="P1"/>
      <text:p text:style-name="P1"><text:s text:c="3"/>The FIRST PRINCIPLES of a theory are those things from which the rest </text:p>
      <text:p text:style-name="P1"><text:s text:c="3"/>of the theory may be derived; they include but may not be limited to </text:p>
      <text:p text:style-name="P1"><text:s text:c="3"/>inference rules, axioms, and definitions. </text:p>
      <text:p text:style-name="P1"><text:soft-page-break/></text:p>
      <text:p text:style-name="P1"><text:s text:c="3"/>An AXIOM is a proposition within a theory that describes the logical </text:p>
      <text:p text:style-name="P1"><text:s text:c="3"/>relationships between the theory's various concepts (usually predicates </text:p>
      <text:p text:style-name="P1"><text:s text:c="3"/>and objects). <text:s/>Many axioms follow some of the schema listed under </text:p>
      <text:p text:style-name="P1"><text:s text:c="3"/>Properties of Relations in the chapter on Identity Logic. </text:p>
      <text:p text:style-name="P1"/>
      <text:p text:style-name="P1"><text:s text:c="3"/>POSTULATE is a synonym for axiom; another synonym is LAW. <text:s/>Some theorists </text:p>
      <text:p text:style-name="P1"><text:s text:c="3"/>uses these terms as categories in which to group different kinds of axioms, </text:p>
      <text:p text:style-name="P1"><text:s text:c="3"/>others pick just one of the terms to use. <text:s/>However, from the perspective </text:p>
      <text:p text:style-name="P1"><text:s text:c="3"/>of logic they are all the same thing. <text:s/>Postulate, law, and axiom all mean </text:p>
      <text:p text:style-name="P1"><text:s text:c="3"/>the same thing. </text:p>
      <text:p text:style-name="P1"/>
      <text:p text:style-name="P1"><text:s text:c="3"/>A SCHEMA (plural is SCHEMATA) is a general statement about definitions </text:p>
      <text:p text:style-name="P1"><text:s text:c="3"/>or axioms which contain placeholders and whose substitution instances </text:p>
      <text:p text:style-name="P1"><text:s text:c="3"/>are actual definitions or axioms. </text:p>
      <text:p text:style-name="P1"/>
      <text:p text:style-name="P1"><text:s text:c="3"/>A THEOREM is any proposition derived only from a theory's first principles </text:p>
      <text:p text:style-name="P1"><text:s text:c="3"/>or other theorems via reasoning. <text:s/>Theorems are propositions that are true </text:p>
      <text:p text:style-name="P1"><text:s text:c="3"/>in all cases. <text:s/>So an argument with premises is not a theorem in logic since </text:p>
      <text:p text:style-name="P1"><text:s text:c="3"/>it depends upon things other than the first principles for its validity. </text:p>
      <text:p text:style-name="P1"/>
      <text:p text:style-name="P1"><text:s text:c="3"/>A THEORY is the plural of theorem; a theory consists of the combined </text:p>
      <text:p text:style-name="P1"><text:s text:c="3"/>set of first principles plus all the theorems (whether proved or not). </text:p>
      <text:p text:style-name="P1"/>
      <text:p text:style-name="P1"><text:s text:c="3"/>A LEMMA is a theorem that serves as an intermediate step in the proof </text:p>
      <text:p text:style-name="P1"><text:s text:c="3"/>of another theorem. <text:s/>The purpose of the lemma is to make the proof of </text:p>
      <text:p text:style-name="P1"><text:s text:c="3"/>a theorem shorter. <text:s/>Proving lemmas before proving a theorem is a divide </text:p>
      <text:p text:style-name="P1"><text:s text:c="3"/>and conquer approach to theorem proving. </text:p>
      <text:p text:style-name="P1"/>
      <text:p text:style-name="P1"><text:s text:c="3"/>A COROLLARY is a theorem that "follows easily" from a first principle </text:p>
      <text:p text:style-name="P1"><text:s text:c="3"/>or another theorem; i.e., the corollary is only a few reasoning steps away </text:p>
      <text:p text:style-name="P1"><text:s text:c="3"/>from what it is claimed to follow from. </text:p>
      <text:p text:style-name="P1"/>
      <text:p text:style-name="P1"><text:s text:c="3"/>A CONJECTURE is any proposition that cannot be proved as a theorem in any </text:p>
      <text:p text:style-name="P1"><text:s text:c="3"/>known theory but is still taken as a true principle due to its usefulness or </text:p>
      <text:p text:style-name="P1"><text:s text:c="3"/>apparent wisdom. <text:s/>The well known Occam's razor is sometimes called </text:p>
      <text:p text:style-name="P1"><text:s text:c="3"/>a conjecture. <text:s/>Einstein took Galileo's equivalence principle, a conjecture, </text:p>
      <text:p text:style-name="P1"><text:s text:c="3"/>and promoted it to an axiom of his theory of relativity. </text:p>
      <text:p text:style-name="P1"/>
      <text:p text:style-name="P1"/>
      <text:p text:style-name="P1">================ </text:p>
      <text:p text:style-name="P1">Example Theories </text:p>
      <text:p text:style-name="P1">================ </text:p>
      <text:p text:style-name="P1"/>
      <text:p text:style-name="P1"/>
      <text:p text:style-name="P1">--------------------- </text:p>
      <text:p text:style-name="P1">Theory of Taller-Than </text:p>
      <text:p text:style-name="P1">--------------------- </text:p>
      <text:p text:style-name="P1"/>
      <text:p text:style-name="P1"><text:s text:c="3"/>Predicates </text:p>
      <text:p text:style-name="P1"/>
      <text:p text:style-name="P1"><text:s text:c="9"/>Txy, <text:s/>x is taller than y. </text:p>
      <text:p text:style-name="P1"/>
      <text:p text:style-name="P1"><text:s text:c="3"/>Axioms </text:p>
      <text:p text:style-name="P1"/>
      <text:p text:style-name="P1"><text:s text:c="9"/>Ax1. <text:s/>∀x∀y(Txy -&gt; -Tyx) <text:s text:c="17"/>T is Asymmetric </text:p>
      <text:p text:style-name="P1"><text:s text:c="9"/>Ax2. <text:s/>∀x∀y∀z((Txy ∧ Tyz) -&gt; Txz) <text:s text:c="8"/>T is Transitive </text:p>
      <text:p text:style-name="P1"><text:s text:c="9"/>Ax3. <text:s/>∀x∀y(Txy -&gt; ∃z(Txz ∧ Tzy)) <text:s text:c="8"/>T is Dense </text:p>
      <text:p text:style-name="P1"/>
      <text:p text:style-name="P1"><text:soft-page-break/></text:p>
      <text:p text:style-name="P1">================= </text:p>
      <text:p text:style-name="P1">Formal Arithmetic </text:p>
      <text:p text:style-name="P1">================= </text:p>
      <text:p text:style-name="P1"/>
      <text:p text:style-name="P1">Formal arithmetic is a theory about arithmetic of whole numbers (non neg </text:p>
      <text:p text:style-name="P1">integers). </text:p>
      <text:p text:style-name="P1"/>
      <text:p text:style-name="P1"><text:s text:c="3"/>Dictionary </text:p>
      <text:p text:style-name="P1"><text:s text:c="9"/>0, <text:s text:c="3"/>constant object symbol zero. </text:p>
      <text:p text:style-name="P1"><text:s text:c="9"/>sx, <text:s text:c="2"/>function, the successor of x. </text:p>
      <text:p text:style-name="P1"><text:s text:c="9"/>+ <text:s text:c="4"/>to signify addition </text:p>
      <text:p text:style-name="P1"><text:s text:c="9"/>* <text:s text:c="4"/>to signify multiplication. </text:p>
      <text:p text:style-name="P1"/>
      <text:p text:style-name="P1"><text:s text:c="3"/>Axioms </text:p>
      <text:p text:style-name="P1"><text:s text:c="9"/>A1. <text:s text:c="2"/>∀x-0=sx </text:p>
      <text:p text:style-name="P1"><text:s text:c="9"/>A2. <text:s text:c="2"/>∀x∀y(sx=sy -&gt; x=y) </text:p>
      <text:p text:style-name="P1"><text:s text:c="9"/>A3. <text:s text:c="2"/>∀x(x+0)=x </text:p>
      <text:p text:style-name="P1"><text:s text:c="9"/>A4. <text:s text:c="2"/>Ax∀y(x+sy)=s(x+y) </text:p>
      <text:p text:style-name="P1"><text:s text:c="9"/>A5. <text:s text:c="2"/>∀x(x*0)=0 </text:p>
      <text:p text:style-name="P1"><text:s text:c="9"/>A6. <text:s text:c="2"/>∀x∀y(x*sy)=((x*y)+x) </text:p>
      <text:p text:style-name="P1"/>
      <text:p text:style-name="P1"><text:s text:c="3"/>Mathematical Induction Axiom </text:p>
      <text:p text:style-name="P1"><text:s text:c="6"/>MI. <text:s text:c="2"/>∀P((P0 ∧ ∀x(Px -&gt; Psx)) -&gt; ∀xPx) </text:p>
      <text:p text:style-name="P1"/>
      <text:p text:style-name="P1"/>
      <text:p text:style-name="P1">================================================ </text:p>
      <text:p text:style-name="P1">Appendix A: Combined Truth-Tree Rules &amp; Analysis </text:p>
      <text:p text:style-name="P1">================================================ </text:p>
      <text:p text:style-name="P1"/>
      <text:p text:style-name="P1"><text:s text:c="3"/>==== <text:s/>===================================================================== </text:p>
      <text:p text:style-name="P1"><text:s text:c="3"/>Name <text:s/>Rule </text:p>
      <text:p text:style-name="P1"><text:s text:c="3"/>==== <text:s/>===================================================================== </text:p>
      <text:p text:style-name="P1"><text:s text:c="3"/>- <text:s text:c="4"/>If an open path contains both a formula and its negation, close it </text:p>
      <text:p text:style-name="P1"><text:s text:c="9"/>by placing '⊥' at the bottom of the path. </text:p>
      <text:p text:style-name="P1"/>
      <text:p text:style-name="P1"><text:s text:c="3"/>-- <text:s text:c="3"/>If an open path contains an unstarred instance of --Φ, star it </text:p>
      <text:p text:style-name="P1"><text:s text:c="9"/>and write Φ at the bottom of every open path below it. </text:p>
      <text:p text:style-name="P1"/>
      <text:p text:style-name="P1"><text:s text:c="3"/>∧ <text:s text:c="4"/>If an open path contains an unstarred instance of Φ ∧ Ψ, star it </text:p>
      <text:p text:style-name="P1"><text:s text:c="9"/>and write both Φ and Ψ at the bottom of every open path that contains </text:p>
      <text:p text:style-name="P1"><text:s text:c="9"/>this newly starred wff. </text:p>
      <text:p text:style-name="P1"><text:s text:c="2"/></text:p>
      <text:p text:style-name="P1"><text:s text:c="3"/>-∧ <text:s text:c="3"/>If an open path contains an unstarred instance of -(Φ ∧ Ψ), star </text:p>
      <text:p text:style-name="P1"><text:s text:c="9"/>it and split the bottom of each open path containing this newly </text:p>
      <text:p text:style-name="P1"><text:s text:c="9"/>starred wff into two branches, at the end of the first branch write </text:p>
      <text:p text:style-name="P1"><text:s text:c="9"/>-Φ and at the end of the second branch write -Ψ. </text:p>
      <text:p text:style-name="P1"/>
      <text:p text:style-name="P1"><text:s text:c="3"/>∨ <text:s text:c="4"/>If an open path contains an unstarred instance of Φ ∨ Ψ, star it </text:p>
      <text:p text:style-name="P1"><text:s text:c="9"/>and split the bottom of each open path containing this newly starred </text:p>
      <text:p text:style-name="P1"><text:s text:c="9"/>wff into two branches, at the end of the first branch write Φ and at </text:p>
      <text:p text:style-name="P1"><text:s text:c="9"/>the end of the second branch write Ψ. </text:p>
      <text:p text:style-name="P1"/>
      <text:p text:style-name="P1"><text:s text:c="3"/>-∨ <text:s text:c="3"/>If an open path contains an unstarred instance of -(Φ ∨ Ψ), star </text:p>
      <text:p text:style-name="P1"><text:s text:c="9"/>it and write both -Φ and -Ψ at the bottom of every open path that </text:p>
      <text:p text:style-name="P1"><text:s text:c="9"/>contains this newly starred wff. </text:p>
      <text:p text:style-name="P1"/>
      <text:p text:style-name="P1"><text:s text:c="3"/>-&gt; <text:s text:c="3"/>If an open path contains an unstarred instance of Φ -&gt; Ψ, star it </text:p>
      <text:p text:style-name="P1"><text:s text:c="9"/>and split the bottom of each open path containing this newly starred </text:p>
      <text:p text:style-name="P1"><text:soft-page-break/><text:s text:c="9"/>wff into two branches, at the end of the first branch write -Φ and </text:p>
      <text:p text:style-name="P1"><text:s text:c="9"/>at the end of the second branch write Ψ. </text:p>
      <text:p text:style-name="P1"/>
      <text:p text:style-name="P1"><text:s text:c="3"/>--&gt; <text:s text:c="2"/>If an open path contains an unstarred instance of -(Φ -&gt; Ψ), </text:p>
      <text:p text:style-name="P1"><text:s text:c="9"/>star it and write both Φ and -Ψ at the bottom of every open path </text:p>
      <text:p text:style-name="P1"><text:s text:c="9"/>that contains this newly starred wff. </text:p>
      <text:p text:style-name="P1"/>
      <text:p text:style-name="P1"><text:s text:c="3"/>&lt;-&gt; <text:s text:c="2"/>If an open path contains an unstarred instance of Φ &lt;-&gt; Ψ, star </text:p>
      <text:p text:style-name="P1"><text:s text:c="9"/>it and split the bottom of each open path containing this newly </text:p>
      <text:p text:style-name="P1"><text:s text:c="9"/>starred wff into two branches, at the end of the first write both </text:p>
      <text:p text:style-name="P1"><text:s text:c="9"/>Φ and Ψ, and at the end of the second write both -Φ and -Ψ. </text:p>
      <text:p text:style-name="P1"/>
      <text:p text:style-name="P1"><text:s text:c="3"/>-&lt;-&gt; <text:s/>If an open path contains an unstarred instance of -(Φ &lt;-&gt; Ψ), star </text:p>
      <text:p text:style-name="P1"><text:s text:c="9"/>it and split the bottom of each open path containing this newly </text:p>
      <text:p text:style-name="P1"><text:s text:c="9"/>starred wff into two branches, at the end of the first write both </text:p>
      <text:p text:style-name="P1"><text:s text:c="9"/>Φ and -Ψ, and at the end of the second write both -Φ and Ψ. </text:p>
      <text:p text:style-name="P1"/>
      <text:p text:style-name="P1"><text:s text:c="3"/>---- <text:s/>--------------------------------------------------------------------- </text:p>
      <text:p text:style-name="P1"/>
      <text:p text:style-name="P1"><text:s text:c="3"/>∀ <text:s text:c="4"/>If ∀xΦ(x) appears on an open path, and α occurs in some wff on </text:p>
      <text:p text:style-name="P1"><text:s text:c="9"/>that path, write Φ(α//x) (the result of replacing each occurrence </text:p>
      <text:p text:style-name="P1"><text:s text:c="9"/>of x in Φ with α) at the bottom of the path. <text:s/>If no wff containing </text:p>
      <text:p text:style-name="P1"><text:s text:c="9"/>α appears on the path, choose any α . </text:p>
      <text:p text:style-name="P1"/>
      <text:p text:style-name="P1"><text:s text:c="3"/>-∀ <text:s text:c="3"/>If -∀xΦ(x) appears on an open path, star it and write ∃x-Φ(x) </text:p>
      <text:p text:style-name="P1"><text:s text:c="9"/>at the bottom of every open path that contains the newly </text:p>
      <text:p text:style-name="P1"><text:s text:c="9"/>starred wff. </text:p>
      <text:p text:style-name="P1"/>
      <text:p text:style-name="P1"><text:s text:c="3"/>∃ <text:s text:c="4"/>If ∃xΦ(x) appears on an open path, star it. <text:s/>Choose a constant α </text:p>
      <text:p text:style-name="P1"><text:s text:c="9"/>that doesn't appear on that path and write Φ(α//x) (the results of </text:p>
      <text:p text:style-name="P1"><text:s text:c="9"/>replacing each occurrence of x by α in Φ) at the bottom of every </text:p>
      <text:p text:style-name="P1"><text:s text:c="9"/>open path that contains the newly starred wff. </text:p>
      <text:p text:style-name="P1"/>
      <text:p text:style-name="P1"><text:s text:c="3"/>-∃ <text:s text:c="3"/>If -∃xΦ(x) appears on an open path, star it and write ∀x-Φ(x) </text:p>
      <text:p text:style-name="P1"><text:s text:c="9"/>at the bottom of every open path that contains the newly </text:p>
      <text:p text:style-name="P1"><text:s text:c="9"/>starred wff. </text:p>
      <text:p text:style-name="P1"/>
      <text:p text:style-name="P1"><text:s text:c="3"/>---- <text:s/>--------------------------------------------------------------------- </text:p>
      <text:p text:style-name="P1"/>
      <text:p text:style-name="P1"><text:s text:c="3"/>= <text:s text:c="4"/>If α=β appears on an open path along with either Φ(α) or Φ(β) </text:p>
      <text:p text:style-name="P1"><text:s text:c="9"/>unstarred, write at the bottom of the path any wff not already </text:p>
      <text:p text:style-name="P1"><text:s text:c="9"/>on the path which is the result of replacing one of more occurrences </text:p>
      <text:p text:style-name="P1"><text:s text:c="9"/>of either of these name letters by the other in Φ. <text:s/>Do not check </text:p>
      <text:p text:style-name="P1"><text:s text:c="9"/>either α=β or Φ. </text:p>
      <text:p text:style-name="P1"/>
      <text:p text:style-name="P1"><text:s text:c="3"/>-= <text:s text:c="3"/>Close any path on which -α=β occurs. </text:p>
      <text:p text:style-name="P1"><text:s text:c="3"/>==== <text:s/>===================================================================== </text:p>
      <text:p text:style-name="P1"/>
      <text:p text:style-name="P1"/>
      <text:p text:style-name="P1"><text:s text:c="3"/>These rules can also be described in diagrams. </text:p>
      <text:p text:style-name="P1"/>
      <text:p text:style-name="P1"><text:s text:c="11"/>+---------------------------+---------------------------+ <text:s text:c="9"/></text:p>
      <text:p text:style-name="P1"><text:s text:c="11"/>| ========================= | ========================= | </text:p>
      <text:p text:style-name="P1"><text:s text:c="11"/>| <text:s text:c="10"/>-Rule <text:s text:c="10"/>| <text:s text:c="8"/>--Rule <text:s text:c="11"/>| </text:p>
      <text:p text:style-name="P1"><text:s text:c="11"/>| ========================= | ========================= | </text:p>
      <text:p text:style-name="P1"><text:s text:c="11"/>| <text:s text:c="12"/>Φ <text:s text:c="12"/>| <text:s text:c="9"/>* --Φ <text:s text:c="11"/>| </text:p>
      <text:p text:style-name="P1"><text:s text:c="11"/>| <text:s text:c="11"/>-Φ <text:s text:c="12"/>| <text:s text:c="9"/>-------- <text:s text:c="8"/>| </text:p>
      <text:p text:style-name="P1"><text:s text:c="11"/>| <text:s text:c="9"/>------- <text:s text:c="9"/>| <text:s text:c="12"/>Φ <text:s text:c="12"/>| </text:p>
      <text:p text:style-name="P1"><text:s text:c="11"/>| <text:s text:c="12"/>⊥ <text:s text:c="12"/>| <text:s text:c="26"/>| </text:p>
      <text:p text:style-name="P1"><text:soft-page-break/><text:s text:c="11"/>| <text:s text:c="26"/>| <text:s text:c="26"/>| </text:p>
      <text:p text:style-name="P1"><text:s text:c="11"/>| ========================= | ========================= | <text:s text:c="11"/></text:p>
      <text:p text:style-name="P1"><text:s text:c="11"/>| <text:s text:c="10"/>∧Rule <text:s text:c="10"/>| <text:s text:c="9"/>-∧Rule <text:s text:c="10"/>| </text:p>
      <text:p text:style-name="P1"><text:s text:c="11"/>| ========================= | ========================= | </text:p>
      <text:p text:style-name="P1"><text:s text:c="11"/>| <text:s text:c="8"/>* Φ ∧ Ψ <text:s text:c="10"/>| <text:s text:c="6"/>* -(Φ ∧ Ψ) <text:s text:c="9"/>| </text:p>
      <text:p text:style-name="P1"><text:s text:c="11"/>| <text:s text:c="9"/>------- <text:s text:c="9"/>| <text:s text:c="7"/>----------- <text:s text:c="7"/>| </text:p>
      <text:p text:style-name="P1"><text:s text:c="11"/>| <text:s text:c="12"/>Φ <text:s text:c="12"/>| <text:s text:c="10"/>/ <text:s text:c="4"/>\ <text:s text:c="8"/>| </text:p>
      <text:p text:style-name="P1"><text:s text:c="11"/>| <text:s text:c="12"/>Ψ <text:s text:c="12"/>| <text:s text:c="8"/>-Φ <text:s text:c="4"/>-Ψ <text:s text:c="8"/>| </text:p>
      <text:p text:style-name="P1"><text:s text:c="11"/>| <text:s text:c="26"/>| <text:s text:c="26"/>| </text:p>
      <text:p text:style-name="P1"><text:s text:c="11"/>| ========================= | ========================= | </text:p>
      <text:p text:style-name="P1"><text:s text:c="11"/>| <text:s text:c="10"/>∨Rule <text:s text:c="10"/>| <text:s text:c="10"/>-∨Rule <text:s text:c="9"/>| </text:p>
      <text:p text:style-name="P1"><text:s text:c="11"/>| ========================= | ========================= | </text:p>
      <text:p text:style-name="P1"><text:s text:c="11"/>| <text:s text:c="8"/>* Φ ∨ Ψ <text:s text:c="10"/>| <text:s text:c="7"/>* -(Φ ∨ Ψ) <text:s text:c="8"/>| </text:p>
      <text:p text:style-name="P1"><text:s text:c="11"/>| <text:s text:c="9"/>------- <text:s text:c="9"/>| <text:s text:c="8"/>----------- <text:s text:c="6"/>| </text:p>
      <text:p text:style-name="P1"><text:s text:c="11"/>| <text:s text:c="10"/>/ <text:s text:c="2"/>\ <text:s text:c="10"/>| <text:s text:c="12"/>-Φ <text:s text:c="11"/>| </text:p>
      <text:p text:style-name="P1"><text:s text:c="11"/>| <text:s text:c="9"/>Φ <text:s text:c="4"/>Ψ <text:s text:c="9"/>| <text:s text:c="12"/>-Ψ <text:s text:c="11"/>| </text:p>
      <text:p text:style-name="P1"><text:s text:c="11"/>| <text:s text:c="26"/>| <text:s text:c="26"/>| </text:p>
      <text:p text:style-name="P1"><text:s text:c="11"/>| ========================= | ========================= | </text:p>
      <text:p text:style-name="P1"><text:s text:c="11"/>| <text:s text:c="10"/>-&gt;Rule <text:s text:c="9"/>| <text:s text:c="9"/>--&gt;Rule <text:s text:c="9"/>| </text:p>
      <text:p text:style-name="P1"><text:s text:c="11"/>| ========================= | ========================= | </text:p>
      <text:p text:style-name="P1"><text:s text:c="11"/>| <text:s text:c="8"/>* Φ -&gt; Ψ <text:s text:c="9"/>| <text:s text:c="6"/>* -(Φ -&gt; Ψ) <text:s text:c="8"/>| </text:p>
      <text:p text:style-name="P1"><text:s text:c="11"/>| <text:s text:c="9"/>-------- <text:s text:c="8"/>| <text:s text:c="7"/>------------ <text:s text:c="6"/>| </text:p>
      <text:p text:style-name="P1"><text:s text:c="11"/>| <text:s text:c="10"/>/ <text:s text:c="3"/>\ <text:s text:c="9"/>| <text:s text:c="12"/>Φ <text:s text:c="12"/>| </text:p>
      <text:p text:style-name="P1"><text:s text:c="11"/>| <text:s text:c="8"/>-Φ <text:s text:c="5"/>Ψ <text:s text:c="7"/>| <text:s text:c="12"/>-Ψ <text:s text:c="12"/>| </text:p>
      <text:p text:style-name="P1"><text:s text:c="11"/>| <text:s text:c="26"/>| <text:s text:c="26"/>| </text:p>
      <text:p text:style-name="P1"><text:s text:c="11"/>| ========================= | ========================= | </text:p>
      <text:p text:style-name="P1"><text:s text:c="11"/>| <text:s text:c="9"/>&lt;-&gt;Rule <text:s text:c="9"/>| <text:s text:c="8"/>-&lt;-&gt;Rule <text:s text:c="9"/>| </text:p>
      <text:p text:style-name="P1"><text:s text:c="11"/>| ========================= | ========================= | </text:p>
      <text:p text:style-name="P1"><text:s text:c="11"/>| <text:s text:c="7"/>* Φ &lt;-&gt; Ψ <text:s text:c="9"/>| <text:s text:c="6"/>* -(Φ &lt;-&gt; Ψ) <text:s text:c="7"/>| </text:p>
      <text:p text:style-name="P1"><text:s text:c="11"/>| <text:s text:c="8"/>--------- <text:s text:c="8"/>| <text:s text:c="7"/>------------- <text:s text:c="5"/>| </text:p>
      <text:p text:style-name="P1"><text:s text:c="11"/>| <text:s text:c="9"/>/ <text:s text:c="4"/>\ <text:s text:c="9"/>| <text:s text:c="10"/>/ <text:s text:c="4"/>\ <text:s text:c="8"/>| </text:p>
      <text:p text:style-name="P1"><text:s text:c="11"/>| <text:s text:c="8"/>Φ <text:s text:c="5"/>-Φ <text:s text:c="7"/>| <text:s text:c="9"/>Φ <text:s text:c="5"/>-Φ <text:s text:c="8"/>| </text:p>
      <text:p text:style-name="P1"><text:s text:c="11"/>| <text:s text:c="8"/>Ψ <text:s text:c="5"/>-Ψ <text:s text:c="7"/>| <text:s text:c="8"/>-Ψ <text:s text:c="6"/>Ψ <text:s text:c="8"/>| </text:p>
      <text:p text:style-name="P1"><text:s text:c="11"/>| <text:s text:c="26"/>| <text:s text:c="26"/>| </text:p>
      <text:p text:style-name="P1"><text:s text:c="11"/>| ========================= | ========================= | </text:p>
      <text:p text:style-name="P1"><text:s text:c="11"/>| <text:s text:c="10"/>∀Rule <text:s text:c="10"/>| <text:s text:c="10"/>-∀Rule <text:s text:c="9"/>| </text:p>
      <text:p text:style-name="P1"><text:s text:c="11"/>| ========================= | ========================= | </text:p>
      <text:p text:style-name="P1"><text:s text:c="11"/>| <text:s text:c="10"/>∀xΦ(x) <text:s text:c="9"/>| <text:s text:c="7"/>* -∀xΦ(x) <text:s text:c="9"/>| </text:p>
      <text:p text:style-name="P1"><text:s text:c="11"/>| <text:s text:c="9"/>-------- <text:s text:c="8"/>| <text:s text:c="8"/>---------- <text:s text:c="7"/>| </text:p>
      <text:p text:style-name="P1"><text:s text:c="11"/>| <text:s text:c="10"/>Φ(c/x) <text:s text:c="9"/>| <text:s text:c="9"/>∃x-Φ(x) <text:s text:c="9"/>| </text:p>
      <text:p text:style-name="P1"><text:s text:c="11"/>| <text:s text:c="26"/>| <text:s text:c="26"/>| </text:p>
      <text:p text:style-name="P1"><text:s text:c="11"/>| if possible c is not new <text:s/>| <text:s text:c="26"/>| </text:p>
      <text:p text:style-name="P1"><text:s text:c="11"/>| <text:s text:c="26"/>| <text:s text:c="26"/>| </text:p>
      <text:p text:style-name="P1"><text:s text:c="11"/>| ========================= | ========================= | </text:p>
      <text:p text:style-name="P1"><text:s text:c="11"/>| <text:s text:c="10"/>∃Rule <text:s text:c="10"/>| <text:s text:c="10"/>-∃Rule <text:s text:c="9"/>| </text:p>
      <text:p text:style-name="P1"><text:s text:c="11"/>| ========================= | ========================= | </text:p>
      <text:p text:style-name="P1"><text:s text:c="11"/>| <text:s text:c="7"/>* ∃xΦ(x) <text:s text:c="10"/>| <text:s text:c="7"/>* -∃xΦ(x) <text:s text:c="9"/>| </text:p>
      <text:p text:style-name="P1"><text:s text:c="11"/>| <text:s text:c="8"/>--------- <text:s text:c="8"/>| <text:s text:c="8"/>----------- <text:s text:c="6"/>| </text:p>
      <text:p text:style-name="P1"><text:s text:c="11"/>| <text:s text:c="9"/>Φ(c//x) <text:s text:c="9"/>| <text:s text:c="9"/>∀x:-Φ(x) <text:s text:c="8"/>| </text:p>
      <text:p text:style-name="P1"><text:s text:c="11"/>| <text:s text:c="26"/>| <text:s text:c="26"/>| </text:p>
      <text:p text:style-name="P1"><text:s text:c="11"/>| <text:s text:c="9"/>c is new <text:s text:c="8"/>| <text:s text:c="26"/>| </text:p>
      <text:p text:style-name="P1"><text:s text:c="11"/>| <text:s text:c="26"/>| <text:s text:c="26"/>| </text:p>
      <text:p text:style-name="P1"><text:s text:c="11"/>| ========================= | ========================= | </text:p>
      <text:p text:style-name="P1"><text:s text:c="11"/>| <text:s text:c="10"/>=Rule <text:s text:c="10"/>| <text:s text:c="8"/>-=Rule <text:s text:c="11"/>| </text:p>
      <text:p text:style-name="P1"><text:s text:c="11"/>| ========================= | ========================= | </text:p>
      <text:p text:style-name="P1"><text:s text:c="11"/>| <text:s text:c="6"/>α=β <text:s text:c="6"/>α=β <text:s text:c="6"/>| <text:s text:c="9"/>-α=α <text:s text:c="12"/>| </text:p>
      <text:p text:style-name="P1"><text:s text:c="11"/>| <text:s text:c="6"/>Φ(α) <text:s text:c="5"/>Φ(β) <text:s text:c="5"/>| <text:s text:c="8"/>-------- <text:s text:c="9"/>| </text:p>
      <text:p text:style-name="P1"><text:s text:c="11"/>| <text:s text:c="5"/>-------- <text:s/>-------- <text:s text:c="2"/>| <text:s text:c="9"/>⊥ <text:s text:c="15"/>| </text:p>
      <text:p text:style-name="P1"><text:s text:c="11"/>| <text:s text:c="6"/>Φ(β/α) <text:s text:c="3"/>Φ(α/β) <text:s text:c="3"/>| <text:s text:c="26"/>| </text:p>
      <text:p text:style-name="P1"><text:soft-page-break/><text:s text:c="11"/>| <text:s text:c="26"/>| <text:s text:c="26"/>| </text:p>
      <text:p text:style-name="P1"><text:s text:c="11"/>+---------------------------+---------------------------+ </text:p>
      <text:p text:style-name="P1"/>
      <text:p text:style-name="P1">Truth-Tree Analysis </text:p>
      <text:p text:style-name="P1">=================== </text:p>
      <text:p text:style-name="P1"/>
      <text:p text:style-name="P1"><text:s text:c="3"/>Truth-Tree Assessment of a Single WFF </text:p>
      <text:p text:style-name="P1"/>
      <text:p text:style-name="P1"><text:s text:c="9"/>============= <text:s text:c="2"/>============================ <text:s text:c="2"/>========== </text:p>
      <text:p text:style-name="P1"><text:s text:c="9"/>condition <text:s text:c="6"/>wff <text:s text:c="27"/>-wff </text:p>
      <text:p text:style-name="P1"><text:s text:c="9"/>============= <text:s text:c="2"/>============================ <text:s text:c="2"/>========== </text:p>
      <text:p text:style-name="P1"><text:s text:c="9"/>0 <text:s text:c="14"/>inconsistent <text:s text:c="18"/>validity </text:p>
      <text:p text:style-name="P1"><text:s text:c="9"/>1+ <text:s text:c="13"/>consistent <text:s text:c="20"/>contingent </text:p>
      <text:p text:style-name="P1"><text:s text:c="9"/>2+ <text:s text:c="13"/>validity or contingency <text:s text:c="7"/>contingent </text:p>
      <text:p text:style-name="P1"><text:s text:c="9"/>============= <text:s text:c="2"/>============================ <text:s text:c="2"/>========== </text:p>
      <text:p text:style-name="P1"/>
      <text:p text:style-name="P1"><text:s text:c="3"/>Truth-Tree Assessment of a set of WFFs </text:p>
      <text:p text:style-name="P1"/>
      <text:p text:style-name="P1"><text:s text:c="9"/>============= <text:s text:c="2"/>============================ </text:p>
      <text:p text:style-name="P1"><text:s text:c="9"/>condition <text:s text:c="6"/>wff Set </text:p>
      <text:p text:style-name="P1"><text:s text:c="9"/>============= <text:s text:c="2"/>============================ </text:p>
      <text:p text:style-name="P1"><text:s text:c="9"/>0 <text:s text:c="14"/>inconsistent </text:p>
      <text:p text:style-name="P1"><text:s text:c="9"/>1+ <text:s text:c="13"/>consistent </text:p>
      <text:p text:style-name="P1"><text:s text:c="9"/>============= <text:s text:c="2"/>============================ </text:p>
      <text:p text:style-name="P1"/>
      <text:p text:style-name="P1"><text:s text:c="3"/>Truth-Tree Assessment of a Sequent </text:p>
      <text:p text:style-name="P1"/>
      <text:p text:style-name="P1"><text:s text:c="9"/>============= <text:s text:c="2"/>============================ </text:p>
      <text:p text:style-name="P1"><text:s text:c="9"/>Condition <text:s text:c="6"/>Premises &amp; -Conclusion </text:p>
      <text:p text:style-name="P1"><text:s text:c="9"/>============= <text:s text:c="2"/>============================ </text:p>
      <text:p text:style-name="P1"><text:s text:c="9"/>0 <text:s/>open paths <text:s text:c="2"/>valid </text:p>
      <text:p text:style-name="P1"><text:s text:c="9"/>1+ open paths <text:s text:c="2"/>Invalid w/ counterexamples </text:p>
      <text:p text:style-name="P1"><text:s text:c="9"/>============= <text:s text:c="2"/>============================ </text:p>
      <text:p text:style-name="P1"/>
      <text:p text:style-name="P1"/>
      <text:p text:style-name="P1">===================================== </text:p>
      <text:p text:style-name="P1">Appendix B: Combined Logic &amp; Calculus </text:p>
      <text:p text:style-name="P1">===================================== </text:p>
      <text:p text:style-name="P1"/>
      <text:p text:style-name="P1"/>
      <text:p text:style-name="P1">------------------ </text:p>
      <text:p text:style-name="P1">Regarding Notation </text:p>
      <text:p text:style-name="P1">------------------ </text:p>
      <text:p text:style-name="P1"/>
      <text:p text:style-name="P1"><text:s text:c="3"/>The following notations are used in the formal descriptions that follow. </text:p>
      <text:p text:style-name="P1"/>
      <text:p text:style-name="P1"><text:s text:c="3"/>A capital Greek letter (Φ, Ψ, Θ, Δ, etc.) denotes any arbitrary formula, </text:p>
      <text:p text:style-name="P1"><text:s text:c="3"/>and a lower case Greek letter (α, β, δ, etc.) denotes any arbitrary </text:p>
      <text:p text:style-name="P1"><text:s text:c="3"/>object symbol. </text:p>
      <text:p text:style-name="P1"/>
      <text:p text:style-name="P1"><text:s text:c="3"/>Φ(Ψ) denotes a wff Φ contains one or more occurrences of a sub-wff Ψ. </text:p>
      <text:p text:style-name="P1"/>
      <text:p text:style-name="P1"><text:s text:c="3"/>Φ(Θ/Ψ) denotes the result of replacing one or more occurrences of Ψ in Φ </text:p>
      <text:p text:style-name="P1"><text:s text:c="3"/>with Θ. <text:s/>Θ/Ψ is read, "Θ replaced one or more occurrences of Ψ". </text:p>
      <text:p text:style-name="P1"/>
      <text:p text:style-name="P1"><text:s text:c="3"/>Φ(Θ//Ψ) like above but indicates replacing all occurrences of Ψ in Φ with </text:p>
      <text:p text:style-name="P1"><text:s text:c="3"/>Θ. <text:s/>Θ//Ψ is read, "Θ replaced all occurrences of Ψ" </text:p>
      <text:p text:style-name="P1"/>
      <text:p text:style-name="P1"><text:s text:c="3"/>Φ(β),Φ(α/β),Φ(α//β), similar to the above but α and β are object symbols. </text:p>
      <text:p text:style-name="P1"><text:soft-page-break/></text:p>
      <text:p text:style-name="P1"><text:s text:c="3"/>( Φ ⊢ Ψ ), denotes a subproof with hypothesis Φ concluding with Ψ. </text:p>
      <text:p text:style-name="P1"/>
      <text:p text:style-name="P1"><text:s text:c="3"/>[ ... ] denotes that the enclosed must exist, be defined or proved </text:p>
      <text:p text:style-name="P1"><text:s text:c="3"/>elsewhere (external to the proof). </text:p>
      <text:p text:style-name="P1"/>
      <text:p text:style-name="P1"/>
      <text:p text:style-name="P1">Lexemes </text:p>
      <text:p text:style-name="P1">======= </text:p>
      <text:p text:style-name="P1"/>
      <text:p text:style-name="P1"><text:s text:c="3"/>Non-Logical Symbols </text:p>
      <text:p text:style-name="P1"><text:s text:c="6"/>Object symbols </text:p>
      <text:p text:style-name="P1"><text:s text:c="9"/>constants: <text:s text:c="11"/>a...t </text:p>
      <text:p text:style-name="P1"><text:s text:c="9"/>variables: <text:s text:c="11"/>u...z </text:p>
      <text:p text:style-name="P1"><text:s text:c="9"/>functions: <text:s text:c="11"/>a(x)...z(x) </text:p>
      <text:p text:style-name="P1"><text:s text:c="6"/>Predicate Symbols </text:p>
      <text:p text:style-name="P1"><text:s text:c="9"/>constants: <text:s text:c="11"/>A...T, = </text:p>
      <text:p text:style-name="P1"><text:s text:c="9"/>variables: <text:s text:c="11"/>U...Z </text:p>
      <text:p text:style-name="P1"><text:s text:c="6"/>Association Symbols: <text:s text:c="4"/>(, ) </text:p>
      <text:p text:style-name="P1"/>
      <text:p text:style-name="P1"/>
      <text:p text:style-name="P1"><text:s text:c="3"/>Logical Symbols </text:p>
      <text:p text:style-name="P1"><text:s text:c="6"/>Truth-Function Symbols: <text:s/>-, ∧, ∨, -&gt;, &lt;-&gt; </text:p>
      <text:p text:style-name="P1"><text:s text:c="6"/>Quantifiers </text:p>
      <text:p text:style-name="P1"><text:s text:c="9"/>universal: <text:s text:c="11"/>∀ </text:p>
      <text:p text:style-name="P1"><text:s text:c="9"/>existential: <text:s text:c="9"/>∃ </text:p>
      <text:p text:style-name="P1"/>
      <text:p text:style-name="P1">Grammar </text:p>
      <text:p text:style-name="P1">======= </text:p>
      <text:p text:style-name="P1"/>
      <text:p text:style-name="P1">Formation Rules </text:p>
      <text:p text:style-name="P1">--------------- </text:p>
      <text:p text:style-name="P1"/>
      <text:p text:style-name="P1"><text:s text:c="3"/>An ATOMIC FORMULA is a constant predicate symbol followed by zero or more </text:p>
      <text:p text:style-name="P1"><text:s text:c="3"/>constant object symbols; or 'α=β' (where α,β are constant object symbols; </text:p>
      <text:p text:style-name="P1"><text:s text:c="3"/>and could be the same symbol). <text:s/>A constant object may also consist of a </text:p>
      <text:p text:style-name="P1"><text:s text:c="3"/>function symbol with some constant object argument since constant functions </text:p>
      <text:p text:style-name="P1"><text:s text:c="3"/>are just constant objects. <text:s/>Functions can also be composed (take functions </text:p>
      <text:p text:style-name="P1"><text:s text:c="3"/>as arguments). </text:p>
      <text:p text:style-name="P1"/>
      <text:p text:style-name="P1"><text:s text:c="3"/>1. <text:s/>Every atomic formula is a wff; </text:p>
      <text:p text:style-name="P1"><text:s text:c="3"/>2. <text:s/>if Φ is a wff, then so is -Φ; </text:p>
      <text:p text:style-name="P1"><text:s text:c="3"/>3. <text:s/>if Φ,Ψ are wffs, then so are (Φ ∧ Ψ), (Φ ∨ Ψ), (Φ -&gt; Ψ), (Φ &lt;-&gt; Ψ); </text:p>
      <text:p text:style-name="P1"><text:s text:c="3"/>4. <text:s/>if Φ(α) (α a is some constant object symbol) is a wff, </text:p>
      <text:p text:style-name="P1"><text:s text:c="7"/>then ∀xΦ(x/α) and ∃xΦ(x/α) are wffs (where x is new to Φ). </text:p>
      <text:p text:style-name="P1"><text:s text:c="3"/>5. <text:s/>if Φ(Ψ) (Φ,Ψ are const<text:span text:style-name="T7">ant</text:span> predicates) is a wff, then ∀VΦ(V/Ψ) and </text:p>
      <text:p text:style-name="P1"><text:s text:c="7"/>∃VΦ(V/Ψ) are wffs where V is a variable predicate symbol and </text:p>
      <text:p text:style-name="P1"><text:s text:c="7"/>V is new to Φ. </text:p>
      <text:p text:style-name="P1"><text:s text:c="3"/>6. <text:s/>Nothing else is a wff. </text:p>
      <text:p text:style-name="P1"/>
      <text:p text:style-name="P1">Definitions </text:p>
      <text:p text:style-name="P1">----------- </text:p>
      <text:p text:style-name="P1"/>
      <text:p text:style-name="P1"><text:s text:c="3"/>Definition Schema </text:p>
      <text:p text:style-name="P1"/>
      <text:p text:style-name="P1"><text:s text:c="9"/>⊥ <text:s/>=df <text:s/>(P ∧ -P) </text:p>
      <text:p text:style-name="P1"/>
      <text:p text:style-name="P1">Primitive Inference Rules </text:p>
      <text:p text:style-name="P1">========================= </text:p>
      <text:p text:style-name="P1"><text:soft-page-break/></text:p>
      <text:p text:style-name="P1"><text:s text:c="3"/>================================ <text:s/>========================================= </text:p>
      <text:p text:style-name="P1"><text:s text:c="3"/>Name (Abbreviation) <text:s text:c="14"/>Rule </text:p>
      <text:p text:style-name="P1"><text:s text:c="3"/>================================ <text:s/>========================================= </text:p>
      <text:p text:style-name="P1"><text:s text:c="3"/>Assumption (A) <text:s text:c="19"/>Introduce a premise at any step. </text:p>
      <text:p text:style-name="P1"/>
      <text:p text:style-name="P1"><text:s text:c="3"/>Hypothesis (H) <text:s text:c="19"/>Introduce a hypothesis at any step </text:p>
      <text:p text:style-name="P1"><text:s text:c="37"/>provided it begins a new subproof. </text:p>
      <text:p text:style-name="P1"/>
      <text:p text:style-name="P1"><text:s text:c="3"/>Axiom (Ax) <text:s text:c="23"/>Introduce an axiom at any step. </text:p>
      <text:p text:style-name="P1"/>
      <text:p text:style-name="P1"><text:s text:c="3"/>Negation Elimination (-E) <text:s text:c="8"/>From --Φ, infer Φ. </text:p>
      <text:p text:style-name="P1"/>
      <text:p text:style-name="P1"><text:s text:c="3"/>Negation Introduction (-I) <text:s text:c="7"/>From a subproof with hypothesis Φ </text:p>
      <text:p text:style-name="P1"><text:s text:c="6"/>Reductio ad absurdum (RAA) <text:s text:c="4"/>ending in (Ψ ∧ -Ψ), close the subproof, </text:p>
      <text:p text:style-name="P1"><text:s text:c="6"/>Proof by Contradiction (PBC) <text:s text:c="2"/>and infer -Φ. </text:p>
      <text:p text:style-name="P1"><text:s text:c="6"/>Indirect Proof (IP) </text:p>
      <text:p text:style-name="P1"/>
      <text:p text:style-name="P1"><text:s text:c="3"/>Conjunction Elimination (∧E) <text:s text:c="5"/>From Φ ∧ Ψ, infer Φ, or infer Ψ. </text:p>
      <text:p text:style-name="P1"><text:s text:c="6"/>Simplification (Simp) </text:p>
      <text:p text:style-name="P1"/>
      <text:p text:style-name="P1"><text:s text:c="3"/>Conjunction (∧I) <text:s text:c="17"/>From Φ and Ψ, infer Φ ∧ Ψ, </text:p>
      <text:p text:style-name="P1"><text:s text:c="37"/>or infer Ψ ∧ Φ. </text:p>
      <text:p text:style-name="P1"/>
      <text:p text:style-name="P1"><text:s text:c="3"/>Disjunction Elimination (∨E) <text:s text:c="5"/>From Φ ∨ Ψ, Φ -&gt; Θ and Ψ -&gt; Θ, infer Θ. </text:p>
      <text:p text:style-name="P1"><text:s text:c="6"/>Proof by Cases (PBC) </text:p>
      <text:p text:style-name="P1"/>
      <text:p text:style-name="P1"><text:s text:c="3"/>Disjunction Introduction (∨I) <text:s text:c="4"/>From Φ, infer Φ ∨ Ψ, or infer Ψ ∨ Φ. </text:p>
      <text:p text:style-name="P1"><text:s text:c="6"/>Addition (Add) </text:p>
      <text:p text:style-name="P1"/>
      <text:p text:style-name="P1"><text:s text:c="3"/>Conditional Elimination (-&gt;E) <text:s text:c="4"/>From Φ -&gt; Ψ and Φ, infer Ψ. </text:p>
      <text:p text:style-name="P1"><text:s text:c="6"/>Modus Ponens (MP) </text:p>
      <text:p text:style-name="P1"/>
      <text:p text:style-name="P1"><text:s text:c="3"/>Conditional Introduction (-&gt;I) <text:s text:c="3"/>From a subproof with hypothesis Φ </text:p>
      <text:p text:style-name="P1"><text:s text:c="6"/>Conditional Proof (CP) <text:s text:c="8"/>and ending Ψ, close the subproof, </text:p>
      <text:p text:style-name="P1"><text:s text:c="37"/>and infer Ψ -&gt; Φ. </text:p>
      <text:p text:style-name="P1"/>
      <text:p text:style-name="P1"><text:s text:c="3"/>Biconditional Elimination (&lt;-&gt;E) <text:s/>From Φ &lt;-&gt; Ψ, infer Φ -&gt; Ψ, </text:p>
      <text:p text:style-name="P1"><text:s text:c="37"/>or infer Ψ -&gt; Φ. </text:p>
      <text:p text:style-name="P1"/>
      <text:p text:style-name="P1"><text:s text:c="3"/>Biconditional Introduction (&lt;-&gt;I) From Φ -&gt; Ψ and Ψ -&gt; Φ, infer Φ &lt;-&gt; Ψ </text:p>
      <text:p text:style-name="P1"/>
      <text:p text:style-name="P1"><text:s text:c="3"/>Equivalence Substitution (EQ) <text:s text:c="4"/>From [ Φ &lt;-&gt; Ψ ], and Θ(Φ), infer Θ(Ψ/Φ); </text:p>
      <text:p text:style-name="P1"><text:s text:c="37"/>or from [ Φ &lt;-&gt; Ψ ] and Θ(Ψ), </text:p>
      <text:p text:style-name="P1"><text:s text:c="37"/>infer Θ(Φ/Ψ). </text:p>
      <text:p text:style-name="P1"/>
      <text:p text:style-name="P1"><text:s text:c="3"/>-------------------------------- <text:s/>----------------------------------------- </text:p>
      <text:p text:style-name="P1"/>
      <text:p text:style-name="P1"><text:s text:c="3"/>Definition Substitution (DEF) <text:s text:c="4"/>From [ Φ =df Ψ ], Θ(Φ), infer Θ(Ψ/Φ); </text:p>
      <text:p text:style-name="P1"><text:s text:c="37"/>and [ Φ =df Ψ ], Θ(Ψ), infer Θ(Φ/Ψ). </text:p>
      <text:p text:style-name="P1"/>
      <text:p text:style-name="P1"><text:s text:c="3"/>-------------------------------- <text:s/>----------------------------------------- </text:p>
      <text:p text:style-name="P1"/>
      <text:p text:style-name="P1"><text:s text:c="3"/>Universal Elimination (∀E) <text:s text:c="7"/>From ∀xP infer P(α//x); </text:p>
      <text:p text:style-name="P1"><text:s text:c="37"/>where α is any constant object. </text:p>
      <text:p text:style-name="P1"/>
      <text:p text:style-name="P1"><text:s text:c="3"/>Universal Introduction (∀I) <text:s text:c="6"/>From a subproof with hypothesis [α] and </text:p>
      <text:p text:style-name="P1"><text:s text:c="37"/>ending Ψ(α), close the subproof and </text:p>
      <text:p text:style-name="P1"><text:s text:c="37"/>infer ∀xΨ(x//α); where α is new. </text:p>
      <text:p text:style-name="P1"><text:soft-page-break/><text:s text:c="37"/></text:p>
      <text:p text:style-name="P1"><text:s text:c="3"/>Existential Elimination (∃E) <text:s text:c="5"/>From ∃xΦ(x), and a subproof with </text:p>
      <text:p text:style-name="P1"><text:s text:c="37"/>hypothesis [α] Φ(α//x) and ending Ψ, </text:p>
      <text:p text:style-name="P1"><text:s text:c="37"/>close the subproof and infer Ψ; </text:p>
      <text:p text:style-name="P1"><text:s text:c="37"/>where α is new. <text:s/>Ψ mustn't contain α. </text:p>
      <text:p text:style-name="P1"/>
      <text:p text:style-name="P1"><text:s text:c="3"/>Existential Introduction (∃I) <text:s text:c="4"/>From Φ(α), infer ∃xΦ(x/α) </text:p>
      <text:p text:style-name="P1"/>
      <text:p text:style-name="P1"><text:s text:c="3"/>-------------------------------- <text:s/>----------------------------------------- </text:p>
      <text:p text:style-name="P1"/>
      <text:p text:style-name="P1"><text:s text:c="3"/>Identity Elimination (=E) <text:s text:c="8"/>From α=β, and Φ(α) infer Φ(β/α). </text:p>
      <text:p text:style-name="P1"/>
      <text:p text:style-name="P1"><text:s text:c="3"/>Identity Introduction (=I) <text:s text:c="7"/>Introduce α=α (for any constant α) </text:p>
      <text:p text:style-name="P1"><text:s text:c="37"/>as a new line in the proof. </text:p>
      <text:p text:style-name="P1"/>
      <text:p text:style-name="P1"><text:s text:c="3"/>-------------------------------- <text:s/>----------------------------------------- </text:p>
      <text:p text:style-name="P1"/>
      <text:p text:style-name="P1"><text:s text:c="3"/>Mathematical Induction (MInd) <text:s text:c="4"/>from P0 and ∀x(Px -&gt; Psx), infer ∀xPx </text:p>
      <text:p text:style-name="P1"><text:s text:c="3"/>================================ <text:s/>========================================= </text:p>
      <text:p text:style-name="P1"/>
      <text:p text:style-name="P1"><text:s text:c="6"/>+-------------------------------+-------------------------------+ </text:p>
      <text:p text:style-name="P1"><text:s text:c="6"/>| ============================= | ============================= | </text:p>
      <text:p text:style-name="P1"><text:s text:c="6"/>| <text:s/>Assumption (A) <text:s text:c="14"/>| <text:s/>Hypothesis (H) <text:s text:c="14"/>| </text:p>
      <text:p text:style-name="P1"><text:s text:c="6"/>| ============================= | ============================= | </text:p>
      <text:p text:style-name="P1"><text:s text:c="6"/>| <text:s text:c="30"/>| <text:s text:c="30"/>| </text:p>
      <text:p text:style-name="P1"><text:s text:c="6"/>| <text:s/>--- <text:s text:c="25"/>| <text:s/>------- <text:s text:c="21"/>| </text:p>
      <text:p text:style-name="P1"><text:s text:c="6"/>| <text:s text:c="2"/>Φ <text:s text:c="2"/>(Φ is a premise) <text:s text:c="7"/>| <text:s text:c="2"/>| <text:s text:c="2"/>Φ <text:s text:c="2"/>(Φ is a hypothesis) | </text:p>
      <text:p text:style-name="P1"><text:s text:c="6"/>| <text:s text:c="30"/>| <text:s text:c="30"/>| </text:p>
      <text:p text:style-name="P1"><text:s text:c="6"/>| ============================= | ============================= | </text:p>
      <text:p text:style-name="P1"><text:s text:c="6"/>| <text:s/>Negation Elim (-E) <text:s text:c="10"/>| <text:s/>Negation Intro (-I) <text:s text:c="9"/>| </text:p>
      <text:p text:style-name="P1"><text:s text:c="6"/>| ============================= | ============================= | </text:p>
      <text:p text:style-name="P1"><text:s text:c="6"/>| <text:s text:c="2"/>--Φ <text:s text:c="24"/>| <text:s text:c="2"/>| <text:s text:c="2"/>Φ <text:s text:c="22"/>| </text:p>
      <text:p text:style-name="P1"><text:s text:c="6"/>| <text:s/>------- <text:s text:c="21"/>| <text:s text:c="2"/>| <text:s text:c="2"/>... <text:s text:c="20"/>| </text:p>
      <text:p text:style-name="P1"><text:s text:c="6"/>| <text:s text:c="2"/>Φ <text:s text:c="26"/>| <text:s text:c="2"/>| <text:s text:c="2"/>Ψ ∧ -Ψ <text:s text:c="17"/>| </text:p>
      <text:p text:style-name="P1"><text:s text:c="6"/>| <text:s text:c="30"/>| <text:s/>-------------- <text:s text:c="14"/>| </text:p>
      <text:p text:style-name="P1"><text:s text:c="6"/>| <text:s text:c="30"/>| <text:s text:c="2"/>-Φ <text:s text:c="25"/>| </text:p>
      <text:p text:style-name="P1"><text:s text:c="6"/>| <text:s text:c="30"/>| <text:s text:c="30"/>| </text:p>
      <text:p text:style-name="P1"><text:s text:c="6"/>| ============================= | ============================= | </text:p>
      <text:p text:style-name="P1"><text:s text:c="6"/>| <text:s/>Conjunction Elim (∧E) <text:s text:c="7"/>| <text:s/>Conjunction Intro (∧I) <text:s text:c="6"/>| </text:p>
      <text:p text:style-name="P1"><text:s text:c="6"/>| ============================= | ============================= | </text:p>
      <text:p text:style-name="P1"><text:s text:c="6"/>| <text:s text:c="2"/>Φ ∧ Ψ <text:s text:c="3"/>Φ ∧ Ψ <text:s text:c="13"/>| <text:s text:c="2"/>Φ <text:s text:c="7"/>Φ <text:s text:c="17"/>| </text:p>
      <text:p text:style-name="P1"><text:s text:c="6"/>| <text:s/>------- <text:s/>------- <text:s text:c="12"/>| <text:s text:c="2"/>Ψ <text:s text:c="7"/>Ψ <text:s text:c="17"/>| </text:p>
      <text:p text:style-name="P1"><text:s text:c="6"/>| <text:s text:c="2"/>Φ <text:s text:c="7"/>Ψ <text:s text:c="17"/>| <text:s/>------- <text:s/>------- <text:s text:c="12"/>| </text:p>
      <text:p text:style-name="P1"><text:s text:c="6"/>| <text:s text:c="30"/>| <text:s text:c="2"/>Φ ∧ Ψ <text:s text:c="3"/>Ψ ∧ Φ <text:s text:c="13"/>| </text:p>
      <text:p text:style-name="P1"><text:s text:c="6"/>| <text:s text:c="30"/>| <text:s text:c="30"/>| </text:p>
      <text:p text:style-name="P1"><text:s text:c="6"/>| ============================= | ============================= | </text:p>
      <text:p text:style-name="P1"><text:s text:c="6"/>| <text:s/>Disjunction Elim (∨E) <text:s text:c="7"/>| <text:s/>Disjunction Intro (∨I) <text:s text:c="6"/>| </text:p>
      <text:p text:style-name="P1"><text:s text:c="6"/>| ============================= | ============================= | </text:p>
      <text:p text:style-name="P1"><text:s text:c="6"/>| <text:s text:c="2"/>Φ ∨ Ψ <text:s text:c="22"/>| <text:s text:c="2"/>Φ <text:s text:c="7"/>Φ <text:s text:c="17"/>| </text:p>
      <text:p text:style-name="P1"><text:s text:c="6"/>| <text:s text:c="2"/>Φ -&gt; Θ <text:s text:c="21"/>| <text:s/>------- <text:s/>------- <text:s text:c="12"/>| </text:p>
      <text:p text:style-name="P1"><text:s text:c="6"/>| <text:s text:c="2"/>Ψ -&gt; Θ <text:s text:c="21"/>| <text:s text:c="2"/>Φ ∨ Ψ <text:s text:c="3"/>Ψ ∨ Φ <text:s text:c="13"/>| </text:p>
      <text:p text:style-name="P1"><text:s text:c="6"/>| <text:s/>-------- <text:s text:c="20"/>| <text:s text:c="30"/>| </text:p>
      <text:p text:style-name="P1"><text:s text:c="6"/>| <text:s text:c="2"/>Θ <text:s text:c="26"/>| <text:s text:c="3"/>(Ψ is any wff whatever) <text:s text:c="3"/>| </text:p>
      <text:p text:style-name="P1"><text:s text:c="6"/>| <text:s text:c="30"/>| <text:s text:c="30"/>| </text:p>
      <text:p text:style-name="P1"><text:s text:c="6"/>| ============================= | ============================= | </text:p>
      <text:p text:style-name="P1"><text:s text:c="6"/>| <text:s/>Conditional Elim (-&gt;E) <text:s text:c="6"/>| <text:s/>Conditional Intro (-&gt;I) <text:s text:c="5"/>| </text:p>
      <text:p text:style-name="P1"><text:s text:c="6"/>| ============================= | ============================= | </text:p>
      <text:p text:style-name="P1"><text:s text:c="6"/>| <text:s text:c="2"/>Φ -&gt; Ψ <text:s text:c="21"/>| <text:s text:c="2"/>| <text:s text:c="2"/>Φ <text:s text:c="22"/>| </text:p>
      <text:p text:style-name="P1"><text:s text:c="6"/>| <text:s text:c="2"/>Φ <text:s text:c="26"/>| <text:s text:c="2"/>| <text:s text:c="2"/>... <text:s text:c="20"/>| </text:p>
      <text:p text:style-name="P1"><text:soft-page-break/><text:s text:c="6"/>| <text:s/>--------- <text:s text:c="19"/>| <text:s text:c="2"/>| <text:s text:c="2"/>Ψ <text:s text:c="22"/>| </text:p>
      <text:p text:style-name="P1"><text:s text:c="6"/>| <text:s text:c="2"/>Ψ <text:s text:c="26"/>| <text:s/>--------- <text:s text:c="19"/>| </text:p>
      <text:p text:style-name="P1"><text:s text:c="6"/>| <text:s text:c="30"/>| <text:s text:c="2"/>Φ -&gt; Ψ <text:s text:c="21"/>| </text:p>
      <text:p text:style-name="P1"><text:s text:c="6"/>| <text:s text:c="30"/>| <text:s text:c="30"/>| </text:p>
      <text:p text:style-name="P1"><text:s text:c="6"/>| ============================= | ============================= | </text:p>
      <text:p text:style-name="P1"><text:s text:c="6"/>| <text:s/>Biconditional Elim (&lt;-&gt;E) <text:s text:c="3"/>| <text:s/>Biconditional Intro (&lt;-&gt;I) <text:s text:c="2"/>| </text:p>
      <text:p text:style-name="P1"><text:s text:c="6"/>| ============================= | ============================= | </text:p>
      <text:p text:style-name="P1"><text:s text:c="6"/>| <text:s text:c="2"/>Φ &lt;-&gt; Ψ <text:s text:c="3"/>Φ &lt;-&gt; Ψ <text:s text:c="9"/>| <text:s text:c="2"/>Φ -&gt; Ψ <text:s text:c="4"/>Φ -&gt; Ψ <text:s text:c="10"/>| </text:p>
      <text:p text:style-name="P1"><text:s text:c="6"/>| <text:s/>--------- <text:s/>--------- <text:s text:c="8"/>| <text:s text:c="2"/>Ψ -&gt; Φ <text:s text:c="4"/>Ψ -&gt; Φ <text:s text:c="10"/>| </text:p>
      <text:p text:style-name="P1"><text:s text:c="6"/>| <text:s text:c="2"/>Φ -&gt; Ψ <text:s text:c="4"/>Ψ -&gt; Φ <text:s text:c="10"/>| <text:s/>--------- <text:s/>--------- <text:s text:c="8"/>| </text:p>
      <text:p text:style-name="P1"><text:s text:c="6"/>| <text:s text:c="30"/>| <text:s text:c="2"/>Φ &lt;-&gt; Ψ <text:s text:c="3"/>Ψ &lt;-&gt; Φ <text:s text:c="9"/>| </text:p>
      <text:p text:style-name="P1"><text:s text:c="6"/>| <text:s text:c="30"/>| <text:s text:c="30"/>| </text:p>
      <text:p text:style-name="P1"><text:s text:c="6"/>| ============================= | ============================= | </text:p>
      <text:p text:style-name="P1"><text:s text:c="6"/>| <text:s/>Equivalence Subst (EQ) <text:s text:c="6"/>| <text:s/>Definition (DEF) <text:s text:c="12"/>| </text:p>
      <text:p text:style-name="P1"><text:s text:c="6"/>| ============================= | ============================= | </text:p>
      <text:p text:style-name="P1"><text:s text:c="6"/>| <text:s text:c="2"/>[ Φ &lt;-&gt; Ψ ] <text:s text:c="3"/>[ Φ &lt;-&gt; Ψ ] <text:s/>| <text:s/>[ Φ =df Ψ ] <text:s text:c="3"/>[ Φ =df Ψ ] <text:s text:c="2"/>| </text:p>
      <text:p text:style-name="P1"><text:s text:c="6"/>| <text:s text:c="2"/>Θ(Φ) <text:s text:c="10"/>Θ(Ψ) <text:s text:c="8"/>| <text:s/>Θ(Φ) <text:s text:c="10"/>Θ(Ψ) <text:s text:c="9"/>| </text:p>
      <text:p text:style-name="P1"><text:s text:c="6"/>| <text:s/>------------- <text:s/>------------- | ------------- <text:s/>------------- <text:s/>| </text:p>
      <text:p text:style-name="P1"><text:s text:c="6"/>| <text:s text:c="2"/>Θ(Ψ/Φ) <text:s text:c="8"/>Θ(Φ/Ψ) <text:s text:c="6"/>| <text:s/>Θ(Ψ/Φ) <text:s text:c="8"/>Θ(Φ/Ψ) <text:s text:c="7"/>| </text:p>
      <text:p text:style-name="P1"><text:s text:c="6"/>| <text:s text:c="30"/>| <text:s text:c="30"/>| </text:p>
      <text:p text:style-name="P1"><text:s text:c="6"/>| <text:s text:c="30"/>| <text:s text:c="30"/>| </text:p>
      <text:p text:style-name="P1"><text:s text:c="6"/>| ============================= | ============================= | </text:p>
      <text:p text:style-name="P1"><text:s text:c="6"/>| <text:s/>Universal Elim (∀E) <text:s text:c="9"/>| <text:s/>Universal Intro (∀I) <text:s text:c="8"/>| </text:p>
      <text:p text:style-name="P1"><text:s text:c="6"/>| ============================= | ============================= | </text:p>
      <text:p text:style-name="P1"><text:s text:c="6"/>| <text:s text:c="2"/>∀x:Φ <text:s text:c="23"/>| <text:s text:c="2"/>|[α] <text:s text:c="4"/>(new α) <text:s text:c="11"/>| </text:p>
      <text:p text:style-name="P1"><text:s text:c="6"/>| <text:s/>-------- <text:s text:c="20"/>| <text:s text:c="2"/>| <text:s text:c="2"/>... <text:s text:c="20"/>| </text:p>
      <text:p text:style-name="P1"><text:s text:c="6"/>| <text:s text:c="2"/>Φ(α/x) <text:s/>(any α) <text:s text:c="12"/>| <text:s text:c="2"/>| <text:s text:c="2"/>Ψ(α) <text:s text:c="19"/>| </text:p>
      <text:p text:style-name="P1"><text:s text:c="6"/>| <text:s text:c="30"/>| <text:s/>------------ <text:s text:c="16"/>| </text:p>
      <text:p text:style-name="P1"><text:s text:c="6"/>| <text:s text:c="30"/>| <text:s text:c="2"/>∀x:Ψ(x//α) <text:s text:c="17"/>| </text:p>
      <text:p text:style-name="P1"><text:s text:c="6"/>| <text:s text:c="30"/>| <text:s text:c="30"/>| </text:p>
      <text:p text:style-name="P1"><text:s text:c="6"/>| ============================= | ============================= | </text:p>
      <text:p text:style-name="P1"><text:s text:c="6"/>| <text:s/>Existential Elim (∃E) <text:s text:c="7"/>| <text:s/>Existential Intro (∃I) <text:s text:c="6"/>| </text:p>
      <text:p text:style-name="P1"><text:s text:c="6"/>| ============================= | ============================= | </text:p>
      <text:p text:style-name="P1"><text:s text:c="6"/>| <text:s text:c="2"/>∃xΦ(x) <text:s text:c="21"/>| <text:s text:c="2"/>Φ(α) <text:s text:c="23"/>| </text:p>
      <text:p text:style-name="P1"><text:s text:c="6"/>| <text:s text:c="2"/>|[α] Φ(α//x) <text:s/>(new α) <text:s text:c="6"/>| <text:s/>----------- <text:s text:c="17"/>| </text:p>
      <text:p text:style-name="P1"><text:s text:c="6"/>| <text:s text:c="2"/>| <text:s text:c="2"/>... <text:s text:c="20"/>| <text:s text:c="2"/>∃xΦ(x/α) <text:s text:c="19"/>| </text:p>
      <text:p text:style-name="P1"><text:s text:c="6"/>| <text:s text:c="2"/>| <text:s text:c="2"/>Ψ <text:s text:c="22"/>| <text:s text:c="30"/>| </text:p>
      <text:p text:style-name="P1"><text:s text:c="6"/>| <text:s/>--------------- <text:s text:c="13"/>| <text:s text:c="30"/>| </text:p>
      <text:p text:style-name="P1"><text:s text:c="6"/>| <text:s text:c="2"/>Ψ <text:s text:c="26"/>| <text:s text:c="30"/>| </text:p>
      <text:p text:style-name="P1"><text:s text:c="6"/>| <text:s text:c="30"/>| <text:s text:c="30"/>| </text:p>
      <text:p text:style-name="P1"><text:s text:c="6"/>| ============================= | ============================= | </text:p>
      <text:p text:style-name="P1"><text:s text:c="6"/>| <text:s/>Identity Elim (=E) <text:s text:c="10"/>| <text:s/>Identity Intro (=I) <text:s text:c="9"/>| </text:p>
      <text:p text:style-name="P1"><text:s text:c="6"/>| ============================= | ============================= | </text:p>
      <text:p text:style-name="P1"><text:s text:c="6"/>| <text:s text:c="2"/>α=β <text:s text:c="7"/>β=α <text:s text:c="13"/>| <text:s text:c="30"/>| </text:p>
      <text:p text:style-name="P1"><text:s text:c="6"/>| <text:s text:c="2"/>Φ(α) <text:s text:c="6"/>Φ(α) <text:s text:c="12"/>| <text:s/>----- <text:s text:c="23"/>| </text:p>
      <text:p text:style-name="P1"><text:s text:c="6"/>| <text:s/>-------- <text:s text:c="2"/>-------- <text:s text:c="9"/>| <text:s text:c="2"/>α=α <text:s text:c="4"/>α is any constant <text:s text:c="2"/>| </text:p>
      <text:p text:style-name="P1"><text:s text:c="6"/>| <text:s text:c="2"/>Φ(β/α) <text:s text:c="4"/>Φ(β/α) <text:s text:c="10"/>| <text:s text:c="30"/>| </text:p>
      <text:p text:style-name="P1"><text:s text:c="6"/>| <text:s text:c="30"/>| <text:s text:c="30"/>| </text:p>
      <text:p text:style-name="P1"><text:s text:c="6"/>| ============================= | ============================= | </text:p>
      <text:p text:style-name="P1"><text:s text:c="6"/>| <text:s/>Mathematical Induct (MInd) <text:s text:c="2"/>| <text:s/>Axiom (Ax) <text:s text:c="18"/>| </text:p>
      <text:p text:style-name="P1"><text:s text:c="6"/>| ============================= | ============================= | </text:p>
      <text:p text:style-name="P1"><text:s text:c="6"/>| <text:s text:c="2"/>P0 <text:s text:c="25"/>| <text:s text:c="30"/>| </text:p>
      <text:p text:style-name="P1"><text:s text:c="6"/>| <text:s text:c="2"/>∀x(Px -&gt; Psx) <text:s text:c="14"/>| --- <text:s text:c="26"/>| </text:p>
      <text:p text:style-name="P1"><text:s text:c="6"/>| <text:s/>--------------- <text:s text:c="13"/>| <text:s/>Φ <text:s text:c="6"/>(Φ is an axiom) <text:s text:c="5"/>| </text:p>
      <text:p text:style-name="P1"><text:s text:c="6"/>| <text:s text:c="2"/>∀xPx <text:s text:c="23"/>| <text:s text:c="30"/>| </text:p>
      <text:p text:style-name="P1"><text:s text:c="6"/>| <text:s text:c="30"/>| <text:s text:c="30"/>| </text:p>
      <text:p text:style-name="P1"><text:s text:c="6"/>+-------------------------------+-------------------------------+ </text:p>
      <text:p text:style-name="P1"/>
      <text:p text:style-name="P1">Derived Inference Rules </text:p>
      <text:p text:style-name="P1"><text:soft-page-break/>======================= </text:p>
      <text:p text:style-name="P1"/>
      <text:p text:style-name="P1"><text:s text:c="3"/>================================ <text:s/>========================================= </text:p>
      <text:p text:style-name="P1"><text:s text:c="3"/>Name/Alternate Names <text:s text:c="13"/>Sequent </text:p>
      <text:p text:style-name="P1"><text:s text:c="3"/>================================ <text:s/>========================================= </text:p>
      <text:p text:style-name="P1"><text:s text:c="3"/>Reiterate (RE) <text:s text:c="19"/>P <text:s/>⊢ <text:s/>P </text:p>
      <text:p text:style-name="P1"><text:s text:c="3"/>Falso Quodlibet (EFQ) <text:s text:c="12"/>P, -P <text:s/>⊢ <text:s/>Q <text:s text:c="3"/>(Q is any wff whatever) </text:p>
      <text:p text:style-name="P1"><text:s text:c="3"/>Modus Tollens (MT) <text:s text:c="15"/>P -&gt; Q, -Q <text:s/>⊢ <text:s/>-P </text:p>
      <text:p text:style-name="P1"><text:s text:c="3"/>Hypothetical Syllogism (HS) <text:s text:c="6"/>P -&gt; Q, Q -&gt; R <text:s/>⊢ <text:s/>P -&gt; R </text:p>
      <text:p text:style-name="P1"><text:s text:c="3"/>Absorption (Abs) <text:s text:c="17"/>P -&gt; Q <text:s/>⊢ <text:s/>P -&gt; (P ∧ Q) </text:p>
      <text:p text:style-name="P1"><text:s text:c="3"/>Constructive Dilemma (CD) <text:s text:c="8"/>P ∨ Q, P -&gt; R, Q -&gt; S <text:s/>⊢ <text:s/>R ∨ S </text:p>
      <text:p text:style-name="P1"><text:s text:c="3"/>Destructive Dilemma (DD) <text:s text:c="9"/>P -&gt; Q, R -&gt; S, -Q ∨ -S ⊢ -P ∨ -Q </text:p>
      <text:p text:style-name="P1"><text:s text:c="3"/>Disjunctive Syllogism (DS) <text:s text:c="7"/>P ∨ Q, -P <text:s/>⊢ <text:s/>Q </text:p>
      <text:p text:style-name="P1"><text:s text:c="3"/>Disjunctive Syllogism (DS) <text:s text:c="7"/>P ∨ Q, -Q <text:s/>⊢ <text:s/>P </text:p>
      <text:p text:style-name="P1"><text:s text:c="3"/>Theorem (THM) <text:s text:c="20"/>[ ⊢ P ] <text:s/>⊢ <text:s/>P </text:p>
      <text:p text:style-name="P1"/>
      <text:p text:style-name="P1"><text:s text:c="3"/>-------------------------------- <text:s/>----------------------------------------- </text:p>
      <text:p text:style-name="P1"/>
      <text:p text:style-name="P1"><text:s text:c="3"/>⊥ Introduction (⊥ I) <text:s text:c="13"/>P, -P <text:s/>⊢ <text:s/>⊥ </text:p>
      <text:p text:style-name="P1"><text:s text:c="3"/>⊥ Elimination (⊥ E) <text:s text:c="14"/>(P ⊢ ⊥) <text:s/>⊢ <text:s/>-P </text:p>
      <text:p text:style-name="P1"><text:s text:c="3"/>================================ <text:s/>========================================= </text:p>
      <text:p text:style-name="P1"/>
      <text:p text:style-name="P1">Derived Equivalences </text:p>
      <text:p text:style-name="P1">==================== </text:p>
      <text:p text:style-name="P1"/>
      <text:p text:style-name="P1"><text:s text:c="3"/>================================ <text:s/>========================================= </text:p>
      <text:p text:style-name="P1"><text:s text:c="3"/>Name/Alternate Names <text:s text:c="13"/>Sequent </text:p>
      <text:p text:style-name="P1"><text:s text:c="3"/>================================ <text:s/>========================================= </text:p>
      <text:p text:style-name="P1"><text:s text:c="3"/>Double Negation (DN) <text:s text:c="13"/>⊢ <text:s/>P &lt;-&gt; --P </text:p>
      <text:p text:style-name="P1"><text:s text:c="3"/>Tautology (TAUT) <text:s text:c="17"/>⊢ <text:s/>P &lt;-&gt; (P ∧ P) </text:p>
      <text:p text:style-name="P1"><text:s text:c="3"/>Tautology (TAUT) <text:s text:c="17"/>⊢ <text:s/>P &lt;-&gt; (P ∨ P) </text:p>
      <text:p text:style-name="P1"><text:s text:c="3"/>Transposition (TRANS) <text:s text:c="12"/>⊢ <text:s/>(P -&gt; Q) &lt;-&gt; (-Q -&gt; -P) </text:p>
      <text:p text:style-name="P1"><text:s text:c="3"/>Material Implication (MI) <text:s text:c="8"/>⊢ <text:s/>(P -&gt; Q) &lt;-&gt; (-P ∨ Q) </text:p>
      <text:p text:style-name="P1"><text:s text:c="3"/>Association (ASSOC) <text:s text:c="14"/>⊢ <text:s/>(P ∧ (Q ∧ R)) &lt;-&gt; ((P ∧ Q) ∧ R) </text:p>
      <text:p text:style-name="P1"><text:s text:c="3"/>Association (ASSOC) <text:s text:c="14"/>⊢ <text:s/>(P ∨ (Q ∨ R)) &lt;-&gt; ((P ∨ Q) ∨ R) </text:p>
      <text:p text:style-name="P1"><text:s text:c="3"/>Commutation (COM) <text:s text:c="16"/>⊢ <text:s/>(P ∧ Q) &lt;-&gt; (Q ∧ P) </text:p>
      <text:p text:style-name="P1"><text:s text:c="3"/>Commutation (COM) <text:s text:c="16"/>⊢ <text:s/>(P ∨ Q) &lt;-&gt; (Q ∨ P) </text:p>
      <text:p text:style-name="P1"><text:s text:c="3"/>Exportation (EXP) <text:s text:c="16"/>⊢ <text:s/>((P ∧ Q) -&gt; R) &lt;-&gt; (P -&gt; (Q -&gt; R)) </text:p>
      <text:p text:style-name="P1"><text:s text:c="3"/>Distribution (DIST) <text:s text:c="14"/>⊢ <text:s/>(P ∧ (Q ∨ R)) &lt;-&gt; ((P ∧ Q) ∨ (P ∧ R)) </text:p>
      <text:p text:style-name="P1"><text:s text:c="3"/>Distribution (DIST) <text:s text:c="14"/>⊢ <text:s/>(P ∨ (Q ∧ R)) &lt;-&gt; ((P ∨ Q) ∧ (P ∨ R)) </text:p>
      <text:p text:style-name="P1"><text:s text:c="3"/>DeMorgan's law (DM) <text:s text:c="14"/>⊢ <text:s/>-(P ∧ Q) &lt;-&gt; (-P ∨ -Q) </text:p>
      <text:p text:style-name="P1"><text:s text:c="3"/>DeMorgan's law (DM) <text:s text:c="14"/>⊢ <text:s/>-(P ∨ Q) &lt;-&gt; (-P ∧ -Q) </text:p>
      <text:p text:style-name="P1"><text:s text:c="3"/>Material Equivalence (ME) <text:s text:c="8"/>⊢ <text:s/>(P &lt;-&gt; Q) &lt;-&gt; ((P -&gt; Q) ∧ (Q -&gt; P)) </text:p>
      <text:p text:style-name="P1"><text:s text:c="3"/>Material Equivalence (ME) <text:s text:c="8"/>⊢ <text:s/>(P &lt;-&gt; Q) &lt;-&gt; ((P ∧ Q) ∨ (-P ∧ -Q)) </text:p>
      <text:p text:style-name="P1"><text:s text:c="3"/>Dual <text:s text:c="29"/>⊢ <text:s/>-∀x-Φ &lt;-&gt; ∃xΦ </text:p>
      <text:p text:style-name="P1"><text:s text:c="37"/>⊢ <text:s/>-∀xΦ &lt;-&gt; ∃x-Φ </text:p>
      <text:p text:style-name="P1"><text:s text:c="37"/>⊢ <text:s/>∀x-Φ &lt;-&gt; -∃xΦ </text:p>
      <text:p text:style-name="P1"><text:s text:c="37"/>⊢ <text:s/>∀xΦ &lt;-&gt; -∃x-Φ </text:p>
      <text:p text:style-name="P1"><text:s text:c="3"/>================================ <text:s/>========================================= </text:p>
      <text:p text:style-name="P1"/>
      <text:p text:style-name="P1"/>
      <text:p text:style-name="P1">================================== </text:p>
      <text:p text:style-name="P1">Appendix C: Proof of Derived Forms </text:p>
      <text:p text:style-name="P1">================================== </text:p>
      <text:p text:style-name="P1"/>
      <text:p text:style-name="P1">Important Derived Rules </text:p>
      <text:p text:style-name="P1">======================= </text:p>
      <text:p text:style-name="P1"/>
      <text:p text:style-name="P1">⊥ Inference Rules </text:p>
      <text:p text:style-name="P1"><text:soft-page-break/>----------------- </text:p>
      <text:p text:style-name="P1"/>
      <text:p text:style-name="P1"><text:s text:c="3"/>⊥ Introduction (⊥ I): <text:s text:c="2"/>P, -P <text:s/>⊢ <text:s/>⊥ </text:p>
      <text:p text:style-name="P1"><text:s text:c="3"/>Proof </text:p>
      <text:p text:style-name="P1"><text:s text:c="3"/>01. <text:s text:c="2"/>P <text:s text:c="23"/>A </text:p>
      <text:p text:style-name="P1"><text:s text:c="3"/>02. <text:s text:c="2"/>-P <text:s text:c="22"/>A </text:p>
      <text:p text:style-name="P1"><text:s text:c="3"/>03. <text:s text:c="2"/>P ∧ -P <text:s text:c="18"/>1,2 ∧I </text:p>
      <text:p text:style-name="P1"><text:s text:c="3"/>04. <text:s text:c="2"/>⊥ <text:s text:c="23"/>3 DEF ⊥ </text:p>
      <text:p text:style-name="P1"><text:s text:c="3"/>QED </text:p>
      <text:p text:style-name="P1"/>
      <text:p text:style-name="P1"><text:s text:c="3"/>⊥ Elimination (⊥ E): <text:s text:c="2"/>(P ⊢ ⊥) <text:s/>⊢ <text:s/>-P </text:p>
      <text:p text:style-name="P1"><text:s text:c="3"/>Schematic Proof </text:p>
      <text:p text:style-name="P1"><text:s text:c="4"/>i. <text:s text:c="2"/>| <text:s text:c="2"/>P <text:s text:c="19"/>H (for -&gt;I) </text:p>
      <text:p text:style-name="P1"><text:s text:c="4"/>... <text:s/>| <text:s text:c="2"/>... <text:s text:c="17"/>... </text:p>
      <text:p text:style-name="P1"><text:s text:c="4"/>j. <text:s text:c="2"/>| <text:s text:c="2"/>⊥ </text:p>
      <text:p text:style-name="P1"><text:s text:c="4"/>k. <text:s text:c="2"/>P -&gt; ⊥ <text:s text:c="18"/>i - j -&gt;I </text:p>
      <text:p text:style-name="P1"><text:s text:c="4"/>k+1. | <text:s text:c="2"/>P <text:s text:c="19"/>H (for -I) </text:p>
      <text:p text:style-name="P1"><text:s text:c="4"/>k+2. | <text:s text:c="2"/>⊥ <text:s text:c="19"/>k,k+1 -&gt;E </text:p>
      <text:p text:style-name="P1"><text:s text:c="4"/>k+3. | <text:s text:c="2"/>P ∧ -P <text:s text:c="14"/>k+2 DEF ⊥ </text:p>
      <text:p text:style-name="P1"><text:s text:c="4"/>k+4. -P <text:s text:c="22"/>k+1 - k+3 -I </text:p>
      <text:p text:style-name="P1"><text:s text:c="4"/>QED </text:p>
      <text:p text:style-name="P1"/>
      <text:p text:style-name="P1">The Remaining Basic Derived Rules </text:p>
      <text:p text:style-name="P1">--------------------------------- </text:p>
      <text:p text:style-name="P1"/>
      <text:p text:style-name="P1"><text:s text:c="3"/>Reiterate (RE): <text:s text:c="2"/>P <text:s text:c="2"/>⊢ <text:s text:c="2"/>P </text:p>
      <text:p text:style-name="P1"><text:s text:c="3"/>Proof </text:p>
      <text:p text:style-name="P1"><text:s text:c="3"/>01. <text:s text:c="2"/>P <text:s text:c="23"/>A </text:p>
      <text:p text:style-name="P1"><text:s text:c="3"/>02. <text:s text:c="2"/>P ∧ P <text:s text:c="19"/>1,1 ∧I </text:p>
      <text:p text:style-name="P1"><text:s text:c="3"/>03. <text:s text:c="2"/>P <text:s text:c="23"/>2 ∧E </text:p>
      <text:p text:style-name="P1"><text:s text:c="3"/>QED </text:p>
      <text:p text:style-name="P1"/>
      <text:p text:style-name="P1"><text:s text:c="3"/>Ex Falso Quodlibet (EFQ): <text:s text:c="2"/>P, -P <text:s/>⊢ <text:s/>Q </text:p>
      <text:p text:style-name="P1"><text:s text:c="3"/>Proof </text:p>
      <text:p text:style-name="P1"><text:s text:c="3"/>01. <text:s text:c="2"/>P <text:s text:c="23"/>A </text:p>
      <text:p text:style-name="P1"><text:s text:c="3"/>02. <text:s text:c="2"/>-P <text:s text:c="22"/>A </text:p>
      <text:p text:style-name="P1"><text:s text:c="3"/>03. <text:s text:c="2"/>| <text:s text:c="2"/>-Q <text:s text:c="18"/>H (for -I) </text:p>
      <text:p text:style-name="P1"><text:s text:c="3"/>04. <text:s text:c="2"/>| <text:s text:c="2"/>P ∧ -P <text:s text:c="14"/>1,2 ∧I </text:p>
      <text:p text:style-name="P1"><text:s text:c="3"/>05. <text:s text:c="2"/>--Q <text:s text:c="21"/>3-4 -I </text:p>
      <text:p text:style-name="P1"><text:s text:c="3"/>06. <text:s text:c="2"/>Q <text:s text:c="23"/>5 -E </text:p>
      <text:p text:style-name="P1"><text:s text:c="3"/>QED </text:p>
      <text:p text:style-name="P1"/>
      <text:p text:style-name="P1"><text:s text:c="3"/>Modus Tollens (MT): <text:s text:c="2"/>P -&gt; Q, -Q <text:s/>⊢ <text:s/>-P </text:p>
      <text:p text:style-name="P1"><text:s text:c="3"/>Proof </text:p>
      <text:p text:style-name="P1"><text:s text:c="3"/>01. <text:s text:c="2"/>P -&gt; Q <text:s text:c="18"/>A </text:p>
      <text:p text:style-name="P1"><text:s text:c="3"/>02. <text:s text:c="2"/>-Q <text:s text:c="22"/>A </text:p>
      <text:p text:style-name="P1"><text:s text:c="3"/>03. <text:s text:c="2"/>| <text:s text:c="2"/>P <text:s text:c="19"/>H (for -I) </text:p>
      <text:p text:style-name="P1"><text:s text:c="3"/>04. <text:s text:c="2"/>| <text:s text:c="2"/>Q <text:s text:c="19"/>1,3 -&gt;E </text:p>
      <text:p text:style-name="P1"><text:s text:c="3"/>05. <text:s text:c="2"/>| <text:s text:c="2"/>⊥ <text:s text:c="19"/>2,4 ⊥ I </text:p>
      <text:p text:style-name="P1"><text:s text:c="3"/>06. <text:s text:c="2"/>-P <text:s text:c="22"/>3-5 ⊥ E </text:p>
      <text:p text:style-name="P1"><text:s text:c="3"/>QED </text:p>
      <text:p text:style-name="P1"/>
      <text:p text:style-name="P1"><text:s text:c="3"/>Hypothetical Syllogism (HS): <text:s text:c="2"/>P -&gt; Q, Q -&gt; R <text:s/>⊢ <text:s/>P -&gt; R </text:p>
      <text:p text:style-name="P1"><text:s text:c="3"/>Proof </text:p>
      <text:p text:style-name="P1"><text:s text:c="3"/>01. <text:s text:c="2"/>P -&gt; Q <text:s text:c="18"/>A </text:p>
      <text:p text:style-name="P1"><text:s text:c="3"/>02. <text:s text:c="2"/>Q -&gt; R <text:s text:c="18"/>A </text:p>
      <text:p text:style-name="P1"><text:s text:c="3"/>03. <text:s text:c="2"/>| <text:s text:c="2"/>P <text:s text:c="19"/>H (for R) </text:p>
      <text:p text:style-name="P1"><text:s text:c="3"/>04. <text:s text:c="2"/>| <text:s text:c="2"/>Q <text:s text:c="19"/>1,3 -&gt;E </text:p>
      <text:p text:style-name="P1"><text:s text:c="3"/>05. <text:s text:c="2"/>| <text:s text:c="2"/>R <text:s text:c="19"/>2,4 -&gt;E </text:p>
      <text:p text:style-name="P1"><text:soft-page-break/><text:s text:c="3"/>06. <text:s text:c="2"/>P -&gt; R <text:s text:c="18"/>3-5 -&gt;I </text:p>
      <text:p text:style-name="P1"><text:s text:c="3"/>QED </text:p>
      <text:p text:style-name="P1"/>
      <text:p text:style-name="P1"><text:s text:c="3"/>Absorption (ABS): <text:s/>P -&gt; Q <text:s/>⊢ <text:s/>P -&gt; (P ∧ Q) </text:p>
      <text:p text:style-name="P1"><text:s text:c="3"/>Proof </text:p>
      <text:p text:style-name="P1"><text:s text:c="3"/>01. <text:s text:c="2"/>P -&gt; Q <text:s text:c="18"/>A </text:p>
      <text:p text:style-name="P1"><text:s text:c="3"/>02. <text:s text:c="2"/>| <text:s text:c="2"/>P <text:s text:c="19"/>H (for P ∧ Q) </text:p>
      <text:p text:style-name="P1"><text:s text:c="3"/>03. <text:s text:c="2"/>| <text:s text:c="2"/>Q <text:s text:c="19"/>1,2 -&gt;E </text:p>
      <text:p text:style-name="P1"><text:s text:c="3"/>04. <text:s text:c="2"/>| <text:s text:c="2"/>P ∧ Q <text:s text:c="15"/>2,3 ∧I </text:p>
      <text:p text:style-name="P1"><text:s text:c="3"/>05. <text:s text:c="2"/>P -&gt; (P ∧ Q) <text:s text:c="12"/>2-4 -&gt;I </text:p>
      <text:p text:style-name="P1"><text:s text:c="3"/>QED </text:p>
      <text:p text:style-name="P1"/>
      <text:p text:style-name="P1"><text:s text:c="3"/>Constructive Dilemma (CD): <text:s text:c="2"/>P ∨ Q, P -&gt; R, Q -&gt; S <text:s/>⊢ <text:s/>R ∨ S </text:p>
      <text:p text:style-name="P1"><text:s text:c="3"/>Proof </text:p>
      <text:p text:style-name="P1"><text:s text:c="3"/>01. <text:s text:c="2"/>P ∨ Q <text:s text:c="19"/>A </text:p>
      <text:p text:style-name="P1"><text:s text:c="3"/>02. <text:s text:c="2"/>P -&gt; R <text:s text:c="18"/>A </text:p>
      <text:p text:style-name="P1"><text:s text:c="3"/>03. <text:s text:c="2"/>Q -&gt; S <text:s text:c="18"/>A </text:p>
      <text:p text:style-name="P1"><text:s text:c="3"/>04. <text:s text:c="2"/>| <text:s text:c="2"/>P <text:s text:c="19"/>H (for -&gt;I) </text:p>
      <text:p text:style-name="P1"><text:s text:c="3"/>05. <text:s text:c="2"/>| <text:s text:c="2"/>R <text:s text:c="19"/>2,4 -&gt;E </text:p>
      <text:p text:style-name="P1"><text:s text:c="3"/>06. <text:s text:c="2"/>| <text:s text:c="2"/>R ∨ S <text:s text:c="15"/>5 ∨I </text:p>
      <text:p text:style-name="P1"><text:s text:c="3"/>07. <text:s text:c="2"/>P -&gt; (R ∨ S) <text:s text:c="12"/>4-6 -&gt;I </text:p>
      <text:p text:style-name="P1"><text:s text:c="3"/>08. <text:s text:c="2"/>| <text:s text:c="2"/>Q <text:s text:c="19"/>H (for -&gt;I) </text:p>
      <text:p text:style-name="P1"><text:s text:c="3"/>09. <text:s text:c="2"/>| <text:s text:c="2"/>S <text:s text:c="19"/>3,8 -&gt;E </text:p>
      <text:p text:style-name="P1"><text:s text:c="3"/>10. <text:s text:c="2"/>| <text:s text:c="2"/>R ∨ S <text:s text:c="15"/>9 ∨I </text:p>
      <text:p text:style-name="P1"><text:s text:c="3"/>11. <text:s text:c="2"/>Q -&gt; (R ∨ S) <text:s text:c="12"/>9-12 -&gt;I </text:p>
      <text:p text:style-name="P1"><text:s text:c="3"/>12. <text:s text:c="2"/>R ∨ S <text:s text:c="19"/>1,7,11 ∨E </text:p>
      <text:p text:style-name="P1"><text:s text:c="3"/>QED </text:p>
      <text:p text:style-name="P1"/>
      <text:p text:style-name="P1"><text:s text:c="3"/>Destructive Dilemma (DD): <text:s text:c="3"/>P -&gt; Q, R -&gt; S, -Q ∨ -S <text:s/>⊢ <text:s/>-P ∨ -R </text:p>
      <text:p text:style-name="P1"><text:s text:c="3"/>Proof </text:p>
      <text:p text:style-name="P1"><text:s text:c="3"/>01. <text:s text:c="2"/>P -&gt; Q <text:s text:c="18"/>A </text:p>
      <text:p text:style-name="P1"><text:s text:c="3"/>02. <text:s text:c="2"/>R -&gt; S <text:s text:c="18"/>A </text:p>
      <text:p text:style-name="P1"><text:s text:c="3"/>03. <text:s text:c="2"/>-Q ∨ -S <text:s text:c="17"/>A </text:p>
      <text:p text:style-name="P1"><text:s text:c="3"/>04. <text:s text:c="2"/>| <text:s text:c="2"/>-Q <text:s text:c="18"/>H (for -&gt;I) </text:p>
      <text:p text:style-name="P1"><text:s text:c="3"/>05. <text:s text:c="2"/>| <text:s text:c="2"/>-P <text:s text:c="18"/>1,4 MT </text:p>
      <text:p text:style-name="P1"><text:s text:c="3"/>06. <text:s text:c="2"/>| <text:s text:c="2"/>-P ∨ -R <text:s text:c="13"/>5 ∨I </text:p>
      <text:p text:style-name="P1"><text:s text:c="3"/>07. <text:s text:c="2"/>-Q -&gt; (-P ∨ -R) <text:s text:c="9"/>4-6 -&gt;I </text:p>
      <text:p text:style-name="P1"><text:s text:c="3"/>08. <text:s text:c="2"/>| <text:s text:c="2"/>-S <text:s text:c="18"/>H (for -&gt;I) </text:p>
      <text:p text:style-name="P1"><text:s text:c="3"/>09. <text:s text:c="2"/>| <text:s text:c="2"/>-R <text:s text:c="18"/>2,8 MT </text:p>
      <text:p text:style-name="P1"><text:s text:c="3"/>10. <text:s text:c="2"/>| <text:s text:c="2"/>-P ∨ -R <text:s text:c="13"/>9 ∨I </text:p>
      <text:p text:style-name="P1"><text:s text:c="3"/>11. <text:s text:c="2"/>-S -&gt; (-P ∨ -R) <text:s text:c="9"/>8-10 -&gt;I </text:p>
      <text:p text:style-name="P1"><text:s text:c="3"/>12. <text:s text:c="2"/>-P ∨ -R <text:s text:c="17"/>3,7,11 ∨E </text:p>
      <text:p text:style-name="P1"><text:s text:c="3"/>QED </text:p>
      <text:p text:style-name="P1"/>
      <text:p text:style-name="P1"><text:s text:c="3"/>Disjunctive Syllogism (DS): <text:s/>P ∨ Q, -P <text:s/>⊢ <text:s/>Q </text:p>
      <text:p text:style-name="P1"><text:s text:c="3"/>Proof </text:p>
      <text:p text:style-name="P1"><text:s text:c="3"/>01. <text:s text:c="2"/>P ∨ Q <text:s text:c="19"/>A </text:p>
      <text:p text:style-name="P1"><text:s text:c="3"/>02. <text:s text:c="2"/>-P <text:s text:c="22"/>A </text:p>
      <text:p text:style-name="P1"><text:s text:c="3"/>03. <text:s text:c="2"/>| <text:s text:c="2"/>P <text:s text:c="19"/>H (for -&gt;I) </text:p>
      <text:p text:style-name="P1"><text:s text:c="3"/>04. <text:s text:c="2"/>| <text:s text:c="2"/>Q <text:s text:c="19"/>2,3 EFQ </text:p>
      <text:p text:style-name="P1"><text:s text:c="3"/>05. <text:s text:c="2"/>P -&gt; Q <text:s text:c="18"/>3-4 -&gt;I </text:p>
      <text:p text:style-name="P1"><text:s text:c="3"/>06. <text:s text:c="2"/>| <text:s text:c="2"/>Q <text:s text:c="19"/>H (for -&gt;I) </text:p>
      <text:p text:style-name="P1"><text:s text:c="3"/>07. <text:s text:c="2"/>| <text:s text:c="2"/>Q <text:s text:c="19"/>6 RE </text:p>
      <text:p text:style-name="P1"><text:s text:c="3"/>08. <text:s text:c="2"/>Q -&gt; Q <text:s text:c="18"/>6-7 -&gt;I </text:p>
      <text:p text:style-name="P1"><text:s text:c="3"/>09. <text:s text:c="2"/>Q <text:s text:c="23"/>1,5,8 ∨E </text:p>
      <text:p text:style-name="P1"><text:s text:c="3"/>QED </text:p>
      <text:p text:style-name="P1"/>
      <text:p text:style-name="P1"><text:s text:c="3"/>Disjunctive Syllogism (DS): <text:s text:c="2"/>P ∨ Q, -Q <text:s/>⊢ <text:s/>P </text:p>
      <text:p text:style-name="P1"><text:s text:c="3"/>Proof </text:p>
      <text:p text:style-name="P1"><text:soft-page-break/><text:s text:c="3"/>01. <text:s text:c="2"/>P ∨ Q <text:s text:c="19"/>A </text:p>
      <text:p text:style-name="P1"><text:s text:c="3"/>02. <text:s text:c="2"/>-Q <text:s text:c="22"/>A </text:p>
      <text:p text:style-name="P1"><text:s text:c="3"/>03. <text:s text:c="2"/>| <text:s text:c="2"/>P <text:s text:c="19"/>H (for -&gt;I) </text:p>
      <text:p text:style-name="P1"><text:s text:c="3"/>04. <text:s text:c="2"/>| <text:s text:c="2"/>P <text:s text:c="19"/>3 RE </text:p>
      <text:p text:style-name="P1"><text:s text:c="3"/>05. <text:s text:c="2"/>P -&gt; P <text:s text:c="18"/>3-4 -&gt;I </text:p>
      <text:p text:style-name="P1"><text:s text:c="3"/>06. <text:s text:c="2"/>| <text:s text:c="2"/>Q <text:s text:c="19"/>H (for -&gt;I) </text:p>
      <text:p text:style-name="P1"><text:s text:c="3"/>07. <text:s text:c="2"/>| <text:s text:c="2"/>P <text:s text:c="19"/>2,6 EFQ </text:p>
      <text:p text:style-name="P1"><text:s text:c="3"/>08. <text:s text:c="2"/>Q -&gt; P <text:s text:c="18"/>6-7 -&gt;I </text:p>
      <text:p text:style-name="P1"><text:s text:c="3"/>09. <text:s text:c="2"/>P <text:s text:c="23"/>1,5,8 ∨E </text:p>
      <text:p text:style-name="P1"><text:s text:c="3"/>QED </text:p>
      <text:p text:style-name="P1"/>
      <text:p text:style-name="P1">Important Derived Equivalences </text:p>
      <text:p text:style-name="P1">------------------------------ </text:p>
      <text:p text:style-name="P1"/>
      <text:p text:style-name="P1"><text:s text:c="3"/>Double Negation (DN): <text:s text:c="2"/>⊢ <text:s/>P &lt;-&gt; --P </text:p>
      <text:p text:style-name="P1"><text:s text:c="3"/>Proof </text:p>
      <text:p text:style-name="P1"><text:s text:c="3"/>01. <text:s text:c="2"/>| <text:s text:c="2"/>P <text:s text:c="19"/>H (for -&gt;I) </text:p>
      <text:p text:style-name="P1"><text:s text:c="3"/>02. <text:s text:c="2"/>| <text:s text:c="2"/>| <text:s text:c="2"/>-P <text:s text:c="14"/>H (for -I) </text:p>
      <text:p text:style-name="P1"><text:s text:c="3"/>03. <text:s text:c="2"/>| <text:s text:c="2"/>| <text:s text:c="2"/>⊥ <text:s text:c="15"/>1,2 ⊥ I </text:p>
      <text:p text:style-name="P1"><text:s text:c="3"/>04. <text:s text:c="2"/>| <text:s text:c="2"/>--P <text:s text:c="17"/>2-3 -I </text:p>
      <text:p text:style-name="P1"><text:s text:c="3"/>05. <text:s text:c="2"/>P -&gt; --P <text:s text:c="16"/>1-4 -&gt;I </text:p>
      <text:p text:style-name="P1"><text:s text:c="3"/>06. <text:s text:c="2"/>| <text:s text:c="2"/>--P <text:s text:c="17"/>H (for -&gt;I) </text:p>
      <text:p text:style-name="P1"><text:s text:c="3"/>07. <text:s text:c="2"/>| <text:s text:c="2"/>P <text:s text:c="19"/>6 -E </text:p>
      <text:p text:style-name="P1"><text:s text:c="3"/>08. <text:s text:c="2"/>--P -&gt; P <text:s text:c="16"/>6,7 -&gt;I </text:p>
      <text:p text:style-name="P1"><text:s text:c="3"/>09. <text:s text:c="2"/>P &lt;-&gt; --P <text:s text:c="15"/>5,8 &lt;-&gt;I </text:p>
      <text:p text:style-name="P1"><text:s text:c="3"/>QED </text:p>
      <text:p text:style-name="P1"/>
      <text:p text:style-name="P1"><text:s text:c="3"/>Tautology (TAUT): <text:s text:c="2"/>⊢ <text:s/>P &lt;-&gt; (P ∧ P) </text:p>
      <text:p text:style-name="P1"><text:s text:c="3"/>Poof </text:p>
      <text:p text:style-name="P1"><text:s text:c="3"/>01. <text:s text:c="2"/>| <text:s text:c="2"/>P <text:s text:c="19"/>H (for -&gt;I) </text:p>
      <text:p text:style-name="P1"><text:s text:c="3"/>02. <text:s text:c="2"/>| <text:s text:c="2"/>P ∧ P <text:s text:c="15"/>1,1 ∧I </text:p>
      <text:p text:style-name="P1"><text:s text:c="3"/>03. <text:s text:c="2"/>P -&gt; (P ∧ P) <text:s text:c="12"/>2-3 -&gt;I </text:p>
      <text:p text:style-name="P1"><text:s text:c="3"/>04. <text:s text:c="2"/>| <text:s text:c="2"/>P ∧ P <text:s text:c="15"/>H (for -&gt;I) </text:p>
      <text:p text:style-name="P1"><text:s text:c="3"/>05. <text:s text:c="2"/>| <text:s text:c="2"/>P <text:s text:c="19"/>4 ∧E </text:p>
      <text:p text:style-name="P1"><text:s text:c="3"/>06. <text:s text:c="2"/>(P ∧ P) -&gt; P <text:s text:c="12"/>4-5 -&gt;I </text:p>
      <text:p text:style-name="P1"><text:s text:c="3"/>07. <text:s text:c="2"/>P &lt;-&gt; (P ∧ P) <text:s text:c="11"/>3,6 &lt;-&gt;I </text:p>
      <text:p text:style-name="P1"><text:s text:c="3"/>QED </text:p>
      <text:p text:style-name="P1"/>
      <text:p text:style-name="P1"><text:s text:c="3"/>Tautology (TAUT): <text:s text:c="2"/>⊢ <text:s/>P &lt;-&gt; (P ∨ P) </text:p>
      <text:p text:style-name="P1"><text:s text:c="3"/>Proof </text:p>
      <text:p text:style-name="P1"><text:s text:c="3"/>01. <text:s text:c="2"/>| <text:s text:c="2"/>P <text:s text:c="19"/>H (for -&gt;I) </text:p>
      <text:p text:style-name="P1"><text:s text:c="3"/>02. <text:s text:c="2"/>| <text:s text:c="2"/>P ∨ P <text:s text:c="15"/>1 ∨I </text:p>
      <text:p text:style-name="P1"><text:s text:c="3"/>03. <text:s text:c="2"/>P -&gt; (P ∨ P) <text:s text:c="12"/>1-2 -&gt;I </text:p>
      <text:p text:style-name="P1"><text:s text:c="3"/>04. <text:s text:c="2"/>| <text:s text:c="2"/>P ∨ P <text:s text:c="15"/>H (for -&gt;I) </text:p>
      <text:p text:style-name="P1"><text:s text:c="3"/>05. <text:s text:c="2"/>| <text:s text:c="2"/>| <text:s text:c="2"/>P <text:s text:c="15"/>H (for -&gt;I) </text:p>
      <text:p text:style-name="P1"><text:s text:c="3"/>06. <text:s text:c="2"/>| <text:s text:c="2"/>| <text:s text:c="2"/>P <text:s text:c="15"/>5 RE </text:p>
      <text:p text:style-name="P1"><text:s text:c="3"/>07. <text:s text:c="2"/>| <text:s text:c="2"/>P -&gt; P <text:s text:c="14"/>5-6 -&gt;I </text:p>
      <text:p text:style-name="P1"><text:s text:c="3"/>08. <text:s text:c="2"/>| <text:s text:c="2"/>P -&gt; P <text:s text:c="14"/>7 RE </text:p>
      <text:p text:style-name="P1"><text:s text:c="3"/>09. <text:s text:c="2"/>| <text:s text:c="2"/>P <text:s text:c="19"/>4,7,8 ∨E </text:p>
      <text:p text:style-name="P1"><text:s text:c="3"/>10. <text:s text:c="2"/>(P ∨ P) -&gt; P <text:s text:c="12"/>4-9 -&gt;I </text:p>
      <text:p text:style-name="P1"><text:s text:c="3"/>11. <text:s text:c="2"/>P &lt;-&gt; (P ∨ P) <text:s text:c="11"/>3,10 &lt;-&gt;I </text:p>
      <text:p text:style-name="P1"><text:s text:c="3"/>QED </text:p>
      <text:p text:style-name="P1"/>
      <text:p text:style-name="P1"><text:s text:c="3"/>Transposition (TRANS): <text:s/>⊢ <text:s/>(P -&gt; Q) &lt;-&gt; (-Q -&gt; -P) </text:p>
      <text:p text:style-name="P1"><text:s text:c="3"/>Proof </text:p>
      <text:p text:style-name="P1"><text:s text:c="3"/>01. <text:s text:c="2"/>| <text:s text:c="2"/>P -&gt; Q <text:s text:c="14"/>H (for -&gt;I) </text:p>
      <text:p text:style-name="P1"><text:s text:c="3"/>02. <text:s text:c="2"/>| <text:s text:c="2"/>| <text:s text:c="2"/>-Q <text:s text:c="14"/>H (for -&gt;I) </text:p>
      <text:p text:style-name="P1"><text:s text:c="3"/>03. <text:s text:c="2"/>| <text:s text:c="2"/>| <text:s text:c="2"/>-P <text:s text:c="14"/>1,2 MT </text:p>
      <text:p text:style-name="P1"><text:s text:c="3"/>04. <text:s text:c="2"/>| <text:s text:c="2"/>-Q -&gt; -P <text:s text:c="12"/>2-3 -&gt;I </text:p>
      <text:p text:style-name="P1"><text:soft-page-break/><text:s text:c="3"/>05. <text:s text:c="2"/>(P -&gt; Q) -&gt; (-Q -&gt; -P) 1-4 -&gt;I </text:p>
      <text:p text:style-name="P1"><text:s text:c="3"/>06. <text:s text:c="2"/>| <text:s text:c="2"/>-Q -&gt; -P <text:s text:c="12"/>H (for -&gt;I) </text:p>
      <text:p text:style-name="P1"><text:s text:c="3"/>07. <text:s text:c="2"/>| <text:s text:c="2"/>| <text:s text:c="2"/>P <text:s text:c="15"/>H (for -&gt;I) </text:p>
      <text:p text:style-name="P1"><text:s text:c="3"/>08. <text:s text:c="2"/>| <text:s text:c="2"/>| <text:s text:c="2"/>--P <text:s text:c="13"/>7 DN </text:p>
      <text:p text:style-name="P1"><text:s text:c="3"/>09. <text:s text:c="2"/>| <text:s text:c="2"/>| <text:s text:c="2"/>--Q <text:s text:c="13"/>6,8 MT </text:p>
      <text:p text:style-name="P1"><text:s text:c="3"/>10. <text:s text:c="2"/>| <text:s text:c="2"/>| <text:s text:c="2"/>Q <text:s text:c="15"/>9 -E </text:p>
      <text:p text:style-name="P1"><text:s text:c="3"/>11. <text:s text:c="2"/>| <text:s text:c="2"/>P -&gt; Q <text:s text:c="14"/>7-10 -&gt;I </text:p>
      <text:p text:style-name="P1"><text:s text:c="3"/>12. <text:s text:c="2"/>(-Q -&gt; -P) -&gt; (P -&gt; Q) <text:s text:c="2"/>6-11 -&gt;I </text:p>
      <text:p text:style-name="P1"><text:s text:c="3"/>13. <text:s text:c="2"/>(P -&gt; Q) &lt;-&gt; (-Q -&gt; -P) <text:s/>5,12 &lt;-&gt;I </text:p>
      <text:p text:style-name="P1"><text:s text:c="3"/>QED </text:p>
      <text:p text:style-name="P1"/>
      <text:p text:style-name="P1"><text:s text:c="3"/>Material Implication (MI): <text:s text:c="2"/>⊢ <text:s/>(P -&gt; Q) &lt;-&gt; (-P ∨ Q) </text:p>
      <text:p text:style-name="P1"><text:s text:c="3"/>Proof </text:p>
      <text:p text:style-name="P1"><text:s text:c="3"/>01. <text:s text:c="2"/>| <text:s text:c="2"/>P -&gt; Q <text:s text:c="14"/>H (for -&gt;I) </text:p>
      <text:p text:style-name="P1"><text:s text:c="3"/>02. <text:s text:c="2"/>| <text:s text:c="2"/>| <text:s text:c="2"/>-(-P ∨ Q) <text:s text:c="7"/>H (for -I) </text:p>
      <text:p text:style-name="P1"><text:s text:c="3"/>03. <text:s text:c="2"/>| <text:s text:c="2"/>| <text:s text:c="2"/>| <text:s text:c="2"/>P <text:s text:c="11"/>H (for -I) </text:p>
      <text:p text:style-name="P1"><text:s text:c="3"/>04. <text:s text:c="2"/>| <text:s text:c="2"/>| <text:s text:c="2"/>| <text:s text:c="2"/>Q <text:s text:c="11"/>1,3 -&gt;E </text:p>
      <text:p text:style-name="P1"><text:s text:c="3"/>05. <text:s text:c="2"/>| <text:s text:c="2"/>| <text:s text:c="2"/>| <text:s text:c="2"/>-P ∨ Q <text:s text:c="6"/>4 ∨I </text:p>
      <text:p text:style-name="P1"><text:s text:c="3"/>06. <text:s text:c="2"/>| <text:s text:c="2"/>| <text:s text:c="2"/>| <text:s text:c="2"/>⊥ <text:s text:c="11"/>2,5 ⊥ I </text:p>
      <text:p text:style-name="P1"><text:s text:c="3"/>07. <text:s text:c="2"/>| <text:s text:c="2"/>| <text:s text:c="2"/>-P <text:s text:c="14"/>3-6 ⊥ E </text:p>
      <text:p text:style-name="P1"><text:s text:c="3"/>08. <text:s text:c="2"/>| <text:s text:c="2"/>| <text:s text:c="2"/>-P ∨ Q <text:s text:c="10"/>7 ∨I </text:p>
      <text:p text:style-name="P1"><text:s text:c="3"/>09. <text:s text:c="2"/>| <text:s text:c="2"/>| <text:s text:c="2"/>⊥ <text:s text:c="15"/>2,8 ⊥ I </text:p>
      <text:p text:style-name="P1"><text:s text:c="3"/>10. <text:s text:c="2"/>| <text:s text:c="2"/>--(-P ∨ Q) <text:s text:c="10"/>2-9 ⊥ E </text:p>
      <text:p text:style-name="P1"><text:s text:c="3"/>11. <text:s text:c="2"/>| <text:s text:c="2"/>-P ∨ Q <text:s text:c="14"/>10 -E </text:p>
      <text:p text:style-name="P1"><text:s text:c="3"/>12. <text:s text:c="2"/>(P -&gt; Q) -&gt; (-P ∨ Q) <text:s text:c="4"/>1-11 -&gt;I </text:p>
      <text:p text:style-name="P1"><text:s text:c="3"/>13. <text:s text:c="2"/>| <text:s text:c="2"/>-P ∨ Q <text:s text:c="14"/>H (for -&gt;I) </text:p>
      <text:p text:style-name="P1"><text:s text:c="3"/>14. <text:s text:c="2"/>| <text:s text:c="2"/>| <text:s text:c="2"/>P <text:s text:c="15"/>H (for -I) </text:p>
      <text:p text:style-name="P1"><text:s text:c="3"/>15. <text:s text:c="2"/>| <text:s text:c="2"/>| <text:s text:c="2"/>--P <text:s text:c="13"/>14 DN </text:p>
      <text:p text:style-name="P1"><text:s text:c="3"/>16. <text:s text:c="2"/>| <text:s text:c="2"/>| <text:s text:c="2"/>Q <text:s text:c="15"/>13,15 DS </text:p>
      <text:p text:style-name="P1"><text:s text:c="3"/>17. <text:s text:c="2"/>| <text:s text:c="2"/>P -&gt; Q <text:s text:c="14"/>14-16 -&gt;I </text:p>
      <text:p text:style-name="P1"><text:s text:c="3"/>18. <text:s text:c="2"/>(-P ∨ Q) -&gt; (P -&gt; Q) <text:s text:c="4"/>13-17 -&gt;I </text:p>
      <text:p text:style-name="P1"><text:s text:c="3"/>19. <text:s text:c="2"/>(P -&gt; Q) &lt;-&gt; (-P ∨ Q) <text:s text:c="3"/>12,18 &lt;-&gt;I </text:p>
      <text:p text:style-name="P1"><text:s text:c="3"/>QED </text:p>
      <text:p text:style-name="P1"/>
      <text:p text:style-name="P1"><text:s text:c="3"/>Association (ASSOC): <text:s text:c="2"/>⊢ <text:s/>(P ∧ (Q ∧ R)) &lt;-&gt; ((P ∧ Q) ∧ R) </text:p>
      <text:p text:style-name="P1"><text:s text:c="3"/>Proof </text:p>
      <text:p text:style-name="P1"><text:s text:c="3"/>01. <text:s text:c="2"/>| <text:s text:c="2"/>P ∧ (Q ∧ R) <text:s text:c="24"/>H (for -&gt;I) </text:p>
      <text:p text:style-name="P1"><text:s text:c="3"/>02. <text:s text:c="2"/>| <text:s text:c="2"/>P <text:s text:c="34"/>1 ∧E </text:p>
      <text:p text:style-name="P1"><text:s text:c="3"/>03. <text:s text:c="2"/>| <text:s text:c="2"/>Q ∧ R <text:s text:c="30"/>1 ∧E </text:p>
      <text:p text:style-name="P1"><text:s text:c="3"/>04. <text:s text:c="2"/>| <text:s text:c="2"/>Q <text:s text:c="34"/>3 ∧E </text:p>
      <text:p text:style-name="P1"><text:s text:c="3"/>05. <text:s text:c="2"/>| <text:s text:c="2"/>R <text:s text:c="34"/>3 ∧E </text:p>
      <text:p text:style-name="P1"><text:s text:c="3"/>06. <text:s text:c="2"/>| <text:s text:c="2"/>P ∧ Q <text:s text:c="30"/>2,4 ∧I </text:p>
      <text:p text:style-name="P1"><text:s text:c="3"/>07. <text:s text:c="2"/>| <text:s text:c="2"/>(P ∧ Q) ∧ R <text:s text:c="24"/>5,6 ∧I </text:p>
      <text:p text:style-name="P1"><text:s text:c="3"/>08. <text:s text:c="2"/>(P ∧ (Q ∧ R)) -&gt; ((P ∧ Q) ∧ R) <text:s text:c="9"/>1-7 -&gt;I </text:p>
      <text:p text:style-name="P1"><text:s text:c="3"/>09. <text:s text:c="2"/>| <text:s text:c="2"/>(P ∧ Q) ∧ R <text:s text:c="24"/>H (for -&gt;I) </text:p>
      <text:p text:style-name="P1"><text:s text:c="3"/>10. <text:s text:c="2"/>| <text:s text:c="2"/>P ∧ Q <text:s text:c="30"/>9 ∧E </text:p>
      <text:p text:style-name="P1"><text:s text:c="3"/>11. <text:s text:c="2"/>| <text:s text:c="2"/>R <text:s text:c="34"/>9 ∧E </text:p>
      <text:p text:style-name="P1"><text:s text:c="3"/>12. <text:s text:c="2"/>| <text:s text:c="2"/>P <text:s text:c="34"/>10 ∧E </text:p>
      <text:p text:style-name="P1"><text:s text:c="3"/>13. <text:s text:c="2"/>| <text:s text:c="2"/>Q <text:s text:c="34"/>10 ∧E </text:p>
      <text:p text:style-name="P1"><text:s text:c="3"/>14. <text:s text:c="2"/>| <text:s text:c="2"/>Q ∧ R <text:s text:c="30"/>11,13 ∧I </text:p>
      <text:p text:style-name="P1"><text:s text:c="3"/>15. <text:s text:c="2"/>| <text:s text:c="2"/>P ∧ (Q ∧ R) <text:s text:c="24"/>12,14 ∧I </text:p>
      <text:p text:style-name="P1"><text:s text:c="3"/>16. <text:s text:c="2"/>((P ∧ Q) ∧ R) -&gt; (P ∧ (Q ∧ R)) <text:s text:c="9"/>9-15 -&gt;I </text:p>
      <text:p text:style-name="P1"><text:s text:c="3"/>17. <text:s text:c="2"/>(P ∧ (Q ∧ R)) &lt;-&gt; ((P ∧ Q) ∧ R) <text:s text:c="8"/>8,16 &lt;-&gt;I </text:p>
      <text:p text:style-name="P1"><text:s text:c="3"/>QED </text:p>
      <text:p text:style-name="P1"/>
      <text:p text:style-name="P1"><text:s text:c="3"/>Association (ASSOC): <text:s text:c="2"/>⊢ <text:s/>(P ∨ (Q ∨ R)) &lt;-&gt; ((P ∨ Q) ∨ R) </text:p>
      <text:p text:style-name="P1"><text:s text:c="3"/>Proof </text:p>
      <text:p text:style-name="P1"><text:s text:c="3"/>01. <text:s text:c="2"/>| <text:s text:c="2"/>P ∨ (Q ∨ R) <text:s text:c="24"/>H (for -&gt;I) </text:p>
      <text:p text:style-name="P1"><text:s text:c="3"/>02. <text:s text:c="2"/>| <text:s text:c="2"/>| <text:s text:c="2"/>P <text:s text:c="30"/>H (for -&gt;I) </text:p>
      <text:p text:style-name="P1"><text:soft-page-break/><text:s text:c="3"/>03. <text:s text:c="2"/>| <text:s text:c="2"/>| <text:s text:c="2"/>P ∨ Q <text:s text:c="26"/>2 ∨I </text:p>
      <text:p text:style-name="P1"><text:s text:c="3"/>04. <text:s text:c="2"/>| <text:s text:c="2"/>| <text:s text:c="2"/>(P ∨ Q) ∨ R <text:s text:c="20"/>3 ∨I </text:p>
      <text:p text:style-name="P1"><text:s text:c="3"/>05. <text:s text:c="2"/>| <text:s text:c="2"/>P -&gt; ((P ∨ Q) ∨ R) <text:s text:c="17"/>2-4 -&gt;I </text:p>
      <text:p text:style-name="P1"><text:s text:c="3"/>06. <text:s text:c="2"/>| <text:s text:c="2"/>| <text:s text:c="2"/>Q ∨ R <text:s text:c="26"/>H (for -&gt;I) </text:p>
      <text:p text:style-name="P1"><text:s text:c="3"/>07. <text:s text:c="2"/>| <text:s text:c="2"/>| <text:s text:c="2"/>| <text:s text:c="2"/>Q <text:s text:c="26"/>H (for -&gt;I) </text:p>
      <text:p text:style-name="P1"><text:s text:c="3"/>08. <text:s text:c="2"/>| <text:s text:c="2"/>| <text:s text:c="2"/>| <text:s text:c="2"/>P ∨ Q <text:s text:c="22"/>7 ∨I </text:p>
      <text:p text:style-name="P1"><text:s text:c="3"/>09. <text:s text:c="2"/>| <text:s text:c="2"/>| <text:s text:c="2"/>| <text:s text:c="2"/>(P ∨ Q) ∨ R <text:s text:c="16"/>8 ∨I </text:p>
      <text:p text:style-name="P1"><text:s text:c="3"/>10. <text:s text:c="2"/>| <text:s text:c="2"/>| <text:s text:c="2"/>Q -&gt; ((P ∨ Q) ∨ R) <text:s text:c="13"/>7-9 -&gt;I </text:p>
      <text:p text:style-name="P1"><text:s text:c="3"/>11. <text:s text:c="2"/>| <text:s text:c="2"/>| <text:s text:c="2"/>| <text:s text:c="2"/>R <text:s text:c="26"/>H (for -&gt;I) </text:p>
      <text:p text:style-name="P1"><text:s text:c="3"/>12. <text:s text:c="2"/>| <text:s text:c="2"/>| <text:s text:c="2"/>| <text:s text:c="2"/>(P ∨ Q) ∨ R <text:s text:c="16"/>11 ∨I </text:p>
      <text:p text:style-name="P1"><text:s text:c="3"/>13. <text:s text:c="2"/>| <text:s text:c="2"/>| <text:s text:c="2"/>R -&gt; ((P ∨ Q) ∨ R) <text:s text:c="13"/>11-12 -&gt;I </text:p>
      <text:p text:style-name="P1"><text:s text:c="3"/>14. <text:s text:c="2"/>| <text:s text:c="2"/>| <text:s text:c="2"/>(P ∨ Q) ∨ R <text:s text:c="20"/>6,10,13 ∨E </text:p>
      <text:p text:style-name="P1"><text:s text:c="3"/>15. <text:s text:c="2"/>| <text:s text:c="2"/>(Q ∨ R) -&gt; ((P ∨ Q) ∨ R) <text:s text:c="11"/>6-14 -&gt;I </text:p>
      <text:p text:style-name="P1"><text:s text:c="3"/>16. <text:s text:c="2"/>| <text:s text:c="2"/>(P ∨ Q) ∨ R <text:s text:c="24"/>1,5,15 ∨E </text:p>
      <text:p text:style-name="P1"><text:s text:c="3"/>17. <text:s text:c="2"/>(P ∨ (Q ∨ R)) -&gt; ((P ∨ Q) ∨ R) <text:s text:c="9"/>1-16 -&gt;I </text:p>
      <text:p text:style-name="P1"><text:s text:c="3"/>18. <text:s text:c="2"/>| <text:s text:c="2"/>(P ∨ Q) ∨ R <text:s text:c="24"/>H (for -&gt;I) </text:p>
      <text:p text:style-name="P1"><text:s text:c="3"/>19. <text:s text:c="2"/>| <text:s text:c="2"/>| <text:s text:c="2"/>P ∨ Q <text:s text:c="26"/>H (for -&gt;I) </text:p>
      <text:p text:style-name="P1"><text:s text:c="3"/>20. <text:s text:c="2"/>| <text:s text:c="2"/>| <text:s text:c="2"/>| <text:s text:c="2"/>P <text:s text:c="26"/>H (for -&gt;I) </text:p>
      <text:p text:style-name="P1"><text:s text:c="3"/>21. <text:s text:c="2"/>| <text:s text:c="2"/>| <text:s text:c="2"/>| <text:s text:c="2"/>P ∨ (Q ∨ R) <text:s text:c="16"/>20 ∨I </text:p>
      <text:p text:style-name="P1"><text:s text:c="3"/>22. <text:s text:c="2"/>| <text:s text:c="2"/>| <text:s text:c="2"/>P -&gt; (P ∨ (Q ∨ R)) <text:s text:c="13"/>20-21 -&gt;I </text:p>
      <text:p text:style-name="P1"><text:s text:c="3"/>23. <text:s text:c="2"/>| <text:s text:c="2"/>| <text:s text:c="2"/>| <text:s text:c="2"/>Q <text:s text:c="26"/>H (for -&gt;I) </text:p>
      <text:p text:style-name="P1"><text:s text:c="3"/>24. <text:s text:c="2"/>| <text:s text:c="2"/>| <text:s text:c="2"/>| <text:s text:c="2"/>Q ∨ R <text:s text:c="22"/>23 ∨I </text:p>
      <text:p text:style-name="P1"><text:s text:c="3"/>25. <text:s text:c="2"/>| <text:s text:c="2"/>| <text:s text:c="2"/>| <text:s text:c="2"/>P ∨ (Q ∨ R) <text:s text:c="16"/>14 ∨I </text:p>
      <text:p text:style-name="P1"><text:s text:c="3"/>26. <text:s text:c="2"/>| <text:s text:c="2"/>| <text:s text:c="2"/>Q -&gt; (P ∨ (Q ∨ R)) <text:s text:c="13"/>23-25 -&gt;I </text:p>
      <text:p text:style-name="P1"><text:s text:c="3"/>27. <text:s text:c="2"/>| <text:s text:c="2"/>| <text:s text:c="2"/>P ∨ (Q ∨ R) <text:s text:c="20"/>19,22,26 ∨E </text:p>
      <text:p text:style-name="P1"><text:s text:c="3"/>28. <text:s text:c="2"/>| <text:s text:c="2"/>(P ∨ Q) -&gt; (P ∨ (Q ∨ R)) <text:s text:c="11"/>19-27 -&gt;I </text:p>
      <text:p text:style-name="P1"><text:s text:c="3"/>29. <text:s text:c="2"/>| <text:s text:c="2"/>| <text:s text:c="2"/>R <text:s text:c="30"/>H (for -&gt;I) </text:p>
      <text:p text:style-name="P1"><text:s text:c="3"/>30. <text:s text:c="2"/>| <text:s text:c="2"/>| <text:s text:c="2"/>Q ∨ R <text:s text:c="26"/>29 ∨I </text:p>
      <text:p text:style-name="P1"><text:s text:c="3"/>31. <text:s text:c="2"/>| <text:s text:c="2"/>| <text:s text:c="2"/>P ∨ (Q ∨ R) <text:s text:c="20"/>30 ∨I </text:p>
      <text:p text:style-name="P1"><text:s text:c="3"/>32. <text:s text:c="2"/>| <text:s text:c="2"/>R -&gt; (P ∨ (Q ∨ R)) <text:s text:c="17"/>29-31 </text:p>
      <text:p text:style-name="P1"><text:s text:c="3"/>33. <text:s text:c="2"/>| <text:s text:c="2"/>P ∨ (Q ∨ R) <text:s text:c="24"/>13,28,32 ∨E </text:p>
      <text:p text:style-name="P1"><text:s text:c="3"/>34. <text:s text:c="2"/>((P ∨ Q) ∨ R) -&gt; (P ∨ (Q ∨ R)) <text:s text:c="9"/>18-33 -&gt;I </text:p>
      <text:p text:style-name="P1"><text:s text:c="3"/>35. <text:s text:c="2"/>(P ∨ (Q ∨ R)) &lt;-&gt; ((P ∨ Q) ∨ R) <text:s text:c="8"/>17,34 &lt;-&gt;I </text:p>
      <text:p text:style-name="P1"><text:s text:c="3"/>QED </text:p>
      <text:p text:style-name="P1"/>
      <text:p text:style-name="P1"><text:s text:c="3"/>Commutation (COM): <text:s text:c="2"/>⊢ <text:s/>(P ∧ Q) &lt;-&gt; (Q ∧ P) </text:p>
      <text:p text:style-name="P1"><text:s text:c="3"/>Proof </text:p>
      <text:p text:style-name="P1"><text:s text:c="3"/>01. <text:s text:c="2"/>| <text:s text:c="2"/>P ∧ Q <text:s text:c="30"/>H (for -&gt;I) </text:p>
      <text:p text:style-name="P1"><text:s text:c="3"/>02. <text:s text:c="2"/>| <text:s text:c="2"/>P <text:s text:c="34"/>1 ∧E </text:p>
      <text:p text:style-name="P1"><text:s text:c="3"/>03. <text:s text:c="2"/>| <text:s text:c="2"/>Q <text:s text:c="34"/>1 ∧E </text:p>
      <text:p text:style-name="P1"><text:s text:c="3"/>04. <text:s text:c="2"/>| <text:s text:c="2"/>Q ∧ P <text:s text:c="30"/>2,3 ∧I </text:p>
      <text:p text:style-name="P1"><text:s text:c="3"/>05. <text:s text:c="2"/>(P ∧ Q) -&gt; (Q ∧ P) <text:s text:c="21"/>1-4 -&gt;I </text:p>
      <text:p text:style-name="P1"><text:s text:c="3"/>06. <text:s text:c="2"/>| <text:s text:c="2"/>Q ∧ P <text:s text:c="30"/>H (for -&gt;I) </text:p>
      <text:p text:style-name="P1"><text:s text:c="3"/>07. <text:s text:c="2"/>| <text:s text:c="2"/>Q <text:s text:c="34"/>∧E </text:p>
      <text:p text:style-name="P1"><text:s text:c="3"/>08. <text:s text:c="2"/>| <text:s text:c="2"/>P <text:s text:c="34"/>∧E </text:p>
      <text:p text:style-name="P1"><text:s text:c="3"/>09. <text:s text:c="2"/>| <text:s text:c="2"/>P ∧ Q <text:s text:c="30"/>∧I </text:p>
      <text:p text:style-name="P1"><text:s text:c="3"/>10. <text:s text:c="2"/>(Q ∧ P) -&gt; (P ∧ Q) <text:s text:c="21"/>6-9 -&gt;I </text:p>
      <text:p text:style-name="P1"><text:s text:c="3"/>11. <text:s text:c="2"/>(P ∧ Q) &lt;-&gt; (Q ∧ P) <text:s text:c="20"/>5,10 &lt;-&gt;I </text:p>
      <text:p text:style-name="P1"><text:s text:c="3"/>QED </text:p>
      <text:p text:style-name="P1"/>
      <text:p text:style-name="P1"><text:s text:c="3"/>Commutation (COM): <text:s text:c="2"/>⊢ <text:s/>(P ∨ Q) &lt;-&gt; (Q ∨ P) </text:p>
      <text:p text:style-name="P1"><text:s text:c="3"/>Proof </text:p>
      <text:p text:style-name="P1"><text:s text:c="3"/>01. <text:s text:c="2"/>| <text:s text:c="2"/>P ∨ Q <text:s text:c="30"/>H (for -&gt;I) </text:p>
      <text:p text:style-name="P1"><text:s text:c="3"/>02. <text:s text:c="2"/>| <text:s text:c="2"/>| <text:s text:c="2"/>P <text:s text:c="30"/>H (for -&gt;I) </text:p>
      <text:p text:style-name="P1"><text:s text:c="3"/>03. <text:s text:c="2"/>| <text:s text:c="2"/>| <text:s text:c="2"/>Q ∨ P <text:s text:c="26"/>2 ∨I </text:p>
      <text:p text:style-name="P1"><text:s text:c="3"/>04. <text:s text:c="2"/>| <text:s text:c="2"/>P -&gt; (Q ∨ P) <text:s text:c="23"/>2-4 -&gt;I </text:p>
      <text:p text:style-name="P1"><text:s text:c="3"/>05. <text:s text:c="2"/>| <text:s text:c="2"/>| <text:s text:c="2"/>Q <text:s text:c="30"/>H (for -&gt;I) </text:p>
      <text:p text:style-name="P1"><text:s text:c="3"/>06. <text:s text:c="2"/>| <text:s text:c="2"/>| <text:s text:c="2"/>Q ∨ P <text:s text:c="26"/>5 ∨I </text:p>
      <text:p text:style-name="P1"><text:s text:c="3"/>07. <text:s text:c="2"/>| <text:s text:c="2"/>Q -&gt; (Q ∨ P) <text:s text:c="23"/>5-6 -&gt;I </text:p>
      <text:p text:style-name="P1"><text:soft-page-break/><text:s text:c="3"/>08. <text:s text:c="2"/>| <text:s text:c="2"/>Q ∨ P <text:s text:c="30"/>1,4,7 ∨E </text:p>
      <text:p text:style-name="P1"><text:s text:c="3"/>09. <text:s text:c="2"/>(P ∨ Q) -&gt; (Q ∨ P) <text:s text:c="21"/>1-8 -&gt;I </text:p>
      <text:p text:style-name="P1"><text:s text:c="3"/>10. <text:s text:c="2"/>| <text:s text:c="2"/>Q ∨ P <text:s text:c="30"/>H (for -&gt;I) </text:p>
      <text:p text:style-name="P1"><text:s text:c="3"/>11. <text:s text:c="2"/>| <text:s text:c="2"/>| <text:s text:c="2"/>Q <text:s text:c="30"/>H (for -&gt;I) </text:p>
      <text:p text:style-name="P1"><text:s text:c="3"/>12. <text:s text:c="2"/>| <text:s text:c="2"/>| <text:s text:c="2"/>P ∨ Q <text:s text:c="26"/>11 ∨I </text:p>
      <text:p text:style-name="P1"><text:s text:c="3"/>13. <text:s text:c="2"/>| <text:s text:c="2"/>Q -&gt; (P ∨ Q) <text:s text:c="23"/>11-12 -&gt;I </text:p>
      <text:p text:style-name="P1"><text:s text:c="3"/>14. <text:s text:c="2"/>| <text:s text:c="2"/>| <text:s text:c="2"/>P <text:s text:c="30"/>H (for -&gt;I) </text:p>
      <text:p text:style-name="P1"><text:s text:c="3"/>15. <text:s text:c="2"/>| <text:s text:c="2"/>| <text:s text:c="2"/>P ∨ Q <text:s text:c="26"/>14 ∨I </text:p>
      <text:p text:style-name="P1"><text:s text:c="3"/>16. <text:s text:c="2"/>| <text:s text:c="2"/>P -&gt; (P ∨ Q) <text:s text:c="23"/>14-15 -&gt;I </text:p>
      <text:p text:style-name="P1"><text:s text:c="3"/>17. <text:s text:c="2"/>| <text:s text:c="2"/>P ∨ Q <text:s text:c="30"/>10,13,16 ∨E </text:p>
      <text:p text:style-name="P1"><text:s text:c="3"/>18. <text:s text:c="2"/>(Q ∨ P) -&gt; (P ∨ Q) <text:s text:c="21"/>10-17 -&gt;I </text:p>
      <text:p text:style-name="P1"><text:s text:c="3"/>19. <text:s text:c="2"/>(P ∨ Q) &lt;-&gt; (Q ∨ P) <text:s text:c="20"/>9,18 &lt;-&gt;I </text:p>
      <text:p text:style-name="P1"><text:s text:c="3"/>QED </text:p>
      <text:p text:style-name="P1"/>
      <text:p text:style-name="P1"><text:s text:c="3"/>Exportation (EXP): <text:s text:c="2"/>⊢ <text:s/>((P ∧ Q) -&gt; R) &lt;-&gt; (P -&gt; (Q -&gt; R)) </text:p>
      <text:p text:style-name="P1"><text:s text:c="3"/>Proof </text:p>
      <text:p text:style-name="P1"><text:s text:c="3"/>01. <text:s text:c="2"/>| <text:s text:c="2"/>(P ∧ Q) -&gt; R <text:s text:c="23"/>H (for -&gt;I) </text:p>
      <text:p text:style-name="P1"><text:s text:c="3"/>02. <text:s text:c="2"/>| <text:s text:c="2"/>| <text:s text:c="2"/>P <text:s text:c="30"/>H (for -&gt;I) </text:p>
      <text:p text:style-name="P1"><text:s text:c="3"/>03. <text:s text:c="2"/>| <text:s text:c="2"/>| <text:s text:c="2"/>| <text:s text:c="2"/>Q <text:s text:c="26"/>H (for -&gt;I) </text:p>
      <text:p text:style-name="P1"><text:s text:c="3"/>04. <text:s text:c="2"/>| <text:s text:c="2"/>| <text:s text:c="2"/>| <text:s text:c="2"/>P ∧ Q <text:s text:c="22"/>2,3 ∧I </text:p>
      <text:p text:style-name="P1"><text:s text:c="3"/>05. <text:s text:c="2"/>| <text:s text:c="2"/>| <text:s text:c="2"/>| <text:s text:c="2"/>R <text:s text:c="26"/>1,4 -&gt;E </text:p>
      <text:p text:style-name="P1"><text:s text:c="3"/>06. <text:s text:c="2"/>| <text:s text:c="2"/>| <text:s text:c="2"/>Q -&gt; R <text:s text:c="25"/>3-5 -&gt;I </text:p>
      <text:p text:style-name="P1"><text:s text:c="3"/>07. <text:s text:c="2"/>| <text:s text:c="2"/>P -&gt; (Q -&gt; R) <text:s text:c="22"/>2-6 -&gt;I </text:p>
      <text:p text:style-name="P1"><text:s text:c="3"/>08. <text:s text:c="2"/>((P ∧ Q) -&gt; R) -&gt; (P -&gt; (Q -&gt; R)) <text:s text:c="6"/>1-7 -&gt;I </text:p>
      <text:p text:style-name="P1"><text:s text:c="3"/>09. <text:s text:c="2"/>| <text:s text:c="2"/>P -&gt; (Q -&gt; R) <text:s text:c="22"/>H (for -&gt;I) </text:p>
      <text:p text:style-name="P1"><text:s text:c="3"/>10. <text:s text:c="2"/>| <text:s text:c="2"/>| <text:s text:c="2"/>P ∧ Q <text:s text:c="26"/>H (for -&gt;I) </text:p>
      <text:p text:style-name="P1"><text:s text:c="3"/>11. <text:s text:c="2"/>| <text:s text:c="2"/>| <text:s text:c="2"/>P <text:s text:c="30"/>13 ∧E </text:p>
      <text:p text:style-name="P1"><text:s text:c="3"/>12. <text:s text:c="2"/>| <text:s text:c="2"/>| <text:s text:c="2"/>Q -&gt; R <text:s text:c="25"/>9,11 -&gt;E </text:p>
      <text:p text:style-name="P1"><text:s text:c="3"/>13. <text:s text:c="2"/>| <text:s text:c="2"/>| <text:s text:c="2"/>Q <text:s text:c="30"/>10 ∧E </text:p>
      <text:p text:style-name="P1"><text:s text:c="3"/>14. <text:s text:c="2"/>| <text:s text:c="2"/>| <text:s text:c="2"/>R <text:s text:c="30"/>12,13 -&gt;E </text:p>
      <text:p text:style-name="P1"><text:s text:c="3"/>15. <text:s text:c="2"/>| <text:s text:c="2"/>(P ∧ Q) -&gt; R <text:s text:c="23"/>10-14 -&gt;I </text:p>
      <text:p text:style-name="P1"><text:s text:c="3"/>16. <text:s text:c="2"/>(P -&gt; (Q -&gt; R)) -&gt; ((P ∧ Q) -&gt; R) <text:s text:c="6"/>9-15 -&gt;I </text:p>
      <text:p text:style-name="P1"><text:s text:c="3"/>17. <text:s text:c="2"/>((P ∧ Q) -&gt; R) &lt;-&gt; (P -&gt; (Q -&gt; R)) <text:s text:c="5"/>8,16 &lt;-&gt;I </text:p>
      <text:p text:style-name="P1"><text:s text:c="3"/>QED </text:p>
      <text:p text:style-name="P1"/>
      <text:p text:style-name="P1"><text:s text:c="3"/>Distribution (DIST): <text:s text:c="2"/>⊢ <text:s/>(P ∧ (Q ∨ R)) &lt;-&gt; ((P ∧ Q) ∨ (P ∧ R)) </text:p>
      <text:p text:style-name="P1"><text:s text:c="3"/>Proof </text:p>
      <text:p text:style-name="P1"><text:s text:c="3"/>01. <text:s text:c="2"/>| <text:s text:c="2"/>P ∧ (Q ∨ R) <text:s text:c="24"/>H (for -&gt;I) </text:p>
      <text:p text:style-name="P1"><text:s text:c="3"/>02. <text:s text:c="2"/>| <text:s text:c="2"/>P <text:s text:c="34"/>1 ∧E </text:p>
      <text:p text:style-name="P1"><text:s text:c="3"/>03. <text:s text:c="2"/>| <text:s text:c="2"/>Q ∨ R <text:s text:c="30"/>1 ∧E </text:p>
      <text:p text:style-name="P1"><text:s text:c="3"/>04. <text:s text:c="2"/>| <text:s text:c="2"/>| <text:s text:c="2"/>Q <text:s text:c="30"/>H (for -&gt;I) </text:p>
      <text:p text:style-name="P1"><text:s text:c="3"/>05. <text:s text:c="2"/>| <text:s text:c="2"/>| <text:s text:c="2"/>P ∧ Q <text:s text:c="26"/>2,4 ∧I </text:p>
      <text:p text:style-name="P1"><text:s text:c="3"/>06. <text:s text:c="2"/>| <text:s text:c="2"/>| <text:s text:c="2"/>(P ∧ Q) ∨ (P ∧ R) <text:s text:c="14"/>5 ∨I </text:p>
      <text:p text:style-name="P1"><text:s text:c="3"/>07. <text:s text:c="2"/>| <text:s text:c="2"/>Q -&gt; ((P ∧ Q) ∨ (P ∧ R)) <text:s text:c="11"/>4-6 -&gt;I </text:p>
      <text:p text:style-name="P1"><text:s text:c="3"/>08. <text:s text:c="2"/>| <text:s text:c="2"/>| <text:s text:c="2"/>R <text:s text:c="30"/>H (for -&gt;I) </text:p>
      <text:p text:style-name="P1"><text:s text:c="3"/>09. <text:s text:c="2"/>| <text:s text:c="2"/>| <text:s text:c="2"/>P ∧ R <text:s text:c="26"/>2,8 ∧I </text:p>
      <text:p text:style-name="P1"><text:s text:c="3"/>10. <text:s text:c="2"/>| <text:s text:c="2"/>| <text:s text:c="2"/>(P ∧ Q) ∨ (P ∧ R) <text:s text:c="14"/>9 ∨I </text:p>
      <text:p text:style-name="P1"><text:s text:c="3"/>11. <text:s text:c="2"/>| <text:s text:c="2"/>R -&gt; ((P ∧ Q) ∨ (P ∧ R)) <text:s text:c="11"/>8-10 -&gt;I </text:p>
      <text:p text:style-name="P1"><text:s text:c="3"/>12. <text:s text:c="2"/>| <text:s text:c="2"/>(P ∧ Q) ∨ (P ∧ R) <text:s text:c="18"/>3,7,11 ∨E </text:p>
      <text:p text:style-name="P1"><text:s text:c="3"/>13. <text:s text:c="2"/>(P ∧ (Q ∨ R)) -&gt; ((P ∧ Q) ∨ (P ∧ R)) <text:s text:c="3"/>1-12 -&gt;I </text:p>
      <text:p text:style-name="P1"><text:s text:c="3"/>14. <text:s text:c="2"/>| <text:s text:c="2"/>(P ∧ Q) ∨ (P ∧ R) <text:s text:c="18"/>H (for -&gt;I) </text:p>
      <text:p text:style-name="P1"><text:s text:c="3"/>15. <text:s text:c="2"/>| <text:s text:c="2"/>| <text:s text:c="2"/>P ∧ Q <text:s text:c="26"/>H (for -&gt;I) </text:p>
      <text:p text:style-name="P1"><text:s text:c="3"/>16. <text:s text:c="2"/>| <text:s text:c="2"/>| <text:s text:c="2"/>P <text:s text:c="30"/>15 ∧E </text:p>
      <text:p text:style-name="P1"><text:s text:c="3"/>17. <text:s text:c="2"/>| <text:s text:c="2"/>| <text:s text:c="2"/>Q <text:s text:c="30"/>15 ∧E </text:p>
      <text:p text:style-name="P1"><text:s text:c="3"/>18. <text:s text:c="2"/>| <text:s text:c="2"/>| <text:s text:c="2"/>Q ∨ R <text:s text:c="26"/>17 ∨I </text:p>
      <text:p text:style-name="P1"><text:s text:c="3"/>19. <text:s text:c="2"/>| <text:s text:c="2"/>| <text:s text:c="2"/>P ∧ (Q ∨ R) <text:s text:c="20"/>17,18 ∧I </text:p>
      <text:p text:style-name="P1"><text:s text:c="3"/>20. <text:s text:c="2"/>| <text:s text:c="2"/>(P ∧ Q) -&gt; (P ∧ (Q ∨ R)) <text:s text:c="11"/>15-18 -&gt;I </text:p>
      <text:p text:style-name="P1"><text:s text:c="3"/>21. <text:s text:c="2"/>| <text:s text:c="2"/>| <text:s text:c="2"/>P ∧ R <text:s text:c="26"/>H (for -&gt;I) </text:p>
      <text:p text:style-name="P1"><text:s text:c="3"/>22. <text:s text:c="2"/>| <text:s text:c="2"/>| <text:s text:c="2"/>P <text:s text:c="30"/>21 ∧E </text:p>
      <text:p text:style-name="P1"><text:soft-page-break/><text:s text:c="3"/>23. <text:s text:c="2"/>| <text:s text:c="2"/>| <text:s text:c="2"/>R <text:s text:c="30"/>21 ∧E </text:p>
      <text:p text:style-name="P1"><text:s text:c="3"/>24. <text:s text:c="2"/>| <text:s text:c="2"/>| <text:s text:c="2"/>Q ∨ R <text:s text:c="26"/>23 ∨I </text:p>
      <text:p text:style-name="P1"><text:s text:c="3"/>25. <text:s text:c="2"/>| <text:s text:c="2"/>| <text:s text:c="2"/>P ∧ (Q ∨ R) <text:s text:c="20"/>24 ∧I </text:p>
      <text:p text:style-name="P1"><text:s text:c="3"/>26. <text:s text:c="2"/>| <text:s text:c="2"/>(P ∧ R) -&gt; (P ∧ (Q ∨ R)) <text:s text:c="11"/>21-25 -&gt;I </text:p>
      <text:p text:style-name="P1"><text:s text:c="3"/>27. <text:s text:c="2"/>| <text:s text:c="2"/>P ∧ (Q ∨ R) <text:s text:c="24"/>14,20,26 ∨E </text:p>
      <text:p text:style-name="P1"><text:s text:c="3"/>28. <text:s text:c="2"/>((P ∧ Q) ∨ (P ∧ R)) -&gt; (P ∧ (Q ∨ R)) <text:s text:c="3"/>14-27 -&gt;I </text:p>
      <text:p text:style-name="P1"><text:s text:c="3"/>29. <text:s text:c="2"/>(P ∧ (Q ∨ R)) &lt;-&gt; ((P ∧ Q) ∨ (P ∧ R)) <text:s text:c="2"/>13,28 &lt;-&gt;I </text:p>
      <text:p text:style-name="P1"><text:s text:c="3"/>QED </text:p>
      <text:p text:style-name="P1"/>
      <text:p text:style-name="P1"><text:s text:c="3"/>Distribution (DIST): <text:s text:c="2"/>⊢ <text:s/>(P ∨ (Q ∧ R)) &lt;-&gt; ((P ∨ Q) ∧ (P ∨ R)) </text:p>
      <text:p text:style-name="P1"><text:s text:c="3"/>Proof </text:p>
      <text:p text:style-name="P1"><text:s text:c="3"/>01. <text:s text:c="2"/>| <text:s text:c="2"/>P ∨ (Q ∧ R) <text:s text:c="24"/>H (for -&gt;I) </text:p>
      <text:p text:style-name="P1"><text:s text:c="3"/>02. <text:s text:c="2"/>| <text:s text:c="2"/>| <text:s text:c="2"/>P <text:s text:c="30"/>H (for -&gt;I) </text:p>
      <text:p text:style-name="P1"><text:s text:c="3"/>03. <text:s text:c="2"/>| <text:s text:c="2"/>| <text:s text:c="2"/>P ∨ Q <text:s text:c="26"/>2 ∨I </text:p>
      <text:p text:style-name="P1"><text:s text:c="3"/>04. <text:s text:c="2"/>| <text:s text:c="2"/>| <text:s text:c="2"/>P ∨ R <text:s text:c="26"/>2 ∨I </text:p>
      <text:p text:style-name="P1"><text:s text:c="3"/>05. <text:s text:c="2"/>| <text:s text:c="2"/>| <text:s text:c="2"/>(P ∨ Q) ∧ (P ∨ R) <text:s text:c="14"/>3,4 ∧I </text:p>
      <text:p text:style-name="P1"><text:s text:c="3"/>06. <text:s text:c="2"/>| <text:s text:c="2"/>P -&gt; ((P ∨ Q) ∧ (P ∨ R)) <text:s text:c="11"/>2-5 -&gt;I </text:p>
      <text:p text:style-name="P1"><text:s text:c="3"/>07. <text:s text:c="2"/>| <text:s text:c="2"/>| <text:s text:c="2"/>Q ∧ R <text:s text:c="26"/>H (for -&gt;I) </text:p>
      <text:p text:style-name="P1"><text:s text:c="3"/>08. <text:s text:c="2"/>| <text:s text:c="2"/>| <text:s text:c="2"/>Q <text:s text:c="30"/>7 ∧E </text:p>
      <text:p text:style-name="P1"><text:s text:c="3"/>09. <text:s text:c="2"/>| <text:s text:c="2"/>| <text:s text:c="2"/>R <text:s text:c="30"/>7 ∧E </text:p>
      <text:p text:style-name="P1"><text:s text:c="3"/>10. <text:s text:c="2"/>| <text:s text:c="2"/>| <text:s text:c="2"/>P ∨ Q <text:s text:c="26"/>8 ∨I </text:p>
      <text:p text:style-name="P1"><text:s text:c="3"/>11. <text:s text:c="2"/>| <text:s text:c="2"/>| <text:s text:c="2"/>P ∨ R <text:s text:c="26"/>9 ∨I </text:p>
      <text:p text:style-name="P1"><text:s text:c="3"/>12. <text:s text:c="2"/>| <text:s text:c="2"/>| <text:s text:c="2"/>(P ∨ Q) ∧ (P ∨ R) <text:s text:c="14"/>10,11 ∧I </text:p>
      <text:p text:style-name="P1"><text:s text:c="3"/>13. <text:s text:c="2"/>| <text:s text:c="2"/>(Q ∧ R) -&gt; ((P ∨ Q) ∧ (P ∨ R)) <text:s text:c="5"/>7-12 -&gt;I </text:p>
      <text:p text:style-name="P1"><text:s text:c="3"/>14. <text:s text:c="2"/>| <text:s text:c="2"/>(P ∨ Q) ∧ (P ∨ R) <text:s text:c="18"/>1,6,13 ∨E </text:p>
      <text:p text:style-name="P1"><text:s text:c="3"/>15. <text:s text:c="2"/>(P ∨ (Q ∧ R)) -&gt; ((P ∨ Q) ∧ (P ∨ R)) <text:s text:c="3"/>1-14 -&gt;I </text:p>
      <text:p text:style-name="P1"><text:s text:c="3"/>16. <text:s text:c="2"/>| <text:s text:c="2"/>(P ∨ Q) ∧ (P ∨ R) <text:s text:c="18"/>H (for -&gt;I) </text:p>
      <text:p text:style-name="P1"><text:s text:c="3"/>17. <text:s text:c="2"/>| <text:s text:c="2"/>P ∨ Q <text:s text:c="30"/>18 ∧E </text:p>
      <text:p text:style-name="P1"><text:s text:c="3"/>18. <text:s text:c="2"/>| <text:s text:c="2"/>P ∨ R <text:s text:c="30"/>16 ∧E </text:p>
      <text:p text:style-name="P1"><text:s text:c="3"/>19. <text:s text:c="2"/>| <text:s text:c="2"/>| <text:s text:c="2"/>P <text:s text:c="30"/>H (for -&gt;I) </text:p>
      <text:p text:style-name="P1"><text:s text:c="3"/>20. <text:s text:c="2"/>| <text:s text:c="2"/>| <text:s text:c="2"/>P ∨ (Q ∧ R) <text:s text:c="20"/>19 ∨I </text:p>
      <text:p text:style-name="P1"><text:s text:c="3"/>21. <text:s text:c="2"/>| <text:s text:c="2"/>P -&gt; (P ∨ (Q ∧ R)) <text:s text:c="17"/>19-20 -&gt;I </text:p>
      <text:p text:style-name="P1"><text:s text:c="3"/>22. <text:s text:c="2"/>| <text:s text:c="2"/>| <text:s text:c="2"/>Q <text:s text:c="30"/>H (for -&gt;I) </text:p>
      <text:p text:style-name="P1"><text:s text:c="3"/>23. <text:s text:c="2"/>| <text:s text:c="2"/>| <text:s text:c="2"/>| <text:s text:c="2"/>R <text:s text:c="26"/>H (for -&gt;I) </text:p>
      <text:p text:style-name="P1"><text:s text:c="3"/>24. <text:s text:c="2"/>| <text:s text:c="2"/>| <text:s text:c="2"/>| <text:s text:c="2"/>Q ∧ R <text:s text:c="22"/>22,23 ∧I </text:p>
      <text:p text:style-name="P1"><text:s text:c="3"/>25. <text:s text:c="2"/>| <text:s text:c="2"/>| <text:s text:c="2"/>| <text:s text:c="2"/>P ∨ (Q ∧ R) <text:s text:c="16"/>24 ∨I </text:p>
      <text:p text:style-name="P1"><text:s text:c="3"/>26. <text:s text:c="2"/>| <text:s text:c="2"/>| <text:s text:c="2"/>R -&gt; (P ∨ (Q ∧ R)) <text:s text:c="13"/>23-25 -&gt;I </text:p>
      <text:p text:style-name="P1"><text:s text:c="3"/>27. <text:s text:c="2"/>| <text:s text:c="2"/>| <text:s text:c="2"/>P ∨ (Q ∧ R) <text:s text:c="20"/>28,21,26 ∨E </text:p>
      <text:p text:style-name="P1"><text:s text:c="3"/>28. <text:s text:c="2"/>| <text:s text:c="2"/>Q -&gt; (P ∨ (Q ∧ R)) <text:s text:c="17"/>22-26 -&gt;I </text:p>
      <text:p text:style-name="P1"><text:s text:c="3"/>29. <text:s text:c="2"/>| <text:s text:c="2"/>P ∨ (Q ∧ R) <text:s text:c="24"/>17,21,28 ∨E </text:p>
      <text:p text:style-name="P1"><text:s text:c="3"/>30. <text:s text:c="2"/>((P ∨ Q) ∧ (P ∨ R)) -&gt; (P ∨ (Q ∧ R)) <text:s text:c="3"/>16-29 -&gt;I </text:p>
      <text:p text:style-name="P1"><text:s text:c="3"/>31. <text:s text:c="2"/>(P ∨ (Q ∧ R)) &lt;-&gt; ((P ∨ Q) ∧ (P ∨ R)) <text:s text:c="2"/>15,30 &lt;-&gt;I </text:p>
      <text:p text:style-name="P1"><text:s text:c="3"/>QED </text:p>
      <text:p text:style-name="P1"/>
      <text:p text:style-name="P1"><text:s text:c="3"/>DeMorgan's law (DM): ⊢ <text:s/>-(P ∧ Q) &lt;-&gt; (-P ∨ -Q) </text:p>
      <text:p text:style-name="P1"><text:s text:c="3"/>Proof </text:p>
      <text:p text:style-name="P1"><text:s text:c="3"/>01. <text:s text:c="2"/>| <text:s text:c="2"/>-(P ∧ Q) <text:s text:c="27"/>H (for -&gt;I) </text:p>
      <text:p text:style-name="P1"><text:s text:c="3"/>02. <text:s text:c="2"/>| <text:s text:c="2"/>| <text:s text:c="2"/>-(-P ∨ -Q) <text:s text:c="21"/>H (for -I) </text:p>
      <text:p text:style-name="P1"><text:s text:c="3"/>03. <text:s text:c="2"/>| <text:s text:c="2"/>| <text:s text:c="2"/>| <text:s text:c="2"/>-P <text:s text:c="25"/>H (for -I) </text:p>
      <text:p text:style-name="P1"><text:s text:c="3"/>04. <text:s text:c="2"/>| <text:s text:c="2"/>| <text:s text:c="2"/>| <text:s text:c="2"/>-P ∨ -Q <text:s text:c="20"/>3 ∨I </text:p>
      <text:p text:style-name="P1"><text:s text:c="3"/>05. <text:s text:c="2"/>| <text:s text:c="2"/>| <text:s text:c="2"/>| <text:s text:c="2"/>⊥ <text:s text:c="26"/>2,4 ⊥ I </text:p>
      <text:p text:style-name="P1"><text:s text:c="3"/>06. <text:s text:c="2"/>| <text:s text:c="2"/>| <text:s text:c="2"/>--P <text:s text:c="28"/>3-5 ⊥ E </text:p>
      <text:p text:style-name="P1"><text:s text:c="3"/>07. <text:s text:c="2"/>| <text:s text:c="2"/>| <text:s text:c="2"/>P <text:s text:c="30"/>6 -E </text:p>
      <text:p text:style-name="P1"><text:s text:c="3"/>08. <text:s text:c="2"/>| <text:s text:c="2"/>| <text:s text:c="2"/>| <text:s text:c="2"/>-Q <text:s text:c="25"/>H (for -I) </text:p>
      <text:p text:style-name="P1"><text:s text:c="3"/>09. <text:s text:c="2"/>| <text:s text:c="2"/>| <text:s text:c="2"/>| <text:s text:c="2"/>-P ∨ -Q <text:s text:c="20"/>8 ∨I </text:p>
      <text:p text:style-name="P1"><text:s text:c="3"/>10. <text:s text:c="2"/>| <text:s text:c="2"/>| <text:s text:c="2"/>| <text:s text:c="2"/>⊥ <text:s text:c="26"/>2,9 ⊥ I </text:p>
      <text:p text:style-name="P1"><text:s text:c="3"/>11. <text:s text:c="2"/>| <text:s text:c="2"/>| <text:s text:c="2"/>--Q <text:s text:c="28"/>9-10 ⊥ E </text:p>
      <text:p text:style-name="P1"><text:s text:c="3"/>12. <text:s text:c="2"/>| <text:s text:c="2"/>| <text:s text:c="2"/>Q <text:s text:c="30"/>11 -E </text:p>
      <text:p text:style-name="P1"><text:s text:c="3"/>13. <text:s text:c="2"/>| <text:s text:c="2"/>| <text:s text:c="2"/>P ∧ Q <text:s text:c="26"/>7,12 ∧I </text:p>
      <text:p text:style-name="P1"><text:soft-page-break/><text:s text:c="3"/>14. <text:s text:c="2"/>| <text:s text:c="2"/>| <text:s text:c="2"/>⊥ <text:s text:c="30"/>1,13 ⊥ I </text:p>
      <text:p text:style-name="P1"><text:s text:c="3"/>15. <text:s text:c="2"/>| <text:s text:c="2"/>--(-P ∨ -Q) <text:s text:c="24"/>2-14 ⊥ E </text:p>
      <text:p text:style-name="P1"><text:s text:c="3"/>16. <text:s text:c="2"/>| <text:s text:c="2"/>-P ∨ -Q <text:s text:c="28"/>15 -E </text:p>
      <text:p text:style-name="P1"><text:s text:c="3"/>17. <text:s text:c="2"/>-(P ∧ Q) -&gt; (-P ∨ -Q) <text:s text:c="18"/>1-16 -&gt;I </text:p>
      <text:p text:style-name="P1"><text:s text:c="3"/>18. <text:s text:c="2"/>| <text:s text:c="2"/>-P ∨ -Q <text:s text:c="28"/>H (for -&gt;I) </text:p>
      <text:p text:style-name="P1"><text:s text:c="3"/>19. <text:s text:c="2"/>| <text:s text:c="2"/>| <text:s text:c="2"/>P ∧ Q <text:s text:c="26"/>H (for -I) </text:p>
      <text:p text:style-name="P1"><text:s text:c="3"/>20. <text:s text:c="2"/>| <text:s text:c="2"/>| <text:s text:c="2"/>P <text:s text:c="30"/>19 ∧E </text:p>
      <text:p text:style-name="P1"><text:s text:c="3"/>21. <text:s text:c="2"/>| <text:s text:c="2"/>| <text:s text:c="2"/>Q <text:s text:c="30"/>19 ∧E </text:p>
      <text:p text:style-name="P1"><text:s text:c="3"/>22. <text:s text:c="2"/>| <text:s text:c="2"/>| <text:s text:c="2"/>--P <text:s text:c="28"/>20 DN </text:p>
      <text:p text:style-name="P1"><text:s text:c="3"/>23. <text:s text:c="2"/>| <text:s text:c="2"/>| <text:s text:c="2"/>-Q <text:s text:c="29"/>18,22 DS </text:p>
      <text:p text:style-name="P1"><text:s text:c="3"/>24. <text:s text:c="2"/>| <text:s text:c="2"/>| <text:s text:c="2"/>⊥ <text:s text:c="30"/>21,23 ⊥ I </text:p>
      <text:p text:style-name="P1"><text:s text:c="3"/>25. <text:s text:c="2"/>| <text:s text:c="2"/>-(P ∧ Q) <text:s text:c="27"/>19-24 ⊥ E </text:p>
      <text:p text:style-name="P1"><text:s text:c="3"/>26. <text:s text:c="2"/>(-P ∨ -Q) -&gt; -(P ∧ Q) <text:s text:c="18"/>18-25 -&gt;I </text:p>
      <text:p text:style-name="P1"><text:s text:c="3"/>27. <text:s text:c="2"/>-(P ∧ Q) &lt;-&gt; (-P ∨ -Q) <text:s text:c="17"/>17,26 &lt;-&gt;I </text:p>
      <text:p text:style-name="P1"><text:s text:c="3"/>QED </text:p>
      <text:p text:style-name="P1"/>
      <text:p text:style-name="P1"><text:s text:c="3"/>DeMorgan's law (DM) <text:s/>⊢ <text:s/>-(P ∨ Q) &lt;-&gt; (-P ∧ -Q) </text:p>
      <text:p text:style-name="P1"><text:s text:c="3"/>Proof </text:p>
      <text:p text:style-name="P1"><text:s text:c="3"/>01. <text:s text:c="2"/>| <text:s text:c="2"/>-(P ∨ Q) <text:s text:c="27"/>H (for -&gt;I) </text:p>
      <text:p text:style-name="P1"><text:s text:c="3"/>02. <text:s text:c="2"/>| <text:s text:c="2"/>| <text:s text:c="2"/>-(-P ∧ -Q) <text:s text:c="21"/>H (for -I) </text:p>
      <text:p text:style-name="P1"><text:s text:c="3"/>03. <text:s text:c="2"/>| <text:s text:c="2"/>| <text:s text:c="2"/>| <text:s text:c="2"/>P <text:s text:c="26"/>H (for -I) </text:p>
      <text:p text:style-name="P1"><text:s text:c="3"/>04. <text:s text:c="2"/>| <text:s text:c="2"/>| <text:s text:c="2"/>| <text:s text:c="2"/>P ∨ Q <text:s text:c="22"/>3 ∨I </text:p>
      <text:p text:style-name="P1"><text:s text:c="3"/>05. <text:s text:c="2"/>| <text:s text:c="2"/>| <text:s text:c="2"/>| <text:s text:c="2"/>⊥ <text:s text:c="26"/>1,4 ⊥ I </text:p>
      <text:p text:style-name="P1"><text:s text:c="3"/>06. <text:s text:c="2"/>| <text:s text:c="2"/>| <text:s text:c="2"/>-P <text:s text:c="29"/>3-5 ⊥ E </text:p>
      <text:p text:style-name="P1"><text:s text:c="3"/>07. <text:s text:c="2"/>| <text:s text:c="2"/>| <text:s text:c="2"/>| <text:s text:c="2"/>Q <text:s text:c="26"/>H (for -I) </text:p>
      <text:p text:style-name="P1"><text:s text:c="3"/>08. <text:s text:c="2"/>| <text:s text:c="2"/>| <text:s text:c="2"/>| <text:s text:c="2"/>P ∨ Q <text:s text:c="22"/>7 ∨I </text:p>
      <text:p text:style-name="P1"><text:s text:c="3"/>09. <text:s text:c="2"/>| <text:s text:c="2"/>| <text:s text:c="2"/>| <text:s text:c="2"/>⊥ <text:s text:c="26"/>1,8 ⊥ I </text:p>
      <text:p text:style-name="P1"><text:s text:c="3"/>10. <text:s text:c="2"/>| <text:s text:c="2"/>| <text:s text:c="2"/>-Q <text:s text:c="29"/>7-9 ⊥ E </text:p>
      <text:p text:style-name="P1"><text:s text:c="3"/>11. <text:s text:c="2"/>| <text:s text:c="2"/>| <text:s text:c="2"/>-P ∧ -Q <text:s text:c="24"/>6,10 ∧I </text:p>
      <text:p text:style-name="P1"><text:s text:c="3"/>12. <text:s text:c="2"/>| <text:s text:c="2"/>| <text:s text:c="2"/>⊥ <text:s text:c="30"/>2,11 ⊥ I </text:p>
      <text:p text:style-name="P1"><text:s text:c="3"/>13. <text:s text:c="2"/>| <text:s text:c="2"/>-P ∧ -Q <text:s text:c="28"/>2-12 ⊥ E </text:p>
      <text:p text:style-name="P1"><text:s text:c="3"/>14. <text:s text:c="2"/>-(P ∨ Q) -&gt; (-P ∧ -Q) <text:s text:c="18"/>1-13 -&gt;I </text:p>
      <text:p text:style-name="P1"><text:s text:c="3"/>15. <text:s text:c="2"/>| <text:s text:c="2"/>-P ∧ -Q <text:s text:c="28"/>H (for -&gt;I) </text:p>
      <text:p text:style-name="P1"><text:s text:c="3"/>16. <text:s text:c="2"/>| <text:s text:c="2"/>| <text:s text:c="2"/>P ∨ Q <text:s text:c="26"/>H (for -I) </text:p>
      <text:p text:style-name="P1"><text:s text:c="3"/>17. <text:s text:c="2"/>| <text:s text:c="2"/>| <text:s text:c="2"/>-P <text:s text:c="29"/>15 ∧E </text:p>
      <text:p text:style-name="P1"><text:s text:c="3"/>18. <text:s text:c="2"/>| <text:s text:c="2"/>| <text:s text:c="2"/>-Q <text:s text:c="29"/>15 ∧E </text:p>
      <text:p text:style-name="P1"><text:s text:c="3"/>19. <text:s text:c="2"/>| <text:s text:c="2"/>| <text:s text:c="2"/>Q <text:s text:c="30"/>16,18 DS </text:p>
      <text:p text:style-name="P1"><text:s text:c="3"/>20. <text:s text:c="2"/>| <text:s text:c="2"/>| <text:s text:c="2"/>⊥ <text:s text:c="30"/>18,19 ⊥ I </text:p>
      <text:p text:style-name="P1"><text:s text:c="3"/>21. <text:s text:c="2"/>| <text:s text:c="2"/>-(P ∨ Q) <text:s text:c="27"/>16-20 ⊥ E </text:p>
      <text:p text:style-name="P1"><text:s text:c="3"/>22. <text:s text:c="2"/>(-P ∧ -Q) -&gt; -(P ∨ Q) <text:s text:c="18"/>15-21 -&gt;I </text:p>
      <text:p text:style-name="P1"><text:s text:c="3"/>23. <text:s text:c="2"/>-(P ∨ Q) &lt;-&gt; (-P ∧ -Q) <text:s text:c="17"/>14,22 &lt;-&gt;I </text:p>
      <text:p text:style-name="P1"><text:s text:c="3"/>QED </text:p>
      <text:p text:style-name="P1"/>
      <text:p text:style-name="P1"><text:s text:c="3"/>Material Equivalence (ME): <text:s/>⊢ <text:s/>(P &lt;-&gt; Q) &lt;-&gt; ((P -&gt; Q) ∧ (Q -&gt; P)) </text:p>
      <text:p text:style-name="P1"><text:s text:c="3"/>Proof </text:p>
      <text:p text:style-name="P1"><text:s text:c="3"/>01. <text:s text:c="2"/>| <text:s text:c="2"/>P &lt;-&gt; Q <text:s text:c="28"/>H (for -&gt;I) </text:p>
      <text:p text:style-name="P1"><text:s text:c="3"/>02. <text:s text:c="2"/>| <text:s text:c="2"/>P -&gt; Q <text:s text:c="29"/>1 &lt;-&gt;E </text:p>
      <text:p text:style-name="P1"><text:s text:c="3"/>03. <text:s text:c="2"/>| <text:s text:c="2"/>Q -&gt; P <text:s text:c="29"/>1 &lt;-&gt;E </text:p>
      <text:p text:style-name="P1"><text:s text:c="3"/>04. <text:s text:c="2"/>| <text:s text:c="2"/>(P -&gt; Q) ∧ (Q -&gt; P) <text:s text:c="16"/>2,3 ∧I </text:p>
      <text:p text:style-name="P1"><text:s text:c="3"/>05. <text:s text:c="2"/>(P &lt;-&gt; Q) -&gt; ((P -&gt; Q) ∧ (Q -&gt; P)) <text:s text:c="5"/>1-4 -&gt;I </text:p>
      <text:p text:style-name="P1"><text:s text:c="3"/>06. <text:s text:c="2"/>| <text:s text:c="2"/>(P -&gt; Q) ∧ (Q -&gt; P) <text:s text:c="16"/>H (for -&gt;I) </text:p>
      <text:p text:style-name="P1"><text:s text:c="3"/>07. <text:s text:c="2"/>| <text:s text:c="2"/>P -&gt; Q <text:s text:c="29"/>6 ∧E </text:p>
      <text:p text:style-name="P1"><text:s text:c="3"/>08. <text:s text:c="2"/>| <text:s text:c="2"/>Q -&gt; P <text:s text:c="29"/>6 ∧E </text:p>
      <text:p text:style-name="P1"><text:s text:c="3"/>09. <text:s text:c="2"/>| <text:s text:c="2"/>P &lt;-&gt; Q <text:s text:c="28"/>7,8 &lt;-&gt;I </text:p>
      <text:p text:style-name="P1"><text:s text:c="3"/>10. <text:s text:c="2"/>((P -&gt; Q) ∧ (Q -&gt; P)) -&gt; (P &lt;-&gt; Q) <text:s text:c="5"/>6-9 -&gt;I </text:p>
      <text:p text:style-name="P1"><text:s text:c="3"/>11. <text:s text:c="2"/>(P &lt;-&gt; Q) &lt;-&gt; ((P -&gt; Q) ∧ (Q -&gt; P)) <text:s text:c="4"/>5,10 &lt;-&gt;I </text:p>
      <text:p text:style-name="P1"><text:s text:c="3"/>QED </text:p>
      <text:p text:style-name="P1"/>
      <text:p text:style-name="P1"><text:s text:c="3"/>Material Equivalence (ME): <text:s/>⊢ <text:s/>(P &lt;-&gt; Q) &lt;-&gt; ((P ∧ Q) ∨ (-P ∧ -Q)) </text:p>
      <text:p text:style-name="P1"><text:soft-page-break/><text:s text:c="3"/>Proof </text:p>
      <text:p text:style-name="P1"><text:s text:c="3"/>01. <text:s text:c="2"/>| <text:s text:c="2"/>P &lt;-&gt; Q <text:s text:c="28"/>H (for -&gt;I) </text:p>
      <text:p text:style-name="P1"><text:s text:c="3"/>02. <text:s text:c="2"/>| <text:s text:c="2"/>P -&gt; Q <text:s text:c="29"/>1 &lt;-&gt;E </text:p>
      <text:p text:style-name="P1"><text:s text:c="3"/>03. <text:s text:c="2"/>| <text:s text:c="2"/>Q -&gt; P <text:s text:c="29"/>1 &lt;-&gt;E </text:p>
      <text:p text:style-name="P1"><text:s text:c="3"/>04. <text:s text:c="2"/>| <text:s text:c="2"/>| <text:s text:c="2"/>-((P ∧ Q) ∨ (-P ∧ -Q)) <text:s text:c="9"/>H (for -I) </text:p>
      <text:p text:style-name="P1"><text:s text:c="3"/>05. <text:s text:c="2"/>| <text:s text:c="2"/>| <text:s text:c="2"/>-(P ∧ Q) ∧ -(-P ∧ -Q) <text:s text:c="10"/>4 DM </text:p>
      <text:p text:style-name="P1"><text:s text:c="3"/>06. <text:s text:c="2"/>| <text:s text:c="2"/>| <text:s text:c="2"/>-(P ∧ Q) <text:s text:c="23"/>5 ∧E </text:p>
      <text:p text:style-name="P1"><text:s text:c="3"/>07. <text:s text:c="2"/>| <text:s text:c="2"/>| <text:s text:c="2"/>-(-P ∧ -Q) <text:s text:c="21"/>5 ∧E </text:p>
      <text:p text:style-name="P1"><text:s text:c="3"/>08. <text:s text:c="2"/>| <text:s text:c="2"/>| <text:s text:c="2"/>-P ∨ -Q <text:s text:c="24"/>6 DM </text:p>
      <text:p text:style-name="P1"><text:s text:c="3"/>09. <text:s text:c="2"/>| <text:s text:c="2"/>| <text:s text:c="2"/>P ∨ Q <text:s text:c="26"/>7 DM </text:p>
      <text:p text:style-name="P1"><text:s text:c="3"/>10. <text:s text:c="2"/>| <text:s text:c="2"/>| <text:s text:c="2"/>| <text:s text:c="2"/>-P <text:s text:c="25"/>H (for -&gt;I) </text:p>
      <text:p text:style-name="P1"><text:s text:c="3"/>11. <text:s text:c="2"/>| <text:s text:c="2"/>| <text:s text:c="2"/>| <text:s text:c="2"/>-Q <text:s text:c="25"/>2,10 MT </text:p>
      <text:p text:style-name="P1"><text:s text:c="3"/>12. <text:s text:c="2"/>| <text:s text:c="2"/>| <text:s text:c="2"/>| <text:s text:c="2"/>P <text:s text:c="26"/>9,10 DS </text:p>
      <text:p text:style-name="P1"><text:s text:c="3"/>13. <text:s text:c="2"/>| <text:s text:c="2"/>| <text:s text:c="2"/>| <text:s text:c="2"/>⊥ <text:s text:c="26"/>10,11 ⊥ I </text:p>
      <text:p text:style-name="P1"><text:s text:c="3"/>14. <text:s text:c="2"/>| <text:s text:c="2"/>| <text:s text:c="2"/>-P -&gt; ⊥ <text:s text:c="24"/>10-13 -&gt;I </text:p>
      <text:p text:style-name="P1"><text:s text:c="3"/>15. <text:s text:c="2"/>| <text:s text:c="2"/>| <text:s text:c="2"/>| <text:s text:c="2"/>-Q <text:s text:c="25"/>H (for -&gt;I) </text:p>
      <text:p text:style-name="P1"><text:s text:c="3"/>16. <text:s text:c="2"/>| <text:s text:c="2"/>| <text:s text:c="2"/>| <text:s text:c="2"/>-P <text:s text:c="25"/>2,15 MT </text:p>
      <text:p text:style-name="P1"><text:s text:c="3"/>17. <text:s text:c="2"/>| <text:s text:c="2"/>| <text:s text:c="2"/>| <text:s text:c="2"/>P <text:s text:c="26"/>9,15 DS </text:p>
      <text:p text:style-name="P1"><text:s text:c="3"/>18. <text:s text:c="2"/>| <text:s text:c="2"/>| <text:s text:c="2"/>| <text:s text:c="2"/>⊥ <text:s text:c="26"/>16,17 ⊥ I </text:p>
      <text:p text:style-name="P1"><text:s text:c="3"/>19. <text:s text:c="2"/>| <text:s text:c="2"/>| <text:s text:c="2"/>-Q -&gt; ⊥ <text:s text:c="24"/>15-18 -&gt;I </text:p>
      <text:p text:style-name="P1"><text:s text:c="3"/>20. <text:s text:c="2"/>| <text:s text:c="2"/>| <text:s text:c="2"/>⊥ <text:s text:c="30"/>8,14,19 ∨E </text:p>
      <text:p text:style-name="P1"><text:s text:c="3"/>21. <text:s text:c="2"/>| <text:s text:c="2"/>(P ∧ Q) ∨ (-P ∧ -Q) <text:s text:c="16"/>4-20 ⊥ E </text:p>
      <text:p text:style-name="P1"><text:s text:c="3"/>22. <text:s text:c="2"/>(P &lt;-&gt; Q) -&gt; ((P ∧ Q) ∨ (-P ∧ -Q)) <text:s text:c="5"/>1-21 -&gt;I </text:p>
      <text:p text:style-name="P1"><text:s text:c="3"/>23. <text:s text:c="2"/>| <text:s text:c="2"/>(P ∧ Q) ∨ (-P ∧ -Q) <text:s text:c="16"/>H (for -&gt;I) </text:p>
      <text:p text:style-name="P1"><text:s text:c="3"/>24. <text:s text:c="2"/>| <text:s text:c="2"/>| <text:s text:c="2"/>P ∧ Q <text:s text:c="26"/>H (for -&gt;I) </text:p>
      <text:p text:style-name="P1"><text:s text:c="3"/>25. <text:s text:c="2"/>| <text:s text:c="2"/>| <text:s text:c="2"/>| <text:s text:c="2"/>P <text:s text:c="26"/>H (for -&gt;I) </text:p>
      <text:p text:style-name="P1"><text:s text:c="3"/>26. <text:s text:c="2"/>| <text:s text:c="2"/>| <text:s text:c="2"/>| <text:s text:c="2"/>Q <text:s text:c="26"/>24 ∧E </text:p>
      <text:p text:style-name="P1"><text:s text:c="3"/>27. <text:s text:c="2"/>| <text:s text:c="2"/>| <text:s text:c="2"/>P -&gt; Q <text:s text:c="25"/>25-26 -&gt;I </text:p>
      <text:p text:style-name="P1"><text:s text:c="3"/>28. <text:s text:c="2"/>| <text:s text:c="2"/>| <text:s text:c="2"/>| <text:s text:c="2"/>Q <text:s text:c="26"/>H (for -&gt;I) </text:p>
      <text:p text:style-name="P1"><text:s text:c="3"/>29. <text:s text:c="2"/>| <text:s text:c="2"/>| <text:s text:c="2"/>| <text:s text:c="2"/>P <text:s text:c="26"/>24 ∧E </text:p>
      <text:p text:style-name="P1"><text:s text:c="3"/>30. <text:s text:c="2"/>| <text:s text:c="2"/>| <text:s text:c="2"/>Q -&gt; P <text:s text:c="25"/>28-29 -&gt;I </text:p>
      <text:p text:style-name="P1"><text:s text:c="3"/>31. <text:s text:c="2"/>| <text:s text:c="2"/>| <text:s text:c="2"/>P &lt;-&gt; Q <text:s text:c="24"/>27,30 &lt;-&gt;I </text:p>
      <text:p text:style-name="P1"><text:s text:c="3"/>32. <text:s text:c="2"/>| <text:s text:c="2"/>(P ∧ Q) -&gt; (P &lt;-&gt; Q) <text:s text:c="15"/>24-31 -&gt;I </text:p>
      <text:p text:style-name="P1"><text:s text:c="3"/>33. <text:s text:c="2"/>| <text:s text:c="2"/>| <text:s text:c="2"/>-P ∧ -Q <text:s text:c="24"/>H (for -&gt;I) </text:p>
      <text:p text:style-name="P1"><text:s text:c="3"/>34. <text:s text:c="2"/>| <text:s text:c="2"/>| <text:s text:c="2"/>| <text:s text:c="2"/>-P <text:s text:c="25"/>H (for -&gt;I) </text:p>
      <text:p text:style-name="P1"><text:s text:c="3"/>35. <text:s text:c="2"/>| <text:s text:c="2"/>| <text:s text:c="2"/>| <text:s text:c="2"/>-Q <text:s text:c="25"/>33 ∧E </text:p>
      <text:p text:style-name="P1"><text:s text:c="3"/>36. <text:s text:c="2"/>| <text:s text:c="2"/>| <text:s text:c="2"/>-P -&gt; -Q <text:s text:c="23"/>34-35 -&gt;I </text:p>
      <text:p text:style-name="P1"><text:s text:c="3"/>37. <text:s text:c="2"/>| <text:s text:c="2"/>| <text:s text:c="2"/>Q -&gt; P <text:s text:c="25"/>36 TRANS </text:p>
      <text:p text:style-name="P1"><text:s text:c="3"/>38. <text:s text:c="2"/>| <text:s text:c="2"/>| <text:s text:c="2"/>| <text:s text:c="2"/>-Q <text:s text:c="25"/>H (for -&gt;I) </text:p>
      <text:p text:style-name="P1"><text:s text:c="3"/>39. <text:s text:c="2"/>| <text:s text:c="2"/>| <text:s text:c="2"/>| <text:s text:c="2"/>-P <text:s text:c="25"/>33 ∧E </text:p>
      <text:p text:style-name="P1"><text:s text:c="3"/>40. <text:s text:c="2"/>| <text:s text:c="2"/>| <text:s text:c="2"/>-Q -&gt; -P <text:s text:c="23"/>37-38 -&gt;I </text:p>
      <text:p text:style-name="P1"><text:s text:c="3"/>41. <text:s text:c="2"/>| <text:s text:c="2"/>| <text:s text:c="2"/>P -&gt; Q <text:s text:c="25"/>40 TRANS </text:p>
      <text:p text:style-name="P1"><text:s text:c="3"/>42. <text:s text:c="2"/>| <text:s text:c="2"/>| <text:s text:c="2"/>P &lt;-&gt; Q <text:s text:c="24"/>37,41 &lt;-&gt;I </text:p>
      <text:p text:style-name="P1"><text:s text:c="3"/>43. <text:s text:c="2"/>| <text:s text:c="2"/>(-P ∧ -Q) -&gt; (P &lt;-&gt; Q) <text:s text:c="13"/>33-42 -&gt;I </text:p>
      <text:p text:style-name="P1"><text:s text:c="3"/>44. <text:s text:c="2"/>((P ∧ Q) ∨ (-P ∧ -Q)) -&gt; (P &lt;-&gt; Q) <text:s text:c="5"/>23-44 -&gt;I </text:p>
      <text:p text:style-name="P1"><text:s text:c="3"/>45. <text:s text:c="2"/>(P &lt;-&gt; Q) &lt;-&gt; ((P ∧ Q) ∨ (-P ∧ -Q)) <text:s text:c="4"/>22,44 &lt;-&gt;I </text:p>
      <text:p text:style-name="P1"><text:s text:c="3"/>QED </text:p>
      <text:p text:style-name="P1"/>
      <text:p text:style-name="P1"/>
      <text:p text:style-name="P1"/>
      <text:p text:style-name="P1">================================= </text:p>
      <text:p text:style-name="P1">Appendix D: UTF-8 Character Codes </text:p>
      <text:p text:style-name="P1">================================= </text:p>
      <text:p text:style-name="P1"/>
      <text:p text:style-name="P1"><text:s text:c="3"/>Symbol <text:s text:c="45"/>hex code </text:p>
      <text:p text:style-name="P1"><text:s text:c="3"/>================================================== <text:s/>======== </text:p>
      <text:p text:style-name="P1"><text:s text:c="3"/>Logical Symbols </text:p>
      <text:p text:style-name="P1"/>
      <text:p text:style-name="P1"><text:s text:c="3"/>∴ <text:s text:c="11"/>therefore <text:s text:c="29"/>2234 </text:p>
      <text:p text:style-name="P1"><text:soft-page-break/><text:s text:c="3"/>∵ <text:s text:c="11"/>because <text:s text:c="31"/>2235 </text:p>
      <text:p text:style-name="P1"><text:s text:c="3"/>￢ <text:s text:c="10"/>negation <text:s text:c="30"/>FFE2 </text:p>
      <text:p text:style-name="P1"><text:s text:c="3"/>∧ <text:s text:c="11"/>conjunction <text:s text:c="27"/>2227 </text:p>
      <text:p text:style-name="P1"><text:s text:c="3"/>∨ <text:s text:c="11"/>disjunction <text:s text:c="27"/>2228 </text:p>
      <text:p text:style-name="P1"><text:s text:c="3"/>→ <text:s text:c="11"/>conditional <text:s text:c="27"/>2192 </text:p>
      <text:p text:style-name="P1"><text:s text:c="3"/>↔ <text:s text:c="11"/>biconditional <text:s text:c="25"/>2194 </text:p>
      <text:p text:style-name="P1"><text:s text:c="3"/>← <text:s text:c="11"/>reverse conditional, only if <text:s text:c="10"/>2190 </text:p>
      <text:p text:style-name="P1"><text:s text:c="3"/>∀ <text:s text:c="11"/>universal quantifier <text:s text:c="18"/>2200 </text:p>
      <text:p text:style-name="P1"><text:s text:c="3"/>∃ <text:s text:c="11"/>existential quantifier <text:s text:c="16"/>2203 </text:p>
      <text:p text:style-name="P1"><text:s text:c="3"/>℩ <text:s text:c="11"/>definite descriptor (inverted iota) <text:s text:c="3"/>2129 </text:p>
      <text:p text:style-name="P1"><text:s text:c="3"/>▫ <text:s text:c="11"/>box <text:s text:c="35"/>25AB </text:p>
      <text:p text:style-name="P1"><text:s text:c="3"/>⋄ <text:s text:c="11"/>diamond <text:s text:c="31"/>22C4 </text:p>
      <text:p text:style-name="P1"><text:s text:c="3"/>▪ <text:s text:c="11"/>solid box <text:s text:c="29"/>25AA </text:p>
      <text:p text:style-name="P1"><text:s text:c="3"/>♦ <text:s text:c="11"/>solid diamond <text:s text:c="25"/>2666 </text:p>
      <text:p text:style-name="P1"><text:s text:c="3"/>T <text:s text:c="11"/>tautology, valid wff <text:s text:c="18"/>22A4 </text:p>
      <text:p text:style-name="P1"><text:s text:c="3"/>⊥ <text:s text:c="11"/>contradiction (inverted T) <text:s text:c="12"/>22A5 </text:p>
      <text:p text:style-name="P1"><text:s text:c="3"/>⊢ <text:s text:c="11"/>entails (turnstile) <text:s text:c="19"/>22A2 </text:p>
      <text:p text:style-name="P1"><text:s text:c="3"/>⊬ <text:s text:c="11"/>doesn't entail <text:s text:c="24"/>22AC </text:p>
      <text:p text:style-name="P1"><text:s text:c="3"/>⊨ <text:s text:c="11"/>satisfies <text:s text:c="29"/>22A8 </text:p>
      <text:p text:style-name="P1"><text:s text:c="3"/>⊭ <text:s text:c="11"/>doesn't satisfy <text:s text:c="23"/>22AD </text:p>
      <text:p text:style-name="P1"><text:s text:c="3"/>𝕸 <text:s text:c="11"/>model function <text:s text:c="24"/>0001D578 </text:p>
      <text:p text:style-name="P1"/>
      <text:p text:style-name="P1"><text:s text:c="3"/>Set The<text:span text:style-name="T23">o</text:span>ry Symbols </text:p>
      <text:p text:style-name="P1"/>
      <text:p text:style-name="P1"><text:s text:c="3"/>∅ <text:s/>or <text:s/>null <text:s/>empty set <text:s text:c="29"/>2205 </text:p>
      <text:p text:style-name="P1"><text:s text:c="3"/>∊ <text:s text:c="11"/>membership <text:s text:c="28"/>220A </text:p>
      <text:p text:style-name="P1"><text:s text:c="3"/>⊂ <text:s text:c="11"/>proper subset <text:s text:c="25"/>2282 </text:p>
      <text:p text:style-name="P1"><text:s text:c="3"/>⊆ <text:s text:c="11"/>subset <text:s text:c="32"/>2286 </text:p>
      <text:p text:style-name="P1"><text:s text:c="3"/>⊃ <text:s text:c="11"/>proper superset <text:s text:c="23"/>2283 </text:p>
      <text:p text:style-name="P1"><text:s text:c="3"/>⊇ <text:s text:c="11"/>superset <text:s text:c="30"/>2287 </text:p>
      <text:p text:style-name="P1"><text:s text:c="3"/>∪ <text:s text:c="11"/>union <text:s text:c="33"/>222A </text:p>
      <text:p text:style-name="P1"><text:s text:c="3"/>∩ <text:s text:c="11"/>intersection <text:s text:c="26"/>2229 </text:p>
      <text:p text:style-name="P1"><text:s text:c="4"/></text:p>
      <text:p text:style-name="P1"><text:s text:c="3"/>Mathematical Symbols </text:p>
      <text:p text:style-name="P1"/>
      <text:p text:style-name="P1"><text:s text:c="3"/>≠ <text:s text:c="11"/>is not equal to <text:s text:c="23"/>2260 </text:p>
      <text:p text:style-name="P1"><text:s text:c="3"/>≤ <text:s text:c="11"/>is less than or equal to <text:s text:c="14"/>2264 </text:p>
      <text:p text:style-name="P1"><text:s text:c="3"/>≥ <text:s text:c="11"/>is greater than or equal to <text:s text:c="11"/>2265 </text:p>
      <text:p text:style-name="P1"/>
      <text:p text:style-name="P1"><text:s text:c="3"/>Box Drawing Symbols </text:p>
      <text:p text:style-name="P1"/>
      <text:p text:style-name="P1"><text:s text:c="3"/>┌ <text:s text:c="11"/>top left <text:s text:c="30"/>250C </text:p>
      <text:p text:style-name="P1"><text:s text:c="3"/>┐ <text:s text:c="11"/>top right <text:s text:c="29"/>2510 </text:p>
      <text:p text:style-name="P1"><text:s text:c="3"/>─ <text:s text:c="11"/>horizontal <text:s text:c="28"/>2500 </text:p>
      <text:p text:style-name="P1"><text:s text:c="3"/>│ <text:s text:c="11"/>vertical <text:s text:c="30"/>2502 </text:p>
      <text:p text:style-name="P1"><text:s text:c="3"/>┬ <text:s text:c="11"/>horizontal down <text:s text:c="23"/>252C </text:p>
      <text:p text:style-name="P1"><text:s text:c="3"/>┴ <text:s text:c="11"/>horizontal up <text:s text:c="25"/>2534 </text:p>
      <text:p text:style-name="P1"><text:s text:c="3"/>┼ <text:s text:c="11"/>plus <text:s text:c="34"/>253C </text:p>
      <text:p text:style-name="P1"><text:s text:c="3"/>├ <text:s text:c="11"/>vertical right <text:s text:c="24"/>251C </text:p>
      <text:p text:style-name="P1"><text:s text:c="3"/>┤ <text:s text:c="11"/>vertical left <text:s text:c="25"/>2524 </text:p>
      <text:p text:style-name="P1"><text:s text:c="3"/>└ <text:s text:c="11"/>bottom left <text:s text:c="27"/>2514 </text:p>
      <text:p text:style-name="P1"><text:s text:c="3"/>┘ <text:s text:c="11"/>bottom right <text:s text:c="26"/>2518 </text:p>
      <text:p text:style-name="P1"/>
      <text:p text:style-name="P1"><text:s text:c="3"/>═ <text:s text:c="11"/>double horizontal <text:s text:c="21"/>2550 </text:p>
      <text:p text:style-name="P1"><text:s text:c="3"/>║ <text:s text:c="11"/>double vertical <text:s text:c="23"/>2551 </text:p>
      <text:p text:style-name="P1"/>
      <text:p text:style-name="P1"/>
      <text:p text:style-name="P1">============================== </text:p>
      <text:p text:style-name="P1">Appendix E: The Greek Alphabet </text:p>
      <text:p text:style-name="P1"><text:soft-page-break/>============================== </text:p>
      <text:p text:style-name="P1"/>
      <text:p text:style-name="P1"><text:s text:c="3"/>The Greek Alphabet </text:p>
      <text:p text:style-name="P1"/>
      <text:p text:style-name="P1"><text:s text:c="6"/>Upper <text:s text:c="13"/>Lower </text:p>
      <text:p text:style-name="P1"/>
      <text:p text:style-name="P1"><text:s text:c="3"/>Sym <text:s text:c="2"/>Name <text:s text:c="8"/>Sym <text:s text:c="2"/>Name </text:p>
      <text:p text:style-name="P1"><text:s text:c="3"/>------------- <text:s text:c="4"/>------------------ </text:p>
      <text:p text:style-name="P1"><text:s text:c="3"/>Α <text:s text:c="4"/>ALPHA <text:s text:c="7"/>α <text:s text:c="4"/>alpha </text:p>
      <text:p text:style-name="P1"><text:s text:c="3"/>Β <text:s text:c="4"/>BETA <text:s text:c="8"/>β <text:s text:c="4"/>beta </text:p>
      <text:p text:style-name="P1"><text:s text:c="3"/>Γ <text:s text:c="4"/>GAMMA <text:s text:c="7"/>γ <text:s text:c="4"/>gamma </text:p>
      <text:p text:style-name="P1"><text:s text:c="3"/>Δ <text:s text:c="4"/>DELTA <text:s text:c="7"/>δ <text:s text:c="4"/>delta </text:p>
      <text:p text:style-name="P1"><text:s text:c="3"/>Ε <text:s text:c="4"/>EPSILON <text:s text:c="5"/>ε <text:s text:c="4"/>epsilon </text:p>
      <text:p text:style-name="P1"><text:s text:c="3"/>Ζ <text:s text:c="4"/>ZETA <text:s text:c="8"/>ζ <text:s text:c="4"/>zeta </text:p>
      <text:p text:style-name="P1"><text:s text:c="3"/>Η <text:s text:c="4"/>ETA <text:s text:c="9"/>η <text:s text:c="4"/>eta </text:p>
      <text:p text:style-name="P1"><text:s text:c="3"/>Θ <text:s text:c="4"/>THETA <text:s text:c="7"/>θ <text:s text:c="4"/>theta </text:p>
      <text:p text:style-name="P1"><text:s text:c="3"/>Ι <text:s text:c="4"/>IOTA <text:s text:c="8"/>ι <text:s text:c="4"/>iota </text:p>
      <text:p text:style-name="P1"><text:s text:c="3"/>Κ <text:s text:c="4"/>KAPPA <text:s text:c="7"/>κ <text:s text:c="4"/>kappa </text:p>
      <text:p text:style-name="P1"><text:s text:c="3"/>Λ <text:s text:c="4"/>LAMBDA <text:s text:c="6"/>λ <text:s text:c="4"/>lambda </text:p>
      <text:p text:style-name="P1"><text:s text:c="3"/>Μ <text:s text:c="4"/>MU <text:s text:c="10"/>μ <text:s text:c="4"/>mu </text:p>
      <text:p text:style-name="P1"><text:s text:c="3"/>Ν <text:s text:c="4"/>NU <text:s text:c="10"/>ν <text:s text:c="4"/>nu </text:p>
      <text:p text:style-name="P1"><text:s text:c="3"/>Ξ <text:s text:c="4"/>XI <text:s text:c="10"/>χ <text:s text:c="4"/>xi </text:p>
      <text:p text:style-name="P1"><text:s text:c="3"/>Ο <text:s text:c="4"/>OMICRON <text:s text:c="5"/>ο <text:s text:c="4"/>omicron </text:p>
      <text:p text:style-name="P1"><text:s text:c="3"/>Π <text:s text:c="4"/>PI <text:s text:c="10"/>π <text:s text:c="4"/>pi </text:p>
      <text:p text:style-name="P1"><text:s text:c="3"/>Ρ <text:s text:c="4"/>RHO <text:s text:c="9"/>ρ <text:s text:c="4"/>rho </text:p>
      <text:p text:style-name="P1"><text:s text:c="3"/>Σ <text:s text:c="4"/>SIGMA <text:s text:c="7"/>σ <text:s text:c="4"/>sigma </text:p>
      <text:p text:style-name="P1"><text:s text:c="3"/>Τ <text:s text:c="4"/>TAU <text:s text:c="9"/>τ <text:s text:c="4"/>tau </text:p>
      <text:p text:style-name="P1"><text:s text:c="3"/>Υ <text:s text:c="4"/>UPSILON <text:s text:c="5"/>υ <text:s text:c="4"/>upsilon </text:p>
      <text:p text:style-name="P1"><text:s text:c="3"/>Φ <text:s text:c="4"/>PHI <text:s text:c="9"/>φ <text:s text:c="4"/>phi </text:p>
      <text:p text:style-name="P1"><text:s text:c="3"/>Χ <text:s text:c="4"/>CHI <text:s text:c="9"/>χ <text:s text:c="4"/>chi </text:p>
      <text:p text:style-name="P1"><text:s text:c="3"/>Ψ <text:s text:c="4"/>PSI <text:s text:c="9"/>ψ <text:s text:c="4"/>psi </text:p>
      <text:p text:style-name="P1"><text:s text:c="3"/>Ω <text:s text:c="4"/>OMEGA <text:s text:c="7"/>ω <text:s text:c="4"/>omega 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1-13T23:54:02.279093869</dc:date>
    <meta:editing-duration>PT5H36M4S</meta:editing-duration>
    <meta:editing-cycles>3</meta:editing-cycles>
    <meta:generator>LibreOffice/6.4.6.2$Linux_X86_64 LibreOffice_project/40$Build-2</meta:generator>
    <meta:document-statistic meta:table-count="9" meta:image-count="0" meta:object-count="0" meta:page-count="75" meta:paragraph-count="3510" meta:word-count="25227" meta:character-count="185284" meta:non-whitespace-character-count="109769"/>
  </office:meta>
</office:document-meta>
</file>